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9/content.xml" manifest:media-type="text/xml"/>
  <manifest:file-entry manifest:full-path="Object 29/meta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27/content.xml" manifest:media-type="text/xml"/>
  <manifest:file-entry manifest:full-path="Object 27/meta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37/content.xml" manifest:media-type="text/xml"/>
  <manifest:file-entry manifest:full-path="Object 37/meta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32/content.xml" manifest:media-type="text/xml"/>
  <manifest:file-entry manifest:full-path="Object 32/meta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25/content.xml" manifest:media-type="text/xml"/>
  <manifest:file-entry manifest:full-path="Object 25/meta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30/content.xml" manifest:media-type="text/xml"/>
  <manifest:file-entry manifest:full-path="Object 30/meta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35/content.xml" manifest:media-type="text/xml"/>
  <manifest:file-entry manifest:full-path="Object 35/meta.xml" manifest:media-type="text/xml"/>
  <manifest:file-entry manifest:full-path="Object 35/styles.xml" manifest:media-type="text/xml"/>
  <manifest:file-entry manifest:full-path="Object 35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31/content.xml" manifest:media-type="text/xml"/>
  <manifest:file-entry manifest:full-path="Object 31/meta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8/content.xml" manifest:media-type="text/xml"/>
  <manifest:file-entry manifest:full-path="Object 28/meta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38/content.xml" manifest:media-type="text/xml"/>
  <manifest:file-entry manifest:full-path="Object 38/meta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33/content.xml" manifest:media-type="text/xml"/>
  <manifest:file-entry manifest:full-path="Object 33/meta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34/content.xml" manifest:media-type="text/xml"/>
  <manifest:file-entry manifest:full-path="Object 34/meta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26/content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36/content.xml" manifest:media-type="text/xml"/>
  <manifest:file-entry manifest:full-path="Object 36/meta.xml" manifest:media-type="text/xml"/>
  <manifest:file-entry manifest:full-path="Object 36/styles.xml" manifest:media-type="text/xml"/>
  <manifest:file-entry manifest:full-path="Object 3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33.85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17.15mm"/>
    </style:style>
    <style:style style:name="co6" style:family="table-column">
      <style:table-column-properties fo:break-before="auto" style:column-width="10.34mm"/>
    </style:style>
    <style:style style:name="co7" style:family="table-column">
      <style:table-column-properties fo:break-before="auto" style:column-width="18.5mm"/>
    </style:style>
    <style:style style:name="co8" style:family="table-column">
      <style:table-column-properties fo:break-before="auto" style:column-width="11.69mm"/>
    </style:style>
    <style:style style:name="co9" style:family="table-column">
      <style:table-column-properties fo:break-before="auto" style:column-width="23.69mm"/>
    </style:style>
    <style:style style:name="co10" style:family="table-column">
      <style:table-column-properties fo:break-before="auto" style:column-width="10.62mm"/>
    </style:style>
    <style:style style:name="co11" style:family="table-column">
      <style:table-column-properties fo:break-before="auto" style:column-width="18.24mm"/>
    </style:style>
    <style:style style:name="co12" style:family="table-column">
      <style:table-column-properties fo:break-before="auto" style:column-width="13.88mm"/>
    </style:style>
    <style:style style:name="co13" style:family="table-column">
      <style:table-column-properties fo:break-before="auto" style:column-width="17.43mm"/>
    </style:style>
    <style:style style:name="co14" style:family="table-column">
      <style:table-column-properties fo:break-before="auto" style:column-width="28.05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9.88mm"/>
    </style:style>
    <style:style style:name="co17" style:family="table-column">
      <style:table-column-properties fo:break-before="auto" style:column-width="19.6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12.52mm"/>
    </style:style>
    <style:style style:name="co20" style:family="table-column">
      <style:table-column-properties fo:break-before="auto" style:column-width="31.57mm"/>
    </style:style>
    <style:style style:name="co21" style:family="table-column">
      <style:table-column-properties fo:break-before="auto" style:column-width="15.52mm"/>
    </style:style>
    <style:style style:name="co22" style:family="table-column">
      <style:table-column-properties fo:break-before="auto" style:column-width="23.14mm"/>
    </style:style>
    <style:style style:name="co23" style:family="table-column">
      <style:table-column-properties fo:break-before="auto" style:column-width="20.69mm"/>
    </style:style>
    <style:style style:name="co24" style:family="table-column">
      <style:table-column-properties fo:break-before="auto" style:column-width="24.77mm"/>
    </style:style>
    <style:style style:name="co25" style:family="table-column">
      <style:table-column-properties fo:break-before="auto" style:column-width="16.33mm"/>
    </style:style>
    <style:style style:name="co26" style:family="table-column">
      <style:table-column-properties fo:break-before="auto" style:column-width="8.61mm"/>
    </style:style>
    <style:style style:name="co27" style:family="table-column">
      <style:table-column-properties fo:break-before="auto" style:column-width="32.95mm"/>
    </style:style>
    <style:style style:name="co28" style:family="table-column">
      <style:table-column-properties fo:break-before="auto" style:column-width="6.76mm"/>
    </style:style>
    <style:style style:name="co29" style:family="table-column">
      <style:table-column-properties fo:break-before="auto" style:column-width="17.34mm"/>
    </style:style>
    <style:style style:name="co30" style:family="table-column">
      <style:table-column-properties fo:break-before="auto" style:column-width="17.07mm"/>
    </style:style>
    <style:style style:name="co31" style:family="table-column">
      <style:table-column-properties fo:break-before="auto" style:column-width="18.13mm"/>
    </style:style>
    <style:style style:name="co32" style:family="table-column">
      <style:table-column-properties fo:break-before="auto" style:column-width="27.39mm"/>
    </style:style>
    <style:style style:name="co33" style:family="table-column">
      <style:table-column-properties fo:break-before="auto" style:column-width="26.33mm"/>
    </style:style>
    <style:style style:name="co34" style:family="table-column">
      <style:table-column-properties fo:break-before="auto" style:column-width="31.89mm"/>
    </style:style>
    <style:style style:name="co35" style:family="table-column">
      <style:table-column-properties fo:break-before="auto" style:column-width="16.02mm"/>
    </style:style>
    <style:style style:name="co36" style:family="table-column">
      <style:table-column-properties fo:break-before="auto" style:column-width="25.28mm"/>
    </style:style>
    <style:style style:name="co37" style:family="table-column">
      <style:table-column-properties fo:break-before="auto" style:column-width="22.63mm"/>
    </style:style>
    <style:style style:name="co38" style:family="table-column">
      <style:table-column-properties fo:break-before="auto" style:column-width="71.31mm"/>
    </style:style>
    <style:style style:name="co39" style:family="table-column">
      <style:table-column-properties fo:break-before="auto" style:column-width="15.75mm"/>
    </style:style>
    <style:style style:name="co40" style:family="table-column">
      <style:table-column-properties fo:break-before="auto" style:column-width="9.67mm"/>
    </style:style>
    <style:style style:name="co41" style:family="table-column">
      <style:table-column-properties fo:break-before="auto" style:column-width="31.86mm"/>
    </style:style>
    <style:style style:name="co42" style:family="table-column">
      <style:table-column-properties fo:break-before="auto" style:column-width="42.47mm"/>
    </style:style>
    <style:style style:name="co43" style:family="table-column">
      <style:table-column-properties fo:break-before="auto" style:column-width="30.76mm"/>
    </style:style>
    <style:style style:name="co44" style:family="table-column">
      <style:table-column-properties fo:break-before="auto" style:column-width="16.42mm"/>
    </style:style>
    <style:style style:name="co45" style:family="table-column">
      <style:table-column-properties fo:break-before="auto" style:column-width="17.52mm"/>
    </style:style>
    <style:style style:name="co46" style:family="table-column">
      <style:table-column-properties fo:break-before="auto" style:column-width="18.59mm"/>
    </style:style>
    <style:style style:name="co47" style:family="table-column">
      <style:table-column-properties fo:break-before="auto" style:column-width="11.43mm"/>
    </style:style>
    <style:style style:name="co48" style:family="table-column">
      <style:table-column-properties fo:break-before="auto" style:column-width="13.69mm"/>
    </style:style>
    <style:style style:name="co49" style:family="table-column">
      <style:table-column-properties fo:break-before="auto" style:column-width="10.97mm"/>
    </style:style>
    <style:style style:name="co50" style:family="table-column">
      <style:table-column-properties fo:break-before="auto" style:column-width="31.4mm"/>
    </style:style>
    <style:style style:name="co51" style:family="table-column">
      <style:table-column-properties fo:break-before="auto" style:column-width="21.33mm"/>
    </style:style>
    <style:style style:name="co52" style:family="table-column">
      <style:table-column-properties fo:break-before="auto" style:column-width="25.14mm"/>
    </style:style>
    <style:style style:name="co53" style:family="table-column">
      <style:table-column-properties fo:break-before="auto" style:column-width="18.33mm"/>
    </style:style>
    <style:style style:name="co54" style:family="table-column">
      <style:table-column-properties fo:break-before="auto" style:column-width="34.66mm"/>
    </style:style>
    <style:style style:name="co55" style:family="table-column">
      <style:table-column-properties fo:break-before="auto" style:column-width="40.38mm"/>
    </style:style>
    <style:style style:name="co56" style:family="table-column">
      <style:table-column-properties fo:break-before="auto" style:column-width="32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07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color="#ce181e" fo:font-weight="bold" style:font-weight-asian="bold" style:font-weight-complex="bold"/>
    </style:style>
    <style:style style:name="ce9" style:family="table-cell" style:parent-style-name="Default" style:data-style-name="N1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7"/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ackground-color="#f9cfb5" fo:border="0.06pt solid #000000"/>
    </style:style>
    <style:style style:name="ce18" style:family="table-cell" style:parent-style-name="Default">
      <style:table-cell-properties fo:background-color="#ccf4c6" fo:border="0.06pt solid #000000"/>
    </style:style>
    <style:style style:name="ce20" style:family="table-cell" style:parent-style-name="Default">
      <style:table-cell-properties fo:border="0.06pt solid #000000"/>
      <style:text-properties style:text-underline-style="none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9cfb5"/>
    </style:style>
    <style:style style:name="ce24" style:family="table-cell" style:parent-style-name="Default">
      <style:table-cell-properties fo:background-color="#ccf4c6"/>
    </style:style>
    <style:style style:name="ce19" style:family="table-cell" style:parent-style-name="Default" style:data-style-name="N1"/>
    <style:style style:name="ce31" style:family="table-cell" style:parent-style-name="Default">
      <style:table-cell-properties fo:background-color="#ccf4c6"/>
      <style:text-properties fo:font-weight="bold" style:font-weight-asian="bold" style:font-weight-complex="bold"/>
    </style:style>
    <style:style style:name="ce3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3" style:family="table-cell" style:parent-style-name="Default" style:data-style-name="N100">
      <style:text-properties fo:font-weight="bold" style:font-weight-asian="bold" style:font-weight-complex="bold"/>
    </style:style>
    <style:style style:name="ce34" style:family="table-cell" style:parent-style-name="Default" style:data-style-name="N100">
      <style:table-cell-properties fo:background-color="#ccf4c6"/>
      <style:text-properties fo:font-weight="bold" style:font-weight-asian="bold" style:font-weight-complex="bold"/>
    </style:style>
    <style:style style:name="ce35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itial" table:style-name="ta1">
        <office:forms form:automatic-focus="false" form:apply-design-mode="false"/>
        <table:shapes>
          <draw:frame draw:z-index="0" draw:style-name="gr1" draw:text-style-name="P1" svg:width="174.94mm" svg:height="89.99mm" svg:x="0mm" svg:y="113.1mm">
            <loext:p draw:notify-on-update-of-ranges="initial.A2:initial.A21 initial.E1:initial.E1 initial.E2:initial.E21 initial.L1:initial.L1 initial.L2:initial.L21 initial.S1:initial.S1 initial.S2:initial.S2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Menções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contribute</text:p>
          </table:table-cell>
          <table:table-cell office:value-type="string" calcext:value-type="string">
            <text:p>years_mentions</text:p>
          </table:table-cell>
          <table:table-cell office:value-type="string" calcext:value-type="string">
            <text:p>delta_mentions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Lançamentos</text:p>
          </table:table-cell>
          <table:table-cell office:value-type="string" calcext:value-type="string">
            <text:p>years_releases</text:p>
          </table:table-cell>
          <table:table-cell office:value-type="string" calcext:value-type="string">
            <text:p>delta_releases</text:p>
          </table:table-cell>
          <table:table-cell office:value-type="string" calcext:value-type="string">
            <text:p>source_cod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elta_all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Idade</text:p>
          </table:table-cell>
          <table:table-cell office:value-type="string" calcext:value-type="string">
            <text:p>modules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AccessAnalysi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0-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CodeBoos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1-2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CS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1-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CSeq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3-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SD License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Derail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evelop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-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GNU General Public License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DOMPLETIO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4-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17</text:p>
          </table:table-cell>
          <table:table-cell office:value-type="string" calcext:value-type="string">
            <text:p>e-munity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EJB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1-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s21</text:p>
          </table:table-cell>
          <table:table-cell office:value-type="string" calcext:value-type="string">
            <text:p>FaultBust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ndefined</text:p>
          </table:table-cell>
          <table:table-cell office:value-type="string" calcext:value-type="string">
            <text:p>demo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22</text:p>
          </table:table-cell>
          <table:table-cell office:value-type="string" calcext:value-type="string">
            <text:p>Flowge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GNU General Public License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GumTre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GNU Lesser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27</text:p>
          </table:table-cell>
          <table:table-cell office:value-type="string" calcext:value-type="string">
            <text:p>Indu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6-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6" calcext:value-type="float">
            <text:p>6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29</text:p>
          </table:table-cell>
          <table:table-cell office:value-type="string" calcext:value-type="string">
            <text:p>JFlow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34</text:p>
          </table:table-cell>
          <table:table-cell office:value-type="string" calcext:value-type="string">
            <text:p>Lotrack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4-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string" calcext:value-type="string">
            <text:p>s35</text:p>
          </table:table-cell>
          <table:table-cell office:value-type="string" calcext:value-type="string">
            <text:p>MPAnalyz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s37</text:p>
          </table:table-cell>
          <table:table-cell office:value-type="string" calcext:value-type="string">
            <text:p>mygcc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42</text:p>
          </table:table-cell>
          <table:table-cell office:value-type="string" calcext:value-type="string">
            <text:p>Pseudoge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43</text:p>
          </table:table-cell>
          <table:table-cell office:value-type="string" calcext:value-type="string">
            <text:p>PtYasm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ReAsser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9-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9-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srcM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itial developm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1-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GNU General Public License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table:style-name="ce1" table:formula="of:=ROWS([.A2:.A21])" office:value-type="float" office:value="20" calcext:value-type="float">
            <text:p>20</text:p>
          </table:table-cell>
          <table:table-cell table:style-name="ce1" office:value-type="string" calcext:value-type="string">
            <text:p>soma</text:p>
          </table:table-cell>
          <table:table-cell table:style-name="ce1" table:number-columns-repeated="2"/>
          <table:table-cell table:style-name="ce1" table:formula="of:=SUM([.E2:.E21])" office:value-type="float" office:value="131" calcext:value-type="float">
            <text:p>131</text:p>
          </table:table-cell>
          <table:table-cell table:style-name="ce1" table:formula="of:=SUM([.F2:.F21])" office:value-type="float" office:value="56" calcext:value-type="float">
            <text:p>56</text:p>
          </table:table-cell>
          <table:table-cell table:style-name="ce1" table:formula="of:=SUM([.G2:.G21])" office:value-type="float" office:value="44" calcext:value-type="float">
            <text:p>44</text:p>
          </table:table-cell>
          <table:table-cell table:style-name="ce1" table:formula="of:=SUM([.H2:.H21])" office:value-type="float" office:value="31" calcext:value-type="float">
            <text:p>31</text:p>
          </table:table-cell>
          <table:table-cell table:style-name="ce1"/>
          <table:table-cell table:style-name="ce1" table:formula="of:=SUM([.J2:.J21])" office:value-type="float" office:value="84" calcext:value-type="float">
            <text:p>84</text:p>
          </table:table-cell>
          <table:table-cell table:style-name="ce1"/>
          <table:table-cell table:style-name="ce1" table:formula="of:=SUM([.L2:.L21])" office:value-type="float" office:value="59" calcext:value-type="float">
            <text:p>59</text:p>
          </table:table-cell>
          <table:table-cell table:style-name="ce1" table:number-columns-repeated="4"/>
          <table:table-cell table:style-name="ce1" table:formula="of:=SUM([.Q2:.Q21])" office:value-type="float" office:value="95" calcext:value-type="float">
            <text:p>95</text:p>
          </table:table-cell>
          <table:table-cell table:style-name="ce1"/>
          <table:table-cell table:style-name="ce1" table:formula="of:=SUM([.S2:.S21])" office:value-type="float" office:value="141" calcext:value-type="float">
            <text:p>141</text:p>
          </table:table-cell>
          <table:table-cell table:style-name="ce1" table:formula="of:=SUM([.T2:.T21])" office:value-type="float" office:value="7140" calcext:value-type="float">
            <text:p>714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édia</text:p>
          </table:table-cell>
          <table:table-cell table:style-name="ce1" table:number-columns-repeated="2"/>
          <table:table-cell table:style-name="ce2" table:formula="of:=AVERAGE([.E2:.E21])" office:value-type="float" office:value="6.55" calcext:value-type="float">
            <text:p>6,6</text:p>
          </table:table-cell>
          <table:table-cell table:style-name="ce2" table:formula="of:=AVERAGE([.F2:.F21])" office:value-type="float" office:value="4" calcext:value-type="float">
            <text:p>4,0</text:p>
          </table:table-cell>
          <table:table-cell table:style-name="ce2" table:formula="of:=AVERAGE([.G2:.G21])" office:value-type="float" office:value="4.88888888888889" calcext:value-type="float">
            <text:p>4,9</text:p>
          </table:table-cell>
          <table:table-cell table:style-name="ce2" table:formula="of:=AVERAGE([.H2:.H21])" office:value-type="float" office:value="1.55" calcext:value-type="float">
            <text:p>1,6</text:p>
          </table:table-cell>
          <table:table-cell table:style-name="ce1"/>
          <table:table-cell table:style-name="ce2" table:formula="of:=AVERAGE([.J2:.J21])" office:value-type="float" office:value="4.2" calcext:value-type="float">
            <text:p>4,2</text:p>
          </table:table-cell>
          <table:table-cell table:style-name="ce1"/>
          <table:table-cell table:style-name="ce2" table:formula="of:=AVERAGE([.L2:.L21])" office:value-type="float" office:value="2.95" calcext:value-type="float">
            <text:p>3,0</text:p>
          </table:table-cell>
          <table:table-cell table:style-name="ce1" table:number-columns-repeated="4"/>
          <table:table-cell table:style-name="ce2" table:formula="of:=AVERAGE([.Q2:.Q21])" office:value-type="float" office:value="4.75" calcext:value-type="float">
            <text:p>4,8</text:p>
          </table:table-cell>
          <table:table-cell table:style-name="ce1"/>
          <table:table-cell table:style-name="ce2" table:formula="of:=AVERAGE([.S2:.S21])" office:value-type="float" office:value="7.05" calcext:value-type="float">
            <text:p>7,1</text:p>
          </table:table-cell>
          <table:table-cell table:style-name="ce2" table:formula="of:=AVERAGE([.T2:.T21])" office:value-type="float" office:value="595" calcext:value-type="float">
            <text:p>595,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livre (55%)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9 nao-livre (45%)</text:p>
          </table:table-cell>
          <table:table-cell table:number-columns-repeated="4"/>
        </table:table-row>
      </table:table>
      <table:table table:name="evolution" table:style-name="ta1">
        <table:shapes>
          <draw:frame draw:z-index="0" draw:style-name="gr1" draw:text-style-name="P1" svg:width="77.21mm" svg:height="89.99mm" svg:x="39.74mm" svg:y="63.15mm">
            <loext:p draw:notify-on-update-of-ranges="evolution.A2:evolution.A9 evolution.E1:evolution.E1 evolution.E2:evolution.E9 evolution.L1:evolution.L1 evolution.L2:evolution.L9 evolution.S1:evolution.S1 evolution.S2:evolution.S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Menções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contribute</text:p>
          </table:table-cell>
          <table:table-cell office:value-type="string" calcext:value-type="string">
            <text:p>years_mentions</text:p>
          </table:table-cell>
          <table:table-cell office:value-type="string" calcext:value-type="string">
            <text:p>delta_mentions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Lançamentos</text:p>
          </table:table-cell>
          <table:table-cell office:value-type="string" calcext:value-type="string">
            <text:p>years_releases</text:p>
          </table:table-cell>
          <table:table-cell office:value-type="string" calcext:value-type="string">
            <text:p>delta_releases</text:p>
          </table:table-cell>
          <table:table-cell office:value-type="string" calcext:value-type="string">
            <text:p>source_cod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elta_all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Idade</text:p>
          </table:table-cell>
          <table:table-cell office:value-type="string" calcext:value-type="string">
            <text:p>modules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2L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BSD License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CIV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Error Pron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2-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ache License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HUSACC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ffero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JastAdd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3-2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icin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BSD License</text:p>
          </table:table-cell>
          <table:table-cell office:value-type="float" office:value="14" calcext:value-type="float">
            <text:p>14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Sonar Qube Plug-i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FrontEndART Software Lt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SPART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ici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2-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WAL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8-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icin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06-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table:style-name="ce1" table:formula="of:=ROWS([.A2:.A9])" office:value-type="float" office:value="8" calcext:value-type="float">
            <text:p>8</text:p>
          </table:table-cell>
          <table:table-cell table:style-name="ce1" office:value-type="string" calcext:value-type="string">
            <text:p>soma</text:p>
          </table:table-cell>
          <table:table-cell table:style-name="ce1" table:number-columns-repeated="2"/>
          <table:table-cell table:style-name="ce1" table:formula="of:=SUM([.E2:.E9])" office:value-type="float" office:value="71" calcext:value-type="float">
            <text:p>71</text:p>
          </table:table-cell>
          <table:table-cell table:style-name="ce1" table:formula="of:=SUM([.F2:.F9])" office:value-type="float" office:value="35" calcext:value-type="float">
            <text:p>35</text:p>
          </table:table-cell>
          <table:table-cell table:style-name="ce1" table:formula="of:=SUM([.G2:.G9])" office:value-type="float" office:value="24" calcext:value-type="float">
            <text:p>24</text:p>
          </table:table-cell>
          <table:table-cell table:style-name="ce1" table:formula="of:=SUM([.H2:.H9])" office:value-type="float" office:value="12" calcext:value-type="float">
            <text:p>12</text:p>
          </table:table-cell>
          <table:table-cell table:style-name="ce1"/>
          <table:table-cell table:style-name="ce1" table:formula="of:=SUM([.J2:.J9])" office:value-type="float" office:value="47" calcext:value-type="float">
            <text:p>47</text:p>
          </table:table-cell>
          <table:table-cell table:style-name="ce1"/>
          <table:table-cell table:style-name="ce1" table:formula="of:=SUM([.L2:.L9])" office:value-type="float" office:value="177" calcext:value-type="float">
            <text:p>177</text:p>
          </table:table-cell>
          <table:table-cell table:style-name="ce1" table:number-columns-repeated="4"/>
          <table:table-cell table:style-name="ce1" table:formula="of:=SUM([.Q2:.Q9])" office:value-type="float" office:value="58" calcext:value-type="float">
            <text:p>58</text:p>
          </table:table-cell>
          <table:table-cell table:style-name="ce1"/>
          <table:table-cell table:style-name="ce1" table:formula="of:=SUM([.S2:.S9])" office:value-type="float" office:value="58" calcext:value-type="float">
            <text:p>58</text:p>
          </table:table-cell>
          <table:table-cell table:style-name="ce1" table:formula="of:=SUM([.T2:.T9])" office:value-type="float" office:value="10088" calcext:value-type="float">
            <text:p>1008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édia</text:p>
          </table:table-cell>
          <table:table-cell table:style-name="ce1" table:number-columns-repeated="2"/>
          <table:table-cell table:style-name="ce2" table:formula="of:=AVERAGE([.E2:.E9])" office:value-type="float" office:value="8.875" calcext:value-type="float">
            <text:p>8,9</text:p>
          </table:table-cell>
          <table:table-cell table:style-name="ce2" table:formula="of:=AVERAGE([.F2:.F9])" office:value-type="float" office:value="7" calcext:value-type="float">
            <text:p>7,0</text:p>
          </table:table-cell>
          <table:table-cell table:style-name="ce2" table:formula="of:=AVERAGE([.G2:.G9])" office:value-type="float" office:value="4.8" calcext:value-type="float">
            <text:p>4,8</text:p>
          </table:table-cell>
          <table:table-cell table:style-name="ce2" table:formula="of:=AVERAGE([.H2:.H9])" office:value-type="float" office:value="1.5" calcext:value-type="float">
            <text:p>1,5</text:p>
          </table:table-cell>
          <table:table-cell table:style-name="ce1"/>
          <table:table-cell table:style-name="ce2" table:formula="of:=AVERAGE([.J2:.J9])" office:value-type="float" office:value="5.875" calcext:value-type="float">
            <text:p>5,9</text:p>
          </table:table-cell>
          <table:table-cell table:style-name="ce1"/>
          <table:table-cell table:style-name="ce2" table:formula="of:=AVERAGE([.L2:.L9])" office:value-type="float" office:value="22.125" calcext:value-type="float">
            <text:p>22,1</text:p>
          </table:table-cell>
          <table:table-cell table:style-name="ce1" table:number-columns-repeated="4"/>
          <table:table-cell table:style-name="ce2" table:formula="of:=AVERAGE([.Q2:.Q9])" office:value-type="float" office:value="7.25" calcext:value-type="float">
            <text:p>7,3</text:p>
          </table:table-cell>
          <table:table-cell table:style-name="ce1"/>
          <table:table-cell table:style-name="ce2" table:formula="of:=AVERAGE([.S2:.S9])" office:value-type="float" office:value="7.25" calcext:value-type="float">
            <text:p>7,3</text:p>
          </table:table-cell>
          <table:table-cell table:style-name="ce2" table:formula="of:=AVERAGE([.T2:.T9])" office:value-type="float" office:value="1261" calcext:value-type="float">
            <text:p>1261,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livre (87%)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1 nao-livre (13%)</text:p>
          </table:table-cell>
          <table:table-cell table:number-columns-repeated="4"/>
        </table:table-row>
      </table:table>
      <table:table table:name="closedown" table:style-name="ta1">
        <table:shapes>
          <draw:frame draw:z-index="0" draw:style-name="gr1" draw:text-style-name="P1" svg:width="241.1mm" svg:height="89.99mm" svg:x="0mm" svg:y="139.38mm">
            <loext:p draw:notify-on-update-of-ranges="closedown.A2:closedown.A25 closedown.E1:closedown.E1 closedown.E2:closedown.E25 closedown.L1:closedown.L1 closedown.L2:closedown.L25 closedown.S1:closedown.S1 closedown.S2:closedown.S25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Menções</text:p>
          </table:table-cell>
          <table:table-cell office:value-type="string" calcext:value-type="string">
            <text:p>Cit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ntribui</text:p>
          </table:table-cell>
          <table:table-cell office:value-type="string" calcext:value-type="string">
            <text:p>years_mentions</text:p>
          </table:table-cell>
          <table:table-cell office:value-type="string" calcext:value-type="string">
            <text:p>delta_mentions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Lançamentos</text:p>
          </table:table-cell>
          <table:table-cell office:value-type="string" calcext:value-type="string">
            <text:p>years_releases</text:p>
          </table:table-cell>
          <table:table-cell office:value-type="string" calcext:value-type="string">
            <text:p>delta_releases</text:p>
          </table:table-cell>
          <table:table-cell office:value-type="string" calcext:value-type="string">
            <text:p>source_cod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elta_all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Idade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APIExamp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1-2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3-20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2" calcext:value-type="float">
            <text:p>12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ccJav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007-2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CPA+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2008-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7" calcext:value-type="float">
            <text:p>7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DDVerify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7-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Diagnosy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15</text:p>
          </table:table-cell>
          <table:table-cell office:value-type="string" calcext:value-type="string">
            <text:p>DRC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ESBMC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09-20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20</text:p>
          </table:table-cell>
          <table:table-cell office:value-type="string" calcext:value-type="string">
            <text:p>ETXL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23</text:p>
          </table:table-cell>
          <table:table-cell office:value-type="string" calcext:value-type="string">
            <text:p>G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30</text:p>
          </table:table-cell>
          <table:table-cell office:value-type="string" calcext:value-type="string">
            <text:p>JstereoCod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31</text:p>
          </table:table-cell>
          <table:table-cell office:value-type="string" calcext:value-type="string">
            <text:p>Jt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9-2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office:value-type="string" calcext:value-type="string">
            <text:p>undefined</text:p>
          </table:table-cell>
          <table:table-cell office:value-type="string" calcext:value-type="string">
            <text:p>Eclipse Public License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36</text:p>
          </table:table-cell>
          <table:table-cell office:value-type="string" calcext:value-type="string">
            <text:p>MS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9-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38</text:p>
          </table:table-cell>
          <table:table-cell office:value-type="string" calcext:value-type="string">
            <text:p>PARSEWeb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7-20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39</text:p>
          </table:table-cell>
          <table:table-cell office:value-type="string" calcext:value-type="string">
            <text:p>PA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2-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44</text:p>
          </table:table-cell>
          <table:table-cell office:value-type="string" calcext:value-type="string">
            <text:p>PuMo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2-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45</text:p>
          </table:table-cell>
          <table:table-cell office:value-type="string" calcext:value-type="string">
            <text:p>PYTHI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2013-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47</text:p>
          </table:table-cell>
          <table:table-cell office:value-type="string" calcext:value-type="string">
            <text:p>Rêv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48</text:p>
          </table:table-cell>
          <table:table-cell office:value-type="string" calcext:value-type="string">
            <text:p>RRFinde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1-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49</text:p>
          </table:table-cell>
          <table:table-cell office:value-type="string" calcext:value-type="string">
            <text:p>Sapid/XML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04-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4" calcext:value-type="float">
            <text:p>20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53</text:p>
          </table:table-cell>
          <table:table-cell office:value-type="string" calcext:value-type="string">
            <text:p>SWA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1-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56</text:p>
          </table:table-cell>
          <table:table-cell office:value-type="string" calcext:value-type="string">
            <text:p>TestEra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1-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3" calcext:value-type="float">
            <text:p>13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57</text:p>
          </table:table-cell>
          <table:table-cell office:value-type="string" calcext:value-type="string">
            <text:p>Vdif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0-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60</text:p>
          </table:table-cell>
          <table:table-cell office:value-type="string" calcext:value-type="string">
            <text:p>XOgastan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1" table:formula="of:=ROWS([.A2:.A25])" office:value-type="float" office:value="24" calcext:value-type="float">
            <text:p>24</text:p>
          </table:table-cell>
          <table:table-cell table:style-name="ce1" office:value-type="string" calcext:value-type="string">
            <text:p>soma</text:p>
          </table:table-cell>
          <table:table-cell table:style-name="ce1" table:number-columns-repeated="2"/>
          <table:table-cell table:style-name="ce1" table:formula="of:=SUM([.E2:.E25])" office:value-type="float" office:value="160" calcext:value-type="float">
            <text:p>160</text:p>
          </table:table-cell>
          <table:table-cell table:style-name="ce1" table:formula="of:=SUM([.F2:.F25])" office:value-type="float" office:value="80" calcext:value-type="float">
            <text:p>80</text:p>
          </table:table-cell>
          <table:table-cell table:style-name="ce1" table:formula="of:=SUM([.G2:.G25])" office:value-type="float" office:value="38" calcext:value-type="float">
            <text:p>38</text:p>
          </table:table-cell>
          <table:table-cell table:style-name="ce1" table:formula="of:=SUM([.H2:.H25])" office:value-type="float" office:value="42" calcext:value-type="float">
            <text:p>42</text:p>
          </table:table-cell>
          <table:table-cell table:style-name="ce1"/>
          <table:table-cell table:style-name="ce1" table:formula="of:=SUM([.J2:.J25])" office:value-type="float" office:value="117" calcext:value-type="float">
            <text:p>117</text:p>
          </table:table-cell>
          <table:table-cell table:style-name="ce1"/>
          <table:table-cell table:style-name="ce1" table:formula="of:=SUM([.L2:.L25])" office:value-type="float" office:value="0" calcext:value-type="float">
            <text:p>0</text:p>
          </table:table-cell>
          <table:table-cell table:style-name="ce1" table:number-columns-repeated="4"/>
          <table:table-cell table:style-name="ce1" table:formula="of:=SUM([.Q2:.Q25])" office:value-type="float" office:value="117" calcext:value-type="float">
            <text:p>117</text:p>
          </table:table-cell>
          <table:table-cell table:style-name="ce1"/>
          <table:table-cell table:style-name="ce1" table:formula="of:=SUM([.S2:.S25])" office:value-type="float" office:value="189" calcext:value-type="float">
            <text:p>18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édia</text:p>
          </table:table-cell>
          <table:table-cell table:style-name="ce1" table:number-columns-repeated="2"/>
          <table:table-cell table:style-name="ce2" table:formula="of:=AVERAGE([.E2:.E25])" office:value-type="float" office:value="6.66666666666667" calcext:value-type="float">
            <text:p>6,7</text:p>
          </table:table-cell>
          <table:table-cell table:style-name="ce2" table:formula="of:=AVERAGE([.F2:.F25])" office:value-type="float" office:value="4.21052631578947" calcext:value-type="float">
            <text:p>4,2</text:p>
          </table:table-cell>
          <table:table-cell table:style-name="ce2" table:formula="of:=AVERAGE([.G2:.G25])" office:value-type="float" office:value="4.75" calcext:value-type="float">
            <text:p>4,8</text:p>
          </table:table-cell>
          <table:table-cell table:style-name="ce2" table:formula="of:=AVERAGE([.H2:.H25])" office:value-type="float" office:value="1.75" calcext:value-type="float">
            <text:p>1,8</text:p>
          </table:table-cell>
          <table:table-cell table:style-name="ce1"/>
          <table:table-cell table:style-name="ce2" table:formula="of:=AVERAGE([.J2:.J25])" office:value-type="float" office:value="4.875" calcext:value-type="float">
            <text:p>4,9</text:p>
          </table:table-cell>
          <table:table-cell table:style-name="ce1"/>
          <table:table-cell table:style-name="ce2" table:formula="of:=AVERAGE([.L2:.L25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2" table:formula="of:=AVERAGE([.Q2:.Q25])" office:value-type="float" office:value="4.875" calcext:value-type="float">
            <text:p>4,9</text:p>
          </table:table-cell>
          <table:table-cell table:style-name="ce1"/>
          <table:table-cell table:style-name="ce2" table:formula="of:=AVERAGE([.S2:.S25])" office:value-type="float" office:value="7.875" calcext:value-type="float">
            <text:p>7,9</text:p>
          </table:table-cell>
        </table:table-row>
      </table:table>
      <table:table table:name="modules" table:style-name="ta1">
        <table:shapes>
          <draw:frame draw:z-index="0" draw:style-name="gr1" draw:text-style-name="P1" svg:width="161.51mm" svg:height="90.04mm" svg:x="0mm" svg:y="113.95mm">
            <loext:p draw:notify-on-update-of-ranges="modules.A2:modules.A23 modules.T1:modules.T1 modules.T2:modules.T23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6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6" table:default-cell-style-name="Default"/>
        <table:table-column table:style-name="co3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mentions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contribute</text:p>
          </table:table-cell>
          <table:table-cell office:value-type="string" calcext:value-type="string">
            <text:p>years_mentions</text:p>
          </table:table-cell>
          <table:table-cell office:value-type="string" calcext:value-type="string">
            <text:p>delta_mentions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releases</text:p>
          </table:table-cell>
          <table:table-cell office:value-type="string" calcext:value-type="string">
            <text:p>years_releases</text:p>
          </table:table-cell>
          <table:table-cell office:value-type="string" calcext:value-type="string">
            <text:p>delta_releases</text:p>
          </table:table-cell>
          <table:table-cell office:value-type="string" calcext:value-type="string">
            <text:p>source_cod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elta_all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Módulos da última versão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2L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BSD License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AccessAnalysi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0-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CIV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CodeBoos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1-2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CS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1-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CSeq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3-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SD License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EJB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1-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Error Pron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2-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ache License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GUIZM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ache License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GumTre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GNU Lesser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HUSACC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ffero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JastAdd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3-2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icin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BSD License</text:p>
          </table:table-cell>
          <table:table-cell office:value-type="float" office:value="14" calcext:value-type="float">
            <text:p>14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29</text:p>
          </table:table-cell>
          <table:table-cell office:value-type="string" calcext:value-type="string">
            <text:p>JFlow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32</text:p>
          </table:table-cell>
          <table:table-cell office:value-type="string" calcext:value-type="string">
            <text:p>Bogor/Kiasa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6-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AnToS Laboratory Open Academic License</text:p>
          </table:table-cell>
          <table:table-cell office:value-type="float" office:value="9" calcext:value-type="float">
            <text:p>9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s34</text:p>
          </table:table-cell>
          <table:table-cell office:value-type="string" calcext:value-type="string">
            <text:p>Lotrack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string" calcext:value-type="string">
            <text:p>s35</text:p>
          </table:table-cell>
          <table:table-cell office:value-type="string" calcext:value-type="string">
            <text:p>MPAnalyz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s43</text:p>
          </table:table-cell>
          <table:table-cell office:value-type="string" calcext:value-type="string">
            <text:p>PtYasm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ReAsser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9-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9-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Sonar Qube Plug-i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FrontEndART Software Lt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SPART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ici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2-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srcM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itial developm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1-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GNU General Public License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WAL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8-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icin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06-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table:number-columns-repeated="19"/>
          <table:table-cell table:style-name="ce9" table:formula="of:=AVERAGE([.T2:.T23])" office:value-type="float" office:value="821.772727272727" calcext:value-type="float">
            <text:p>822</text:p>
          </table:table-cell>
        </table:table-row>
      </table:table>
      <table:table table:name="summary" table:style-name="ta1">
        <table:shapes>
          <draw:frame draw:z-index="0" draw:style-name="gr1" draw:text-style-name="P1" svg:width="160.13mm" svg:height="90.04mm" svg:x="286.41mm" svg:y="2.39mm">
            <loext:p draw:notify-on-update-of-ranges="summary.A4:summary.A6 summary.B4:summary.B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86mm" svg:height="90.05mm" svg:x="286.7mm" svg:y="98.28mm">
            <loext:p draw:notify-on-update-of-ranges="summary.A4:summary.A6 summary.C4:summary.C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9.86mm" svg:height="90.05mm" svg:x="287.24mm" svg:y="190.45mm">
            <loext:p draw:notify-on-update-of-ranges="summary.A4:summary.A6 summary.D4:summary.D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48.02mm" svg:height="90.04mm" svg:x="2.48mm" svg:y="349.83mm">
            <loext:p draw:notify-on-update-of-ranges="summary.F2:summary.F4 summary.G1:summary.G1 summary.G2:summary.G4 summary.H1:summary.H1 summary.H2:summary.H4 summary.I1:summary.I1 summary.I2:summary.I4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draw:text-style-name="P1" svg:width="64.74mm" svg:height="90.04mm" svg:x="109.78mm" svg:y="98.81mm">
            <loext:p draw:notify-on-update-of-ranges="summary.G46:summary.G48 summary.H45:summary.H45 summary.H46:summary.H48 summary.I45:summary.I45 summary.I46:summary.I48 summary.J45:summary.J45 summary.J46:summary.J48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5" draw:style-name="gr1" draw:text-style-name="P1" svg:width="94.47mm" svg:height="89.99mm" svg:x="-0.05mm" svg:y="67.32mm">
            <loext:p draw:notify-on-update-of-ranges="summary.A11:summary.A12 summary.B10:summary.B10 summary.B11:summary.B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8" table:number-columns-repeated="6" table:default-cell-style-name="Default"/>
        <table:table-row table:style-name="ro1">
          <table:table-cell/>
          <table:table-cell office:value-type="string" calcext:value-type="string">
            <text:p>Initial developm.</text:p>
          </table:table-cell>
          <table:table-cell office:value-type="string" calcext:value-type="string">
            <text:p>Evolution + Servicing</text:p>
          </table:table-cell>
          <table:table-cell office:value-type="string" calcext:value-type="string">
            <text:p>Closedown</text:p>
          </table:table-cell>
          <table:table-cell table:number-columns-repeated="2"/>
          <table:table-cell table:formula="of:=[.A4]" office:value-type="string" office:string-value="Menções Cita" calcext:value-type="string">
            <text:p>Menções Cita</text:p>
          </table:table-cell>
          <table:table-cell table:formula="of:=[.A5]" office:value-type="string" office:string-value="Usa" calcext:value-type="string">
            <text:p>Usa</text:p>
          </table:table-cell>
          <table:table-cell table:formula="of:=[.A6]" office:value-type="string" office:string-value="Contribui" calcext:value-type="string">
            <text:p>Contribui</text:p>
          </table:table-cell>
          <table:table-cell/>
        </table:table-row>
        <table:table-row table:style-name="ro1">
          <table:table-cell office:value-type="string" calcext:value-type="string">
            <text:p>Projetos</text:p>
          </table:table-cell>
          <table:table-cell table:formula="of:=[$initial.A22]" office:value-type="float" office:value="20" calcext:value-type="float">
            <text:p>20</text:p>
          </table:table-cell>
          <table:table-cell table:formula="of:=[$evolution.A10]" office:value-type="float" office:value="8" calcext:value-type="float">
            <text:p>8</text:p>
          </table:table-cell>
          <table:table-cell table:formula="of:=[$closedown.A26]" office:value-type="float" office:value="24" calcext:value-type="float">
            <text:p>24</text:p>
          </table:table-cell>
          <table:table-cell/>
          <table:table-cell table:formula="of:=[.B1]" office:value-type="string" office:string-value="Initial developm." calcext:value-type="string">
            <text:p>Initial developm.</text:p>
          </table:table-cell>
          <table:table-cell table:style-name="ce5" table:formula="of:=[.B4]" office:value-type="float" office:value="4" calcext:value-type="float">
            <text:p>4,0</text:p>
          </table:table-cell>
          <table:table-cell table:style-name="ce5" table:formula="of:=[.B5]" office:value-type="float" office:value="4.88888888888889" calcext:value-type="float">
            <text:p>4,9</text:p>
          </table:table-cell>
          <table:table-cell table:style-name="ce5" table:formula="of:=[.B6]" office:value-type="float" office:value="1.55" calcext:value-type="float">
            <text:p>1,6</text:p>
          </table:table-cell>
          <table:table-cell/>
        </table:table-row>
        <table:table-row table:style-name="ro1">
          <table:table-cell office:value-type="string" calcext:value-type="string">
            <text:p>Menções</text:p>
          </table:table-cell>
          <table:table-cell table:style-name="ce5" table:formula="of:=[$initial.E23]" office:value-type="float" office:value="6.55" calcext:value-type="float">
            <text:p>6,6</text:p>
          </table:table-cell>
          <table:table-cell table:style-name="ce5" table:formula="of:=[$evolution.E11]" office:value-type="float" office:value="8.875" calcext:value-type="float">
            <text:p>8,9</text:p>
          </table:table-cell>
          <table:table-cell table:style-name="ce5" table:formula="of:=[$closedown.E27]" office:value-type="float" office:value="6.66666666666667" calcext:value-type="float">
            <text:p>6,7</text:p>
          </table:table-cell>
          <table:table-cell/>
          <table:table-cell table:formula="of:=[.C1]" office:value-type="string" office:string-value="Evolution + Servicing" calcext:value-type="string">
            <text:p>Evolution + Servicing</text:p>
          </table:table-cell>
          <table:table-cell table:style-name="ce5" table:formula="of:=[.C4]" office:value-type="float" office:value="7" calcext:value-type="float">
            <text:p>7,0</text:p>
          </table:table-cell>
          <table:table-cell table:style-name="ce5" table:formula="of:=[.C5]" office:value-type="float" office:value="4.8" calcext:value-type="float">
            <text:p>4,8</text:p>
          </table:table-cell>
          <table:table-cell table:style-name="ce5" table:formula="of:=[.C6]"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Menções Cita</text:p>
          </table:table-cell>
          <table:table-cell table:style-name="ce5" table:formula="of:=[$initial.F23]" office:value-type="float" office:value="4" calcext:value-type="float">
            <text:p>4,0</text:p>
          </table:table-cell>
          <table:table-cell table:style-name="ce5" table:formula="of:=[$evolution.F11]" office:value-type="float" office:value="7" calcext:value-type="float">
            <text:p>7,0</text:p>
          </table:table-cell>
          <table:table-cell table:style-name="ce5" table:formula="of:=[$closedown.F27]" office:value-type="float" office:value="4.21052631578947" calcext:value-type="float">
            <text:p>4,2</text:p>
          </table:table-cell>
          <table:table-cell/>
          <table:table-cell table:formula="of:=[.D1]" office:value-type="string" office:string-value="Closedown" calcext:value-type="string">
            <text:p>Closedown</text:p>
          </table:table-cell>
          <table:table-cell table:style-name="ce5" table:formula="of:=[.D4]" office:value-type="float" office:value="4.21052631578947" calcext:value-type="float">
            <text:p>4,2</text:p>
          </table:table-cell>
          <table:table-cell table:style-name="ce5" table:formula="of:=[.D5]" office:value-type="float" office:value="4.75" calcext:value-type="float">
            <text:p>4,8</text:p>
          </table:table-cell>
          <table:table-cell table:style-name="ce5" table:formula="of:=[.D6]" office:value-type="float" office:value="1.75" calcext:value-type="float">
            <text:p>1,8</text:p>
          </table:table-cell>
          <table:table-cell/>
        </table:table-row>
        <table:table-row table:style-name="ro1">
          <table:table-cell office:value-type="string" calcext:value-type="string">
            <text:p>Usa</text:p>
          </table:table-cell>
          <table:table-cell table:style-name="ce5" table:formula="of:=[$initial.G23]" office:value-type="float" office:value="4.88888888888889" calcext:value-type="float">
            <text:p>4,9</text:p>
          </table:table-cell>
          <table:table-cell table:style-name="ce5" table:formula="of:=[$evolution.G11]" office:value-type="float" office:value="4.8" calcext:value-type="float">
            <text:p>4,8</text:p>
          </table:table-cell>
          <table:table-cell table:style-name="ce5" table:formula="of:=[$closedown.G27]" office:value-type="float" office:value="4.75" calcext:value-type="float">
            <text:p>4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ribui</text:p>
          </table:table-cell>
          <table:table-cell table:style-name="ce5" table:formula="of:=[$initial.H23]" office:value-type="float" office:value="1.55" calcext:value-type="float">
            <text:p>1,6</text:p>
          </table:table-cell>
          <table:table-cell table:style-name="ce5" table:formula="of:=[$evolution.H11]" office:value-type="float" office:value="1.5" calcext:value-type="float">
            <text:p>1,5</text:p>
          </table:table-cell>
          <table:table-cell table:style-name="ce5" table:formula="of:=[$closedown.H27]" office:value-type="float" office:value="1.75" calcext:value-type="float">
            <text:p>1,8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 table:number-columns-spanned="4" table:number-rows-spanned="1">
            <text:p>(média)</text:p>
          </table:table-cell>
          <table:covered-table-cell table:number-columns-repeated="3" table:style-name="ce5"/>
          <table:table-cell table:number-columns-repeated="6"/>
        </table:table-row>
        <table:table-row table:style-name="ro1">
          <table:table-cell/>
          <table:table-cell table:style-name="ce5" table:number-columns-repeated="3"/>
          <table:table-cell table:number-columns-repeated="6"/>
        </table:table-row>
        <table:table-row table:style-name="ro1">
          <table:table-cell/>
          <table:table-cell table:style-name="ce5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Número médio de módulos</text:p>
          </table:table-cell>
          <table:table-cell table:number-columns-repeated="8"/>
        </table:table-row>
        <table:table-row table:style-name="ro1">
          <table:table-cell table:formula="of:=[.B1]" office:value-type="string" office:string-value="Initial developm." calcext:value-type="string">
            <text:p>Initial developm.</text:p>
          </table:table-cell>
          <table:table-cell table:style-name="ce5" table:formula="of:=[$initial.T23]" office:value-type="float" office:value="595" calcext:value-type="float">
            <text:p>595,0</text:p>
          </table:table-cell>
          <table:table-cell table:number-columns-repeated="8"/>
        </table:table-row>
        <table:table-row table:style-name="ro1">
          <table:table-cell table:formula="of:=[.C1]" office:value-type="string" office:string-value="Evolution + Servicing" calcext:value-type="string">
            <text:p>Evolution + Servicing</text:p>
          </table:table-cell>
          <table:table-cell table:style-name="ce5" table:formula="of:=[$evolution.T11]" office:value-type="float" office:value="1261" calcext:value-type="float">
            <text:p>1261,0</text:p>
          </table:table-cell>
          <table:table-cell table:number-columns-repeated="8"/>
        </table:table-row>
        <table:table-row table:style-name="ro1">
          <table:table-cell table:formula="of:=[.D1]" office:value-type="string" office:string-value="Closedown" calcext:value-type="string">
            <text:p>Closedown</text:p>
          </table:table-cell>
          <table:table-cell table:number-columns-repeated="9"/>
        </table:table-row>
        <table:table-row table:style-name="ro1" table:number-rows-repeated="30">
          <table:table-cell table:number-columns-repeated="10"/>
        </table:table-row>
        <table:table-row table:style-name="ro1">
          <table:table-cell table:style-name="ce4" office:value-type="string" calcext:value-type="string" table:number-columns-spanned="4" table:number-rows-spanned="1">
            <text:p>soma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Initial develop.</text:p>
          </table:table-cell>
          <table:table-cell office:value-type="string" calcext:value-type="string">
            <text:p>Evolution Servicing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formula="of:=[.A48]" office:value-type="string" office:string-value="Menções Cita" calcext:value-type="string">
            <text:p>Menções Cita</text:p>
          </table:table-cell>
          <table:table-cell table:formula="of:=[.A49]" office:value-type="string" office:string-value="Menções Usa" calcext:value-type="string">
            <text:p>Menções Usa</text:p>
          </table:table-cell>
          <table:table-cell table:formula="of:=[.A50]" office:value-type="string" office:string-value="Menções Contribui" calcext:value-type="string">
            <text:p>Menções Contribui</text:p>
          </table:table-cell>
        </table:table-row>
        <table:table-row table:style-name="ro1">
          <table:table-cell office:value-type="string" calcext:value-type="string">
            <text:p>Projetos</text:p>
          </table:table-cell>
          <table:table-cell table:formula="of:=[$initial.A22]" office:value-type="float" office:value="20" calcext:value-type="float">
            <text:p>20</text:p>
          </table:table-cell>
          <table:table-cell table:formula="of:=[$evolution.A10]" office:value-type="float" office:value="8" calcext:value-type="float">
            <text:p>8</text:p>
          </table:table-cell>
          <table:table-cell table:formula="of:=[$closedown.A26]" office:value-type="float" office:value="24" calcext:value-type="float">
            <text:p>24</text:p>
          </table:table-cell>
          <table:table-cell table:number-columns-repeated="2"/>
          <table:table-cell table:formula="of:=[.B45]" office:value-type="string" office:string-value="Initial develop." calcext:value-type="string">
            <text:p>Initial develop.</text:p>
          </table:table-cell>
          <table:table-cell table:formula="of:=[$initial.F22]" office:value-type="float" office:value="56" calcext:value-type="float">
            <text:p>56</text:p>
          </table:table-cell>
          <table:table-cell table:formula="of:=[$initial.G22]" office:value-type="float" office:value="44" calcext:value-type="float">
            <text:p>44</text:p>
          </table:table-cell>
          <table:table-cell table:formula="of:=[$initial.H22]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enções</text:p>
          </table:table-cell>
          <table:table-cell table:style-name="ce5" table:formula="of:=[$initial.E22]" office:value-type="float" office:value="131" calcext:value-type="float">
            <text:p>131,0</text:p>
          </table:table-cell>
          <table:table-cell table:style-name="ce5" table:formula="of:=[$evolution.E10]" office:value-type="float" office:value="71" calcext:value-type="float">
            <text:p>71,0</text:p>
          </table:table-cell>
          <table:table-cell table:style-name="ce5" table:formula="of:=[$closedown.E26]" office:value-type="float" office:value="160" calcext:value-type="float">
            <text:p>160,0</text:p>
          </table:table-cell>
          <table:table-cell table:number-columns-repeated="2"/>
          <table:table-cell table:formula="of:=[.C45]" office:value-type="string" office:string-value="Evolution Servicing" calcext:value-type="string">
            <text:p>Evolution Servicing</text:p>
          </table:table-cell>
          <table:table-cell table:formula="of:=[$evolution.F10]" office:value-type="float" office:value="35" calcext:value-type="float">
            <text:p>35</text:p>
          </table:table-cell>
          <table:table-cell table:formula="of:=[$evolution.G10]" office:value-type="float" office:value="24" calcext:value-type="float">
            <text:p>24</text:p>
          </table:table-cell>
          <table:table-cell table:formula="of:=[$evolution.H10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enções Cita</text:p>
          </table:table-cell>
          <table:table-cell table:style-name="ce5" table:formula="of:=[$initial.F22]" office:value-type="float" office:value="56" calcext:value-type="float">
            <text:p>56,0</text:p>
          </table:table-cell>
          <table:table-cell table:style-name="ce5" table:formula="of:=[$evolution.F10]" office:value-type="float" office:value="35" calcext:value-type="float">
            <text:p>35,0</text:p>
          </table:table-cell>
          <table:table-cell table:style-name="ce5" table:formula="of:=[$closedown.F71]" office:value-type="float" office:value="0" calcext:value-type="float">
            <text:p>0,0</text:p>
          </table:table-cell>
          <table:table-cell table:number-columns-repeated="2"/>
          <table:table-cell table:formula="of:=[.D45]" office:value-type="string" office:string-value="Closedown" calcext:value-type="string">
            <text:p>Closedown</text:p>
          </table:table-cell>
          <table:table-cell table:formula="of:=[$closedown.F26]" office:value-type="float" office:value="80" calcext:value-type="float">
            <text:p>80</text:p>
          </table:table-cell>
          <table:table-cell table:formula="of:=[$closedown.G26]" office:value-type="float" office:value="38" calcext:value-type="float">
            <text:p>38</text:p>
          </table:table-cell>
          <table:table-cell table:formula="of:=[$closedown.H26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enções Usa</text:p>
          </table:table-cell>
          <table:table-cell table:style-name="ce5" table:formula="of:=[$initial.G22]" office:value-type="float" office:value="44" calcext:value-type="float">
            <text:p>44,0</text:p>
          </table:table-cell>
          <table:table-cell table:style-name="ce5" table:formula="of:=[$evolution.G10]" office:value-type="float" office:value="24" calcext:value-type="float">
            <text:p>24,0</text:p>
          </table:table-cell>
          <table:table-cell table:style-name="ce5" table:formula="of:=[$closedown.G71]" office:value-type="float" office:value="0" calcext:value-type="float">
            <text:p>0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nções Contribui</text:p>
          </table:table-cell>
          <table:table-cell table:style-name="ce5" table:formula="of:=[$initial.H22]" office:value-type="float" office:value="31" calcext:value-type="float">
            <text:p>31,0</text:p>
          </table:table-cell>
          <table:table-cell table:style-name="ce5" table:formula="of:=[$evolution.H10]" office:value-type="float" office:value="12" calcext:value-type="float">
            <text:p>12,0</text:p>
          </table:table-cell>
          <table:table-cell table:style-name="ce5" table:formula="of:=[$closedown.H71]" office:value-type="float" office:value="0" calcext:value-type="float">
            <text:p>0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çamentos</text:p>
          </table:table-cell>
          <table:table-cell table:style-name="ce5" table:formula="of:=[$initial.L22]" office:value-type="float" office:value="59" calcext:value-type="float">
            <text:p>59,0</text:p>
          </table:table-cell>
          <table:table-cell table:style-name="ce5" table:formula="of:=[$evolution.L55]" office:value-type="float" office:value="0" calcext:value-type="float">
            <text:p>0,0</text:p>
          </table:table-cell>
          <table:table-cell table:style-name="ce5" table:formula="of:=[$closedown.L71]" office:value-type="float" office:value="0" calcext:value-type="float">
            <text:p>0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ade</text:p>
          </table:table-cell>
          <table:table-cell table:style-name="ce5" table:formula="of:=[$initial.S22]" office:value-type="float" office:value="141" calcext:value-type="float">
            <text:p>141,0</text:p>
          </table:table-cell>
          <table:table-cell table:style-name="ce5" table:formula="of:=[$evolution.S55]" office:value-type="float" office:value="0" calcext:value-type="float">
            <text:p>0,0</text:p>
          </table:table-cell>
          <table:table-cell table:style-name="ce5" table:formula="of:=[$closedown.S71]" office:value-type="float" office:value="0" calcext:value-type="float">
            <text:p>0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ódulos</text:p>
          </table:table-cell>
          <table:table-cell table:style-name="ce5" table:formula="of:=[$initial.T22]" office:value-type="float" office:value="7140" calcext:value-type="float">
            <text:p>7140,0</text:p>
          </table:table-cell>
          <table:table-cell table:style-name="ce5" table:formula="of:=[$evolution.T55]" office:value-type="float" office:value="0" calcext:value-type="float">
            <text:p>0,0</text:p>
          </table:table-cell>
          <table:table-cell table:formula="of:=[$closedown.T71]" office:value-type="float" office:value="0" calcext:value-type="float">
            <text:p>0</text:p>
          </table:table-cell>
          <table:table-cell table:number-columns-repeated="6"/>
        </table:table-row>
      </table:table>
      <table:table table:name="dataset" table:style-name="ta1">
        <office:forms form:automatic-focus="false" form:apply-design-mode="false"/>
        <table:shapes>
          <draw:frame draw:z-index="0" draw:style-name="gr1" draw:text-style-name="P1" svg:width="192mm" svg:height="90.04mm" svg:x="0mm" svg:y="280.5mm">
            <loext:p draw:notify-on-update-of-ranges="dataset.A2:dataset.A61 dataset.F1:dataset.F1 dataset.F2:dataset.F61 dataset.G1:dataset.G1 dataset.G2:dataset.G61 dataset.H1:dataset.H1 dataset.H2:dataset.H61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180.2mm" svg:height="67.2mm" svg:x="113.88mm" svg:y="300.42mm">
            <loext:p draw:notify-on-update-of-ranges="dataset.P74:dataset.P75 dataset.Q73:dataset.Q73 dataset.Q74:dataset.Q75 dataset.R73:dataset.R73 dataset.R74:dataset.R7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9.99mm" svg:height="89.99mm" svg:x="153.82mm" svg:y="382.96mm">
            <loext:p draw:notify-on-update-of-ranges="dataset.P68:dataset.P69 dataset.Q67:dataset.Q67 dataset.Q68:dataset.Q69 dataset.R67:dataset.R67 dataset.R68:dataset.R69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26" table:number-columns-repeated="2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34" table:default-cell-style-name="ce16"/>
        <table:table-column table:style-name="co35" table:default-cell-style-name="ce16"/>
        <table:table-column table:style-name="co33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39" table:default-cell-style-name="ce16"/>
        <table:table-column table:style-name="co40" table:default-cell-style-name="ce16"/>
        <table:table-column table:style-name="co26" table:default-cell-style-name="ce16"/>
        <table:table-column table:style-name="co35" table:default-cell-style-name="ce16"/>
        <table:table-column table:style-name="co18" table:number-columns-repeated="100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mentions</text:p>
          </table:table-cell>
          <table:table-cell table:style-name="ce20" office:value-type="string" calcext:value-type="string">
            <text:p>Menções Cita</text:p>
          </table:table-cell>
          <table:table-cell office:value-type="string" calcext:value-type="string">
            <text:p>Menções Usa</text:p>
          </table:table-cell>
          <table:table-cell office:value-type="string" calcext:value-type="string">
            <text:p>Menções Contribui</text:p>
          </table:table-cell>
          <table:table-cell office:value-type="string" calcext:value-type="string">
            <text:p>years_mentions</text:p>
          </table:table-cell>
          <table:table-cell office:value-type="string" calcext:value-type="string">
            <text:p>delta_mentions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releases</text:p>
          </table:table-cell>
          <table:table-cell office:value-type="string" calcext:value-type="string">
            <text:p>years_releases</text:p>
          </table:table-cell>
          <table:table-cell office:value-type="string" calcext:value-type="string">
            <text:p>delta_releases</text:p>
          </table:table-cell>
          <table:table-cell office:value-type="string" calcext:value-type="string">
            <text:p>source_cod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elta_all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modules</text:p>
          </table:table-cell>
          <table:table-cell table:number-columns-repeated="1004"/>
        </table:table-row>
        <table:table-row table:style-name="ro1">
          <table:table-cell table:style-name="ce17" office:value-type="string" calcext:value-type="string">
            <text:p>s24</text:p>
          </table:table-cell>
          <table:table-cell table:style-name="ce17" office:value-type="string" calcext:value-type="string">
            <text:p>GUIZMO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0" calcext:value-type="float">
            <text:p>201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losedown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Java</text:p>
          </table:table-cell>
          <table:table-cell table:style-name="ce17" office:value-type="string" calcext:value-type="string">
            <text:p>Apache License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0" calcext:value-type="float">
            <text:p>2010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306" calcext:value-type="float">
            <text:p>306</text:p>
          </table:table-cell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1</text:p>
          </table:table-cell>
          <table:table-cell table:style-name="ce17" office:value-type="string" calcext:value-type="string">
            <text:p>2LS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volution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2015-2017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C++</text:p>
          </table:table-cell>
          <table:table-cell table:style-name="ce17" office:value-type="string" calcext:value-type="string">
            <text:p>BSD License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671" calcext:value-type="float">
            <text:p>671</text:p>
          </table:table-cell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50</text:p>
          </table:table-cell>
          <table:table-cell table:style-name="ce17" office:value-type="string" calcext:value-type="string">
            <text:p>Sonar Qube Plug-in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volution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2015-2017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Java</text:p>
          </table:table-cell>
          <table:table-cell table:style-name="ce17" office:value-type="string" calcext:value-type="string">
            <text:p>FrontEndART Software Ltd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43" calcext:value-type="float">
            <text:p>143</text:p>
          </table:table-cell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21</text:p>
          </table:table-cell>
          <table:table-cell table:style-name="ce17" office:value-type="string" calcext:value-type="string">
            <text:p>FaultBuster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Initial developme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string" calcext:value-type="string">
            <text:p>demo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13</text:p>
          </table:table-cell>
          <table:table-cell table:style-name="ce17" office:value-type="string" calcext:value-type="string">
            <text:p>Diagnosys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losedown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undefin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17</text:p>
          </table:table-cell>
          <table:table-cell table:style-name="ce17" office:value-type="string" calcext:value-type="string">
            <text:p>emunity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Initial developmen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20</text:p>
          </table:table-cell>
          <table:table-cell table:style-name="ce17" office:value-type="string" calcext:value-type="string">
            <text:p>ETXL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06" calcext:value-type="float">
            <text:p>200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losedown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undefin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06" calcext:value-type="float">
            <text:p>2006</text:p>
          </table:table-cell>
          <table:table-cell table:style-name="ce17" office:value-type="float" office:value="11" calcext:value-type="float">
            <text:p>11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35</text:p>
          </table:table-cell>
          <table:table-cell table:style-name="ce17" office:value-type="string" calcext:value-type="string">
            <text:p>MPAnalyzer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Initial developmen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Java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40" calcext:value-type="float">
            <text:p>240</text:p>
          </table:table-cell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41</text:p>
          </table:table-cell>
          <table:table-cell table:style-name="ce17" office:value-type="string" calcext:value-type="string">
            <text:p>protopurity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Phaseout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Javascript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42</text:p>
          </table:table-cell>
          <table:table-cell table:style-name="ce17" office:value-type="string" calcext:value-type="string">
            <text:p>Pseudogen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Initial developmen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Python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47</text:p>
          </table:table-cell>
          <table:table-cell table:style-name="ce17" office:value-type="string" calcext:value-type="string">
            <text:p>Rêve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losedown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undefin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55</text:p>
          </table:table-cell>
          <table:table-cell table:style-name="ce17" office:value-type="string" calcext:value-type="string">
            <text:p>TEBA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string" calcext:value-type="string">
            <text:p>2010-201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Perl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2010" calcext:value-type="float">
            <text:p>2010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8" office:value-type="string" calcext:value-type="string">
            <text:p>s2</text:p>
          </table:table-cell>
          <table:table-cell table:style-name="ce18" office:value-type="string" calcext:value-type="string">
            <text:p>AccessAnalysis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Initial development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010-201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Java</text:p>
          </table:table-cell>
          <table:table-cell table:style-name="ce18" office:value-type="string" calcext:value-type="string">
            <text:p>Eclipse Public License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10" calcext:value-type="float">
            <text:p>201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91" calcext:value-type="float">
            <text:p>91</text:p>
          </table:table-cell>
          <table:table-cell table:style-name="ce23" table:number-columns-repeated="1004"/>
        </table:table-row>
        <table:table-row table:style-name="ro1">
          <table:table-cell table:style-name="ce18" office:value-type="string" calcext:value-type="string">
            <text:p>s12</text:p>
          </table:table-cell>
          <table:table-cell table:style-name="ce18" office:value-type="string" calcext:value-type="string">
            <text:p>Derailer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4-201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Initial development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2013-201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Ruby</text:p>
          </table:table-cell>
          <table:table-cell table:style-name="ce18" office:value-type="string" calcext:value-type="string">
            <text:p>GNU General Public License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13" calcext:value-type="float">
            <text:p>2013</text:p>
          </table:table-cell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24" table:number-columns-repeated="1004"/>
        </table:table-row>
        <table:table-row table:style-name="ro1">
          <table:table-cell table:style-name="ce18" office:value-type="string" calcext:value-type="string">
            <text:p>s14</text:p>
          </table:table-cell>
          <table:table-cell table:style-name="ce18" office:value-type="string" calcext:value-type="string">
            <text:p>DOMPLETION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4-201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Initial development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Javascript</text:p>
          </table:table-cell>
          <table:table-cell table:style-name="ce18" office:value-type="string" calcext:value-type="string">
            <text:p>undefined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24" table:number-columns-repeated="1004"/>
        </table:table-row>
        <table:table-row table:style-name="ro1">
          <table:table-cell table:style-name="ce18" office:value-type="string" calcext:value-type="string">
            <text:p>s34</text:p>
          </table:table-cell>
          <table:table-cell table:style-name="ce18" office:value-type="string" calcext:value-type="string">
            <text:p>Lotrack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4-201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Initial development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17" calcext:value-type="float">
            <text:p>201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Java</text:p>
          </table:table-cell>
          <table:table-cell table:style-name="ce18" office:value-type="string" calcext:value-type="string">
            <text:p>undefined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059" calcext:value-type="float">
            <text:p>4059</text:p>
          </table:table-cell>
          <table:table-cell table:style-name="ce24" table:number-columns-repeated="1004"/>
        </table:table-row>
        <table:table-row table:style-name="ro1">
          <table:table-cell table:style-name="ce18" office:value-type="string" calcext:value-type="string">
            <text:p>s36</text:p>
          </table:table-cell>
          <table:table-cell table:style-name="ce18" office:value-type="string" calcext:value-type="string">
            <text:p>MSP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09-201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losedown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undefined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09" calcext:value-type="float">
            <text:p>2009</text:p>
          </table:table-cell>
          <table:table-cell table:style-name="ce18" office:value-type="float" office:value="8" calcext:value-type="float">
            <text:p>8</text:p>
          </table:table-cell>
          <table:table-cell table:style-name="ce18"/>
          <table:table-cell table:style-name="ce24" table:number-columns-repeated="1004"/>
        </table:table-row>
        <table:table-row table:style-name="ro1">
          <table:table-cell table:style-name="ce18" office:value-type="string" calcext:value-type="string">
            <text:p>s39</text:p>
          </table:table-cell>
          <table:table-cell table:style-name="ce18" office:value-type="string" calcext:value-type="string">
            <text:p>PAT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2-2016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Closedown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undefined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24" table:number-columns-repeated="1004"/>
        </table:table-row>
        <table:table-row table:style-name="ro1">
          <table:table-cell table:style-name="ce18" office:value-type="string" calcext:value-type="string">
            <text:p>s44</text:p>
          </table:table-cell>
          <table:table-cell table:style-name="ce18" office:value-type="string" calcext:value-type="string">
            <text:p>PuMoC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2-201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losedown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undefined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24" table:number-columns-repeated="1004"/>
        </table:table-row>
        <table:table-row table:style-name="ro1">
          <table:table-cell table:style-name="ce18" office:value-type="string" calcext:value-type="string">
            <text:p>s48</text:p>
          </table:table-cell>
          <table:table-cell table:style-name="ce18" office:value-type="string" calcext:value-type="string">
            <text:p>RRFinder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1-201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Closedown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undefined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011" calcext:value-type="float">
            <text:p>2011</text:p>
          </table:table-cell>
          <table:table-cell table:style-name="ce18" office:value-type="float" office:value="6" calcext:value-type="float">
            <text:p>6</text:p>
          </table:table-cell>
          <table:table-cell table:style-name="ce18"/>
          <table:table-cell table:style-name="ce24" table:number-columns-repeated="1004"/>
        </table:table-row>
        <table:table-row table:style-name="ro1">
          <table:table-cell office:value-type="string" calcext:value-type="string">
            <text:p>s22</text:p>
          </table:table-cell>
          <table:table-cell office:value-type="string" calcext:value-type="string">
            <text:p>Flowge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GNU General Public License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  <table:table-cell table:style-name="ce24" table:number-columns-repeated="1004"/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DDVerify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7-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4" table:number-columns-repeated="1004"/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APIExamp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1-2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/>
          <table:table-cell table:style-name="ce24" table:number-columns-repeated="100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CIV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096" calcext:value-type="float">
            <text:p>2096</text:p>
          </table:table-cell>
          <table:table-cell table:style-name="ce24" table:number-columns-repeated="1004"/>
        </table:table-row>
        <table:table-row table:style-name="ro1">
          <table:table-cell office:value-type="string" calcext:value-type="string">
            <text:p>s15</text:p>
          </table:table-cell>
          <table:table-cell office:value-type="string" calcext:value-type="string">
            <text:p>DRC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57</text:p>
          </table:table-cell>
          <table:table-cell office:value-type="string" calcext:value-type="string">
            <text:p>Vdif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0-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60</text:p>
          </table:table-cell>
          <table:table-cell office:value-type="string" calcext:value-type="string">
            <text:p>XOgastan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CodeBoos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1-2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38</text:p>
          </table:table-cell>
          <table:table-cell office:value-type="string" calcext:value-type="string">
            <text:p>PARSEWeb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7-20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style-name="ce18" office:value-type="string" calcext:value-type="string">
            <text:p>s18</text:p>
          </table:table-cell>
          <table:table-cell table:style-name="ce18" office:value-type="string" calcext:value-type="string">
            <text:p>Error Prone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2-201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Servicing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string" calcext:value-type="string">
            <text:p>2015-201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Java</text:p>
          </table:table-cell>
          <table:table-cell table:style-name="ce18" office:value-type="string" calcext:value-type="string">
            <text:p>Apache License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504" calcext:value-type="float">
            <text:p>2504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s31</text:p>
          </table:table-cell>
          <table:table-cell table:style-name="ce18" office:value-type="string" calcext:value-type="string">
            <text:p>Jtop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09-201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Closedown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undefined</text:p>
          </table:table-cell>
          <table:table-cell table:style-name="ce18" office:value-type="string" calcext:value-type="string">
            <text:p>Eclipse Public License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009" calcext:value-type="float">
            <text:p>2009</text:p>
          </table:table-cell>
          <table:table-cell table:style-name="ce18" office:value-type="float" office:value="8" calcext:value-type="float">
            <text:p>8</text:p>
          </table:table-cell>
          <table:table-cell table:style-name="ce18"/>
          <table:table-cell table:number-columns-repeated="1004"/>
        </table:table-row>
        <table:table-row table:style-name="ro1">
          <table:table-cell office:value-type="string" calcext:value-type="string">
            <text:p>s54</text:p>
          </table:table-cell>
          <table:table-cell office:value-type="string" calcext:value-type="string">
            <text:p>TACL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005-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29</text:p>
          </table:table-cell>
          <table:table-cell office:value-type="string" calcext:value-type="string">
            <text:p>JFlow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27</text:p>
          </table:table-cell>
          <table:table-cell office:value-type="string" calcext:value-type="string">
            <text:p>Indu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6-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6" calcext:value-type="float">
            <text:p>6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SPART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ici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2-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268" calcext:value-type="float">
            <text:p>26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53</text:p>
          </table:table-cell>
          <table:table-cell office:value-type="string" calcext:value-type="string">
            <text:p>SWA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1-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Loopfrog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9-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know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7-20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ReAsser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9-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9-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30</text:p>
          </table:table-cell>
          <table:table-cell office:value-type="string" calcext:value-type="string">
            <text:p>JstereoCod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WAL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8-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icin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06-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2769" calcext:value-type="float">
            <text:p>276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56</text:p>
          </table:table-cell>
          <table:table-cell office:value-type="string" calcext:value-type="string">
            <text:p>TestEr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1-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13" calcext:value-type="float">
            <text:p>13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s43</text:p>
          </table:table-cell>
          <table:table-cell table:style-name="ce17" office:value-type="string" calcext:value-type="string">
            <text:p>PtYasm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008" calcext:value-type="float">
            <text:p>200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Initial developmen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08" calcext:value-type="float">
            <text:p>200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Java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08" calcext:value-type="float">
            <text:p>200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883" calcext:value-type="float">
            <text:p>883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s45</text:p>
          </table:table-cell>
          <table:table-cell table:style-name="ce18" office:value-type="string" calcext:value-type="string">
            <text:p>PYTHIA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2013-201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losedown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undefined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13" calcext:value-type="float">
            <text:p>2013</text:p>
          </table:table-cell>
          <table:table-cell table:style-name="ce18" office:value-type="float" office:value="4" calcext:value-type="float">
            <text:p>4</text:p>
          </table:table-cell>
          <table:table-cell table:style-name="ce18"/>
          <table:table-cell table:number-columns-repeated="1004"/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EJB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1-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Composit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1-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CSeq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3-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SD License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49</text:p>
          </table:table-cell>
          <table:table-cell office:value-type="string" calcext:value-type="string">
            <text:p>Sapid/XML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04-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4" calcext:value-type="float">
            <text:p>2004</text:p>
          </table:table-cell>
          <table:table-cell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HUSACC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ffero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580" calcext:value-type="float">
            <text:p>158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3-20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12" calcext:value-type="float">
            <text:p>12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ccJav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7-2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37</text:p>
          </table:table-cell>
          <table:table-cell office:value-type="string" calcext:value-type="string">
            <text:p>mygcc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23</text:p>
          </table:table-cell>
          <table:table-cell office:value-type="string" calcext:value-type="string">
            <text:p>G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40</text:p>
          </table:table-cell>
          <table:table-cell office:value-type="string" calcext:value-type="string">
            <text:p>PHP Ai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1-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scal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srcM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itial developm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1-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GNU General Public License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871" calcext:value-type="float">
            <text:p>87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GumTre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GNU Lesser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JastAdd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3-2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icin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BSD License</text:p>
          </table:table-cell>
          <table:table-cell office:value-type="float" office:value="14" calcext:value-type="float">
            <text:p>14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CPA+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8-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7" calcext:value-type="float">
            <text:p>7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32</text:p>
          </table:table-cell>
          <table:table-cell office:value-type="string" calcext:value-type="string">
            <text:p>Kiasa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6-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AnToS Laboratory Open Academic License</text:p>
          </table:table-cell>
          <table:table-cell office:value-type="float" office:value="9" calcext:value-type="float">
            <text:p>9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545" calcext:value-type="float">
            <text:p>54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59</text:p>
          </table:table-cell>
          <table:table-cell office:value-type="string" calcext:value-type="string">
            <text:p>Wrangl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6-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know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lang</text:p>
          </table:table-cell>
          <table:table-cell office:value-type="string" calcext:value-type="string">
            <text:p>BSD License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ESBMC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09-20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table:style-name="Default" table:number-columns-repeated="15"/>
          <table:table-cell table:style-name="ce21" office:value-type="string" calcext:value-type="string">
            <text:p>tamanho médio</text:p>
          </table:table-cell>
          <table:table-cell table:style-name="ce22" table:number-columns-repeated="3"/>
          <table:table-cell table:style-name="ce9" table:formula="of:=AVERAGE([.T2:.T61])" office:value-type="float" office:value="821.772727272727" calcext:value-type="float">
            <text:p>822</text:p>
          </table:table-cell>
          <table:table-cell table:number-columns-repeated="1004"/>
        </table:table-row>
        <table:table-row table:style-name="ro1">
          <table:table-cell table:style-name="Default" table:number-columns-repeated="18"/>
          <table:table-cell table:style-name="ce5" table:formula="of:=AVERAGE([.S2:.S61])" office:value-type="float" office:value="7.56666666666667" calcext:value-type="float">
            <text:p>7,6</text:p>
          </table:table-cell>
          <table:table-cell table:style-name="Default"/>
          <table:table-cell table:number-columns-repeated="1004"/>
        </table:table-row>
        <table:table-row table:style-name="ro1" table:number-rows-repeated="3">
          <table:table-cell table:style-name="Default" table:number-columns-repeated="20"/>
          <table:table-cell table:number-columns-repeated="1004"/>
        </table:table-row>
        <table:table-row table:style-name="ro1">
          <table:table-cell table:style-name="Default" table:number-columns-repeated="16"/>
          <table:table-cell table:style-name="Default" office:value-type="string" calcext:value-type="string">
            <text:p>projetos</text:p>
          </table:table-cell>
          <table:table-cell table:style-name="Default" office:value-type="string" calcext:value-type="string">
            <text:p>menções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Default" table:number-columns-repeated="15"/>
          <table:table-cell table:style-name="Default" office:value-type="string" calcext:value-type="string">
            <text:p>usando licenças livres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28" calcext:value-type="float">
            <text:p>228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Default" table:number-columns-repeated="15"/>
          <table:table-cell table:style-name="Default" office:value-type="string" calcext:value-type="string">
            <text:p>sem licença (não-livre)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201" calcext:value-type="float">
            <text:p>201</text:p>
          </table:table-cell>
          <table:table-cell table:style-name="Default" table:number-columns-repeated="2"/>
          <table:table-cell table:number-columns-repeated="1004"/>
        </table:table-row>
        <table:table-row table:style-name="ro1" table:number-rows-repeated="3">
          <table:table-cell table:style-name="Default" table:number-columns-repeated="20"/>
          <table:table-cell table:number-columns-repeated="1004"/>
        </table:table-row>
        <table:table-row table:style-name="ro1">
          <table:table-cell table:style-name="Default" table:number-columns-repeated="16"/>
          <table:table-cell table:style-name="Default" office:value-type="string" calcext:value-type="string">
            <text:p>Licença de software livre</text:p>
          </table:table-cell>
          <table:table-cell table:style-name="Default" office:value-type="string" calcext:value-type="string">
            <text:p>Sem licença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Default" table:number-columns-repeated="15"/>
          <table:table-cell table:style-name="Default" office:value-type="string" calcext:value-type="string">
            <text:p>Menções</text:p>
          </table:table-cell>
          <table:table-cell table:style-name="Default" table:formula="of:=[.R68]" office:value-type="float" office:value="228" calcext:value-type="float">
            <text:p>228</text:p>
          </table:table-cell>
          <table:table-cell table:style-name="Default" table:formula="of:=[.R69]" office:value-type="float" office:value="201" calcext:value-type="float">
            <text:p>201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Default" table:number-columns-repeated="15"/>
          <table:table-cell table:style-name="Default" office:value-type="string" calcext:value-type="string">
            <text:p>Projetos</text:p>
          </table:table-cell>
          <table:table-cell table:style-name="Default" table:formula="of:=[.Q68]" office:value-type="float" office:value="22" calcext:value-type="float">
            <text:p>22</text:p>
          </table:table-cell>
          <table:table-cell table:style-name="Default" table:formula="of:=[.Q69]" office:value-type="float" office:value="38" calcext:value-type="float">
            <text:p>38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Default" table:number-columns-repeated="15"/>
          <table:table-cell table:style-name="Default" office:value-type="string" calcext:value-type="string">
            <text:p>initial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Default" table:number-columns-repeated="15"/>
          <table:table-cell table:style-name="Default" office:value-type="string" calcext:value-type="string">
            <text:p>evolution+servicing</text:p>
          </table:table-cell>
          <table:table-cell table:style-name="Default" table:number-columns-repeated="4"/>
          <table:table-cell table:number-columns-repeated="1004"/>
        </table:table-row>
      </table:table>
      <table:table table:name="dataset-by-year" table:style-name="ta1">
        <office:forms form:automatic-focus="false" form:apply-design-mode="false"/>
        <table:shapes>
          <draw:frame draw:z-index="0" draw:style-name="gr1" draw:text-style-name="P1" svg:width="159.99mm" svg:height="89.99mm" svg:x="49.35mm" svg:y="22.52mm">
            <loext:p draw:notify-on-update-of-ranges="'dataset-by-year'.A2:'dataset-by-year'.A18 'dataset-by-year'.B1:'dataset-by-year'.B1 'dataset-by-year'.B2:'dataset-by-year'.B18 'dataset-by-year'.C1:'dataset-by-year'.C1 'dataset-by-year'.C2:'dataset-by-year'.C18 'dataset-by-year'.D1:'dataset-by-year'.D1 'dataset-by-year'.D2:'dataset-by-year'.D18 'dataset-by-year'.E1:'dataset-by-year'.E1 'dataset-by-year'.E2:'dataset-by-year'.E18 'dataset-by-year'.F1:'dataset-by-year'.F1 'dataset-by-year'.F2:'dataset-by-year'.F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6" table:default-cell-style-name="ce22"/>
        <table:table-column table:style-name="co44" table:default-cell-style-name="Default"/>
        <table:table-column table:style-name="co45" table:default-cell-style-name="Default"/>
        <table:table-column table:style-name="co1" table:number-columns-repeated="2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year</text:p>
          </table:table-cell>
          <table:table-cell table:style-name="ce22" office:value-type="string" calcext:value-type="string">
            <text:p>releases</text:p>
          </table:table-cell>
          <table:table-cell table:style-name="ce22" office:value-type="string" calcext:value-type="string">
            <text:p>mentions</text:p>
          </table:table-cell>
          <table:table-cell table:style-name="ce22" office:value-type="string" calcext:value-type="string">
            <text:p>cite</text:p>
          </table:table-cell>
          <table:table-cell table:style-name="ce22" office:value-type="string" calcext:value-type="string">
            <text:p>use</text:p>
          </table:table-cell>
          <table:table-cell table:style-name="ce22" office:value-type="string" calcext:value-type="string">
            <text:p>contribute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</table:table>
      <table:table table:name="dataset-by-year_2" table:style-name="ta1">
        <office:forms form:automatic-focus="false" form:apply-design-mode="false"/>
        <table:shapes>
          <draw:frame draw:z-index="0" draw:style-name="gr1" draw:text-style-name="P1" svg:width="124.4mm" svg:height="90.84mm" svg:x="87.59mm" svg:y="0mm">
            <loext:p draw:notify-on-update-of-ranges="'dataset-by-year_2'.A2:'dataset-by-year_2'.A18 'dataset-by-year_2'.B1:'dataset-by-year_2'.B1 'dataset-by-year_2'.B2:'dataset-by-year_2'.B18 'dataset-by-year_2'.D1:'dataset-by-year_2'.D1 'dataset-by-year_2'.D2:'dataset-by-year_2'.D18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draw:text-style-name="P1" svg:width="125.43mm" svg:height="89.99mm" svg:x="216.61mm" svg:y="0mm">
            <loext:p draw:notify-on-update-of-ranges="'dataset-by-year_2'.A2:'dataset-by-year_2'.A18 'dataset-by-year_2'.E1:'dataset-by-year_2'.E1 'dataset-by-year_2'.E2:'dataset-by-year_2'.E18 'dataset-by-year_2'.F1:'dataset-by-year_2'.F1 'dataset-by-year_2'.F2:'dataset-by-year_2'.F18 'dataset-by-year_2'.G1:'dataset-by-year_2'.G1 'dataset-by-year_2'.G2:'dataset-by-year_2'.G18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40" table:default-cell-style-name="Default"/>
        <table:table-column table:style-name="co47" table:number-columns-repeated="6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Projetos</text:p>
          </table:table-cell>
          <table:table-cell office:value-type="string" calcext:value-type="string">
            <text:p>Lançamentos</text:p>
          </table:table-cell>
          <table:table-cell office:value-type="string" calcext:value-type="string">
            <text:p>Menções</text:p>
          </table:table-cell>
          <table:table-cell office:value-type="string" calcext:value-type="string">
            <text:p>Menções Cita</text:p>
          </table:table-cell>
          <table:table-cell office:value-type="string" calcext:value-type="string">
            <text:p>Menções Usa</text:p>
          </table:table-cell>
          <table:table-cell office:value-type="string" calcext:value-type="string">
            <text:p>Menções Contribui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</table:table>
      <table:table table:name="dataset-by-year_13" table:style-name="ta1">
        <office:forms form:automatic-focus="false" form:apply-design-mode="false"/>
        <table:shapes>
          <draw:frame draw:z-index="0" draw:style-name="gr1" draw:text-style-name="P1" svg:width="192.03mm" svg:height="90.05mm" svg:x="0.28mm" svg:y="84.73mm">
            <loext:p draw:notify-on-update-of-ranges="'dataset-by-year_13'.A2:'dataset-by-year_13'.A18 'dataset-by-year_13'.P1:'dataset-by-year_13'.P1 'dataset-by-year_13'.P2:'dataset-by-year_13'.P18 'dataset-by-year_13'.Q1:'dataset-by-year_13'.Q1 'dataset-by-year_13'.Q2:'dataset-by-year_13'.Q18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40" table:default-cell-style-name="Default"/>
        <table:table-column table:style-name="co19" table:number-columns-repeated="14" table:default-cell-style-name="Default"/>
        <table:table-column table:style-name="co18" table:number-columns-repeated="4" table:default-cell-style-name="ce19"/>
        <table:table-column table:style-name="co18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entions</text:p>
          </table:table-cell>
          <table:table-cell/>
          <table:table-cell office:value-type="string" calcext:value-type="string">
            <text:p>projects</text:p>
          </table:table-cell>
          <table:table-cell office:value-type="string" calcext:value-type="string">
            <text:p>mention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mention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mention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mention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mentions</text:p>
          </table:table-cell>
          <table:table-cell table:number-columns-repeated="2" office:value-type="string" calcext:value-type="string">
            <text:p>projects</text:p>
          </table:table-cell>
          <table:table-cell table:style-name="Default" office:value-type="string" calcext:value-type="string">
            <text:p>Projetos</text:p>
          </table:table-cell>
          <table:table-cell table:style-name="Default" office:value-type="string" calcext:value-type="string">
            <text:p>Menções</text:p>
          </table:table-cell>
          <table:table-cell table:style-name="Default"/>
          <table:table-cell table:style-name="Default" office:value-type="string" calcext:value-type="string">
            <text:p>Crescimento (%)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AVERAGE([.D2];[.F2];[.H2];[.J2];[.L2];[.N2];[.O2])" office:value-type="float" office:value="1.66666666666667" calcext:value-type="float">
            <text:p>2</text:p>
          </table:table-cell>
          <table:table-cell table:formula="of:=AVERAGE([.E2];[.G2];[.I2];[.K2];[.M2])" office:value-type="float" office:value="1" calcext:value-type="float">
            <text:p>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AVERAGE([.D3];[.F3];[.H3];[.J3];[.L3];[.N3];[.O3])" office:value-type="float" office:value="1" calcext:value-type="float">
            <text:p>1</text:p>
          </table:table-cell>
          <table:table-cell table:formula="of:=AVERAGE([.E3];[.G3];[.I3];[.K3];[.M3])" office:value-type="float" office:value="1" calcext:value-type="float">
            <text:p>1</text:p>
          </table:table-cell>
          <table:table-cell table:formula="of:=100-([.Q3]*100/[.Q2])" office:value-type="float" office:value="0" calcext:value-type="float">
            <text:p>0</text:p>
          </table:table-cell>
          <table:table-cell table:formula="of:=[.R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D4];[.F4];[.H4];[.J4];[.L4];[.N4];[.O4])" office:value-type="float" office:value="1" calcext:value-type="float">
            <text:p>1</text:p>
          </table:table-cell>
          <table:table-cell table:formula="of:=AVERAGE([.E4];[.G4];[.I4];[.K4];[.M4])" office:value-type="float" office:value="1" calcext:value-type="float">
            <text:p>1</text:p>
          </table:table-cell>
          <table:table-cell table:formula="of:=100-([.Q4]*100/[.Q3])" office:value-type="float" office:value="0" calcext:value-type="float">
            <text:p>0</text:p>
          </table:table-cell>
          <table:table-cell table:formula="of:=[.R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D5];[.F5];[.H5];[.J5];[.L5];[.N5];[.O5])" office:value-type="float" office:value="1" calcext:value-type="float">
            <text:p>1</text:p>
          </table:table-cell>
          <table:table-cell table:formula="of:=AVERAGE([.E5];[.G5];[.I5];[.K5];[.M5])" office:value-type="float" office:value="2" calcext:value-type="float">
            <text:p>2</text:p>
          </table:table-cell>
          <table:table-cell table:formula="of:=100-([.Q5]*100/[.Q4])" office:value-type="float" office:value="-100" calcext:value-type="float">
            <text:p>-100</text:p>
          </table:table-cell>
          <table:table-cell table:formula="of:=[.R5]*-1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D6];[.F6];[.H6];[.J6];[.L6];[.N6];[.O6])" office:value-type="float" office:value="1" calcext:value-type="float">
            <text:p>1</text:p>
          </table:table-cell>
          <table:table-cell table:formula="of:=AVERAGE([.E6];[.G6];[.I6];[.K6];[.M6])" office:value-type="float" office:value="3.33333333333333" calcext:value-type="float">
            <text:p>3</text:p>
          </table:table-cell>
          <table:table-cell table:formula="of:=100-([.Q6]*100/[.Q5])" office:value-type="float" office:value="-66.6666666666667" calcext:value-type="float">
            <text:p>-67</text:p>
          </table:table-cell>
          <table:table-cell table:formula="of:=[.R6]*-1" office:value-type="float" office:value="66.6666666666667" calcext:value-type="float">
            <text:p>67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D7];[.F7];[.H7];[.J7];[.L7];[.N7];[.O7])" office:value-type="float" office:value="1.42857142857143" calcext:value-type="float">
            <text:p>1</text:p>
          </table:table-cell>
          <table:table-cell table:formula="of:=AVERAGE([.E7];[.G7];[.I7];[.K7];[.M7])" office:value-type="float" office:value="3.8" calcext:value-type="float">
            <text:p>4</text:p>
          </table:table-cell>
          <table:table-cell table:formula="of:=100-([.Q7]*100/[.Q6])" office:value-type="float" office:value="-14" calcext:value-type="float">
            <text:p>-14</text:p>
          </table:table-cell>
          <table:table-cell table:formula="of:=[.R7]*-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D8];[.F8];[.H8];[.J8];[.L8];[.N8];[.O8])" office:value-type="float" office:value="1" calcext:value-type="float">
            <text:p>1</text:p>
          </table:table-cell>
          <table:table-cell table:formula="of:=AVERAGE([.E8];[.G8];[.I8];[.K8];[.M8])" office:value-type="float" office:value="3" calcext:value-type="float">
            <text:p>3</text:p>
          </table:table-cell>
          <table:table-cell table:formula="of:=100-([.Q8]*100/[.Q7])" office:value-type="float" office:value="21.0526315789474" calcext:value-type="float">
            <text:p>21</text:p>
          </table:table-cell>
          <table:table-cell table:formula="of:=[.R8]" office:value-type="float" office:value="21.0526315789474" calcext:value-type="float">
            <text:p>21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D9];[.F9];[.H9];[.J9];[.L9];[.N9];[.O9])" office:value-type="float" office:value="1" calcext:value-type="float">
            <text:p>1</text:p>
          </table:table-cell>
          <table:table-cell table:formula="of:=AVERAGE([.E9];[.G9];[.I9];[.K9];[.M9])" office:value-type="float" office:value="2.2" calcext:value-type="float">
            <text:p>2</text:p>
          </table:table-cell>
          <table:table-cell table:formula="of:=100-([.Q9]*100/[.Q8])" office:value-type="float" office:value="26.6666666666667" calcext:value-type="float">
            <text:p>27</text:p>
          </table:table-cell>
          <table:table-cell table:formula="of:=[.R9]" office:value-type="float" office:value="26.6666666666667" calcext:value-type="float">
            <text:p>27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D10];[.F10];[.H10];[.J10];[.L10];[.N10];[.O10])" office:value-type="float" office:value="1" calcext:value-type="float">
            <text:p>1</text:p>
          </table:table-cell>
          <table:table-cell table:formula="of:=AVERAGE([.E10];[.G10];[.I10];[.K10];[.M10])" office:value-type="float" office:value="3.4" calcext:value-type="float">
            <text:p>3</text:p>
          </table:table-cell>
          <table:table-cell table:formula="of:=100-([.Q10]*100/[.Q9])" office:value-type="float" office:value="-54.5454545454545" calcext:value-type="float">
            <text:p>-55</text:p>
          </table:table-cell>
          <table:table-cell table:formula="of:=[.R10]*-1" office:value-type="float" office:value="54.5454545454545" calcext:value-type="float">
            <text:p>55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D11];[.F11];[.H11];[.J11];[.L11];[.N11];[.O11])" office:value-type="float" office:value="1" calcext:value-type="float">
            <text:p>1</text:p>
          </table:table-cell>
          <table:table-cell table:formula="of:=AVERAGE([.E11];[.G11];[.I11];[.K11];[.M11])" office:value-type="float" office:value="3.2" calcext:value-type="float">
            <text:p>3</text:p>
          </table:table-cell>
          <table:table-cell table:formula="of:=100-([.Q11]*100/[.Q10])" office:value-type="float" office:value="5.88235294117646" calcext:value-type="float">
            <text:p>6</text:p>
          </table:table-cell>
          <table:table-cell table:formula="of:=[.R11]" office:value-type="float" office:value="5.88235294117646" calcext:value-type="float">
            <text:p>6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AVERAGE([.D12];[.F12];[.H12];[.J12];[.L12];[.N12];[.O12])" office:value-type="float" office:value="1.66666666666667" calcext:value-type="float">
            <text:p>2</text:p>
          </table:table-cell>
          <table:table-cell table:formula="of:=AVERAGE([.E12];[.G12];[.I12];[.K12];[.M12])" office:value-type="float" office:value="5" calcext:value-type="float">
            <text:p>5</text:p>
          </table:table-cell>
          <table:table-cell table:formula="of:=100-([.Q12]*100/[.Q11])" office:value-type="float" office:value="-56.25" calcext:value-type="float">
            <text:p>-56</text:p>
          </table:table-cell>
          <table:table-cell table:formula="of:=[.R12]*-1" office:value-type="float" office:value="56.25" calcext:value-type="float">
            <text:p>56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D13];[.F13];[.H13];[.J13];[.L13];[.N13];[.O13])" office:value-type="float" office:value="1" calcext:value-type="float">
            <text:p>1</text:p>
          </table:table-cell>
          <table:table-cell table:formula="of:=AVERAGE([.E13];[.G13];[.I13];[.K13];[.M13])" office:value-type="float" office:value="4.5" calcext:value-type="float">
            <text:p>5</text:p>
          </table:table-cell>
          <table:table-cell table:formula="of:=100-([.Q13]*100/[.Q12])" office:value-type="float" office:value="10" calcext:value-type="float">
            <text:p>10</text:p>
          </table:table-cell>
          <table:table-cell table:formula="of:=[.R1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D14];[.F14];[.H14];[.J14];[.L14];[.N14];[.O14])" office:value-type="float" office:value="1" calcext:value-type="float">
            <text:p>1</text:p>
          </table:table-cell>
          <table:table-cell table:formula="of:=AVERAGE([.E14];[.G14];[.I14];[.K14];[.M14])" office:value-type="float" office:value="7.33333333333333" calcext:value-type="float">
            <text:p>7</text:p>
          </table:table-cell>
          <table:table-cell table:formula="of:=100-([.Q14]*100/[.Q13])" office:value-type="float" office:value="-62.9629629629629" calcext:value-type="float">
            <text:p>-63</text:p>
          </table:table-cell>
          <table:table-cell table:formula="of:=[.R14]*-1" office:value-type="float" office:value="62.9629629629629" calcext:value-type="float">
            <text:p>63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D15];[.F15];[.H15];[.J15];[.L15];[.N15];[.O15])" office:value-type="float" office:value="1.8" calcext:value-type="float">
            <text:p>2</text:p>
          </table:table-cell>
          <table:table-cell table:formula="of:=AVERAGE([.E15];[.G15];[.I15];[.K15];[.M15])" office:value-type="float" office:value="4.8" calcext:value-type="float">
            <text:p>5</text:p>
          </table:table-cell>
          <table:table-cell table:formula="of:=100-([.Q15]*100/[.Q14])" office:value-type="float" office:value="34.5454545454545" calcext:value-type="float">
            <text:p>35</text:p>
          </table:table-cell>
          <table:table-cell table:formula="of:=[.R15]" office:value-type="float" office:value="34.5454545454545" calcext:value-type="float">
            <text:p>35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D16];[.F16];[.H16];[.J16];[.L16];[.N16];[.O16])" office:value-type="float" office:value="1" calcext:value-type="float">
            <text:p>1</text:p>
          </table:table-cell>
          <table:table-cell table:formula="of:=AVERAGE([.E16];[.G16];[.I16];[.K16];[.M16])" office:value-type="float" office:value="3.8" calcext:value-type="float">
            <text:p>4</text:p>
          </table:table-cell>
          <table:table-cell table:formula="of:=100-([.Q16]*100/[.Q15])" office:value-type="float" office:value="20.8333333333333" calcext:value-type="float">
            <text:p>21</text:p>
          </table:table-cell>
          <table:table-cell table:formula="of:=[.R16]" office:value-type="float" office:value="20.8333333333333" calcext:value-type="float">
            <text:p>21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D17];[.F17];[.H17];[.J17];[.L17];[.N17];[.O17])" office:value-type="float" office:value="1" calcext:value-type="float">
            <text:p>1</text:p>
          </table:table-cell>
          <table:table-cell table:formula="of:=AVERAGE([.E17];[.G17];[.I17];[.K17];[.M17])" office:value-type="float" office:value="7.75" calcext:value-type="float">
            <text:p>8</text:p>
          </table:table-cell>
          <table:table-cell table:formula="of:=100-([.Q17]*100/[.Q16])" office:value-type="float" office:value="-103.947368421053" calcext:value-type="float">
            <text:p>-104</text:p>
          </table:table-cell>
          <table:table-cell table:formula="of:=[.R17]*-1" office:value-type="float" office:value="103.947368421053" calcext:value-type="float">
            <text:p>104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D18];[.F18];[.H18];[.J18];[.L18];[.N18];[.O18])" office:value-type="float" office:value="1" calcext:value-type="float">
            <text:p>1</text:p>
          </table:table-cell>
          <table:table-cell table:formula="of:=AVERAGE([.E18];[.G18];[.I18];[.K18];[.M18])" office:value-type="float" office:value="5" calcext:value-type="float">
            <text:p>5</text:p>
          </table:table-cell>
          <table:table-cell table:formula="of:=100-([.Q18]*100/[.Q17])" office:value-type="float" office:value="35.4838709677419" calcext:value-type="float">
            <text:p>35</text:p>
          </table:table-cell>
          <table:table-cell table:formula="of:=[.R18]" office:value-type="float" office:value="35.4838709677419" calcext:value-type="float">
            <text:p>35</text:p>
          </table:table-cell>
          <table:table-cell/>
        </table:table-row>
        <table:table-row table:style-name="ro1">
          <table:table-cell table:number-columns-repeated="15"/>
          <table:table-cell table:style-name="Default"/>
          <table:table-cell table:style-name="ce4" office:value-type="string" calcext:value-type="string" table:number-columns-spanned="2" table:number-rows-spanned="1">
            <text:p>taxa crescimento médio</text:p>
          </table:table-cell>
          <table:covered-table-cell table:style-name="Default"/>
          <table:table-cell table:style-name="ce9" table:formula="of:=AVERAGE([.S3:.S18])" office:value-type="float" office:value="38.3022976643411" calcext:value-type="float">
            <text:p>38</text:p>
          </table:table-cell>
          <table:table-cell office:value-type="string" calcext:value-type="string">
            <text:p>(%)</text:p>
          </table:table-cell>
        </table:table-row>
      </table:table>
      <table:table table:name="mentions-timeline" table:style-name="ta1">
        <office:forms form:automatic-focus="false" form:apply-design-mode="false"/>
        <table:table-column table:style-name="co48" table:default-cell-style-name="ce22"/>
        <table:table-column table:style-name="co49" table:number-columns-repeated="17" table:default-cell-style-name="Default"/>
        <table:table-column table:style-name="co18" table:number-columns-repeated="1006" table:default-cell-style-name="Default"/>
        <table:table-row table:style-name="ro1">
          <table:table-cell table:style-name="Default" office:value-type="string" calcext:value-type="string">
            <text:p>projeto</text:p>
          </table:table-cell>
          <table:table-cell table:style-name="ce22" office:value-type="float" office:value="2001" calcext:value-type="float">
            <text:p>2001</text:p>
          </table:table-cell>
          <table:table-cell table:style-name="ce22" office:value-type="float" office:value="2002" calcext:value-type="float">
            <text:p>2002</text:p>
          </table:table-cell>
          <table:table-cell table:style-name="ce32" office:value-type="float" office:value="2003" calcext:value-type="float">
            <text:p>2003</text:p>
          </table:table-cell>
          <table:table-cell table:style-name="ce22" office:value-type="float" office:value="2004" calcext:value-type="float">
            <text:p>2004</text:p>
          </table:table-cell>
          <table:table-cell table:style-name="ce22" office:value-type="float" office:value="2005" calcext:value-type="float">
            <text:p>2005</text:p>
          </table:table-cell>
          <table:table-cell table:style-name="ce22" office:value-type="float" office:value="2006" calcext:value-type="float">
            <text:p>2006</text:p>
          </table:table-cell>
          <table:table-cell table:style-name="ce22" office:value-type="float" office:value="2007" calcext:value-type="float">
            <text:p>2007</text:p>
          </table:table-cell>
          <table:table-cell table:style-name="ce22" office:value-type="float" office:value="2008" calcext:value-type="float">
            <text:p>2008</text:p>
          </table:table-cell>
          <table:table-cell table:style-name="ce22" office:value-type="float" office:value="2009" calcext:value-type="float">
            <text:p>2009</text:p>
          </table:table-cell>
          <table:table-cell table:style-name="ce22" office:value-type="float" office:value="2010" calcext:value-type="float">
            <text:p>2010</text:p>
          </table:table-cell>
          <table:table-cell table:style-name="ce22" office:value-type="float" office:value="2011" calcext:value-type="float">
            <text:p>2011</text:p>
          </table:table-cell>
          <table:table-cell table:style-name="ce22" office:value-type="float" office:value="2012" calcext:value-type="float">
            <text:p>2012</text:p>
          </table:table-cell>
          <table:table-cell table:style-name="ce22" office:value-type="float" office:value="2013" calcext:value-type="float">
            <text:p>2013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14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11" office:value-type="string" calcext:value-type="string">
            <text:p>0-0-0</text:p>
          </table:table-cell>
          <table:table-cell table:style-name="ce22" office:value-type="string" calcext:value-type="string">
            <text:p>1-0-1</text:p>
          </table:table-cell>
          <table:table-cell table:number-columns-repeated="5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10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style-name="ce22" office:value-type="string" calcext:value-type="string">
            <text:p>2-0-0</text:p>
          </table:table-cell>
          <table:table-cell table:number-columns-repeated="2" office:value-type="string" calcext:value-type="string">
            <text:p>0-0-0</text:p>
          </table:table-cell>
          <table:table-cell table:style-name="ce22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2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style-name="ce22" office:value-type="string" calcext:value-type="string">
            <text:p>0-1-0</text:p>
          </table:table-cell>
          <table:table-cell office:value-type="string" calcext:value-type="string">
            <text:p>0-0-0</text:p>
          </table:table-cell>
          <table:table-cell table:number-columns-repeated="2" table:style-name="ce22" office:value-type="string" calcext:value-type="string">
            <text:p>1-1-0</text:p>
          </table:table-cell>
          <table:table-cell table:number-columns-repeated="2" office:value-type="string" calcext:value-type="string">
            <text:p>0-0-0</text:p>
          </table:table-cell>
          <table:table-cell table:style-name="ce22" office:value-type="string" calcext:value-type="string">
            <text:p>1-0-1</text:p>
          </table:table-cell>
          <table:table-cell table:number-columns-repeated="4" office:value-type="string" calcext:value-type="string">
            <text:p>0-0-0</text:p>
          </table:table-cell>
          <table:table-cell table:style-name="ce22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5</text:p>
          </table:table-cell>
          <table:table-cell table:number-columns-repeated="6" office:value-type="string" calcext:value-type="string">
            <text:p>0-0-0</text:p>
          </table:table-cell>
          <table:table-cell table:style-name="ce22" office:value-type="string" calcext:value-type="string">
            <text:p>1-0-1</text:p>
          </table:table-cell>
          <table:table-cell table:number-columns-repeated="2" table:style-name="ce22" office:value-type="string" calcext:value-type="string">
            <text:p>0-0-1</text:p>
          </table:table-cell>
          <table:table-cell table:style-name="ce22" office:value-type="string" calcext:value-type="string">
            <text:p>1-0-0</text:p>
          </table:table-cell>
          <table:table-cell table:number-columns-repeated="7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table:style-name="ce31" office:value-type="string" calcext:value-type="string">
            <text:p>s6</text:p>
          </table:table-cell>
          <table:table-cell table:number-columns-repeated="14" table:style-name="ce24" office:value-type="string" calcext:value-type="string">
            <text:p>0-0-0</text:p>
          </table:table-cell>
          <table:table-cell table:style-name="ce31" office:value-type="string" calcext:value-type="string">
            <text:p>2-0-1</text:p>
          </table:table-cell>
          <table:table-cell table:style-name="ce24" office:value-type="string" calcext:value-type="string">
            <text:p>0-0-0</text:p>
          </table:table-cell>
          <table:table-cell table:style-name="ce31" office:value-type="string" calcext:value-type="string">
            <text:p>2-0-0</text:p>
          </table:table-cell>
          <table:table-cell table:style-name="ce24" table:number-columns-repeated="1006"/>
        </table:table-row>
        <table:table-row table:style-name="ro1">
          <table:table-cell office:value-type="string" calcext:value-type="string">
            <text:p>s7</text:p>
          </table:table-cell>
          <table:table-cell table:number-columns-repeated="2" office:value-type="string" calcext:value-type="string">
            <text:p>0-0-0</text:p>
          </table:table-cell>
          <table:table-cell table:style-name="ce22" office:value-type="string" calcext:value-type="string">
            <text:p>1-0-1</text:p>
          </table:table-cell>
          <table:table-cell office:value-type="string" calcext:value-type="string">
            <text:p>0-0-0</text:p>
          </table:table-cell>
          <table:table-cell table:style-name="ce22" office:value-type="string" calcext:value-type="string">
            <text:p>3-0-0</text:p>
          </table:table-cell>
          <table:table-cell table:style-name="ce22" office:value-type="string" calcext:value-type="string">
            <text:p>2-0-0</text:p>
          </table:table-cell>
          <table:table-cell office:value-type="string" calcext:value-type="string">
            <text:p>0-0-0</text:p>
          </table:table-cell>
          <table:table-cell table:style-name="ce22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number-columns-repeated="2" table:style-name="ce22" office:value-type="string" calcext:value-type="string">
            <text:p>1-0-0</text:p>
          </table:table-cell>
          <table:table-cell table:number-columns-repeated="6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8</text:p>
          </table:table-cell>
          <table:table-cell table:style-name="ce22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2" table:style-name="ce22" office:value-type="string" calcext:value-type="string">
            <text:p>1-0-0</text:p>
          </table:table-cell>
          <table:table-cell table:style-name="ce22" office:value-type="string" calcext:value-type="string">
            <text:p>1-0-1</text:p>
          </table:table-cell>
          <table:table-cell table:number-columns-repeated="2" office:value-type="string" calcext:value-type="string">
            <text:p>0-0-0</text:p>
          </table:table-cell>
          <table:table-cell table:style-name="ce22" office:value-type="string" calcext:value-type="string">
            <text:p>0-1-0</text:p>
          </table:table-cell>
          <table:table-cell table:number-columns-repeated="8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9</text:p>
          </table:table-cell>
          <table:table-cell table:number-columns-repeated="7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number-columns-repeated="2" table:style-name="ce22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0</text:p>
          </table:table-cell>
          <table:table-cell table:number-columns-repeated="12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style-name="ce33" office:value-type="string" calcext:value-type="string">
            <text:p>0-1-1</text:p>
          </table:table-cell>
          <table:table-cell table:style-name="ce22" office:value-type="string" calcext:value-type="string">
            <text:p>1-1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1</text:p>
          </table:table-cell>
          <table:table-cell table:number-columns-repeated="6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style-name="ce22" office:value-type="string" calcext:value-type="string">
            <text:p>1-0-0</text:p>
          </table:table-cell>
          <table:table-cell table:number-columns-repeated="5" office:value-type="string" calcext:value-type="string">
            <text:p>0-0-0</text:p>
          </table:table-cell>
          <table:table-cell table:style-name="ce22" office:value-type="string" calcext:value-type="string">
            <text:p>1-0-0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2</text:p>
          </table:table-cell>
          <table:table-cell table:number-columns-repeated="13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style-name="ce22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3</text:p>
          </table:table-cell>
          <table:table-cell table:number-columns-repeated="11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number-columns-repeated="5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4</text:p>
          </table:table-cell>
          <table:table-cell table:number-columns-repeated="13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style-name="ce22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5</text:p>
          </table:table-cell>
          <table:table-cell table:number-columns-repeated="12" office:value-type="string" calcext:value-type="string">
            <text:p>0-0-0</text:p>
          </table:table-cell>
          <table:table-cell table:style-name="ce22" office:value-type="string" calcext:value-type="string">
            <text:p>1-0-1</text:p>
          </table:table-cell>
          <table:table-cell table:style-name="ce22" office:value-type="string" calcext:value-type="string">
            <text:p>2-0-0</text:p>
          </table:table-cell>
          <table:table-cell table:style-name="ce22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7</text:p>
          </table:table-cell>
          <table:table-cell table:number-columns-repeated="13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6</text:p>
          </table:table-cell>
          <table:table-cell table:number-columns-repeated="10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style-name="ce22" office:value-type="string" calcext:value-type="string">
            <text:p>1-0-1</text:p>
          </table:table-cell>
          <table:table-cell table:number-columns-repeated="3" office:value-type="string" calcext:value-type="string">
            <text:p>0-0-0</text:p>
          </table:table-cell>
          <table:table-cell table:style-name="ce22" office:value-type="string" calcext:value-type="string">
            <text:p>0-1-0</text:p>
          </table:table-cell>
          <table:table-cell table:number-columns-repeated="1006"/>
        </table:table-row>
        <table:table-row table:style-name="ro1">
          <table:table-cell table:style-name="ce31" office:value-type="string" calcext:value-type="string">
            <text:p>s18</text:p>
          </table:table-cell>
          <table:table-cell table:number-columns-repeated="11" table:style-name="ce24" office:value-type="string" calcext:value-type="string">
            <text:p>0-0-0</text:p>
          </table:table-cell>
          <table:table-cell table:style-name="ce31" office:value-type="string" calcext:value-type="string">
            <text:p>0-0-1</text:p>
          </table:table-cell>
          <table:table-cell table:number-columns-repeated="2" table:style-name="ce24" office:value-type="string" calcext:value-type="string">
            <text:p>0-0-0</text:p>
          </table:table-cell>
          <table:table-cell table:style-name="ce24" office:value-type="string" calcext:value-type="string">
            <text:p>0-1-0</text:p>
          </table:table-cell>
          <table:table-cell table:number-columns-repeated="2" table:style-name="ce24" office:value-type="string" calcext:value-type="string">
            <text:p>0-0-0</text:p>
          </table:table-cell>
          <table:table-cell table:style-name="ce24" table:number-columns-repeated="1006"/>
        </table:table-row>
        <table:table-row table:style-name="ro1">
          <table:table-cell office:value-type="string" calcext:value-type="string">
            <text:p>s19</text:p>
          </table:table-cell>
          <table:table-cell table:number-columns-repeated="8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style-name="ce22" office:value-type="string" calcext:value-type="string">
            <text:p>0-1-0</text:p>
          </table:table-cell>
          <table:table-cell table:style-name="ce33" office:value-type="string" calcext:value-type="string">
            <text:p>0-2-1</text:p>
          </table:table-cell>
          <table:table-cell table:style-name="ce22" office:value-type="string" calcext:value-type="string">
            <text:p>0-2-0</text:p>
          </table:table-cell>
          <table:table-cell table:style-name="ce33" office:value-type="string" calcext:value-type="string">
            <text:p>2-3-1</text:p>
          </table:table-cell>
          <table:table-cell table:style-name="ce33" office:value-type="string" calcext:value-type="string">
            <text:p>1-4-1</text:p>
          </table:table-cell>
          <table:table-cell table:style-name="ce33" office:value-type="string" calcext:value-type="string">
            <text:p>2-1-3</text:p>
          </table:table-cell>
          <table:table-cell table:style-name="ce33" office:value-type="string" calcext:value-type="string">
            <text:p>7-3-1</text:p>
          </table:table-cell>
          <table:table-cell table:style-name="ce22" office:value-type="string" calcext:value-type="string">
            <text:p>2-2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20</text:p>
          </table:table-cell>
          <table:table-cell table:number-columns-repeated="5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number-columns-repeated="11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21</text:p>
          </table:table-cell>
          <table:table-cell table:number-columns-repeated="14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22</text:p>
          </table:table-cell>
          <table:table-cell table:number-columns-repeated="13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number-columns-repeated="2" table:style-name="ce22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23</text:p>
          </table:table-cell>
          <table:table-cell table:number-columns-repeated="14" office:value-type="string" calcext:value-type="string">
            <text:p>0-0-0</text:p>
          </table:table-cell>
          <table:table-cell table:style-name="ce22" office:value-type="string" calcext:value-type="string">
            <text:p>1-0-2</text:p>
          </table:table-cell>
          <table:table-cell table:style-name="ce33" office:value-type="string" calcext:value-type="string">
            <text:p>0-1-1</text:p>
          </table:table-cell>
          <table:table-cell table:style-name="ce22" office:value-type="string" calcext:value-type="string">
            <text:p>2-1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24</text:p>
          </table:table-cell>
          <table:table-cell table:number-columns-repeated="9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number-columns-repeated="7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25</text:p>
          </table:table-cell>
          <table:table-cell table:number-columns-repeated="13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style-name="ce33" office:value-type="string" calcext:value-type="string">
            <text:p>1-1-1</text:p>
          </table:table-cell>
          <table:table-cell table:style-name="ce33" office:value-type="string" calcext:value-type="string">
            <text:p>1-4-1</text:p>
          </table:table-cell>
          <table:table-cell table:style-name="ce33" office:value-type="string" calcext:value-type="string">
            <text:p>3-5-1</text:p>
          </table:table-cell>
          <table:table-cell table:number-columns-repeated="1006"/>
        </table:table-row>
        <table:table-row table:style-name="ro1">
          <table:table-cell table:style-name="ce31" office:value-type="string" calcext:value-type="string">
            <text:p>s26</text:p>
          </table:table-cell>
          <table:table-cell table:number-columns-repeated="13" table:style-name="ce24" office:value-type="string" calcext:value-type="string">
            <text:p>0-0-0</text:p>
          </table:table-cell>
          <table:table-cell table:style-name="ce31" office:value-type="string" calcext:value-type="string">
            <text:p>1-0-1</text:p>
          </table:table-cell>
          <table:table-cell table:style-name="ce31" office:value-type="string" calcext:value-type="string">
            <text:p>0-1-0</text:p>
          </table:table-cell>
          <table:table-cell table:style-name="ce34" office:value-type="string" calcext:value-type="string">
            <text:p>2-1-1</text:p>
          </table:table-cell>
          <table:table-cell table:style-name="ce24" office:value-type="string" calcext:value-type="string">
            <text:p>0-0-0</text:p>
          </table:table-cell>
          <table:table-cell table:style-name="ce24" table:number-columns-repeated="1006"/>
        </table:table-row>
        <table:table-row table:style-name="ro1">
          <table:table-cell office:value-type="string" calcext:value-type="string">
            <text:p>s27</text:p>
          </table:table-cell>
          <table:table-cell table:number-columns-repeated="5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style-name="ce22" office:value-type="string" calcext:value-type="string">
            <text:p>0-1-0</text:p>
          </table:table-cell>
          <table:table-cell table:number-columns-repeated="2" office:value-type="string" calcext:value-type="string">
            <text:p>0-0-0</text:p>
          </table:table-cell>
          <table:table-cell table:style-name="ce22" office:value-type="string" calcext:value-type="string">
            <text:p>0-1-0</text:p>
          </table:table-cell>
          <table:table-cell table:number-columns-repeated="5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table:style-name="ce31" office:value-type="string" calcext:value-type="string">
            <text:p>s28</text:p>
          </table:table-cell>
          <table:table-cell table:number-columns-repeated="2" table:style-name="ce24" office:value-type="string" calcext:value-type="string">
            <text:p>0-0-0</text:p>
          </table:table-cell>
          <table:table-cell table:style-name="ce31" office:value-type="string" calcext:value-type="string">
            <text:p>1-0-0</text:p>
          </table:table-cell>
          <table:table-cell table:style-name="ce24" office:value-type="string" calcext:value-type="string">
            <text:p>0-0-0</text:p>
          </table:table-cell>
          <table:table-cell table:style-name="ce31" office:value-type="string" calcext:value-type="string">
            <text:p>3-1-0</text:p>
          </table:table-cell>
          <table:table-cell table:style-name="ce31" office:value-type="string" calcext:value-type="string">
            <text:p>2-1-0</text:p>
          </table:table-cell>
          <table:table-cell table:style-name="ce34" office:value-type="string" calcext:value-type="string">
            <text:p>1-1-1</text:p>
          </table:table-cell>
          <table:table-cell table:style-name="ce31" office:value-type="string" calcext:value-type="string">
            <text:p>1-1-0</text:p>
          </table:table-cell>
          <table:table-cell table:style-name="ce31" office:value-type="string" calcext:value-type="string">
            <text:p>2-0-0</text:p>
          </table:table-cell>
          <table:table-cell table:style-name="ce34" office:value-type="string" calcext:value-type="string">
            <text:p>4-1-1</text:p>
          </table:table-cell>
          <table:table-cell table:style-name="ce31" office:value-type="string" calcext:value-type="string">
            <text:p>1-1-0</text:p>
          </table:table-cell>
          <table:table-cell table:style-name="ce31" office:value-type="string" calcext:value-type="string">
            <text:p>1-3-0</text:p>
          </table:table-cell>
          <table:table-cell table:style-name="ce34" office:value-type="string" calcext:value-type="string">
            <text:p>0-2-1</text:p>
          </table:table-cell>
          <table:table-cell table:style-name="ce31" office:value-type="string" calcext:value-type="string">
            <text:p>1-1-0</text:p>
          </table:table-cell>
          <table:table-cell table:style-name="ce31" office:value-type="string" calcext:value-type="string">
            <text:p>2-0-0</text:p>
          </table:table-cell>
          <table:table-cell table:style-name="ce31" office:value-type="string" calcext:value-type="string">
            <text:p>1-2-0</text:p>
          </table:table-cell>
          <table:table-cell table:style-name="ce31" office:value-type="string" calcext:value-type="string">
            <text:p>2-0-0</text:p>
          </table:table-cell>
          <table:table-cell table:style-name="ce24" table:number-columns-repeated="1006"/>
        </table:table-row>
        <table:table-row table:style-name="ro1">
          <table:table-cell office:value-type="string" calcext:value-type="string">
            <text:p>s29</text:p>
          </table:table-cell>
          <table:table-cell table:number-columns-repeated="5" office:value-type="string" calcext:value-type="string">
            <text:p>0-0-0</text:p>
          </table:table-cell>
          <table:table-cell table:style-name="ce22" office:value-type="string" calcext:value-type="string">
            <text:p>2-0-0</text:p>
          </table:table-cell>
          <table:table-cell table:style-name="ce22" office:value-type="string" calcext:value-type="string">
            <text:p>0-1-0</text:p>
          </table:table-cell>
          <table:table-cell table:number-columns-repeated="3" office:value-type="string" calcext:value-type="string">
            <text:p>0-0-0</text:p>
          </table:table-cell>
          <table:table-cell table:style-name="ce22" office:value-type="string" calcext:value-type="string">
            <text:p>2-0-0</text:p>
          </table:table-cell>
          <table:table-cell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style-name="ce22" office:value-type="string" calcext:value-type="string">
            <text:p>1-0-0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0</text:p>
          </table:table-cell>
          <table:table-cell table:number-columns-repeated="11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style-name="ce22" office:value-type="string" calcext:value-type="string">
            <text:p>1-2-0</text:p>
          </table:table-cell>
          <table:table-cell office:value-type="string" calcext:value-type="string">
            <text:p>0-0-0</text:p>
          </table:table-cell>
          <table:table-cell table:style-name="ce22" office:value-type="string" calcext:value-type="string">
            <text:p>0-2-0</text:p>
          </table:table-cell>
          <table:table-cell table:style-name="ce22" office:value-type="string" calcext:value-type="string">
            <text:p>0-1-0</text:p>
          </table:table-cell>
          <table:table-cell table:style-name="ce22" office:value-type="string" calcext:value-type="string">
            <text:p>1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1</text:p>
          </table:table-cell>
          <table:table-cell table:number-columns-repeated="8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number-columns-repeated="4" office:value-type="string" calcext:value-type="string">
            <text:p>0-0-0</text:p>
          </table:table-cell>
          <table:table-cell table:style-name="ce22" office:value-type="string" calcext:value-type="string">
            <text:p>0-1-0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2</text:p>
          </table:table-cell>
          <table:table-cell table:number-columns-repeated="5" office:value-type="string" calcext:value-type="string">
            <text:p>0-0-0</text:p>
          </table:table-cell>
          <table:table-cell table:style-name="ce22" office:value-type="string" calcext:value-type="string">
            <text:p>0-0-2</text:p>
          </table:table-cell>
          <table:table-cell table:style-name="ce22" office:value-type="string" calcext:value-type="string">
            <text:p>1-0-2</text:p>
          </table:table-cell>
          <table:table-cell table:style-name="ce22" office:value-type="string" calcext:value-type="string">
            <text:p>2-0-0</text:p>
          </table:table-cell>
          <table:table-cell table:style-name="ce22" office:value-type="string" calcext:value-type="string">
            <text:p>1-0-1</text:p>
          </table:table-cell>
          <table:table-cell table:style-name="ce22" office:value-type="string" calcext:value-type="string">
            <text:p>2-0-0</text:p>
          </table:table-cell>
          <table:table-cell table:number-columns-repeated="2" office:value-type="string" calcext:value-type="string">
            <text:p>0-0-0</text:p>
          </table:table-cell>
          <table:table-cell table:style-name="ce22" office:value-type="string" calcext:value-type="string">
            <text:p>1-0-0</text:p>
          </table:table-cell>
          <table:table-cell table:style-name="ce22" office:value-type="string" calcext:value-type="string">
            <text:p>0-0-1</text:p>
          </table:table-cell>
          <table:table-cell table:style-name="ce22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3</text:p>
          </table:table-cell>
          <table:table-cell table:number-columns-repeated="8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style-name="ce22" office:value-type="string" calcext:value-type="string">
            <text:p>1-0-0</text:p>
          </table:table-cell>
          <table:table-cell table:style-name="ce22" office:value-type="string" calcext:value-type="string">
            <text:p>1-2-0</text:p>
          </table:table-cell>
          <table:table-cell table:number-columns-repeated="4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4</text:p>
          </table:table-cell>
          <table:table-cell table:number-columns-repeated="13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style-name="ce22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5</text:p>
          </table:table-cell>
          <table:table-cell table:number-columns-repeated="13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6</text:p>
          </table:table-cell>
          <table:table-cell table:number-columns-repeated="8" office:value-type="string" calcext:value-type="string">
            <text:p>0-0-0</text:p>
          </table:table-cell>
          <table:table-cell table:style-name="ce22" office:value-type="string" calcext:value-type="string">
            <text:p>1-0-0</text:p>
          </table:table-cell>
          <table:table-cell table:style-name="ce22" office:value-type="string" calcext:value-type="string">
            <text:p>0-0-1</text:p>
          </table:table-cell>
          <table:table-cell table:number-columns-repeated="7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7</text:p>
          </table:table-cell>
          <table:table-cell table:number-columns-repeated="5" office:value-type="string" calcext:value-type="string">
            <text:p>0-0-0</text:p>
          </table:table-cell>
          <table:table-cell table:style-name="ce22" office:value-type="string" calcext:value-type="string">
            <text:p>0-0-2</text:p>
          </table:table-cell>
          <table:table-cell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style-name="ce22" office:value-type="string" calcext:value-type="string">
            <text:p>2-0-0</text:p>
          </table:table-cell>
          <table:table-cell table:style-name="ce22" office:value-type="string" calcext:value-type="string">
            <text:p>0-1-0</text:p>
          </table:table-cell>
          <table:table-cell table:number-columns-repeated="3" office:value-type="string" calcext:value-type="string">
            <text:p>0-0-0</text:p>
          </table:table-cell>
          <table:table-cell table:style-name="ce22" office:value-type="string" calcext:value-type="string">
            <text:p>1-0-0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8</text:p>
          </table:table-cell>
          <table:table-cell table:number-columns-repeated="6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style-name="ce22" office:value-type="string" calcext:value-type="string">
            <text:p>2-0-0</text:p>
          </table:table-cell>
          <table:table-cell office:value-type="string" calcext:value-type="string">
            <text:p>0-0-0</text:p>
          </table:table-cell>
          <table:table-cell table:style-name="ce22" office:value-type="string" calcext:value-type="string">
            <text:p>1-0-0</text:p>
          </table:table-cell>
          <table:table-cell table:number-columns-repeated="2" table:style-name="ce22" office:value-type="string" calcext:value-type="string">
            <text:p>4-0-0</text:p>
          </table:table-cell>
          <table:table-cell table:style-name="ce22" office:value-type="string" calcext:value-type="string">
            <text:p>2-0-0</text:p>
          </table:table-cell>
          <table:table-cell office:value-type="string" calcext:value-type="string">
            <text:p>0-0-0</text:p>
          </table:table-cell>
          <table:table-cell table:style-name="ce22" office:value-type="string" calcext:value-type="string">
            <text:p>1-0-0</text:p>
          </table:table-cell>
          <table:table-cell table:style-name="ce22" office:value-type="string" calcext:value-type="string">
            <text:p>3-0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9</text:p>
          </table:table-cell>
          <table:table-cell table:number-columns-repeated="11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style-name="ce22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0</text:p>
          </table:table-cell>
          <table:table-cell table:number-columns-repeated="13" office:value-type="string" calcext:value-type="string">
            <text:p>0-0-0</text:p>
          </table:table-cell>
          <table:table-cell table:style-name="ce22" office:value-type="string" calcext:value-type="string">
            <text:p>1-0-1</text:p>
          </table:table-cell>
          <table:table-cell table:style-name="ce33" office:value-type="string" calcext:value-type="string">
            <text:p>0-3-2</text:p>
          </table:table-cell>
          <table:table-cell table:number-columns-repeated="2" table:style-name="ce22" office:value-type="string" calcext:value-type="string">
            <text:p>0-1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1</text:p>
          </table:table-cell>
          <table:table-cell table:number-columns-repeated="14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2</text:p>
          </table:table-cell>
          <table:table-cell table:number-columns-repeated="14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3</text:p>
          </table:table-cell>
          <table:table-cell table:number-columns-repeated="7" office:value-type="string" calcext:value-type="string">
            <text:p>0-0-0</text:p>
          </table:table-cell>
          <table:table-cell table:style-name="ce22" office:value-type="string" calcext:value-type="string">
            <text:p>0-0-2</text:p>
          </table:table-cell>
          <table:table-cell table:number-columns-repeated="9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4</text:p>
          </table:table-cell>
          <table:table-cell table:number-columns-repeated="11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style-name="ce22" office:value-type="string" calcext:value-type="string">
            <text:p>1-0-0</text:p>
          </table:table-cell>
          <table:table-cell table:number-columns-repeated="4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5</text:p>
          </table:table-cell>
          <table:table-cell table:number-columns-repeated="12" office:value-type="string" calcext:value-type="string">
            <text:p>0-0-0</text:p>
          </table:table-cell>
          <table:table-cell table:number-columns-repeated="2" table:style-name="ce22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6</text:p>
          </table:table-cell>
          <table:table-cell table:number-columns-repeated="8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style-name="ce22" office:value-type="string" calcext:value-type="string">
            <text:p>0-1-0</text:p>
          </table:table-cell>
          <table:table-cell table:style-name="ce22" office:value-type="string" calcext:value-type="string">
            <text:p>3-1-0</text:p>
          </table:table-cell>
          <table:table-cell table:style-name="ce22" office:value-type="string" calcext:value-type="string">
            <text:p>2-1-0</text:p>
          </table:table-cell>
          <table:table-cell table:style-name="ce22" office:value-type="string" calcext:value-type="string">
            <text:p>2-0-0</text:p>
          </table:table-cell>
          <table:table-cell table:number-columns-repeated="2" office:value-type="string" calcext:value-type="string">
            <text:p>0-0-0</text:p>
          </table:table-cell>
          <table:table-cell table:style-name="ce22" office:value-type="string" calcext:value-type="string">
            <text:p>2-0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7</text:p>
          </table:table-cell>
          <table:table-cell table:number-columns-repeated="13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8</text:p>
          </table:table-cell>
          <table:table-cell table:number-columns-repeated="10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style-name="ce22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9</text:p>
          </table:table-cell>
          <table:table-cell table:number-columns-repeated="3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style-name="ce33" office:value-type="string" calcext:value-type="string">
            <text:p>0-1-1</text:p>
          </table:table-cell>
          <table:table-cell table:style-name="ce22" office:value-type="string" calcext:value-type="string">
            <text:p>0-1-0</text:p>
          </table:table-cell>
          <table:table-cell table:number-columns-repeated="5" office:value-type="string" calcext:value-type="string">
            <text:p>0-0-0</text:p>
          </table:table-cell>
          <table:table-cell table:style-name="ce22" office:value-type="string" calcext:value-type="string">
            <text:p>1-0-0</text:p>
          </table:table-cell>
          <table:table-cell table:number-columns-repeated="5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50</text:p>
          </table:table-cell>
          <table:table-cell table:number-columns-repeated="13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table:style-name="ce31" office:value-type="string" calcext:value-type="string">
            <text:p>s51</text:p>
          </table:table-cell>
          <table:table-cell table:style-name="ce24" office:value-type="string" calcext:value-type="string">
            <text:p>0-0-0</text:p>
          </table:table-cell>
          <table:table-cell table:style-name="ce31" office:value-type="string" calcext:value-type="string">
            <text:p>0-1-0</text:p>
          </table:table-cell>
          <table:table-cell table:number-columns-repeated="12" table:style-name="ce24" office:value-type="string" calcext:value-type="string">
            <text:p>0-0-0</text:p>
          </table:table-cell>
          <table:table-cell table:style-name="ce31" office:value-type="string" calcext:value-type="string">
            <text:p>0-0-1</text:p>
          </table:table-cell>
          <table:table-cell table:style-name="ce24" office:value-type="string" calcext:value-type="string">
            <text:p>0-0-0</text:p>
          </table:table-cell>
          <table:table-cell table:style-name="ce31" office:value-type="string" calcext:value-type="string">
            <text:p>1-1-0</text:p>
          </table:table-cell>
          <table:table-cell table:style-name="ce24" table:number-columns-repeated="1006"/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0-0-0</text:p>
          </table:table-cell>
          <table:table-cell table:number-columns-repeated="2" table:style-name="ce22" office:value-type="string" calcext:value-type="string">
            <text:p>1-0-0</text:p>
          </table:table-cell>
          <table:table-cell table:style-name="ce22" office:value-type="string" calcext:value-type="string">
            <text:p>1-2-0</text:p>
          </table:table-cell>
          <table:table-cell table:style-name="ce22" office:value-type="string" calcext:value-type="string">
            <text:p>2-1-0</text:p>
          </table:table-cell>
          <table:table-cell office:value-type="string" calcext:value-type="string">
            <text:p>0-0-0</text:p>
          </table:table-cell>
          <table:table-cell table:number-columns-repeated="2" table:style-name="ce22" office:value-type="string" calcext:value-type="string">
            <text:p>1-0-0</text:p>
          </table:table-cell>
          <table:table-cell table:style-name="ce22" office:value-type="string" calcext:value-type="string">
            <text:p>2-1-0</text:p>
          </table:table-cell>
          <table:table-cell table:style-name="ce22" office:value-type="string" calcext:value-type="string">
            <text:p>0-1-0</text:p>
          </table:table-cell>
          <table:table-cell table:style-name="ce33" office:value-type="string" calcext:value-type="string">
            <text:p>0-2-1</text:p>
          </table:table-cell>
          <table:table-cell table:style-name="ce22" office:value-type="string" calcext:value-type="string">
            <text:p>0-3-0</text:p>
          </table:table-cell>
          <table:table-cell table:style-name="ce22" office:value-type="string" calcext:value-type="string">
            <text:p>2-2-0</text:p>
          </table:table-cell>
          <table:table-cell table:style-name="ce22" office:value-type="string" calcext:value-type="string">
            <text:p>0-4-0</text:p>
          </table:table-cell>
          <table:table-cell table:style-name="ce22" office:value-type="string" calcext:value-type="string">
            <text:p>2-1-0</text:p>
          </table:table-cell>
          <table:table-cell table:style-name="ce33" office:value-type="string" calcext:value-type="string">
            <text:p>0-4-2</text:p>
          </table:table-cell>
          <table:table-cell table:style-name="ce22" office:value-type="string" calcext:value-type="string">
            <text:p>1-2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53</text:p>
          </table:table-cell>
          <table:table-cell table:number-columns-repeated="10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style-name="ce22" office:value-type="string" calcext:value-type="string">
            <text:p>0-1-0</text:p>
          </table:table-cell>
          <table:table-cell table:style-name="ce22" office:value-type="string" calcext:value-type="string">
            <text:p>1-0-0</text:p>
          </table:table-cell>
          <table:table-cell table:style-name="ce22" office:value-type="string" calcext:value-type="string">
            <text:p>0-1-0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54</text:p>
          </table:table-cell>
          <table:table-cell table:number-columns-repeated="4" office:value-type="string" calcext:value-type="string">
            <text:p>0-0-0</text:p>
          </table:table-cell>
          <table:table-cell table:style-name="ce22" office:value-type="string" calcext:value-type="string">
            <text:p>0-1-0</text:p>
          </table:table-cell>
          <table:table-cell table:style-name="ce22" office:value-type="string" calcext:value-type="string">
            <text:p>1-0-1</text:p>
          </table:table-cell>
          <table:table-cell table:number-columns-repeated="11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55</text:p>
          </table:table-cell>
          <table:table-cell table:number-columns-repeated="13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56</text:p>
          </table:table-cell>
          <table:table-cell table:style-name="ce22" office:value-type="string" calcext:value-type="string">
            <text:p>0-0-1</text:p>
          </table:table-cell>
          <table:table-cell table:style-name="ce22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style-name="ce22" office:value-type="string" calcext:value-type="string">
            <text:p>1-1-0</text:p>
          </table:table-cell>
          <table:table-cell table:style-name="ce22" office:value-type="string" calcext:value-type="string">
            <text:p>1-0-0</text:p>
          </table:table-cell>
          <table:table-cell table:style-name="ce22" office:value-type="string" calcext:value-type="string">
            <text:p>1-3-0</text:p>
          </table:table-cell>
          <table:table-cell table:style-name="ce22" office:value-type="string" calcext:value-type="string">
            <text:p>1-1-0</text:p>
          </table:table-cell>
          <table:table-cell table:number-columns-repeated="2" table:style-name="ce22" office:value-type="string" calcext:value-type="string">
            <text:p>2-0-0</text:p>
          </table:table-cell>
          <table:table-cell table:style-name="ce22" office:value-type="string" calcext:value-type="string">
            <text:p>3-0-0</text:p>
          </table:table-cell>
          <table:table-cell table:number-columns-repeated="3" table:style-name="ce22" office:value-type="string" calcext:value-type="string">
            <text:p>1-0-0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57</text:p>
          </table:table-cell>
          <table:table-cell table:number-columns-repeated="9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style-name="ce22" office:value-type="string" calcext:value-type="string">
            <text:p>2-0-0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2" table:style-name="ce22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table:style-name="ce31" office:value-type="string" calcext:value-type="string">
            <text:p>s58</text:p>
          </table:table-cell>
          <table:table-cell table:number-columns-repeated="7" table:style-name="ce24" office:value-type="string" calcext:value-type="string">
            <text:p>0-0-0</text:p>
          </table:table-cell>
          <table:table-cell table:number-columns-repeated="2" table:style-name="ce31" office:value-type="string" calcext:value-type="string">
            <text:p>0-1-0</text:p>
          </table:table-cell>
          <table:table-cell table:style-name="ce31" office:value-type="string" calcext:value-type="string">
            <text:p>0-0-1</text:p>
          </table:table-cell>
          <table:table-cell table:style-name="ce31" office:value-type="string" calcext:value-type="string">
            <text:p>0-1-0</text:p>
          </table:table-cell>
          <table:table-cell table:style-name="ce31" office:value-type="string" calcext:value-type="string">
            <text:p>1-1-0</text:p>
          </table:table-cell>
          <table:table-cell table:style-name="ce31" office:value-type="string" calcext:value-type="string">
            <text:p>1-0-0</text:p>
          </table:table-cell>
          <table:table-cell table:number-columns-repeated="2" table:style-name="ce24" office:value-type="string" calcext:value-type="string">
            <text:p>0-0-0</text:p>
          </table:table-cell>
          <table:table-cell table:style-name="ce31" office:value-type="string" calcext:value-type="string">
            <text:p>2-1-0</text:p>
          </table:table-cell>
          <table:table-cell table:style-name="ce31" office:value-type="string" calcext:value-type="string">
            <text:p>1-0-0</text:p>
          </table:table-cell>
          <table:table-cell table:style-name="ce24" table:number-columns-repeated="1006"/>
        </table:table-row>
        <table:table-row table:style-name="ro1">
          <table:table-cell office:value-type="string" calcext:value-type="string">
            <text:p>s59</text:p>
          </table:table-cell>
          <table:table-cell table:number-columns-repeated="5" office:value-type="string" calcext:value-type="string">
            <text:p>0-0-0</text:p>
          </table:table-cell>
          <table:table-cell table:style-name="ce22" office:value-type="string" calcext:value-type="string">
            <text:p>0-1-0</text:p>
          </table:table-cell>
          <table:table-cell office:value-type="string" calcext:value-type="string">
            <text:p>0-0-0</text:p>
          </table:table-cell>
          <table:table-cell table:style-name="ce22" office:value-type="string" calcext:value-type="string">
            <text:p>3-1-0</text:p>
          </table:table-cell>
          <table:table-cell table:style-name="ce33" office:value-type="string" calcext:value-type="string">
            <text:p>1-2-1</text:p>
          </table:table-cell>
          <table:table-cell table:style-name="ce33" office:value-type="string" calcext:value-type="string">
            <text:p>3-1-1</text:p>
          </table:table-cell>
          <table:table-cell table:style-name="ce22" office:value-type="string" calcext:value-type="string">
            <text:p>0-0-1</text:p>
          </table:table-cell>
          <table:table-cell table:style-name="ce22" office:value-type="string" calcext:value-type="string">
            <text:p>3-0-2</text:p>
          </table:table-cell>
          <table:table-cell table:style-name="ce22" office:value-type="string" calcext:value-type="string">
            <text:p>1-2-0</text:p>
          </table:table-cell>
          <table:table-cell table:style-name="ce22" office:value-type="string" calcext:value-type="string">
            <text:p>2-0-2</text:p>
          </table:table-cell>
          <table:table-cell table:style-name="ce22" office:value-type="string" calcext:value-type="string">
            <text:p>1-1-0</text:p>
          </table:table-cell>
          <table:table-cell table:style-name="ce22" office:value-type="string" calcext:value-type="string">
            <text:p>1-2-0</text:p>
          </table:table-cell>
          <table:table-cell table:style-name="ce22" office:value-type="string" calcext:value-type="string">
            <text:p>1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60</text:p>
          </table:table-cell>
          <table:table-cell table:number-columns-repeated="2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style-name="ce22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style-name="ce22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style-name="ce22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style-name="ce22" office:value-type="string" calcext:value-type="string">
            <text:p>1-0-0</text:p>
          </table:table-cell>
          <table:table-cell table:number-columns-repeated="6" office:value-type="string" calcext:value-type="string">
            <text:p>0-0-0</text:p>
          </table:table-cell>
          <table:table-cell table:number-columns-repeated="1006"/>
        </table:table-row>
      </table:table>
      <table:table table:name="metrics" table:style-name="ta1">
        <office:forms form:automatic-focus="false" form:apply-design-mode="false"/>
        <table:shapes>
          <draw:frame draw:z-index="0" draw:style-name="gr1" draw:text-style-name="P1" svg:width="159.99mm" svg:height="89.99mm" svg:x="106.62mm" svg:y="41.37mm">
            <loext:p draw:notify-on-update-of-ranges="metrics.C10:metrics.C43 metrics.D10:metrics.D43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" draw:style-name="gr1" draw:text-style-name="P1" svg:width="159.97mm" svg:height="90.05mm" svg:x="120.94mm" svg:y="281.02mm">
            <loext:p draw:notify-on-update-of-ranges="metrics.C63:metrics.C87 metrics.D63:metrics.D87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2" draw:style-name="gr1" draw:text-style-name="P1" svg:width="159.97mm" svg:height="90.04mm" svg:x="117.37mm" svg:y="745.87mm">
            <loext:p draw:notify-on-update-of-ranges="metrics.C165:metrics.C181 metrics.D165:metrics.D181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3" draw:style-name="gr1" draw:text-style-name="P1" svg:width="159.97mm" svg:height="90.05mm" svg:x="117.64mm" svg:y="426.59mm">
            <loext:p draw:notify-on-update-of-ranges="metrics.C94:metrics.C115 metrics.D94:metrics.D115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4" draw:style-name="gr1" draw:text-style-name="P1" svg:width="159.97mm" svg:height="90.05mm" svg:x="108.3mm" svg:y="534.16mm">
            <loext:p draw:notify-on-update-of-ranges="metrics.C117:metrics.C142 metrics.D117:metrics.D142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5" draw:style-name="gr1" draw:text-style-name="P1" svg:width="159.97mm" svg:height="90.04mm" svg:x="112.97mm" svg:y="870.98mm">
            <loext:p draw:notify-on-update-of-ranges="metrics.C185:metrics.C221 metrics.D185:metrics.D221"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table:shapes>
        <table:table-column table:style-name="co1" table:default-cell-style-name="Default"/>
        <table:table-column table:style-name="co50" table:default-cell-style-name="Default"/>
        <table:table-column table:style-name="co51" table:default-cell-style-name="ce35"/>
        <table:table-column table:style-name="co52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ersion</text:p>
          </table:table-cell>
          <table:table-cell table:style-name="Default" office:value-type="string" calcext:value-type="string">
            <text:p>released_at</text:p>
          </table:table-cell>
          <table:table-cell office:value-type="string" calcext:value-type="string">
            <text:p>total_modules</text:p>
          </table:table-cell>
          <table:table-cell office:value-type="string" calcext:value-type="string">
            <text:p>total_eloc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015-09-07</text:p>
          </table:table-cell>
          <table:table-cell office:value-type="float" office:value="1969" calcext:value-type="float">
            <text:p>1969</text:p>
          </table:table-cell>
          <table:table-cell office:value-type="float" office:value="180780" calcext:value-type="float">
            <text:p>180780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015-09-07</text:p>
          </table:table-cell>
          <table:table-cell office:value-type="float" office:value="445" calcext:value-type="float">
            <text:p>445</text:p>
          </table:table-cell>
          <table:table-cell office:value-type="float" office:value="26515" calcext:value-type="float">
            <text:p>26515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015-09-06</text:p>
          </table:table-cell>
          <table:table-cell office:value-type="float" office:value="726" calcext:value-type="float">
            <text:p>726</text:p>
          </table:table-cell>
          <table:table-cell office:value-type="float" office:value="35633" calcext:value-type="float">
            <text:p>35633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3-sv-comp-2016</text:p>
          </table:table-cell>
          <table:table-cell office:value-type="string" calcext:value-type="string">
            <text:p>2015-11-08</text:p>
          </table:table-cell>
          <table:table-cell office:value-type="float" office:value="733" calcext:value-type="float">
            <text:p>733</text:p>
          </table:table-cell>
          <table:table-cell office:value-type="float" office:value="36176" calcext:value-type="float">
            <text:p>36176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16-08-17</text:p>
          </table:table-cell>
          <table:table-cell office:value-type="float" office:value="842" calcext:value-type="float">
            <text:p>842</text:p>
          </table:table-cell>
          <table:table-cell office:value-type="float" office:value="39863" calcext:value-type="float">
            <text:p>39863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5-sv-comp-2017</text:p>
          </table:table-cell>
          <table:table-cell office:value-type="string" calcext:value-type="string">
            <text:p>2016-12-20</text:p>
          </table:table-cell>
          <table:table-cell office:value-type="float" office:value="850" calcext:value-type="float">
            <text:p>850</text:p>
          </table:table-cell>
          <table:table-cell office:value-type="float" office:value="40604" calcext:value-type="float">
            <text:p>40604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17-02-11</text:p>
          </table:table-cell>
          <table:table-cell office:value-type="float" office:value="671" calcext:value-type="float">
            <text:p>671</text:p>
          </table:table-cell>
          <table:table-cell office:value-type="float" office:value="27560" calcext:value-type="float">
            <text:p>27560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12-05-30</text:p>
          </table:table-cell>
          <table:table-cell office:value-type="float" office:value="91" calcext:value-type="float">
            <text:p>91</text:p>
          </table:table-cell>
          <table:table-cell office:value-type="float" office:value="6464" calcext:value-type="float">
            <text:p>646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013-05-01</text:p>
          </table:table-cell>
          <table:table-cell office:value-type="float" office:value="121" calcext:value-type="float">
            <text:p>121</text:p>
          </table:table-cell>
          <table:table-cell office:value-type="float" office:value="7069" calcext:value-type="float">
            <text:p>706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014-08-22</text:p>
          </table:table-cell>
          <table:table-cell office:value-type="float" office:value="121" calcext:value-type="float">
            <text:p>121</text:p>
          </table:table-cell>
          <table:table-cell office:value-type="float" office:value="7464" calcext:value-type="float">
            <text:p>746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013-11-20</text:p>
          </table:table-cell>
          <table:table-cell office:value-type="float" office:value="153" calcext:value-type="float">
            <text:p>153</text:p>
          </table:table-cell>
          <table:table-cell office:value-type="float" office:value="11319" calcext:value-type="float">
            <text:p>1131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13-12-06</text:p>
          </table:table-cell>
          <table:table-cell office:value-type="float" office:value="161" calcext:value-type="float">
            <text:p>161</text:p>
          </table:table-cell>
          <table:table-cell office:value-type="float" office:value="13204" calcext:value-type="float">
            <text:p>1320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14-01-17</text:p>
          </table:table-cell>
          <table:table-cell office:value-type="float" office:value="211" calcext:value-type="float">
            <text:p>211</text:p>
          </table:table-cell>
          <table:table-cell office:value-type="float" office:value="19494" calcext:value-type="float">
            <text:p>1949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014-02-02</text:p>
          </table:table-cell>
          <table:table-cell office:value-type="float" office:value="232" calcext:value-type="float">
            <text:p>232</text:p>
          </table:table-cell>
          <table:table-cell office:value-type="float" office:value="20699" calcext:value-type="float">
            <text:p>2069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014-02-08</text:p>
          </table:table-cell>
          <table:table-cell office:value-type="float" office:value="241" calcext:value-type="float">
            <text:p>241</text:p>
          </table:table-cell>
          <table:table-cell office:value-type="float" office:value="23543" calcext:value-type="float">
            <text:p>2354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14-03-03</text:p>
          </table:table-cell>
          <table:table-cell office:value-type="float" office:value="262" calcext:value-type="float">
            <text:p>262</text:p>
          </table:table-cell>
          <table:table-cell office:value-type="float" office:value="24753" calcext:value-type="float">
            <text:p>2475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014-03-15</text:p>
          </table:table-cell>
          <table:table-cell office:value-type="float" office:value="279" calcext:value-type="float">
            <text:p>279</text:p>
          </table:table-cell>
          <table:table-cell office:value-type="float" office:value="26191" calcext:value-type="float">
            <text:p>2619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9.1</text:p>
          </table:table-cell>
          <table:table-cell office:value-type="string" calcext:value-type="string">
            <text:p>2014-03-18</text:p>
          </table:table-cell>
          <table:table-cell office:value-type="float" office:value="280" calcext:value-type="float">
            <text:p>280</text:p>
          </table:table-cell>
          <table:table-cell office:value-type="float" office:value="26377" calcext:value-type="float">
            <text:p>26377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2014-03-28</text:p>
          </table:table-cell>
          <table:table-cell office:value-type="float" office:value="302" calcext:value-type="float">
            <text:p>302</text:p>
          </table:table-cell>
          <table:table-cell office:value-type="float" office:value="27538" calcext:value-type="float">
            <text:p>27538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2014-04-22</text:p>
          </table:table-cell>
          <table:table-cell office:value-type="float" office:value="331" calcext:value-type="float">
            <text:p>331</text:p>
          </table:table-cell>
          <table:table-cell office:value-type="float" office:value="31341" calcext:value-type="float">
            <text:p>3134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2014-07-22</text:p>
          </table:table-cell>
          <table:table-cell office:value-type="float" office:value="489" calcext:value-type="float">
            <text:p>489</text:p>
          </table:table-cell>
          <table:table-cell office:value-type="float" office:value="44463" calcext:value-type="float">
            <text:p>4446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014-08-22</text:p>
          </table:table-cell>
          <table:table-cell office:value-type="float" office:value="520" calcext:value-type="float">
            <text:p>520</text:p>
          </table:table-cell>
          <table:table-cell office:value-type="float" office:value="50229" calcext:value-type="float">
            <text:p>5022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014-10-31</text:p>
          </table:table-cell>
          <table:table-cell office:value-type="float" office:value="566" calcext:value-type="float">
            <text:p>566</text:p>
          </table:table-cell>
          <table:table-cell office:value-type="float" office:value="54593" calcext:value-type="float">
            <text:p>5459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2014-12-23</text:p>
          </table:table-cell>
          <table:table-cell office:value-type="float" office:value="572" calcext:value-type="float">
            <text:p>572</text:p>
          </table:table-cell>
          <table:table-cell office:value-type="float" office:value="55675" calcext:value-type="float">
            <text:p>55675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2015-01-06</text:p>
          </table:table-cell>
          <table:table-cell office:value-type="float" office:value="574" calcext:value-type="float">
            <text:p>574</text:p>
          </table:table-cell>
          <table:table-cell office:value-type="float" office:value="56121" calcext:value-type="float">
            <text:p>5612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2015-02-09</text:p>
          </table:table-cell>
          <table:table-cell office:value-type="float" office:value="656" calcext:value-type="float">
            <text:p>656</text:p>
          </table:table-cell>
          <table:table-cell office:value-type="float" office:value="66589" calcext:value-type="float">
            <text:p>6658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15-04-18</text:p>
          </table:table-cell>
          <table:table-cell office:value-type="float" office:value="745" calcext:value-type="float">
            <text:p>745</text:p>
          </table:table-cell>
          <table:table-cell office:value-type="float" office:value="73182" calcext:value-type="float">
            <text:p>7318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015-06-22</text:p>
          </table:table-cell>
          <table:table-cell office:value-type="float" office:value="804" calcext:value-type="float">
            <text:p>804</text:p>
          </table:table-cell>
          <table:table-cell office:value-type="float" office:value="79118" calcext:value-type="float">
            <text:p>79118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15-07-13</text:p>
          </table:table-cell>
          <table:table-cell office:value-type="float" office:value="1029" calcext:value-type="float">
            <text:p>1029</text:p>
          </table:table-cell>
          <table:table-cell office:value-type="float" office:value="154786" calcext:value-type="float">
            <text:p>154786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015-07-23</text:p>
          </table:table-cell>
          <table:table-cell office:value-type="float" office:value="1052" calcext:value-type="float">
            <text:p>1052</text:p>
          </table:table-cell>
          <table:table-cell office:value-type="float" office:value="155942" calcext:value-type="float">
            <text:p>15594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015-08-11</text:p>
          </table:table-cell>
          <table:table-cell office:value-type="float" office:value="1062" calcext:value-type="float">
            <text:p>1062</text:p>
          </table:table-cell>
          <table:table-cell office:value-type="float" office:value="157284" calcext:value-type="float">
            <text:p>15728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015-11-11</text:p>
          </table:table-cell>
          <table:table-cell office:value-type="float" office:value="1199" calcext:value-type="float">
            <text:p>1199</text:p>
          </table:table-cell>
          <table:table-cell office:value-type="float" office:value="186814" calcext:value-type="float">
            <text:p>18681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016-01-15</text:p>
          </table:table-cell>
          <table:table-cell office:value-type="float" office:value="1220" calcext:value-type="float">
            <text:p>1220</text:p>
          </table:table-cell>
          <table:table-cell office:value-type="float" office:value="189271" calcext:value-type="float">
            <text:p>18927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016-04-02</text:p>
          </table:table-cell>
          <table:table-cell office:value-type="float" office:value="1531" calcext:value-type="float">
            <text:p>1531</text:p>
          </table:table-cell>
          <table:table-cell office:value-type="float" office:value="194856" calcext:value-type="float">
            <text:p>194856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1</text:p>
          </table:table-cell>
          <table:table-cell office:value-type="string" calcext:value-type="string">
            <text:p>2016-05-31</text:p>
          </table:table-cell>
          <table:table-cell office:value-type="float" office:value="1581" calcext:value-type="float">
            <text:p>1581</text:p>
          </table:table-cell>
          <table:table-cell office:value-type="float" office:value="199139" calcext:value-type="float">
            <text:p>19913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2</text:p>
          </table:table-cell>
          <table:table-cell office:value-type="string" calcext:value-type="string">
            <text:p>2016-10-05</text:p>
          </table:table-cell>
          <table:table-cell office:value-type="float" office:value="1816" calcext:value-type="float">
            <text:p>1816</text:p>
          </table:table-cell>
          <table:table-cell office:value-type="float" office:value="221910" calcext:value-type="float">
            <text:p>221910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4</text:p>
          </table:table-cell>
          <table:table-cell office:value-type="string" calcext:value-type="string">
            <text:p>2017-03-10</text:p>
          </table:table-cell>
          <table:table-cell office:value-type="float" office:value="1881" calcext:value-type="float">
            <text:p>1881</text:p>
          </table:table-cell>
          <table:table-cell office:value-type="float" office:value="226261" calcext:value-type="float">
            <text:p>22626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017-04-18</text:p>
          </table:table-cell>
          <table:table-cell office:value-type="float" office:value="1885" calcext:value-type="float">
            <text:p>1885</text:p>
          </table:table-cell>
          <table:table-cell office:value-type="float" office:value="227032" calcext:value-type="float">
            <text:p>22703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017-05-25</text:p>
          </table:table-cell>
          <table:table-cell office:value-type="float" office:value="2055" calcext:value-type="float">
            <text:p>2055</text:p>
          </table:table-cell>
          <table:table-cell office:value-type="float" office:value="238384" calcext:value-type="float">
            <text:p>23838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2017-06-23</text:p>
          </table:table-cell>
          <table:table-cell office:value-type="float" office:value="2001" calcext:value-type="float">
            <text:p>2001</text:p>
          </table:table-cell>
          <table:table-cell office:value-type="float" office:value="232268" calcext:value-type="float">
            <text:p>232268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2017-07-07</text:p>
          </table:table-cell>
          <table:table-cell office:value-type="float" office:value="2080" calcext:value-type="float">
            <text:p>2080</text:p>
          </table:table-cell>
          <table:table-cell office:value-type="float" office:value="238497" calcext:value-type="float">
            <text:p>238497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2017-08-08</text:p>
          </table:table-cell>
          <table:table-cell office:value-type="float" office:value="2096" calcext:value-type="float">
            <text:p>2096</text:p>
          </table:table-cell>
          <table:table-cell office:value-type="float" office:value="239917" calcext:value-type="float">
            <text:p>239917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2001-12-13</text:p>
          </table:table-cell>
          <table:table-cell office:value-type="float" office:value="15" calcext:value-type="float">
            <text:p>15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1-rc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6" calcext:value-type="float">
            <text:p>16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1</text:p>
          </table:table-cell>
          <table:table-cell office:value-type="string" calcext:value-type="string">
            <text:p>2002-04-22</text:p>
          </table:table-cell>
          <table:table-cell office:value-type="float" office:value="18" calcext:value-type="float">
            <text:p>18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2-rc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44" calcext:value-type="float">
            <text:p>44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2-rc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46" calcext:value-type="float">
            <text:p>46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2</text:p>
          </table:table-cell>
          <table:table-cell office:value-type="string" calcext:value-type="string">
            <text:p>2003-01-20</text:p>
          </table:table-cell>
          <table:table-cell office:value-type="float" office:value="46" calcext:value-type="float">
            <text:p>46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3.0</text:p>
          </table:table-cell>
          <table:table-cell office:value-type="string" calcext:value-type="string">
            <text:p>2004-05-06</text:p>
          </table:table-cell>
          <table:table-cell office:value-type="float" office:value="93" calcext:value-type="float">
            <text:p>93</text:p>
          </table:table-cell>
          <table:table-cell office:value-type="float" office:value="551936" calcext:value-type="float">
            <text:p>551936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0.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0" calcext:value-type="float">
            <text:p>10</text:p>
          </table:table-cell>
          <table:table-cell office:value-type="float" office:value="11260" calcext:value-type="float">
            <text:p>11260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0.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2" calcext:value-type="float">
            <text:p>12</text:p>
          </table:table-cell>
          <table:table-cell office:value-type="float" office:value="13674" calcext:value-type="float">
            <text:p>13674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0.3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7" calcext:value-type="float">
            <text:p>17</text:p>
          </table:table-cell>
          <table:table-cell office:value-type="float" office:value="17703" calcext:value-type="float">
            <text:p>17703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05-07-07</text:p>
          </table:table-cell>
          <table:table-cell office:value-type="float" office:value="17" calcext:value-type="float">
            <text:p>17</text:p>
          </table:table-cell>
          <table:table-cell office:value-type="float" office:value="20197" calcext:value-type="float">
            <text:p>20197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0.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0.3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06" calcext:value-type="float">
            <text:p>106</text:p>
          </table:table-cell>
          <table:table-cell office:value-type="float" office:value="3626" calcext:value-type="float">
            <text:p>3626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13-10-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014-01-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4-11-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4-07-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dropbox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244" calcext:value-type="float">
            <text:p>244</text:p>
          </table:table-cell>
          <table:table-cell office:value-type="float" office:value="23387" calcext:value-type="float">
            <text:p>23387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15-01-28</text:p>
          </table:table-cell>
          <table:table-cell office:value-type="float" office:value="1063" calcext:value-type="float">
            <text:p>1063</text:p>
          </table:table-cell>
          <table:table-cell office:value-type="float" office:value="34084" calcext:value-type="float">
            <text:p>34084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2015-02-02</text:p>
          </table:table-cell>
          <table:table-cell office:value-type="float" office:value="1081" calcext:value-type="float">
            <text:p>1081</text:p>
          </table:table-cell>
          <table:table-cell office:value-type="float" office:value="35554" calcext:value-type="float">
            <text:p>35554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2015-04-01</text:p>
          </table:table-cell>
          <table:table-cell office:value-type="float" office:value="1171" calcext:value-type="float">
            <text:p>1171</text:p>
          </table:table-cell>
          <table:table-cell office:value-type="float" office:value="39513" calcext:value-type="float">
            <text:p>39513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2015-05-19</text:p>
          </table:table-cell>
          <table:table-cell office:value-type="float" office:value="1203" calcext:value-type="float">
            <text:p>1203</text:p>
          </table:table-cell>
          <table:table-cell office:value-type="float" office:value="41942" calcext:value-type="float">
            <text:p>41942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4</text:p>
          </table:table-cell>
          <table:table-cell office:value-type="string" calcext:value-type="string">
            <text:p>2015-06-23</text:p>
          </table:table-cell>
          <table:table-cell office:value-type="float" office:value="1208" calcext:value-type="float">
            <text:p>1208</text:p>
          </table:table-cell>
          <table:table-cell office:value-type="float" office:value="42185" calcext:value-type="float">
            <text:p>42185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5</text:p>
          </table:table-cell>
          <table:table-cell office:value-type="string" calcext:value-type="string">
            <text:p>2015-09-14</text:p>
          </table:table-cell>
          <table:table-cell office:value-type="float" office:value="1512" calcext:value-type="float">
            <text:p>1512</text:p>
          </table:table-cell>
          <table:table-cell office:value-type="float" office:value="57742" calcext:value-type="float">
            <text:p>57742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6</text:p>
          </table:table-cell>
          <table:table-cell office:value-type="string" calcext:value-type="string">
            <text:p>2015-10-27</text:p>
          </table:table-cell>
          <table:table-cell office:value-type="float" office:value="1557" calcext:value-type="float">
            <text:p>1557</text:p>
          </table:table-cell>
          <table:table-cell office:value-type="float" office:value="60045" calcext:value-type="float">
            <text:p>60045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7</text:p>
          </table:table-cell>
          <table:table-cell office:value-type="string" calcext:value-type="string">
            <text:p>2015-12-11</text:p>
          </table:table-cell>
          <table:table-cell office:value-type="float" office:value="1584" calcext:value-type="float">
            <text:p>1584</text:p>
          </table:table-cell>
          <table:table-cell office:value-type="float" office:value="63569" calcext:value-type="float">
            <text:p>63569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8</text:p>
          </table:table-cell>
          <table:table-cell office:value-type="string" calcext:value-type="string">
            <text:p>2016-01-25</text:p>
          </table:table-cell>
          <table:table-cell office:value-type="float" office:value="1635" calcext:value-type="float">
            <text:p>1635</text:p>
          </table:table-cell>
          <table:table-cell office:value-type="float" office:value="64939" calcext:value-type="float">
            <text:p>64939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9</text:p>
          </table:table-cell>
          <table:table-cell office:value-type="string" calcext:value-type="string">
            <text:p>2016-03-23</text:p>
          </table:table-cell>
          <table:table-cell office:value-type="float" office:value="1703" calcext:value-type="float">
            <text:p>1703</text:p>
          </table:table-cell>
          <table:table-cell office:value-type="float" office:value="67638" calcext:value-type="float">
            <text:p>67638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0</text:p>
          </table:table-cell>
          <table:table-cell office:value-type="string" calcext:value-type="string">
            <text:p>2016-07-15</text:p>
          </table:table-cell>
          <table:table-cell office:value-type="float" office:value="1792" calcext:value-type="float">
            <text:p>1792</text:p>
          </table:table-cell>
          <table:table-cell office:value-type="float" office:value="75985" calcext:value-type="float">
            <text:p>75985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1</text:p>
          </table:table-cell>
          <table:table-cell office:value-type="string" calcext:value-type="string">
            <text:p>2016-07-18</text:p>
          </table:table-cell>
          <table:table-cell office:value-type="float" office:value="1791" calcext:value-type="float">
            <text:p>1791</text:p>
          </table:table-cell>
          <table:table-cell office:value-type="float" office:value="76006" calcext:value-type="float">
            <text:p>7600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2</text:p>
          </table:table-cell>
          <table:table-cell office:value-type="string" calcext:value-type="string">
            <text:p>2016-08-30</text:p>
          </table:table-cell>
          <table:table-cell office:value-type="float" office:value="1871" calcext:value-type="float">
            <text:p>1871</text:p>
          </table:table-cell>
          <table:table-cell office:value-type="float" office:value="79531" calcext:value-type="float">
            <text:p>79531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3</text:p>
          </table:table-cell>
          <table:table-cell office:value-type="string" calcext:value-type="string">
            <text:p>2016-09-21</text:p>
          </table:table-cell>
          <table:table-cell office:value-type="float" office:value="1906" calcext:value-type="float">
            <text:p>1906</text:p>
          </table:table-cell>
          <table:table-cell office:value-type="float" office:value="81542" calcext:value-type="float">
            <text:p>81542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4</text:p>
          </table:table-cell>
          <table:table-cell office:value-type="string" calcext:value-type="string">
            <text:p>2016-10-31</text:p>
          </table:table-cell>
          <table:table-cell office:value-type="float" office:value="1939" calcext:value-type="float">
            <text:p>1939</text:p>
          </table:table-cell>
          <table:table-cell office:value-type="float" office:value="83245" calcext:value-type="float">
            <text:p>83245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5</text:p>
          </table:table-cell>
          <table:table-cell office:value-type="string" calcext:value-type="string">
            <text:p>2016-12-02</text:p>
          </table:table-cell>
          <table:table-cell office:value-type="float" office:value="1988" calcext:value-type="float">
            <text:p>1988</text:p>
          </table:table-cell>
          <table:table-cell office:value-type="float" office:value="85506" calcext:value-type="float">
            <text:p>8550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6</text:p>
          </table:table-cell>
          <table:table-cell office:value-type="string" calcext:value-type="string">
            <text:p>2017-02-14</text:p>
          </table:table-cell>
          <table:table-cell office:value-type="float" office:value="2081" calcext:value-type="float">
            <text:p>2081</text:p>
          </table:table-cell>
          <table:table-cell office:value-type="float" office:value="92447" calcext:value-type="float">
            <text:p>92447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7</text:p>
          </table:table-cell>
          <table:table-cell office:value-type="string" calcext:value-type="string">
            <text:p>2017-02-16</text:p>
          </table:table-cell>
          <table:table-cell office:value-type="float" office:value="2083" calcext:value-type="float">
            <text:p>2083</text:p>
          </table:table-cell>
          <table:table-cell office:value-type="float" office:value="92586" calcext:value-type="float">
            <text:p>9258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8</text:p>
          </table:table-cell>
          <table:table-cell office:value-type="string" calcext:value-type="string">
            <text:p>2017-03-01</text:p>
          </table:table-cell>
          <table:table-cell office:value-type="float" office:value="2104" calcext:value-type="float">
            <text:p>2104</text:p>
          </table:table-cell>
          <table:table-cell office:value-type="float" office:value="94643" calcext:value-type="float">
            <text:p>94643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9</text:p>
          </table:table-cell>
          <table:table-cell office:value-type="string" calcext:value-type="string">
            <text:p>2017-03-16</text:p>
          </table:table-cell>
          <table:table-cell office:value-type="float" office:value="2124" calcext:value-type="float">
            <text:p>2124</text:p>
          </table:table-cell>
          <table:table-cell office:value-type="float" office:value="94568" calcext:value-type="float">
            <text:p>94568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0</text:p>
          </table:table-cell>
          <table:table-cell office:value-type="string" calcext:value-type="string">
            <text:p>2017-06-29</text:p>
          </table:table-cell>
          <table:table-cell office:value-type="float" office:value="2343" calcext:value-type="float">
            <text:p>2343</text:p>
          </table:table-cell>
          <table:table-cell office:value-type="float" office:value="104736" calcext:value-type="float">
            <text:p>10473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1</text:p>
          </table:table-cell>
          <table:table-cell office:value-type="string" calcext:value-type="string">
            <text:p>2017-06-29</text:p>
          </table:table-cell>
          <table:table-cell office:value-type="float" office:value="2343" calcext:value-type="float">
            <text:p>2343</text:p>
          </table:table-cell>
          <table:table-cell office:value-type="float" office:value="104810" calcext:value-type="float">
            <text:p>104810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2017-08-21</text:p>
          </table:table-cell>
          <table:table-cell office:value-type="float" office:value="2433" calcext:value-type="float">
            <text:p>2433</text:p>
          </table:table-cell>
          <table:table-cell office:value-type="float" office:value="108611" calcext:value-type="float">
            <text:p>108611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2017-08-28</text:p>
          </table:table-cell>
          <table:table-cell office:value-type="float" office:value="2454" calcext:value-type="float">
            <text:p>2454</text:p>
          </table:table-cell>
          <table:table-cell office:value-type="float" office:value="109348" calcext:value-type="float">
            <text:p>109348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2017-10-28</text:p>
          </table:table-cell>
          <table:table-cell office:value-type="float" office:value="2504" calcext:value-type="float">
            <text:p>2504</text:p>
          </table:table-cell>
          <table:table-cell office:value-type="float" office:value="112117" calcext:value-type="float">
            <text:p>112117</text:p>
          </table:table-cell>
        </table:table-row>
        <table:table-row table:style-name="ro1">
          <table:table-cell office:value-type="string" calcext:value-type="string">
            <text:p>s21</text:p>
          </table:table-cell>
          <table:table-cell office:value-type="string" calcext:value-type="string">
            <text:p>demo</text:p>
          </table:table-cell>
          <table:table-cell table:style-name="Default"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7-06-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06" calcext:value-type="float">
            <text:p>306</text:p>
          </table:table-cell>
          <table:table-cell office:value-type="float" office:value="25234" calcext:value-type="float">
            <text:p>25234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1.0.0-jrfaller</text:p>
          </table:table-cell>
          <table:table-cell office:value-type="string" calcext:value-type="string">
            <text:p>2013-12-23</text:p>
          </table:table-cell>
          <table:table-cell office:value-type="float" office:value="153" calcext:value-type="float">
            <text:p>153</text:p>
          </table:table-cell>
          <table:table-cell office:value-type="float" office:value="46356" calcext:value-type="float">
            <text:p>46356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2015-06-24</text:p>
          </table:table-cell>
          <table:table-cell office:value-type="float" office:value="176" calcext:value-type="float">
            <text:p>176</text:p>
          </table:table-cell>
          <table:table-cell office:value-type="float" office:value="48245" calcext:value-type="float">
            <text:p>48245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2015-07-15</text:p>
          </table:table-cell>
          <table:table-cell office:value-type="float" office:value="190" calcext:value-type="float">
            <text:p>190</text:p>
          </table:table-cell>
          <table:table-cell office:value-type="float" office:value="9621" calcext:value-type="float">
            <text:p>9621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13-10-05</text:p>
          </table:table-cell>
          <table:table-cell office:value-type="float" office:value="1581" calcext:value-type="float">
            <text:p>1581</text:p>
          </table:table-cell>
          <table:table-cell office:value-type="float" office:value="114642" calcext:value-type="float">
            <text:p>114642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0-beta.1</text:p>
          </table:table-cell>
          <table:table-cell office:value-type="string" calcext:value-type="string">
            <text:p>2013-10-05</text:p>
          </table:table-cell>
          <table:table-cell office:value-type="float" office:value="2096" calcext:value-type="float">
            <text:p>2096</text:p>
          </table:table-cell>
          <table:table-cell office:value-type="float" office:value="150860" calcext:value-type="float">
            <text:p>15086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13-10-04</text:p>
          </table:table-cell>
          <table:table-cell office:value-type="float" office:value="2096" calcext:value-type="float">
            <text:p>2096</text:p>
          </table:table-cell>
          <table:table-cell office:value-type="float" office:value="150911" calcext:value-type="float">
            <text:p>150911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014-02-18</text:p>
          </table:table-cell>
          <table:table-cell office:value-type="float" office:value="2096" calcext:value-type="float">
            <text:p>2096</text:p>
          </table:table-cell>
          <table:table-cell office:value-type="float" office:value="151073" calcext:value-type="float">
            <text:p>151073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014-03-17</text:p>
          </table:table-cell>
          <table:table-cell office:value-type="float" office:value="2094" calcext:value-type="float">
            <text:p>2094</text:p>
          </table:table-cell>
          <table:table-cell office:value-type="float" office:value="151322" calcext:value-type="float">
            <text:p>151322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014-04-01</text:p>
          </table:table-cell>
          <table:table-cell office:value-type="float" office:value="2093" calcext:value-type="float">
            <text:p>2093</text:p>
          </table:table-cell>
          <table:table-cell office:value-type="float" office:value="151180" calcext:value-type="float">
            <text:p>15118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14-05-27</text:p>
          </table:table-cell>
          <table:table-cell office:value-type="float" office:value="2097" calcext:value-type="float">
            <text:p>2097</text:p>
          </table:table-cell>
          <table:table-cell office:value-type="float" office:value="150436" calcext:value-type="float">
            <text:p>150436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014-06-22</text:p>
          </table:table-cell>
          <table:table-cell office:value-type="float" office:value="2095" calcext:value-type="float">
            <text:p>2095</text:p>
          </table:table-cell>
          <table:table-cell office:value-type="float" office:value="150285" calcext:value-type="float">
            <text:p>15028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2014-10-16</text:p>
          </table:table-cell>
          <table:table-cell office:value-type="float" office:value="2111" calcext:value-type="float">
            <text:p>2111</text:p>
          </table:table-cell>
          <table:table-cell office:value-type="float" office:value="152061" calcext:value-type="float">
            <text:p>152061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4.1</text:p>
          </table:table-cell>
          <table:table-cell office:value-type="string" calcext:value-type="string">
            <text:p>2014-11-16</text:p>
          </table:table-cell>
          <table:table-cell office:value-type="float" office:value="2116" calcext:value-type="float">
            <text:p>2116</text:p>
          </table:table-cell>
          <table:table-cell office:value-type="float" office:value="152028" calcext:value-type="float">
            <text:p>152028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015-04-20</text:p>
          </table:table-cell>
          <table:table-cell office:value-type="float" office:value="2151" calcext:value-type="float">
            <text:p>2151</text:p>
          </table:table-cell>
          <table:table-cell office:value-type="float" office:value="153349" calcext:value-type="float">
            <text:p>153349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015-05-22</text:p>
          </table:table-cell>
          <table:table-cell office:value-type="float" office:value="2156" calcext:value-type="float">
            <text:p>2156</text:p>
          </table:table-cell>
          <table:table-cell office:value-type="float" office:value="154380" calcext:value-type="float">
            <text:p>15438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015-06-05</text:p>
          </table:table-cell>
          <table:table-cell office:value-type="float" office:value="2161" calcext:value-type="float">
            <text:p>2161</text:p>
          </table:table-cell>
          <table:table-cell office:value-type="float" office:value="154451" calcext:value-type="float">
            <text:p>154451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2015-07-20</text:p>
          </table:table-cell>
          <table:table-cell office:value-type="float" office:value="1557" calcext:value-type="float">
            <text:p>1557</text:p>
          </table:table-cell>
          <table:table-cell office:value-type="float" office:value="145165" calcext:value-type="float">
            <text:p>14516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2015-11-16</text:p>
          </table:table-cell>
          <table:table-cell office:value-type="float" office:value="1547" calcext:value-type="float">
            <text:p>1547</text:p>
          </table:table-cell>
          <table:table-cell office:value-type="float" office:value="144628" calcext:value-type="float">
            <text:p>144628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016-02-09</text:p>
          </table:table-cell>
          <table:table-cell office:value-type="float" office:value="1570" calcext:value-type="float">
            <text:p>1570</text:p>
          </table:table-cell>
          <table:table-cell office:value-type="float" office:value="146472" calcext:value-type="float">
            <text:p>146472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2016-04-29</text:p>
          </table:table-cell>
          <table:table-cell office:value-type="float" office:value="1606" calcext:value-type="float">
            <text:p>1606</text:p>
          </table:table-cell>
          <table:table-cell office:value-type="float" office:value="150905" calcext:value-type="float">
            <text:p>15090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2016-11-24</text:p>
          </table:table-cell>
          <table:table-cell office:value-type="float" office:value="1638" calcext:value-type="float">
            <text:p>1638</text:p>
          </table:table-cell>
          <table:table-cell office:value-type="float" office:value="152866" calcext:value-type="float">
            <text:p>152866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2017-02-02</text:p>
          </table:table-cell>
          <table:table-cell office:value-type="float" office:value="1621" calcext:value-type="float">
            <text:p>1621</text:p>
          </table:table-cell>
          <table:table-cell office:value-type="float" office:value="128713" calcext:value-type="float">
            <text:p>128713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2017-04-23</text:p>
          </table:table-cell>
          <table:table-cell office:value-type="float" office:value="1581" calcext:value-type="float">
            <text:p>1581</text:p>
          </table:table-cell>
          <table:table-cell office:value-type="float" office:value="127245" calcext:value-type="float">
            <text:p>12724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3.2</text:p>
          </table:table-cell>
          <table:table-cell office:value-type="string" calcext:value-type="string">
            <text:p>2017-05-03</text:p>
          </table:table-cell>
          <table:table-cell office:value-type="float" office:value="1579" calcext:value-type="float">
            <text:p>1579</text:p>
          </table:table-cell>
          <table:table-cell office:value-type="float" office:value="127068" calcext:value-type="float">
            <text:p>127068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2017-09-07</text:p>
          </table:table-cell>
          <table:table-cell office:value-type="float" office:value="1580" calcext:value-type="float">
            <text:p>1580</text:p>
          </table:table-cell>
          <table:table-cell office:value-type="float" office:value="127214" calcext:value-type="float">
            <text:p>127214</text:p>
          </table:table-cell>
        </table:table-row>
        <table:table-row table:style-name="ro1">
          <table:table-cell office:value-type="string" calcext:value-type="string">
            <text:p>s27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524" calcext:value-type="float">
            <text:p>524</text:p>
          </table:table-cell>
          <table:table-cell office:value-type="float" office:value="41032" calcext:value-type="float">
            <text:p>4103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10506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" calcext:value-type="float">
            <text:p>9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1090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" calcext:value-type="float">
            <text:p>9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01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4" calcext:value-type="float">
            <text:p>94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026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4" calcext:value-type="float">
            <text:p>94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11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4" calcext:value-type="float">
            <text:p>94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21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2" calcext:value-type="float">
            <text:p>12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31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8" calcext:value-type="float">
            <text:p>38</text:p>
          </table:table-cell>
          <table:table-cell office:value-type="float" office:value="4666" calcext:value-type="float">
            <text:p>4666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41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44" calcext:value-type="float">
            <text:p>44</text:p>
          </table:table-cell>
          <table:table-cell office:value-type="float" office:value="4946" calcext:value-type="float">
            <text:p>4946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2013-07-29</text:p>
          </table:table-cell>
          <table:table-cell office:value-type="float" office:value="53" calcext:value-type="float">
            <text:p>53</text:p>
          </table:table-cell>
          <table:table-cell office:value-type="float" office:value="5588" calcext:value-type="float">
            <text:p>558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2013-08-26</text:p>
          </table:table-cell>
          <table:table-cell office:value-type="float" office:value="53" calcext:value-type="float">
            <text:p>53</text:p>
          </table:table-cell>
          <table:table-cell office:value-type="float" office:value="5682" calcext:value-type="float">
            <text:p>568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3</text:p>
          </table:table-cell>
          <table:table-cell office:value-type="string" calcext:value-type="string">
            <text:p>2013-08-27</text:p>
          </table:table-cell>
          <table:table-cell office:value-type="float" office:value="53" calcext:value-type="float">
            <text:p>53</text:p>
          </table:table-cell>
          <table:table-cell office:value-type="float" office:value="5678" calcext:value-type="float">
            <text:p>567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4</text:p>
          </table:table-cell>
          <table:table-cell office:value-type="string" calcext:value-type="string">
            <text:p>2013-09-04</text:p>
          </table:table-cell>
          <table:table-cell office:value-type="float" office:value="54" calcext:value-type="float">
            <text:p>54</text:p>
          </table:table-cell>
          <table:table-cell office:value-type="float" office:value="5760" calcext:value-type="float">
            <text:p>576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5</text:p>
          </table:table-cell>
          <table:table-cell office:value-type="string" calcext:value-type="string">
            <text:p>2013-09-17</text:p>
          </table:table-cell>
          <table:table-cell office:value-type="float" office:value="55" calcext:value-type="float">
            <text:p>55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6</text:p>
          </table:table-cell>
          <table:table-cell office:value-type="string" calcext:value-type="string">
            <text:p>2013-11-29</text:p>
          </table:table-cell>
          <table:table-cell office:value-type="float" office:value="56" calcext:value-type="float">
            <text:p>56</text:p>
          </table:table-cell>
          <table:table-cell office:value-type="float" office:value="6362" calcext:value-type="float">
            <text:p>636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7</text:p>
          </table:table-cell>
          <table:table-cell office:value-type="string" calcext:value-type="string">
            <text:p>2014-06-10</text:p>
          </table:table-cell>
          <table:table-cell office:value-type="float" office:value="57" calcext:value-type="float">
            <text:p>57</text:p>
          </table:table-cell>
          <table:table-cell office:value-type="float" office:value="6502" calcext:value-type="float">
            <text:p>650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8</text:p>
          </table:table-cell>
          <table:table-cell office:value-type="string" calcext:value-type="string">
            <text:p>2014-06-11</text:p>
          </table:table-cell>
          <table:table-cell office:value-type="float" office:value="57" calcext:value-type="float">
            <text:p>57</text:p>
          </table:table-cell>
          <table:table-cell office:value-type="float" office:value="6502" calcext:value-type="float">
            <text:p>650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9</text:p>
          </table:table-cell>
          <table:table-cell office:value-type="string" calcext:value-type="string">
            <text:p>2014-09-01</text:p>
          </table:table-cell>
          <table:table-cell office:value-type="float" office:value="58" calcext:value-type="float">
            <text:p>58</text:p>
          </table:table-cell>
          <table:table-cell office:value-type="float" office:value="6477" calcext:value-type="float">
            <text:p>6477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0</text:p>
          </table:table-cell>
          <table:table-cell office:value-type="string" calcext:value-type="string">
            <text:p>2014-10-10</text:p>
          </table:table-cell>
          <table:table-cell office:value-type="float" office:value="58" calcext:value-type="float">
            <text:p>58</text:p>
          </table:table-cell>
          <table:table-cell office:value-type="float" office:value="6480" calcext:value-type="float">
            <text:p>648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1</text:p>
          </table:table-cell>
          <table:table-cell office:value-type="string" calcext:value-type="string">
            <text:p>2015-02-06</text:p>
          </table:table-cell>
          <table:table-cell office:value-type="float" office:value="58" calcext:value-type="float">
            <text:p>58</text:p>
          </table:table-cell>
          <table:table-cell office:value-type="float" office:value="6628" calcext:value-type="float">
            <text:p>662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2</text:p>
          </table:table-cell>
          <table:table-cell office:value-type="string" calcext:value-type="string">
            <text:p>2015-09-03</text:p>
          </table:table-cell>
          <table:table-cell office:value-type="float" office:value="58" calcext:value-type="float">
            <text:p>58</text:p>
          </table:table-cell>
          <table:table-cell office:value-type="float" office:value="6638" calcext:value-type="float">
            <text:p>663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3</text:p>
          </table:table-cell>
          <table:table-cell office:value-type="string" calcext:value-type="string">
            <text:p>2015-09-11</text:p>
          </table:table-cell>
          <table:table-cell office:value-type="float" office:value="58" calcext:value-type="float">
            <text:p>58</text:p>
          </table:table-cell>
          <table:table-cell office:value-type="float" office:value="6663" calcext:value-type="float">
            <text:p>6663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2016-01-13</text:p>
          </table:table-cell>
          <table:table-cell office:value-type="float" office:value="59" calcext:value-type="float">
            <text:p>59</text:p>
          </table:table-cell>
          <table:table-cell office:value-type="float" office:value="6637" calcext:value-type="float">
            <text:p>6637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1</text:p>
          </table:table-cell>
          <table:table-cell office:value-type="string" calcext:value-type="string">
            <text:p>2016-03-23</text:p>
          </table:table-cell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2</text:p>
          </table:table-cell>
          <table:table-cell office:value-type="string" calcext:value-type="string">
            <text:p>2016-03-24</text:p>
          </table:table-cell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3</text:p>
          </table:table-cell>
          <table:table-cell office:value-type="string" calcext:value-type="string">
            <text:p>2017-05-08</text:p>
          </table:table-cell>
          <table:table-cell office:value-type="float" office:value="57" calcext:value-type="float">
            <text:p>57</text:p>
          </table:table-cell>
          <table:table-cell office:value-type="float" office:value="6639" calcext:value-type="float">
            <text:p>6639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3.0</text:p>
          </table:table-cell>
          <table:table-cell office:value-type="string" calcext:value-type="string">
            <text:p>2017-09-08</text:p>
          </table:table-cell>
          <table:table-cell office:value-type="float" office:value="57" calcext:value-type="float">
            <text:p>57</text:p>
          </table:table-cell>
          <table:table-cell office:value-type="float" office:value="6675" calcext:value-type="float">
            <text:p>6675</text:p>
          </table:table-cell>
        </table:table-row>
        <table:table-row table:style-name="ro1">
          <table:table-cell office:value-type="string" calcext:value-type="string">
            <text:p>s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3-07-05</text:p>
          </table:table-cell>
          <table:table-cell office:value-type="float" office:value="177" calcext:value-type="float">
            <text:p>177</text:p>
          </table:table-cell>
          <table:table-cell office:value-type="float" office:value="9278" calcext:value-type="float">
            <text:p>9278</text:p>
          </table:table-cell>
        </table:table-row>
        <table:table-row table:style-name="ro1">
          <table:table-cell office:value-type="string" calcext:value-type="string">
            <text:p>s32</text:p>
          </table:table-cell>
          <table:table-cell office:value-type="string" calcext:value-type="string">
            <text:p>1.2.20061023</text:p>
          </table:table-cell>
          <table:table-cell office:value-type="string" calcext:value-type="string">
            <text:p>2006-10-23</text:p>
          </table:table-cell>
          <table:table-cell office:value-type="float" office:value="545" calcext:value-type="float">
            <text:p>545</text:p>
          </table:table-cell>
          <table:table-cell office:value-type="float" office:value="65015" calcext:value-type="float">
            <text:p>65015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07-11-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08-02-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009-06-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009-10-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010-09-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7-11-22</text:p>
          </table:table-cell>
          <table:table-cell office:value-type="float" office:value="4059" calcext:value-type="float">
            <text:p>4059</text:p>
          </table:table-cell>
          <table:table-cell office:value-type="float" office:value="293968" calcext:value-type="float">
            <text:p>293968</text:p>
          </table:table-cell>
        </table:table-row>
        <table:table-row table:style-name="ro1">
          <table:table-cell office:value-type="string" calcext:value-type="string">
            <text:p>s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7-11-22</text:p>
          </table:table-cell>
          <table:table-cell office:value-type="float" office:value="240" calcext:value-type="float">
            <text:p>240</text:p>
          </table:table-cell>
          <table:table-cell office:value-type="float" office:value="10732" calcext:value-type="float">
            <text:p>10732</text:p>
          </table:table-cell>
        </table:table-row>
        <table:table-row table:style-name="ro1">
          <table:table-cell office:value-type="string" calcext:value-type="string">
            <text:p>s4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7-04-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43</text:p>
          </table:table-cell>
          <table:table-cell office:value-type="string" calcext:value-type="string">
            <text:p>april2008</text:p>
          </table:table-cell>
          <table:table-cell office:value-type="string" calcext:value-type="string">
            <text:p>2008-04-01</text:p>
          </table:table-cell>
          <table:table-cell office:value-type="float" office:value="883" calcext:value-type="float">
            <text:p>883</text:p>
          </table:table-cell>
          <table:table-cell office:value-type="float" office:value="64536" calcext:value-type="float">
            <text:p>64536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1.0</text:p>
          </table:table-cell>
          <table:table-cell office:value-type="string" calcext:value-type="string">
            <text:p>2009-05-23</text:p>
          </table:table-cell>
          <table:table-cell office:value-type="float" office:value="119" calcext:value-type="float">
            <text:p>119</text:p>
          </table:table-cell>
          <table:table-cell office:value-type="float" office:value="8042" calcext:value-type="float">
            <text:p>8042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2009-07-07</text:p>
          </table:table-cell>
          <table:table-cell office:value-type="float" office:value="160" calcext:value-type="float">
            <text:p>160</text:p>
          </table:table-cell>
          <table:table-cell office:value-type="float" office:value="10516" calcext:value-type="float">
            <text:p>10516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3.0</text:p>
          </table:table-cell>
          <table:table-cell office:value-type="string" calcext:value-type="string">
            <text:p>2010-03-07</text:p>
          </table:table-cell>
          <table:table-cell office:value-type="float" office:value="169" calcext:value-type="float">
            <text:p>169</text:p>
          </table:table-cell>
          <table:table-cell office:value-type="float" office:value="11394" calcext:value-type="float">
            <text:p>11394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4.0</text:p>
          </table:table-cell>
          <table:table-cell office:value-type="string" calcext:value-type="string">
            <text:p>2010-06-22</text:p>
          </table:table-cell>
          <table:table-cell office:value-type="float" office:value="169" calcext:value-type="float">
            <text:p>169</text:p>
          </table:table-cell>
          <table:table-cell office:value-type="float" office:value="11402" calcext:value-type="float">
            <text:p>11402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4.1</text:p>
          </table:table-cell>
          <table:table-cell office:value-type="string" calcext:value-type="string">
            <text:p>2010-08-10</text:p>
          </table:table-cell>
          <table:table-cell office:value-type="float" office:value="169" calcext:value-type="float">
            <text:p>169</text:p>
          </table:table-cell>
          <table:table-cell office:value-type="float" office:value="11401" calcext:value-type="float">
            <text:p>11401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015-07-03</text:p>
          </table:table-cell>
          <table:table-cell office:value-type="float" office:value="143" calcext:value-type="float">
            <text:p>143</text:p>
          </table:table-cell>
          <table:table-cell office:value-type="float" office:value="13228" calcext:value-type="float">
            <text:p>13228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7.0.4</text:p>
          </table:table-cell>
          <table:table-cell office:value-type="string" calcext:value-type="string">
            <text:p>2015-07-20</text:p>
          </table:table-cell>
          <table:table-cell office:value-type="float" office:value="143" calcext:value-type="float">
            <text:p>143</text:p>
          </table:table-cell>
          <table:table-cell office:value-type="float" office:value="13192" calcext:value-type="float">
            <text:p>13192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7.0.5</text:p>
          </table:table-cell>
          <table:table-cell office:value-type="string" calcext:value-type="string">
            <text:p>2015-10-21</text:p>
          </table:table-cell>
          <table:table-cell office:value-type="float" office:value="143" calcext:value-type="float">
            <text:p>143</text:p>
          </table:table-cell>
          <table:table-cell office:value-type="float" office:value="13192" calcext:value-type="float">
            <text:p>13192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016-02-03</text:p>
          </table:table-cell>
          <table:table-cell office:value-type="float" office:value="162" calcext:value-type="float">
            <text:p>162</text:p>
          </table:table-cell>
          <table:table-cell office:value-type="float" office:value="15287" calcext:value-type="float">
            <text:p>15287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2017-08-25</text:p>
          </table:table-cell>
          <table:table-cell office:value-type="float" office:value="162" calcext:value-type="float">
            <text:p>162</text:p>
          </table:table-cell>
          <table:table-cell office:value-type="float" office:value="15520" calcext:value-type="float">
            <text:p>15520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43" calcext:value-type="float">
            <text:p>143</text:p>
          </table:table-cell>
          <table:table-cell office:value-type="float" office:value="13192" calcext:value-type="float">
            <text:p>13192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12-08-13</text:p>
          </table:table-cell>
          <table:table-cell office:value-type="float" office:value="84" calcext:value-type="float">
            <text:p>84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012-09-12</text:p>
          </table:table-cell>
          <table:table-cell office:value-type="float" office:value="98" calcext:value-type="float">
            <text:p>98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012-10-16</text:p>
          </table:table-cell>
          <table:table-cell office:value-type="float" office:value="98" calcext:value-type="float">
            <text:p>98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13-03-04</text:p>
          </table:table-cell>
          <table:table-cell office:value-type="float" office:value="114" calcext:value-type="float">
            <text:p>114</text:p>
          </table:table-cell>
          <table:table-cell office:value-type="float" office:value="4520" calcext:value-type="float">
            <text:p>4520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8.1</text:p>
          </table:table-cell>
          <table:table-cell office:value-type="string" calcext:value-type="string">
            <text:p>2013-04-03</text:p>
          </table:table-cell>
          <table:table-cell office:value-type="float" office:value="116" calcext:value-type="float">
            <text:p>116</text:p>
          </table:table-cell>
          <table:table-cell office:value-type="float" office:value="4574" calcext:value-type="float">
            <text:p>4574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0</text:p>
          </table:table-cell>
          <table:table-cell office:value-type="string" calcext:value-type="string">
            <text:p>2013-04-22</text:p>
          </table:table-cell>
          <table:table-cell office:value-type="float" office:value="116" calcext:value-type="float">
            <text:p>116</text:p>
          </table:table-cell>
          <table:table-cell office:value-type="float" office:value="4569" calcext:value-type="float">
            <text:p>4569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1</text:p>
          </table:table-cell>
          <table:table-cell office:value-type="string" calcext:value-type="string">
            <text:p>2013-05-01</text:p>
          </table:table-cell>
          <table:table-cell office:value-type="float" office:value="116" calcext:value-type="float">
            <text:p>116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2</text:p>
          </table:table-cell>
          <table:table-cell office:value-type="string" calcext:value-type="string">
            <text:p>2013-06-01</text:p>
          </table:table-cell>
          <table:table-cell office:value-type="float" office:value="128" calcext:value-type="float">
            <text:p>128</text:p>
          </table:table-cell>
          <table:table-cell office:value-type="float" office:value="4735" calcext:value-type="float">
            <text:p>4735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3</text:p>
          </table:table-cell>
          <table:table-cell office:value-type="string" calcext:value-type="string">
            <text:p>2013-08-01</text:p>
          </table:table-cell>
          <table:table-cell office:value-type="float" office:value="148" calcext:value-type="float">
            <text:p>148</text:p>
          </table:table-cell>
          <table:table-cell office:value-type="float" office:value="6114" calcext:value-type="float">
            <text:p>6114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4</text:p>
          </table:table-cell>
          <table:table-cell office:value-type="string" calcext:value-type="string">
            <text:p>2013-11-19</text:p>
          </table:table-cell>
          <table:table-cell office:value-type="float" office:value="153" calcext:value-type="float">
            <text:p>153</text:p>
          </table:table-cell>
          <table:table-cell office:value-type="float" office:value="6176" calcext:value-type="float">
            <text:p>6176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5</text:p>
          </table:table-cell>
          <table:table-cell office:value-type="string" calcext:value-type="string">
            <text:p>2013-12-12</text:p>
          </table:table-cell>
          <table:table-cell office:value-type="float" office:value="169" calcext:value-type="float">
            <text:p>169</text:p>
          </table:table-cell>
          <table:table-cell office:value-type="float" office:value="7686" calcext:value-type="float">
            <text:p>7686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6</text:p>
          </table:table-cell>
          <table:table-cell office:value-type="string" calcext:value-type="string">
            <text:p>2014-02-04</text:p>
          </table:table-cell>
          <table:table-cell office:value-type="float" office:value="178" calcext:value-type="float">
            <text:p>178</text:p>
          </table:table-cell>
          <table:table-cell office:value-type="float" office:value="8321" calcext:value-type="float">
            <text:p>832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7</text:p>
          </table:table-cell>
          <table:table-cell office:value-type="string" calcext:value-type="string">
            <text:p>2014-05-05</text:p>
          </table:table-cell>
          <table:table-cell office:value-type="float" office:value="207" calcext:value-type="float">
            <text:p>207</text:p>
          </table:table-cell>
          <table:table-cell office:value-type="float" office:value="10231" calcext:value-type="float">
            <text:p>1023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8</text:p>
          </table:table-cell>
          <table:table-cell office:value-type="string" calcext:value-type="string">
            <text:p>2014-08-01</text:p>
          </table:table-cell>
          <table:table-cell office:value-type="float" office:value="227" calcext:value-type="float">
            <text:p>227</text:p>
          </table:table-cell>
          <table:table-cell office:value-type="float" office:value="10861" calcext:value-type="float">
            <text:p>1086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2014-12-28</text:p>
          </table:table-cell>
          <table:table-cell office:value-type="float" office:value="268" calcext:value-type="float">
            <text:p>268</text:p>
          </table:table-cell>
          <table:table-cell office:value-type="float" office:value="13543" calcext:value-type="float">
            <text:p>13543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2015-04-24</text:p>
          </table:table-cell>
          <table:table-cell office:value-type="float" office:value="282" calcext:value-type="float">
            <text:p>282</text:p>
          </table:table-cell>
          <table:table-cell office:value-type="float" office:value="14007" calcext:value-type="float">
            <text:p>14007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2016-02-03</text:p>
          </table:table-cell>
          <table:table-cell office:value-type="float" office:value="268" calcext:value-type="float">
            <text:p>268</text:p>
          </table:table-cell>
          <table:table-cell office:value-type="float" office:value="12523" calcext:value-type="float">
            <text:p>12523</text:p>
          </table:table-cell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0.8.0-alpha</text:p>
          </table:table-cell>
          <table:table-cell office:value-type="string" calcext:value-type="string">
            <text:p>2014-10-02</text:p>
          </table:table-cell>
          <table:table-cell office:value-type="float" office:value="662" calcext:value-type="float">
            <text:p>662</text:p>
          </table:table-cell>
          <table:table-cell office:value-type="float" office:value="206481" calcext:value-type="float">
            <text:p>206481</text:p>
          </table:table-cell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0.9.5-beta</text:p>
          </table:table-cell>
          <table:table-cell office:value-type="string" calcext:value-type="string">
            <text:p>2015-05-20</text:p>
          </table:table-cell>
          <table:table-cell office:value-type="float" office:value="871" calcext:value-type="float">
            <text:p>871</text:p>
          </table:table-cell>
          <table:table-cell office:value-type="float" office:value="213156" calcext:value-type="float">
            <text:p>213156</text:p>
          </table:table-cell>
        </table:table-row>
        <table:table-row table:style-name="ro1">
          <table:table-cell office:value-type="string" calcext:value-type="string">
            <text:p>s54</text:p>
          </table:table-cell>
          <table:table-cell office:value-type="string" calcext:value-type="string">
            <text:p>1_2_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4" calcext:value-type="float">
            <text:p>34</text:p>
          </table:table-cell>
          <table:table-cell office:value-type="float" office:value="4873" calcext:value-type="float">
            <text:p>487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06-11-22</text:p>
          </table:table-cell>
          <table:table-cell office:value-type="float" office:value="1223" calcext:value-type="float">
            <text:p>1223</text:p>
          </table:table-cell>
          <table:table-cell office:value-type="float" office:value="81714" calcext:value-type="float">
            <text:p>8171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1</text:p>
          </table:table-cell>
          <table:table-cell office:value-type="string" calcext:value-type="string">
            <text:p>2007-05-29</text:p>
          </table:table-cell>
          <table:table-cell office:value-type="float" office:value="1670" calcext:value-type="float">
            <text:p>1670</text:p>
          </table:table-cell>
          <table:table-cell office:value-type="float" office:value="110284" calcext:value-type="float">
            <text:p>11028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2</text:p>
          </table:table-cell>
          <table:table-cell office:value-type="string" calcext:value-type="string">
            <text:p>2007-06-04</text:p>
          </table:table-cell>
          <table:table-cell office:value-type="float" office:value="1685" calcext:value-type="float">
            <text:p>1685</text:p>
          </table:table-cell>
          <table:table-cell office:value-type="float" office:value="112823" calcext:value-type="float">
            <text:p>11282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3</text:p>
          </table:table-cell>
          <table:table-cell office:value-type="string" calcext:value-type="string">
            <text:p>2007-07-05</text:p>
          </table:table-cell>
          <table:table-cell office:value-type="float" office:value="1694" calcext:value-type="float">
            <text:p>1694</text:p>
          </table:table-cell>
          <table:table-cell office:value-type="float" office:value="113595" calcext:value-type="float">
            <text:p>11359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4</text:p>
          </table:table-cell>
          <table:table-cell office:value-type="string" calcext:value-type="string">
            <text:p>2007-08-14</text:p>
          </table:table-cell>
          <table:table-cell office:value-type="float" office:value="1865" calcext:value-type="float">
            <text:p>1865</text:p>
          </table:table-cell>
          <table:table-cell office:value-type="float" office:value="122485" calcext:value-type="float">
            <text:p>12248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M</text:p>
          </table:table-cell>
          <table:table-cell office:value-type="string" calcext:value-type="string">
            <text:p>2009-03-02</text:p>
          </table:table-cell>
          <table:table-cell office:value-type="float" office:value="70" calcext:value-type="float">
            <text:p>70</text:p>
          </table:table-cell>
          <table:table-cell office:value-type="float" office:value="4738" calcext:value-type="float">
            <text:p>473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007-10-31</text:p>
          </table:table-cell>
          <table:table-cell office:value-type="float" office:value="1872" calcext:value-type="float">
            <text:p>1872</text:p>
          </table:table-cell>
          <table:table-cell office:value-type="float" office:value="122342" calcext:value-type="float">
            <text:p>12234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2007-12-18</text:p>
          </table:table-cell>
          <table:table-cell office:value-type="float" office:value="1738" calcext:value-type="float">
            <text:p>1738</text:p>
          </table:table-cell>
          <table:table-cell office:value-type="float" office:value="115400" calcext:value-type="float">
            <text:p>115400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2</text:p>
          </table:table-cell>
          <table:table-cell office:value-type="string" calcext:value-type="string">
            <text:p>2008-01-28</text:p>
          </table:table-cell>
          <table:table-cell office:value-type="float" office:value="1720" calcext:value-type="float">
            <text:p>1720</text:p>
          </table:table-cell>
          <table:table-cell office:value-type="float" office:value="115349" calcext:value-type="float">
            <text:p>11534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3</text:p>
          </table:table-cell>
          <table:table-cell office:value-type="string" calcext:value-type="string">
            <text:p>2010-01-22</text:p>
          </table:table-cell>
          <table:table-cell office:value-type="float" office:value="1714" calcext:value-type="float">
            <text:p>1714</text:p>
          </table:table-cell>
          <table:table-cell office:value-type="float" office:value="114091" calcext:value-type="float">
            <text:p>11409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08-07-24</text:p>
          </table:table-cell>
          <table:table-cell office:value-type="float" office:value="1734" calcext:value-type="float">
            <text:p>1734</text:p>
          </table:table-cell>
          <table:table-cell office:value-type="float" office:value="115499" calcext:value-type="float">
            <text:p>11549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dila_0.0.2-RC2</text:p>
          </table:table-cell>
          <table:table-cell office:value-type="string" calcext:value-type="string">
            <text:p>2008-10-13</text:p>
          </table:table-cell>
          <table:table-cell office:value-type="float" office:value="561" calcext:value-type="float">
            <text:p>561</text:p>
          </table:table-cell>
          <table:table-cell office:value-type="float" office:value="16429" calcext:value-type="float">
            <text:p>1642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2008-11-20</text:p>
          </table:table-cell>
          <table:table-cell office:value-type="float" office:value="1742" calcext:value-type="float">
            <text:p>1742</text:p>
          </table:table-cell>
          <table:table-cell office:value-type="float" office:value="116389" calcext:value-type="float">
            <text:p>11638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.1</text:p>
          </table:table-cell>
          <table:table-cell office:value-type="string" calcext:value-type="string">
            <text:p>2009-03-04</text:p>
          </table:table-cell>
          <table:table-cell office:value-type="float" office:value="1901" calcext:value-type="float">
            <text:p>1901</text:p>
          </table:table-cell>
          <table:table-cell office:value-type="float" office:value="122541" calcext:value-type="float">
            <text:p>12254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M1</text:p>
          </table:table-cell>
          <table:table-cell office:value-type="string" calcext:value-type="string">
            <text:p>2009-03-06</text:p>
          </table:table-cell>
          <table:table-cell office:value-type="float" office:value="1734" calcext:value-type="float">
            <text:p>1734</text:p>
          </table:table-cell>
          <table:table-cell office:value-type="float" office:value="115502" calcext:value-type="float">
            <text:p>11550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.1.M1</text:p>
          </table:table-cell>
          <table:table-cell office:value-type="string" calcext:value-type="string">
            <text:p>2009-03-18</text:p>
          </table:table-cell>
          <table:table-cell office:value-type="float" office:value="1897" calcext:value-type="float">
            <text:p>1897</text:p>
          </table:table-cell>
          <table:table-cell office:value-type="float" office:value="121843" calcext:value-type="float">
            <text:p>12184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2.M1</text:p>
          </table:table-cell>
          <table:table-cell office:value-type="string" calcext:value-type="string">
            <text:p>2009-04-20</text:p>
          </table:table-cell>
          <table:table-cell office:value-type="float" office:value="1899" calcext:value-type="float">
            <text:p>1899</text:p>
          </table:table-cell>
          <table:table-cell office:value-type="float" office:value="122996" calcext:value-type="float">
            <text:p>12299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009-07-17</text:p>
          </table:table-cell>
          <table:table-cell office:value-type="float" office:value="1945" calcext:value-type="float">
            <text:p>1945</text:p>
          </table:table-cell>
          <table:table-cell office:value-type="float" office:value="125018" calcext:value-type="float">
            <text:p>12501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2010-02-02</text:p>
          </table:table-cell>
          <table:table-cell office:value-type="float" office:value="1903" calcext:value-type="float">
            <text:p>1903</text:p>
          </table:table-cell>
          <table:table-cell office:value-type="float" office:value="123668" calcext:value-type="float">
            <text:p>12366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1</text:p>
          </table:table-cell>
          <table:table-cell office:value-type="string" calcext:value-type="string">
            <text:p>2010-05-28</text:p>
          </table:table-cell>
          <table:table-cell office:value-type="float" office:value="1952" calcext:value-type="float">
            <text:p>1952</text:p>
          </table:table-cell>
          <table:table-cell office:value-type="float" office:value="125745" calcext:value-type="float">
            <text:p>12574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1.M1</text:p>
          </table:table-cell>
          <table:table-cell office:value-type="string" calcext:value-type="string">
            <text:p>2010-11-05</text:p>
          </table:table-cell>
          <table:table-cell office:value-type="float" office:value="1952" calcext:value-type="float">
            <text:p>1952</text:p>
          </table:table-cell>
          <table:table-cell office:value-type="float" office:value="125740" calcext:value-type="float">
            <text:p>125740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X10_2.1.1</text:p>
          </table:table-cell>
          <table:table-cell office:value-type="string" calcext:value-type="string">
            <text:p>2011-01-07</text:p>
          </table:table-cell>
          <table:table-cell office:value-type="float" office:value="1331" calcext:value-type="float">
            <text:p>1331</text:p>
          </table:table-cell>
          <table:table-cell office:value-type="float" office:value="95904" calcext:value-type="float">
            <text:p>9590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2</text:p>
          </table:table-cell>
          <table:table-cell office:value-type="string" calcext:value-type="string">
            <text:p>2011-01-17</text:p>
          </table:table-cell>
          <table:table-cell office:value-type="float" office:value="2005" calcext:value-type="float">
            <text:p>2005</text:p>
          </table:table-cell>
          <table:table-cell office:value-type="float" office:value="128772" calcext:value-type="float">
            <text:p>12877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X10_2.1.2</text:p>
          </table:table-cell>
          <table:table-cell office:value-type="string" calcext:value-type="string">
            <text:p>2011-02-02</text:p>
          </table:table-cell>
          <table:table-cell office:value-type="float" office:value="1331" calcext:value-type="float">
            <text:p>1331</text:p>
          </table:table-cell>
          <table:table-cell office:value-type="float" office:value="95904" calcext:value-type="float">
            <text:p>9590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3</text:p>
          </table:table-cell>
          <table:table-cell office:value-type="string" calcext:value-type="string">
            <text:p>2012-03-07</text:p>
          </table:table-cell>
          <table:table-cell office:value-type="float" office:value="2092" calcext:value-type="float">
            <text:p>2092</text:p>
          </table:table-cell>
          <table:table-cell office:value-type="float" office:value="135258" calcext:value-type="float">
            <text:p>13525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4</text:p>
          </table:table-cell>
          <table:table-cell office:value-type="string" calcext:value-type="string">
            <text:p>2012-04-05</text:p>
          </table:table-cell>
          <table:table-cell office:value-type="float" office:value="2133" calcext:value-type="float">
            <text:p>2133</text:p>
          </table:table-cell>
          <table:table-cell office:value-type="float" office:value="137856" calcext:value-type="float">
            <text:p>13785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3</text:p>
          </table:table-cell>
          <table:table-cell office:value-type="string" calcext:value-type="string">
            <text:p>2013-06-10</text:p>
          </table:table-cell>
          <table:table-cell office:value-type="float" office:value="2092" calcext:value-type="float">
            <text:p>2092</text:p>
          </table:table-cell>
          <table:table-cell office:value-type="float" office:value="135258" calcext:value-type="float">
            <text:p>13525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4</text:p>
          </table:table-cell>
          <table:table-cell office:value-type="string" calcext:value-type="string">
            <text:p>2013-06-10</text:p>
          </table:table-cell>
          <table:table-cell office:value-type="float" office:value="2133" calcext:value-type="float">
            <text:p>2133</text:p>
          </table:table-cell>
          <table:table-cell office:value-type="float" office:value="137856" calcext:value-type="float">
            <text:p>13785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5</text:p>
          </table:table-cell>
          <table:table-cell office:value-type="string" calcext:value-type="string">
            <text:p>2013-06-10</text:p>
          </table:table-cell>
          <table:table-cell office:value-type="float" office:value="2143" calcext:value-type="float">
            <text:p>2143</text:p>
          </table:table-cell>
          <table:table-cell office:value-type="float" office:value="142083" calcext:value-type="float">
            <text:p>14208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6</text:p>
          </table:table-cell>
          <table:table-cell office:value-type="string" calcext:value-type="string">
            <text:p>2013-11-26</text:p>
          </table:table-cell>
          <table:table-cell office:value-type="float" office:value="2154" calcext:value-type="float">
            <text:p>2154</text:p>
          </table:table-cell>
          <table:table-cell office:value-type="float" office:value="142881" calcext:value-type="float">
            <text:p>14288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7</text:p>
          </table:table-cell>
          <table:table-cell office:value-type="string" calcext:value-type="string">
            <text:p>2015-05-29</text:p>
          </table:table-cell>
          <table:table-cell office:value-type="float" office:value="2611" calcext:value-type="float">
            <text:p>2611</text:p>
          </table:table-cell>
          <table:table-cell office:value-type="float" office:value="179525" calcext:value-type="float">
            <text:p>17952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8</text:p>
          </table:table-cell>
          <table:table-cell office:value-type="string" calcext:value-type="string">
            <text:p>2015-10-09</text:p>
          </table:table-cell>
          <table:table-cell office:value-type="float" office:value="2626" calcext:value-type="float">
            <text:p>2626</text:p>
          </table:table-cell>
          <table:table-cell office:value-type="float" office:value="180496" calcext:value-type="float">
            <text:p>18049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9</text:p>
          </table:table-cell>
          <table:table-cell office:value-type="string" calcext:value-type="string">
            <text:p>2016-05-10</text:p>
          </table:table-cell>
          <table:table-cell office:value-type="float" office:value="2636" calcext:value-type="float">
            <text:p>2636</text:p>
          </table:table-cell>
          <table:table-cell office:value-type="float" office:value="180991" calcext:value-type="float">
            <text:p>18099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2017-02-21</text:p>
          </table:table-cell>
          <table:table-cell office:value-type="float" office:value="2761" calcext:value-type="float">
            <text:p>2761</text:p>
          </table:table-cell>
          <table:table-cell office:value-type="float" office:value="186217" calcext:value-type="float">
            <text:p>186217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1</text:p>
          </table:table-cell>
          <table:table-cell office:value-type="string" calcext:value-type="string">
            <text:p>2017-03-25</text:p>
          </table:table-cell>
          <table:table-cell office:value-type="float" office:value="2760" calcext:value-type="float">
            <text:p>2760</text:p>
          </table:table-cell>
          <table:table-cell office:value-type="float" office:value="186116" calcext:value-type="float">
            <text:p>18611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2</text:p>
          </table:table-cell>
          <table:table-cell office:value-type="string" calcext:value-type="string">
            <text:p>2017-04-19</text:p>
          </table:table-cell>
          <table:table-cell office:value-type="float" office:value="2761" calcext:value-type="float">
            <text:p>2761</text:p>
          </table:table-cell>
          <table:table-cell office:value-type="float" office:value="186112" calcext:value-type="float">
            <text:p>18611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3</text:p>
          </table:table-cell>
          <table:table-cell office:value-type="string" calcext:value-type="string">
            <text:p>2017-08-06</text:p>
          </table:table-cell>
          <table:table-cell office:value-type="float" office:value="2769" calcext:value-type="float">
            <text:p>2769</text:p>
          </table:table-cell>
          <table:table-cell office:value-type="float" office:value="186405" calcext:value-type="float">
            <text:p>186405</text:p>
          </table:table-cell>
        </table:table-row>
      </table:table>
      <table:table table:name="metrics_2" table:style-name="ta1">
        <office:forms form:automatic-focus="false" form:apply-design-mode="false"/>
        <table:table-column table:style-name="co1" table:default-cell-style-name="Default"/>
        <table:table-column table:style-name="co50" table:default-cell-style-name="Default"/>
        <table:table-column table:style-name="co51" table:default-cell-style-name="ce35"/>
        <table:table-column table:style-name="co52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ersion</text:p>
          </table:table-cell>
          <table:table-cell table:style-name="Default" office:value-type="string" calcext:value-type="string">
            <text:p>released_at</text:p>
          </table:table-cell>
          <table:table-cell office:value-type="string" calcext:value-type="string">
            <text:p>total_modules</text:p>
          </table:table-cell>
          <table:table-cell office:value-type="string" calcext:value-type="string">
            <text:p>total_eloc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015-09-07</text:p>
          </table:table-cell>
          <table:table-cell office:value-type="float" office:value="1969" calcext:value-type="float">
            <text:p>1969</text:p>
          </table:table-cell>
          <table:table-cell office:value-type="float" office:value="180780" calcext:value-type="float">
            <text:p>180780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015-09-07</text:p>
          </table:table-cell>
          <table:table-cell office:value-type="float" office:value="445" calcext:value-type="float">
            <text:p>445</text:p>
          </table:table-cell>
          <table:table-cell office:value-type="float" office:value="26515" calcext:value-type="float">
            <text:p>26515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015-09-06</text:p>
          </table:table-cell>
          <table:table-cell office:value-type="float" office:value="726" calcext:value-type="float">
            <text:p>726</text:p>
          </table:table-cell>
          <table:table-cell office:value-type="float" office:value="35633" calcext:value-type="float">
            <text:p>35633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3-sv-comp-2016</text:p>
          </table:table-cell>
          <table:table-cell office:value-type="string" calcext:value-type="string">
            <text:p>2015-11-08</text:p>
          </table:table-cell>
          <table:table-cell office:value-type="float" office:value="733" calcext:value-type="float">
            <text:p>733</text:p>
          </table:table-cell>
          <table:table-cell office:value-type="float" office:value="36176" calcext:value-type="float">
            <text:p>36176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16-08-17</text:p>
          </table:table-cell>
          <table:table-cell office:value-type="float" office:value="842" calcext:value-type="float">
            <text:p>842</text:p>
          </table:table-cell>
          <table:table-cell office:value-type="float" office:value="39863" calcext:value-type="float">
            <text:p>39863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5-sv-comp-2017</text:p>
          </table:table-cell>
          <table:table-cell office:value-type="string" calcext:value-type="string">
            <text:p>2016-12-20</text:p>
          </table:table-cell>
          <table:table-cell office:value-type="float" office:value="850" calcext:value-type="float">
            <text:p>850</text:p>
          </table:table-cell>
          <table:table-cell office:value-type="float" office:value="40604" calcext:value-type="float">
            <text:p>40604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17-02-11</text:p>
          </table:table-cell>
          <table:table-cell office:value-type="float" office:value="671" calcext:value-type="float">
            <text:p>671</text:p>
          </table:table-cell>
          <table:table-cell office:value-type="float" office:value="27560" calcext:value-type="float">
            <text:p>27560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12-05-30</text:p>
          </table:table-cell>
          <table:table-cell office:value-type="float" office:value="91" calcext:value-type="float">
            <text:p>91</text:p>
          </table:table-cell>
          <table:table-cell office:value-type="float" office:value="6464" calcext:value-type="float">
            <text:p>646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013-05-01</text:p>
          </table:table-cell>
          <table:table-cell office:value-type="float" office:value="121" calcext:value-type="float">
            <text:p>121</text:p>
          </table:table-cell>
          <table:table-cell office:value-type="float" office:value="7069" calcext:value-type="float">
            <text:p>706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014-08-22</text:p>
          </table:table-cell>
          <table:table-cell office:value-type="float" office:value="121" calcext:value-type="float">
            <text:p>121</text:p>
          </table:table-cell>
          <table:table-cell office:value-type="float" office:value="7464" calcext:value-type="float">
            <text:p>746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013-11-20</text:p>
          </table:table-cell>
          <table:table-cell office:value-type="float" office:value="153" calcext:value-type="float">
            <text:p>153</text:p>
          </table:table-cell>
          <table:table-cell office:value-type="float" office:value="11319" calcext:value-type="float">
            <text:p>1131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13-12-06</text:p>
          </table:table-cell>
          <table:table-cell office:value-type="float" office:value="161" calcext:value-type="float">
            <text:p>161</text:p>
          </table:table-cell>
          <table:table-cell office:value-type="float" office:value="13204" calcext:value-type="float">
            <text:p>1320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14-01-17</text:p>
          </table:table-cell>
          <table:table-cell office:value-type="float" office:value="211" calcext:value-type="float">
            <text:p>211</text:p>
          </table:table-cell>
          <table:table-cell office:value-type="float" office:value="19494" calcext:value-type="float">
            <text:p>1949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014-02-02</text:p>
          </table:table-cell>
          <table:table-cell office:value-type="float" office:value="232" calcext:value-type="float">
            <text:p>232</text:p>
          </table:table-cell>
          <table:table-cell office:value-type="float" office:value="20699" calcext:value-type="float">
            <text:p>2069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014-02-08</text:p>
          </table:table-cell>
          <table:table-cell office:value-type="float" office:value="241" calcext:value-type="float">
            <text:p>241</text:p>
          </table:table-cell>
          <table:table-cell office:value-type="float" office:value="23543" calcext:value-type="float">
            <text:p>2354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14-03-03</text:p>
          </table:table-cell>
          <table:table-cell office:value-type="float" office:value="262" calcext:value-type="float">
            <text:p>262</text:p>
          </table:table-cell>
          <table:table-cell office:value-type="float" office:value="24753" calcext:value-type="float">
            <text:p>2475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014-03-15</text:p>
          </table:table-cell>
          <table:table-cell office:value-type="float" office:value="279" calcext:value-type="float">
            <text:p>279</text:p>
          </table:table-cell>
          <table:table-cell office:value-type="float" office:value="26191" calcext:value-type="float">
            <text:p>2619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9.1</text:p>
          </table:table-cell>
          <table:table-cell office:value-type="string" calcext:value-type="string">
            <text:p>2014-03-18</text:p>
          </table:table-cell>
          <table:table-cell office:value-type="float" office:value="280" calcext:value-type="float">
            <text:p>280</text:p>
          </table:table-cell>
          <table:table-cell office:value-type="float" office:value="26377" calcext:value-type="float">
            <text:p>26377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2014-03-28</text:p>
          </table:table-cell>
          <table:table-cell office:value-type="float" office:value="302" calcext:value-type="float">
            <text:p>302</text:p>
          </table:table-cell>
          <table:table-cell office:value-type="float" office:value="27538" calcext:value-type="float">
            <text:p>27538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2014-04-22</text:p>
          </table:table-cell>
          <table:table-cell office:value-type="float" office:value="331" calcext:value-type="float">
            <text:p>331</text:p>
          </table:table-cell>
          <table:table-cell office:value-type="float" office:value="31341" calcext:value-type="float">
            <text:p>3134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2014-07-22</text:p>
          </table:table-cell>
          <table:table-cell office:value-type="float" office:value="489" calcext:value-type="float">
            <text:p>489</text:p>
          </table:table-cell>
          <table:table-cell office:value-type="float" office:value="44463" calcext:value-type="float">
            <text:p>4446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014-08-22</text:p>
          </table:table-cell>
          <table:table-cell office:value-type="float" office:value="520" calcext:value-type="float">
            <text:p>520</text:p>
          </table:table-cell>
          <table:table-cell office:value-type="float" office:value="50229" calcext:value-type="float">
            <text:p>5022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014-10-31</text:p>
          </table:table-cell>
          <table:table-cell office:value-type="float" office:value="566" calcext:value-type="float">
            <text:p>566</text:p>
          </table:table-cell>
          <table:table-cell office:value-type="float" office:value="54593" calcext:value-type="float">
            <text:p>5459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2014-12-23</text:p>
          </table:table-cell>
          <table:table-cell office:value-type="float" office:value="572" calcext:value-type="float">
            <text:p>572</text:p>
          </table:table-cell>
          <table:table-cell office:value-type="float" office:value="55675" calcext:value-type="float">
            <text:p>55675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2015-01-06</text:p>
          </table:table-cell>
          <table:table-cell office:value-type="float" office:value="574" calcext:value-type="float">
            <text:p>574</text:p>
          </table:table-cell>
          <table:table-cell office:value-type="float" office:value="56121" calcext:value-type="float">
            <text:p>5612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2015-02-09</text:p>
          </table:table-cell>
          <table:table-cell office:value-type="float" office:value="656" calcext:value-type="float">
            <text:p>656</text:p>
          </table:table-cell>
          <table:table-cell office:value-type="float" office:value="66589" calcext:value-type="float">
            <text:p>6658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15-04-18</text:p>
          </table:table-cell>
          <table:table-cell office:value-type="float" office:value="745" calcext:value-type="float">
            <text:p>745</text:p>
          </table:table-cell>
          <table:table-cell office:value-type="float" office:value="73182" calcext:value-type="float">
            <text:p>7318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015-06-22</text:p>
          </table:table-cell>
          <table:table-cell office:value-type="float" office:value="804" calcext:value-type="float">
            <text:p>804</text:p>
          </table:table-cell>
          <table:table-cell office:value-type="float" office:value="79118" calcext:value-type="float">
            <text:p>79118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15-07-13</text:p>
          </table:table-cell>
          <table:table-cell office:value-type="float" office:value="1029" calcext:value-type="float">
            <text:p>1029</text:p>
          </table:table-cell>
          <table:table-cell office:value-type="float" office:value="154786" calcext:value-type="float">
            <text:p>154786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015-07-23</text:p>
          </table:table-cell>
          <table:table-cell office:value-type="float" office:value="1052" calcext:value-type="float">
            <text:p>1052</text:p>
          </table:table-cell>
          <table:table-cell office:value-type="float" office:value="155942" calcext:value-type="float">
            <text:p>15594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015-08-11</text:p>
          </table:table-cell>
          <table:table-cell office:value-type="float" office:value="1062" calcext:value-type="float">
            <text:p>1062</text:p>
          </table:table-cell>
          <table:table-cell office:value-type="float" office:value="157284" calcext:value-type="float">
            <text:p>15728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015-11-11</text:p>
          </table:table-cell>
          <table:table-cell office:value-type="float" office:value="1199" calcext:value-type="float">
            <text:p>1199</text:p>
          </table:table-cell>
          <table:table-cell office:value-type="float" office:value="186814" calcext:value-type="float">
            <text:p>18681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016-01-15</text:p>
          </table:table-cell>
          <table:table-cell office:value-type="float" office:value="1220" calcext:value-type="float">
            <text:p>1220</text:p>
          </table:table-cell>
          <table:table-cell office:value-type="float" office:value="189271" calcext:value-type="float">
            <text:p>18927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016-04-02</text:p>
          </table:table-cell>
          <table:table-cell office:value-type="float" office:value="1531" calcext:value-type="float">
            <text:p>1531</text:p>
          </table:table-cell>
          <table:table-cell office:value-type="float" office:value="194856" calcext:value-type="float">
            <text:p>194856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1</text:p>
          </table:table-cell>
          <table:table-cell office:value-type="string" calcext:value-type="string">
            <text:p>2016-05-31</text:p>
          </table:table-cell>
          <table:table-cell office:value-type="float" office:value="1581" calcext:value-type="float">
            <text:p>1581</text:p>
          </table:table-cell>
          <table:table-cell office:value-type="float" office:value="199139" calcext:value-type="float">
            <text:p>19913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2</text:p>
          </table:table-cell>
          <table:table-cell office:value-type="string" calcext:value-type="string">
            <text:p>2016-10-05</text:p>
          </table:table-cell>
          <table:table-cell office:value-type="float" office:value="1816" calcext:value-type="float">
            <text:p>1816</text:p>
          </table:table-cell>
          <table:table-cell office:value-type="float" office:value="221910" calcext:value-type="float">
            <text:p>221910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4</text:p>
          </table:table-cell>
          <table:table-cell office:value-type="string" calcext:value-type="string">
            <text:p>2017-03-10</text:p>
          </table:table-cell>
          <table:table-cell office:value-type="float" office:value="1881" calcext:value-type="float">
            <text:p>1881</text:p>
          </table:table-cell>
          <table:table-cell office:value-type="float" office:value="226261" calcext:value-type="float">
            <text:p>22626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017-04-18</text:p>
          </table:table-cell>
          <table:table-cell office:value-type="float" office:value="1885" calcext:value-type="float">
            <text:p>1885</text:p>
          </table:table-cell>
          <table:table-cell office:value-type="float" office:value="227032" calcext:value-type="float">
            <text:p>22703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017-05-25</text:p>
          </table:table-cell>
          <table:table-cell office:value-type="float" office:value="2055" calcext:value-type="float">
            <text:p>2055</text:p>
          </table:table-cell>
          <table:table-cell office:value-type="float" office:value="238384" calcext:value-type="float">
            <text:p>23838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2017-06-23</text:p>
          </table:table-cell>
          <table:table-cell office:value-type="float" office:value="2001" calcext:value-type="float">
            <text:p>2001</text:p>
          </table:table-cell>
          <table:table-cell office:value-type="float" office:value="232268" calcext:value-type="float">
            <text:p>232268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2017-07-07</text:p>
          </table:table-cell>
          <table:table-cell office:value-type="float" office:value="2080" calcext:value-type="float">
            <text:p>2080</text:p>
          </table:table-cell>
          <table:table-cell office:value-type="float" office:value="238497" calcext:value-type="float">
            <text:p>238497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2017-08-08</text:p>
          </table:table-cell>
          <table:table-cell office:value-type="float" office:value="2096" calcext:value-type="float">
            <text:p>2096</text:p>
          </table:table-cell>
          <table:table-cell office:value-type="float" office:value="239917" calcext:value-type="float">
            <text:p>239917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2001-12-13</text:p>
          </table:table-cell>
          <table:table-cell office:value-type="float" office:value="15" calcext:value-type="float">
            <text:p>15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1-rc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6" calcext:value-type="float">
            <text:p>16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1</text:p>
          </table:table-cell>
          <table:table-cell office:value-type="string" calcext:value-type="string">
            <text:p>2002-04-22</text:p>
          </table:table-cell>
          <table:table-cell office:value-type="float" office:value="18" calcext:value-type="float">
            <text:p>18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2-rc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44" calcext:value-type="float">
            <text:p>44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2-rc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46" calcext:value-type="float">
            <text:p>46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2</text:p>
          </table:table-cell>
          <table:table-cell office:value-type="string" calcext:value-type="string">
            <text:p>2003-01-20</text:p>
          </table:table-cell>
          <table:table-cell office:value-type="float" office:value="46" calcext:value-type="float">
            <text:p>46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3.0</text:p>
          </table:table-cell>
          <table:table-cell office:value-type="string" calcext:value-type="string">
            <text:p>2004-05-06</text:p>
          </table:table-cell>
          <table:table-cell office:value-type="float" office:value="93" calcext:value-type="float">
            <text:p>93</text:p>
          </table:table-cell>
          <table:table-cell office:value-type="float" office:value="551936" calcext:value-type="float">
            <text:p>551936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0.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0" calcext:value-type="float">
            <text:p>10</text:p>
          </table:table-cell>
          <table:table-cell office:value-type="float" office:value="11260" calcext:value-type="float">
            <text:p>11260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0.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2" calcext:value-type="float">
            <text:p>12</text:p>
          </table:table-cell>
          <table:table-cell office:value-type="float" office:value="13674" calcext:value-type="float">
            <text:p>13674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0.3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7" calcext:value-type="float">
            <text:p>17</text:p>
          </table:table-cell>
          <table:table-cell office:value-type="float" office:value="17703" calcext:value-type="float">
            <text:p>17703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05-07-07</text:p>
          </table:table-cell>
          <table:table-cell office:value-type="float" office:value="17" calcext:value-type="float">
            <text:p>17</text:p>
          </table:table-cell>
          <table:table-cell office:value-type="float" office:value="20197" calcext:value-type="float">
            <text:p>20197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0.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0.3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06" calcext:value-type="float">
            <text:p>106</text:p>
          </table:table-cell>
          <table:table-cell office:value-type="float" office:value="3626" calcext:value-type="float">
            <text:p>3626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13-10-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014-01-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4-11-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4-07-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dropbox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244" calcext:value-type="float">
            <text:p>244</text:p>
          </table:table-cell>
          <table:table-cell office:value-type="float" office:value="23387" calcext:value-type="float">
            <text:p>23387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15-01-28</text:p>
          </table:table-cell>
          <table:table-cell office:value-type="float" office:value="1063" calcext:value-type="float">
            <text:p>1063</text:p>
          </table:table-cell>
          <table:table-cell office:value-type="float" office:value="34084" calcext:value-type="float">
            <text:p>34084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2015-02-02</text:p>
          </table:table-cell>
          <table:table-cell office:value-type="float" office:value="1081" calcext:value-type="float">
            <text:p>1081</text:p>
          </table:table-cell>
          <table:table-cell office:value-type="float" office:value="35554" calcext:value-type="float">
            <text:p>35554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2015-04-01</text:p>
          </table:table-cell>
          <table:table-cell office:value-type="float" office:value="1171" calcext:value-type="float">
            <text:p>1171</text:p>
          </table:table-cell>
          <table:table-cell office:value-type="float" office:value="39513" calcext:value-type="float">
            <text:p>39513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2015-05-19</text:p>
          </table:table-cell>
          <table:table-cell office:value-type="float" office:value="1203" calcext:value-type="float">
            <text:p>1203</text:p>
          </table:table-cell>
          <table:table-cell office:value-type="float" office:value="41942" calcext:value-type="float">
            <text:p>41942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4</text:p>
          </table:table-cell>
          <table:table-cell office:value-type="string" calcext:value-type="string">
            <text:p>2015-06-23</text:p>
          </table:table-cell>
          <table:table-cell office:value-type="float" office:value="1208" calcext:value-type="float">
            <text:p>1208</text:p>
          </table:table-cell>
          <table:table-cell office:value-type="float" office:value="42185" calcext:value-type="float">
            <text:p>42185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5</text:p>
          </table:table-cell>
          <table:table-cell office:value-type="string" calcext:value-type="string">
            <text:p>2015-09-14</text:p>
          </table:table-cell>
          <table:table-cell office:value-type="float" office:value="1512" calcext:value-type="float">
            <text:p>1512</text:p>
          </table:table-cell>
          <table:table-cell office:value-type="float" office:value="57742" calcext:value-type="float">
            <text:p>57742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6</text:p>
          </table:table-cell>
          <table:table-cell office:value-type="string" calcext:value-type="string">
            <text:p>2015-10-27</text:p>
          </table:table-cell>
          <table:table-cell office:value-type="float" office:value="1557" calcext:value-type="float">
            <text:p>1557</text:p>
          </table:table-cell>
          <table:table-cell office:value-type="float" office:value="60045" calcext:value-type="float">
            <text:p>60045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7</text:p>
          </table:table-cell>
          <table:table-cell office:value-type="string" calcext:value-type="string">
            <text:p>2015-12-11</text:p>
          </table:table-cell>
          <table:table-cell office:value-type="float" office:value="1584" calcext:value-type="float">
            <text:p>1584</text:p>
          </table:table-cell>
          <table:table-cell office:value-type="float" office:value="63569" calcext:value-type="float">
            <text:p>63569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8</text:p>
          </table:table-cell>
          <table:table-cell office:value-type="string" calcext:value-type="string">
            <text:p>2016-01-25</text:p>
          </table:table-cell>
          <table:table-cell office:value-type="float" office:value="1635" calcext:value-type="float">
            <text:p>1635</text:p>
          </table:table-cell>
          <table:table-cell office:value-type="float" office:value="64939" calcext:value-type="float">
            <text:p>64939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9</text:p>
          </table:table-cell>
          <table:table-cell office:value-type="string" calcext:value-type="string">
            <text:p>2016-03-23</text:p>
          </table:table-cell>
          <table:table-cell office:value-type="float" office:value="1703" calcext:value-type="float">
            <text:p>1703</text:p>
          </table:table-cell>
          <table:table-cell office:value-type="float" office:value="67638" calcext:value-type="float">
            <text:p>67638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0</text:p>
          </table:table-cell>
          <table:table-cell office:value-type="string" calcext:value-type="string">
            <text:p>2016-07-15</text:p>
          </table:table-cell>
          <table:table-cell office:value-type="float" office:value="1792" calcext:value-type="float">
            <text:p>1792</text:p>
          </table:table-cell>
          <table:table-cell office:value-type="float" office:value="75985" calcext:value-type="float">
            <text:p>75985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1</text:p>
          </table:table-cell>
          <table:table-cell office:value-type="string" calcext:value-type="string">
            <text:p>2016-07-18</text:p>
          </table:table-cell>
          <table:table-cell office:value-type="float" office:value="1791" calcext:value-type="float">
            <text:p>1791</text:p>
          </table:table-cell>
          <table:table-cell office:value-type="float" office:value="76006" calcext:value-type="float">
            <text:p>7600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2</text:p>
          </table:table-cell>
          <table:table-cell office:value-type="string" calcext:value-type="string">
            <text:p>2016-08-30</text:p>
          </table:table-cell>
          <table:table-cell office:value-type="float" office:value="1871" calcext:value-type="float">
            <text:p>1871</text:p>
          </table:table-cell>
          <table:table-cell office:value-type="float" office:value="79531" calcext:value-type="float">
            <text:p>79531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3</text:p>
          </table:table-cell>
          <table:table-cell office:value-type="string" calcext:value-type="string">
            <text:p>2016-09-21</text:p>
          </table:table-cell>
          <table:table-cell office:value-type="float" office:value="1906" calcext:value-type="float">
            <text:p>1906</text:p>
          </table:table-cell>
          <table:table-cell office:value-type="float" office:value="81542" calcext:value-type="float">
            <text:p>81542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4</text:p>
          </table:table-cell>
          <table:table-cell office:value-type="string" calcext:value-type="string">
            <text:p>2016-10-31</text:p>
          </table:table-cell>
          <table:table-cell office:value-type="float" office:value="1939" calcext:value-type="float">
            <text:p>1939</text:p>
          </table:table-cell>
          <table:table-cell office:value-type="float" office:value="83245" calcext:value-type="float">
            <text:p>83245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5</text:p>
          </table:table-cell>
          <table:table-cell office:value-type="string" calcext:value-type="string">
            <text:p>2016-12-02</text:p>
          </table:table-cell>
          <table:table-cell office:value-type="float" office:value="1988" calcext:value-type="float">
            <text:p>1988</text:p>
          </table:table-cell>
          <table:table-cell office:value-type="float" office:value="85506" calcext:value-type="float">
            <text:p>8550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6</text:p>
          </table:table-cell>
          <table:table-cell office:value-type="string" calcext:value-type="string">
            <text:p>2017-02-14</text:p>
          </table:table-cell>
          <table:table-cell office:value-type="float" office:value="2081" calcext:value-type="float">
            <text:p>2081</text:p>
          </table:table-cell>
          <table:table-cell office:value-type="float" office:value="92447" calcext:value-type="float">
            <text:p>92447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7</text:p>
          </table:table-cell>
          <table:table-cell office:value-type="string" calcext:value-type="string">
            <text:p>2017-02-16</text:p>
          </table:table-cell>
          <table:table-cell office:value-type="float" office:value="2083" calcext:value-type="float">
            <text:p>2083</text:p>
          </table:table-cell>
          <table:table-cell office:value-type="float" office:value="92586" calcext:value-type="float">
            <text:p>9258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8</text:p>
          </table:table-cell>
          <table:table-cell office:value-type="string" calcext:value-type="string">
            <text:p>2017-03-01</text:p>
          </table:table-cell>
          <table:table-cell office:value-type="float" office:value="2104" calcext:value-type="float">
            <text:p>2104</text:p>
          </table:table-cell>
          <table:table-cell office:value-type="float" office:value="94643" calcext:value-type="float">
            <text:p>94643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9</text:p>
          </table:table-cell>
          <table:table-cell office:value-type="string" calcext:value-type="string">
            <text:p>2017-03-16</text:p>
          </table:table-cell>
          <table:table-cell office:value-type="float" office:value="2124" calcext:value-type="float">
            <text:p>2124</text:p>
          </table:table-cell>
          <table:table-cell office:value-type="float" office:value="94568" calcext:value-type="float">
            <text:p>94568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0</text:p>
          </table:table-cell>
          <table:table-cell office:value-type="string" calcext:value-type="string">
            <text:p>2017-06-29</text:p>
          </table:table-cell>
          <table:table-cell office:value-type="float" office:value="2343" calcext:value-type="float">
            <text:p>2343</text:p>
          </table:table-cell>
          <table:table-cell office:value-type="float" office:value="104736" calcext:value-type="float">
            <text:p>10473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1</text:p>
          </table:table-cell>
          <table:table-cell office:value-type="string" calcext:value-type="string">
            <text:p>2017-06-29</text:p>
          </table:table-cell>
          <table:table-cell office:value-type="float" office:value="2343" calcext:value-type="float">
            <text:p>2343</text:p>
          </table:table-cell>
          <table:table-cell office:value-type="float" office:value="104810" calcext:value-type="float">
            <text:p>104810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2017-08-21</text:p>
          </table:table-cell>
          <table:table-cell office:value-type="float" office:value="2433" calcext:value-type="float">
            <text:p>2433</text:p>
          </table:table-cell>
          <table:table-cell office:value-type="float" office:value="108611" calcext:value-type="float">
            <text:p>108611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2017-08-28</text:p>
          </table:table-cell>
          <table:table-cell office:value-type="float" office:value="2454" calcext:value-type="float">
            <text:p>2454</text:p>
          </table:table-cell>
          <table:table-cell office:value-type="float" office:value="109348" calcext:value-type="float">
            <text:p>109348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2017-10-28</text:p>
          </table:table-cell>
          <table:table-cell office:value-type="float" office:value="2504" calcext:value-type="float">
            <text:p>2504</text:p>
          </table:table-cell>
          <table:table-cell office:value-type="float" office:value="112117" calcext:value-type="float">
            <text:p>112117</text:p>
          </table:table-cell>
        </table:table-row>
        <table:table-row table:style-name="ro1">
          <table:table-cell office:value-type="string" calcext:value-type="string">
            <text:p>s21</text:p>
          </table:table-cell>
          <table:table-cell office:value-type="string" calcext:value-type="string">
            <text:p>demo</text:p>
          </table:table-cell>
          <table:table-cell table:style-name="Default"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7-06-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06" calcext:value-type="float">
            <text:p>306</text:p>
          </table:table-cell>
          <table:table-cell office:value-type="float" office:value="25234" calcext:value-type="float">
            <text:p>25234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1.0.0-jrfaller</text:p>
          </table:table-cell>
          <table:table-cell office:value-type="string" calcext:value-type="string">
            <text:p>2013-12-23</text:p>
          </table:table-cell>
          <table:table-cell office:value-type="float" office:value="153" calcext:value-type="float">
            <text:p>153</text:p>
          </table:table-cell>
          <table:table-cell office:value-type="float" office:value="46356" calcext:value-type="float">
            <text:p>46356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2015-06-24</text:p>
          </table:table-cell>
          <table:table-cell office:value-type="float" office:value="176" calcext:value-type="float">
            <text:p>176</text:p>
          </table:table-cell>
          <table:table-cell office:value-type="float" office:value="48245" calcext:value-type="float">
            <text:p>48245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2015-07-15</text:p>
          </table:table-cell>
          <table:table-cell office:value-type="float" office:value="190" calcext:value-type="float">
            <text:p>190</text:p>
          </table:table-cell>
          <table:table-cell office:value-type="float" office:value="9621" calcext:value-type="float">
            <text:p>9621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13-10-05</text:p>
          </table:table-cell>
          <table:table-cell office:value-type="float" office:value="1581" calcext:value-type="float">
            <text:p>1581</text:p>
          </table:table-cell>
          <table:table-cell office:value-type="float" office:value="114642" calcext:value-type="float">
            <text:p>114642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0-beta.1</text:p>
          </table:table-cell>
          <table:table-cell office:value-type="string" calcext:value-type="string">
            <text:p>2013-10-05</text:p>
          </table:table-cell>
          <table:table-cell office:value-type="float" office:value="2096" calcext:value-type="float">
            <text:p>2096</text:p>
          </table:table-cell>
          <table:table-cell office:value-type="float" office:value="150860" calcext:value-type="float">
            <text:p>15086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13-10-04</text:p>
          </table:table-cell>
          <table:table-cell office:value-type="float" office:value="2096" calcext:value-type="float">
            <text:p>2096</text:p>
          </table:table-cell>
          <table:table-cell office:value-type="float" office:value="150911" calcext:value-type="float">
            <text:p>150911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014-02-18</text:p>
          </table:table-cell>
          <table:table-cell office:value-type="float" office:value="2096" calcext:value-type="float">
            <text:p>2096</text:p>
          </table:table-cell>
          <table:table-cell office:value-type="float" office:value="151073" calcext:value-type="float">
            <text:p>151073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014-03-17</text:p>
          </table:table-cell>
          <table:table-cell office:value-type="float" office:value="2094" calcext:value-type="float">
            <text:p>2094</text:p>
          </table:table-cell>
          <table:table-cell office:value-type="float" office:value="151322" calcext:value-type="float">
            <text:p>151322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014-04-01</text:p>
          </table:table-cell>
          <table:table-cell office:value-type="float" office:value="2093" calcext:value-type="float">
            <text:p>2093</text:p>
          </table:table-cell>
          <table:table-cell office:value-type="float" office:value="151180" calcext:value-type="float">
            <text:p>15118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14-05-27</text:p>
          </table:table-cell>
          <table:table-cell office:value-type="float" office:value="2097" calcext:value-type="float">
            <text:p>2097</text:p>
          </table:table-cell>
          <table:table-cell office:value-type="float" office:value="150436" calcext:value-type="float">
            <text:p>150436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014-06-22</text:p>
          </table:table-cell>
          <table:table-cell office:value-type="float" office:value="2095" calcext:value-type="float">
            <text:p>2095</text:p>
          </table:table-cell>
          <table:table-cell office:value-type="float" office:value="150285" calcext:value-type="float">
            <text:p>15028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2014-10-16</text:p>
          </table:table-cell>
          <table:table-cell office:value-type="float" office:value="2111" calcext:value-type="float">
            <text:p>2111</text:p>
          </table:table-cell>
          <table:table-cell office:value-type="float" office:value="152061" calcext:value-type="float">
            <text:p>152061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4.1</text:p>
          </table:table-cell>
          <table:table-cell office:value-type="string" calcext:value-type="string">
            <text:p>2014-11-16</text:p>
          </table:table-cell>
          <table:table-cell office:value-type="float" office:value="2116" calcext:value-type="float">
            <text:p>2116</text:p>
          </table:table-cell>
          <table:table-cell office:value-type="float" office:value="152028" calcext:value-type="float">
            <text:p>152028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015-04-20</text:p>
          </table:table-cell>
          <table:table-cell office:value-type="float" office:value="2151" calcext:value-type="float">
            <text:p>2151</text:p>
          </table:table-cell>
          <table:table-cell office:value-type="float" office:value="153349" calcext:value-type="float">
            <text:p>153349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015-05-22</text:p>
          </table:table-cell>
          <table:table-cell office:value-type="float" office:value="2156" calcext:value-type="float">
            <text:p>2156</text:p>
          </table:table-cell>
          <table:table-cell office:value-type="float" office:value="154380" calcext:value-type="float">
            <text:p>15438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015-06-05</text:p>
          </table:table-cell>
          <table:table-cell office:value-type="float" office:value="2161" calcext:value-type="float">
            <text:p>2161</text:p>
          </table:table-cell>
          <table:table-cell office:value-type="float" office:value="154451" calcext:value-type="float">
            <text:p>154451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2015-07-20</text:p>
          </table:table-cell>
          <table:table-cell office:value-type="float" office:value="1557" calcext:value-type="float">
            <text:p>1557</text:p>
          </table:table-cell>
          <table:table-cell office:value-type="float" office:value="145165" calcext:value-type="float">
            <text:p>14516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2015-11-16</text:p>
          </table:table-cell>
          <table:table-cell office:value-type="float" office:value="1547" calcext:value-type="float">
            <text:p>1547</text:p>
          </table:table-cell>
          <table:table-cell office:value-type="float" office:value="144628" calcext:value-type="float">
            <text:p>144628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016-02-09</text:p>
          </table:table-cell>
          <table:table-cell office:value-type="float" office:value="1570" calcext:value-type="float">
            <text:p>1570</text:p>
          </table:table-cell>
          <table:table-cell office:value-type="float" office:value="146472" calcext:value-type="float">
            <text:p>146472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2016-04-29</text:p>
          </table:table-cell>
          <table:table-cell office:value-type="float" office:value="1606" calcext:value-type="float">
            <text:p>1606</text:p>
          </table:table-cell>
          <table:table-cell office:value-type="float" office:value="150905" calcext:value-type="float">
            <text:p>15090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2016-11-24</text:p>
          </table:table-cell>
          <table:table-cell office:value-type="float" office:value="1638" calcext:value-type="float">
            <text:p>1638</text:p>
          </table:table-cell>
          <table:table-cell office:value-type="float" office:value="152866" calcext:value-type="float">
            <text:p>152866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2017-02-02</text:p>
          </table:table-cell>
          <table:table-cell office:value-type="float" office:value="1621" calcext:value-type="float">
            <text:p>1621</text:p>
          </table:table-cell>
          <table:table-cell office:value-type="float" office:value="128713" calcext:value-type="float">
            <text:p>128713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2017-04-23</text:p>
          </table:table-cell>
          <table:table-cell office:value-type="float" office:value="1581" calcext:value-type="float">
            <text:p>1581</text:p>
          </table:table-cell>
          <table:table-cell office:value-type="float" office:value="127245" calcext:value-type="float">
            <text:p>12724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3.2</text:p>
          </table:table-cell>
          <table:table-cell office:value-type="string" calcext:value-type="string">
            <text:p>2017-05-03</text:p>
          </table:table-cell>
          <table:table-cell office:value-type="float" office:value="1579" calcext:value-type="float">
            <text:p>1579</text:p>
          </table:table-cell>
          <table:table-cell office:value-type="float" office:value="127068" calcext:value-type="float">
            <text:p>127068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2017-09-07</text:p>
          </table:table-cell>
          <table:table-cell office:value-type="float" office:value="1580" calcext:value-type="float">
            <text:p>1580</text:p>
          </table:table-cell>
          <table:table-cell office:value-type="float" office:value="127214" calcext:value-type="float">
            <text:p>127214</text:p>
          </table:table-cell>
        </table:table-row>
        <table:table-row table:style-name="ro1">
          <table:table-cell office:value-type="string" calcext:value-type="string">
            <text:p>s27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524" calcext:value-type="float">
            <text:p>524</text:p>
          </table:table-cell>
          <table:table-cell office:value-type="float" office:value="41032" calcext:value-type="float">
            <text:p>4103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10506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" calcext:value-type="float">
            <text:p>9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1090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" calcext:value-type="float">
            <text:p>9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01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4" calcext:value-type="float">
            <text:p>94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026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4" calcext:value-type="float">
            <text:p>94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11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4" calcext:value-type="float">
            <text:p>94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21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2" calcext:value-type="float">
            <text:p>12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31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8" calcext:value-type="float">
            <text:p>38</text:p>
          </table:table-cell>
          <table:table-cell office:value-type="float" office:value="4666" calcext:value-type="float">
            <text:p>4666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41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44" calcext:value-type="float">
            <text:p>44</text:p>
          </table:table-cell>
          <table:table-cell office:value-type="float" office:value="4946" calcext:value-type="float">
            <text:p>4946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2013-07-29</text:p>
          </table:table-cell>
          <table:table-cell office:value-type="float" office:value="53" calcext:value-type="float">
            <text:p>53</text:p>
          </table:table-cell>
          <table:table-cell office:value-type="float" office:value="5588" calcext:value-type="float">
            <text:p>558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2013-08-26</text:p>
          </table:table-cell>
          <table:table-cell office:value-type="float" office:value="53" calcext:value-type="float">
            <text:p>53</text:p>
          </table:table-cell>
          <table:table-cell office:value-type="float" office:value="5682" calcext:value-type="float">
            <text:p>568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3</text:p>
          </table:table-cell>
          <table:table-cell office:value-type="string" calcext:value-type="string">
            <text:p>2013-08-27</text:p>
          </table:table-cell>
          <table:table-cell office:value-type="float" office:value="53" calcext:value-type="float">
            <text:p>53</text:p>
          </table:table-cell>
          <table:table-cell office:value-type="float" office:value="5678" calcext:value-type="float">
            <text:p>567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4</text:p>
          </table:table-cell>
          <table:table-cell office:value-type="string" calcext:value-type="string">
            <text:p>2013-09-04</text:p>
          </table:table-cell>
          <table:table-cell office:value-type="float" office:value="54" calcext:value-type="float">
            <text:p>54</text:p>
          </table:table-cell>
          <table:table-cell office:value-type="float" office:value="5760" calcext:value-type="float">
            <text:p>576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5</text:p>
          </table:table-cell>
          <table:table-cell office:value-type="string" calcext:value-type="string">
            <text:p>2013-09-17</text:p>
          </table:table-cell>
          <table:table-cell office:value-type="float" office:value="55" calcext:value-type="float">
            <text:p>55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6</text:p>
          </table:table-cell>
          <table:table-cell office:value-type="string" calcext:value-type="string">
            <text:p>2013-11-29</text:p>
          </table:table-cell>
          <table:table-cell office:value-type="float" office:value="56" calcext:value-type="float">
            <text:p>56</text:p>
          </table:table-cell>
          <table:table-cell office:value-type="float" office:value="6362" calcext:value-type="float">
            <text:p>636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7</text:p>
          </table:table-cell>
          <table:table-cell office:value-type="string" calcext:value-type="string">
            <text:p>2014-06-10</text:p>
          </table:table-cell>
          <table:table-cell office:value-type="float" office:value="57" calcext:value-type="float">
            <text:p>57</text:p>
          </table:table-cell>
          <table:table-cell office:value-type="float" office:value="6502" calcext:value-type="float">
            <text:p>650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8</text:p>
          </table:table-cell>
          <table:table-cell office:value-type="string" calcext:value-type="string">
            <text:p>2014-06-11</text:p>
          </table:table-cell>
          <table:table-cell office:value-type="float" office:value="57" calcext:value-type="float">
            <text:p>57</text:p>
          </table:table-cell>
          <table:table-cell office:value-type="float" office:value="6502" calcext:value-type="float">
            <text:p>650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9</text:p>
          </table:table-cell>
          <table:table-cell office:value-type="string" calcext:value-type="string">
            <text:p>2014-09-01</text:p>
          </table:table-cell>
          <table:table-cell office:value-type="float" office:value="58" calcext:value-type="float">
            <text:p>58</text:p>
          </table:table-cell>
          <table:table-cell office:value-type="float" office:value="6477" calcext:value-type="float">
            <text:p>6477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0</text:p>
          </table:table-cell>
          <table:table-cell office:value-type="string" calcext:value-type="string">
            <text:p>2014-10-10</text:p>
          </table:table-cell>
          <table:table-cell office:value-type="float" office:value="58" calcext:value-type="float">
            <text:p>58</text:p>
          </table:table-cell>
          <table:table-cell office:value-type="float" office:value="6480" calcext:value-type="float">
            <text:p>648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1</text:p>
          </table:table-cell>
          <table:table-cell office:value-type="string" calcext:value-type="string">
            <text:p>2015-02-06</text:p>
          </table:table-cell>
          <table:table-cell office:value-type="float" office:value="58" calcext:value-type="float">
            <text:p>58</text:p>
          </table:table-cell>
          <table:table-cell office:value-type="float" office:value="6628" calcext:value-type="float">
            <text:p>662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2</text:p>
          </table:table-cell>
          <table:table-cell office:value-type="string" calcext:value-type="string">
            <text:p>2015-09-03</text:p>
          </table:table-cell>
          <table:table-cell office:value-type="float" office:value="58" calcext:value-type="float">
            <text:p>58</text:p>
          </table:table-cell>
          <table:table-cell office:value-type="float" office:value="6638" calcext:value-type="float">
            <text:p>663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3</text:p>
          </table:table-cell>
          <table:table-cell office:value-type="string" calcext:value-type="string">
            <text:p>2015-09-11</text:p>
          </table:table-cell>
          <table:table-cell office:value-type="float" office:value="58" calcext:value-type="float">
            <text:p>58</text:p>
          </table:table-cell>
          <table:table-cell office:value-type="float" office:value="6663" calcext:value-type="float">
            <text:p>6663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2016-01-13</text:p>
          </table:table-cell>
          <table:table-cell office:value-type="float" office:value="59" calcext:value-type="float">
            <text:p>59</text:p>
          </table:table-cell>
          <table:table-cell office:value-type="float" office:value="6637" calcext:value-type="float">
            <text:p>6637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1</text:p>
          </table:table-cell>
          <table:table-cell office:value-type="string" calcext:value-type="string">
            <text:p>2016-03-23</text:p>
          </table:table-cell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2</text:p>
          </table:table-cell>
          <table:table-cell office:value-type="string" calcext:value-type="string">
            <text:p>2016-03-24</text:p>
          </table:table-cell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3</text:p>
          </table:table-cell>
          <table:table-cell office:value-type="string" calcext:value-type="string">
            <text:p>2017-05-08</text:p>
          </table:table-cell>
          <table:table-cell office:value-type="float" office:value="57" calcext:value-type="float">
            <text:p>57</text:p>
          </table:table-cell>
          <table:table-cell office:value-type="float" office:value="6639" calcext:value-type="float">
            <text:p>6639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3.0</text:p>
          </table:table-cell>
          <table:table-cell office:value-type="string" calcext:value-type="string">
            <text:p>2017-09-08</text:p>
          </table:table-cell>
          <table:table-cell office:value-type="float" office:value="57" calcext:value-type="float">
            <text:p>57</text:p>
          </table:table-cell>
          <table:table-cell office:value-type="float" office:value="6675" calcext:value-type="float">
            <text:p>6675</text:p>
          </table:table-cell>
        </table:table-row>
        <table:table-row table:style-name="ro1">
          <table:table-cell office:value-type="string" calcext:value-type="string">
            <text:p>s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3-07-05</text:p>
          </table:table-cell>
          <table:table-cell office:value-type="float" office:value="177" calcext:value-type="float">
            <text:p>177</text:p>
          </table:table-cell>
          <table:table-cell office:value-type="float" office:value="9278" calcext:value-type="float">
            <text:p>9278</text:p>
          </table:table-cell>
        </table:table-row>
        <table:table-row table:style-name="ro1">
          <table:table-cell office:value-type="string" calcext:value-type="string">
            <text:p>s32</text:p>
          </table:table-cell>
          <table:table-cell office:value-type="string" calcext:value-type="string">
            <text:p>1.2.20061023</text:p>
          </table:table-cell>
          <table:table-cell office:value-type="string" calcext:value-type="string">
            <text:p>2006-10-23</text:p>
          </table:table-cell>
          <table:table-cell office:value-type="float" office:value="545" calcext:value-type="float">
            <text:p>545</text:p>
          </table:table-cell>
          <table:table-cell office:value-type="float" office:value="65015" calcext:value-type="float">
            <text:p>65015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07-11-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08-02-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009-06-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009-10-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010-09-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7-11-22</text:p>
          </table:table-cell>
          <table:table-cell office:value-type="float" office:value="4059" calcext:value-type="float">
            <text:p>4059</text:p>
          </table:table-cell>
          <table:table-cell office:value-type="float" office:value="293968" calcext:value-type="float">
            <text:p>293968</text:p>
          </table:table-cell>
        </table:table-row>
        <table:table-row table:style-name="ro1">
          <table:table-cell office:value-type="string" calcext:value-type="string">
            <text:p>s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7-11-22</text:p>
          </table:table-cell>
          <table:table-cell office:value-type="float" office:value="240" calcext:value-type="float">
            <text:p>240</text:p>
          </table:table-cell>
          <table:table-cell office:value-type="float" office:value="10732" calcext:value-type="float">
            <text:p>10732</text:p>
          </table:table-cell>
        </table:table-row>
        <table:table-row table:style-name="ro1">
          <table:table-cell office:value-type="string" calcext:value-type="string">
            <text:p>s4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7-04-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43</text:p>
          </table:table-cell>
          <table:table-cell office:value-type="string" calcext:value-type="string">
            <text:p>april2008</text:p>
          </table:table-cell>
          <table:table-cell office:value-type="string" calcext:value-type="string">
            <text:p>2008-04-01</text:p>
          </table:table-cell>
          <table:table-cell office:value-type="float" office:value="883" calcext:value-type="float">
            <text:p>883</text:p>
          </table:table-cell>
          <table:table-cell office:value-type="float" office:value="64536" calcext:value-type="float">
            <text:p>64536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1.0</text:p>
          </table:table-cell>
          <table:table-cell office:value-type="string" calcext:value-type="string">
            <text:p>2009-05-23</text:p>
          </table:table-cell>
          <table:table-cell office:value-type="float" office:value="119" calcext:value-type="float">
            <text:p>119</text:p>
          </table:table-cell>
          <table:table-cell office:value-type="float" office:value="8042" calcext:value-type="float">
            <text:p>8042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2009-07-07</text:p>
          </table:table-cell>
          <table:table-cell office:value-type="float" office:value="160" calcext:value-type="float">
            <text:p>160</text:p>
          </table:table-cell>
          <table:table-cell office:value-type="float" office:value="10516" calcext:value-type="float">
            <text:p>10516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3.0</text:p>
          </table:table-cell>
          <table:table-cell office:value-type="string" calcext:value-type="string">
            <text:p>2010-03-07</text:p>
          </table:table-cell>
          <table:table-cell office:value-type="float" office:value="169" calcext:value-type="float">
            <text:p>169</text:p>
          </table:table-cell>
          <table:table-cell office:value-type="float" office:value="11394" calcext:value-type="float">
            <text:p>11394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4.0</text:p>
          </table:table-cell>
          <table:table-cell office:value-type="string" calcext:value-type="string">
            <text:p>2010-06-22</text:p>
          </table:table-cell>
          <table:table-cell office:value-type="float" office:value="169" calcext:value-type="float">
            <text:p>169</text:p>
          </table:table-cell>
          <table:table-cell office:value-type="float" office:value="11402" calcext:value-type="float">
            <text:p>11402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4.1</text:p>
          </table:table-cell>
          <table:table-cell office:value-type="string" calcext:value-type="string">
            <text:p>2010-08-10</text:p>
          </table:table-cell>
          <table:table-cell office:value-type="float" office:value="169" calcext:value-type="float">
            <text:p>169</text:p>
          </table:table-cell>
          <table:table-cell office:value-type="float" office:value="11401" calcext:value-type="float">
            <text:p>11401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015-07-03</text:p>
          </table:table-cell>
          <table:table-cell office:value-type="float" office:value="143" calcext:value-type="float">
            <text:p>143</text:p>
          </table:table-cell>
          <table:table-cell office:value-type="float" office:value="13228" calcext:value-type="float">
            <text:p>13228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7.0.4</text:p>
          </table:table-cell>
          <table:table-cell office:value-type="string" calcext:value-type="string">
            <text:p>2015-07-20</text:p>
          </table:table-cell>
          <table:table-cell office:value-type="float" office:value="143" calcext:value-type="float">
            <text:p>143</text:p>
          </table:table-cell>
          <table:table-cell office:value-type="float" office:value="13192" calcext:value-type="float">
            <text:p>13192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7.0.5</text:p>
          </table:table-cell>
          <table:table-cell office:value-type="string" calcext:value-type="string">
            <text:p>2015-10-21</text:p>
          </table:table-cell>
          <table:table-cell office:value-type="float" office:value="143" calcext:value-type="float">
            <text:p>143</text:p>
          </table:table-cell>
          <table:table-cell office:value-type="float" office:value="13192" calcext:value-type="float">
            <text:p>13192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016-02-03</text:p>
          </table:table-cell>
          <table:table-cell office:value-type="float" office:value="162" calcext:value-type="float">
            <text:p>162</text:p>
          </table:table-cell>
          <table:table-cell office:value-type="float" office:value="15287" calcext:value-type="float">
            <text:p>15287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2017-08-25</text:p>
          </table:table-cell>
          <table:table-cell office:value-type="float" office:value="162" calcext:value-type="float">
            <text:p>162</text:p>
          </table:table-cell>
          <table:table-cell office:value-type="float" office:value="15520" calcext:value-type="float">
            <text:p>15520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43" calcext:value-type="float">
            <text:p>143</text:p>
          </table:table-cell>
          <table:table-cell office:value-type="float" office:value="13192" calcext:value-type="float">
            <text:p>13192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12-08-13</text:p>
          </table:table-cell>
          <table:table-cell office:value-type="float" office:value="84" calcext:value-type="float">
            <text:p>84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012-09-12</text:p>
          </table:table-cell>
          <table:table-cell office:value-type="float" office:value="98" calcext:value-type="float">
            <text:p>98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012-10-16</text:p>
          </table:table-cell>
          <table:table-cell office:value-type="float" office:value="98" calcext:value-type="float">
            <text:p>98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13-03-04</text:p>
          </table:table-cell>
          <table:table-cell office:value-type="float" office:value="114" calcext:value-type="float">
            <text:p>114</text:p>
          </table:table-cell>
          <table:table-cell office:value-type="float" office:value="4520" calcext:value-type="float">
            <text:p>4520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8.1</text:p>
          </table:table-cell>
          <table:table-cell office:value-type="string" calcext:value-type="string">
            <text:p>2013-04-03</text:p>
          </table:table-cell>
          <table:table-cell office:value-type="float" office:value="116" calcext:value-type="float">
            <text:p>116</text:p>
          </table:table-cell>
          <table:table-cell office:value-type="float" office:value="4574" calcext:value-type="float">
            <text:p>4574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0</text:p>
          </table:table-cell>
          <table:table-cell office:value-type="string" calcext:value-type="string">
            <text:p>2013-04-22</text:p>
          </table:table-cell>
          <table:table-cell office:value-type="float" office:value="116" calcext:value-type="float">
            <text:p>116</text:p>
          </table:table-cell>
          <table:table-cell office:value-type="float" office:value="4569" calcext:value-type="float">
            <text:p>4569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1</text:p>
          </table:table-cell>
          <table:table-cell office:value-type="string" calcext:value-type="string">
            <text:p>2013-05-01</text:p>
          </table:table-cell>
          <table:table-cell office:value-type="float" office:value="116" calcext:value-type="float">
            <text:p>116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2</text:p>
          </table:table-cell>
          <table:table-cell office:value-type="string" calcext:value-type="string">
            <text:p>2013-06-01</text:p>
          </table:table-cell>
          <table:table-cell office:value-type="float" office:value="128" calcext:value-type="float">
            <text:p>128</text:p>
          </table:table-cell>
          <table:table-cell office:value-type="float" office:value="4735" calcext:value-type="float">
            <text:p>4735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3</text:p>
          </table:table-cell>
          <table:table-cell office:value-type="string" calcext:value-type="string">
            <text:p>2013-08-01</text:p>
          </table:table-cell>
          <table:table-cell office:value-type="float" office:value="148" calcext:value-type="float">
            <text:p>148</text:p>
          </table:table-cell>
          <table:table-cell office:value-type="float" office:value="6114" calcext:value-type="float">
            <text:p>6114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4</text:p>
          </table:table-cell>
          <table:table-cell office:value-type="string" calcext:value-type="string">
            <text:p>2013-11-19</text:p>
          </table:table-cell>
          <table:table-cell office:value-type="float" office:value="153" calcext:value-type="float">
            <text:p>153</text:p>
          </table:table-cell>
          <table:table-cell office:value-type="float" office:value="6176" calcext:value-type="float">
            <text:p>6176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5</text:p>
          </table:table-cell>
          <table:table-cell office:value-type="string" calcext:value-type="string">
            <text:p>2013-12-12</text:p>
          </table:table-cell>
          <table:table-cell office:value-type="float" office:value="169" calcext:value-type="float">
            <text:p>169</text:p>
          </table:table-cell>
          <table:table-cell office:value-type="float" office:value="7686" calcext:value-type="float">
            <text:p>7686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6</text:p>
          </table:table-cell>
          <table:table-cell office:value-type="string" calcext:value-type="string">
            <text:p>2014-02-04</text:p>
          </table:table-cell>
          <table:table-cell office:value-type="float" office:value="178" calcext:value-type="float">
            <text:p>178</text:p>
          </table:table-cell>
          <table:table-cell office:value-type="float" office:value="8321" calcext:value-type="float">
            <text:p>832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7</text:p>
          </table:table-cell>
          <table:table-cell office:value-type="string" calcext:value-type="string">
            <text:p>2014-05-05</text:p>
          </table:table-cell>
          <table:table-cell office:value-type="float" office:value="207" calcext:value-type="float">
            <text:p>207</text:p>
          </table:table-cell>
          <table:table-cell office:value-type="float" office:value="10231" calcext:value-type="float">
            <text:p>1023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8</text:p>
          </table:table-cell>
          <table:table-cell office:value-type="string" calcext:value-type="string">
            <text:p>2014-08-01</text:p>
          </table:table-cell>
          <table:table-cell office:value-type="float" office:value="227" calcext:value-type="float">
            <text:p>227</text:p>
          </table:table-cell>
          <table:table-cell office:value-type="float" office:value="10861" calcext:value-type="float">
            <text:p>1086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2014-12-28</text:p>
          </table:table-cell>
          <table:table-cell office:value-type="float" office:value="268" calcext:value-type="float">
            <text:p>268</text:p>
          </table:table-cell>
          <table:table-cell office:value-type="float" office:value="13543" calcext:value-type="float">
            <text:p>13543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2015-04-24</text:p>
          </table:table-cell>
          <table:table-cell office:value-type="float" office:value="282" calcext:value-type="float">
            <text:p>282</text:p>
          </table:table-cell>
          <table:table-cell office:value-type="float" office:value="14007" calcext:value-type="float">
            <text:p>14007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2016-02-03</text:p>
          </table:table-cell>
          <table:table-cell office:value-type="float" office:value="268" calcext:value-type="float">
            <text:p>268</text:p>
          </table:table-cell>
          <table:table-cell office:value-type="float" office:value="12523" calcext:value-type="float">
            <text:p>12523</text:p>
          </table:table-cell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0.8.0-alpha</text:p>
          </table:table-cell>
          <table:table-cell office:value-type="string" calcext:value-type="string">
            <text:p>2014-10-02</text:p>
          </table:table-cell>
          <table:table-cell office:value-type="float" office:value="662" calcext:value-type="float">
            <text:p>662</text:p>
          </table:table-cell>
          <table:table-cell office:value-type="float" office:value="206481" calcext:value-type="float">
            <text:p>206481</text:p>
          </table:table-cell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0.9.5-beta</text:p>
          </table:table-cell>
          <table:table-cell office:value-type="string" calcext:value-type="string">
            <text:p>2015-05-20</text:p>
          </table:table-cell>
          <table:table-cell office:value-type="float" office:value="871" calcext:value-type="float">
            <text:p>871</text:p>
          </table:table-cell>
          <table:table-cell office:value-type="float" office:value="213156" calcext:value-type="float">
            <text:p>213156</text:p>
          </table:table-cell>
        </table:table-row>
        <table:table-row table:style-name="ro1">
          <table:table-cell office:value-type="string" calcext:value-type="string">
            <text:p>s54</text:p>
          </table:table-cell>
          <table:table-cell office:value-type="string" calcext:value-type="string">
            <text:p>1_2_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4" calcext:value-type="float">
            <text:p>34</text:p>
          </table:table-cell>
          <table:table-cell office:value-type="float" office:value="4873" calcext:value-type="float">
            <text:p>487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06-11-22</text:p>
          </table:table-cell>
          <table:table-cell office:value-type="float" office:value="1223" calcext:value-type="float">
            <text:p>1223</text:p>
          </table:table-cell>
          <table:table-cell office:value-type="float" office:value="81714" calcext:value-type="float">
            <text:p>8171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1</text:p>
          </table:table-cell>
          <table:table-cell office:value-type="string" calcext:value-type="string">
            <text:p>2007-05-29</text:p>
          </table:table-cell>
          <table:table-cell office:value-type="float" office:value="1670" calcext:value-type="float">
            <text:p>1670</text:p>
          </table:table-cell>
          <table:table-cell office:value-type="float" office:value="110284" calcext:value-type="float">
            <text:p>11028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2</text:p>
          </table:table-cell>
          <table:table-cell office:value-type="string" calcext:value-type="string">
            <text:p>2007-06-04</text:p>
          </table:table-cell>
          <table:table-cell office:value-type="float" office:value="1685" calcext:value-type="float">
            <text:p>1685</text:p>
          </table:table-cell>
          <table:table-cell office:value-type="float" office:value="112823" calcext:value-type="float">
            <text:p>11282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3</text:p>
          </table:table-cell>
          <table:table-cell office:value-type="string" calcext:value-type="string">
            <text:p>2007-07-05</text:p>
          </table:table-cell>
          <table:table-cell office:value-type="float" office:value="1694" calcext:value-type="float">
            <text:p>1694</text:p>
          </table:table-cell>
          <table:table-cell office:value-type="float" office:value="113595" calcext:value-type="float">
            <text:p>11359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4</text:p>
          </table:table-cell>
          <table:table-cell office:value-type="string" calcext:value-type="string">
            <text:p>2007-08-14</text:p>
          </table:table-cell>
          <table:table-cell office:value-type="float" office:value="1865" calcext:value-type="float">
            <text:p>1865</text:p>
          </table:table-cell>
          <table:table-cell office:value-type="float" office:value="122485" calcext:value-type="float">
            <text:p>12248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M</text:p>
          </table:table-cell>
          <table:table-cell office:value-type="string" calcext:value-type="string">
            <text:p>2009-03-02</text:p>
          </table:table-cell>
          <table:table-cell office:value-type="float" office:value="70" calcext:value-type="float">
            <text:p>70</text:p>
          </table:table-cell>
          <table:table-cell office:value-type="float" office:value="4738" calcext:value-type="float">
            <text:p>473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007-10-31</text:p>
          </table:table-cell>
          <table:table-cell office:value-type="float" office:value="1872" calcext:value-type="float">
            <text:p>1872</text:p>
          </table:table-cell>
          <table:table-cell office:value-type="float" office:value="122342" calcext:value-type="float">
            <text:p>12234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2007-12-18</text:p>
          </table:table-cell>
          <table:table-cell office:value-type="float" office:value="1738" calcext:value-type="float">
            <text:p>1738</text:p>
          </table:table-cell>
          <table:table-cell office:value-type="float" office:value="115400" calcext:value-type="float">
            <text:p>115400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2</text:p>
          </table:table-cell>
          <table:table-cell office:value-type="string" calcext:value-type="string">
            <text:p>2008-01-28</text:p>
          </table:table-cell>
          <table:table-cell office:value-type="float" office:value="1720" calcext:value-type="float">
            <text:p>1720</text:p>
          </table:table-cell>
          <table:table-cell office:value-type="float" office:value="115349" calcext:value-type="float">
            <text:p>11534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3</text:p>
          </table:table-cell>
          <table:table-cell office:value-type="string" calcext:value-type="string">
            <text:p>2010-01-22</text:p>
          </table:table-cell>
          <table:table-cell office:value-type="float" office:value="1714" calcext:value-type="float">
            <text:p>1714</text:p>
          </table:table-cell>
          <table:table-cell office:value-type="float" office:value="114091" calcext:value-type="float">
            <text:p>11409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08-07-24</text:p>
          </table:table-cell>
          <table:table-cell office:value-type="float" office:value="1734" calcext:value-type="float">
            <text:p>1734</text:p>
          </table:table-cell>
          <table:table-cell office:value-type="float" office:value="115499" calcext:value-type="float">
            <text:p>11549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dila_0.0.2-RC2</text:p>
          </table:table-cell>
          <table:table-cell office:value-type="string" calcext:value-type="string">
            <text:p>2008-10-13</text:p>
          </table:table-cell>
          <table:table-cell office:value-type="float" office:value="561" calcext:value-type="float">
            <text:p>561</text:p>
          </table:table-cell>
          <table:table-cell office:value-type="float" office:value="16429" calcext:value-type="float">
            <text:p>1642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2008-11-20</text:p>
          </table:table-cell>
          <table:table-cell office:value-type="float" office:value="1742" calcext:value-type="float">
            <text:p>1742</text:p>
          </table:table-cell>
          <table:table-cell office:value-type="float" office:value="116389" calcext:value-type="float">
            <text:p>11638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.1</text:p>
          </table:table-cell>
          <table:table-cell office:value-type="string" calcext:value-type="string">
            <text:p>2009-03-04</text:p>
          </table:table-cell>
          <table:table-cell office:value-type="float" office:value="1901" calcext:value-type="float">
            <text:p>1901</text:p>
          </table:table-cell>
          <table:table-cell office:value-type="float" office:value="122541" calcext:value-type="float">
            <text:p>12254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M1</text:p>
          </table:table-cell>
          <table:table-cell office:value-type="string" calcext:value-type="string">
            <text:p>2009-03-06</text:p>
          </table:table-cell>
          <table:table-cell office:value-type="float" office:value="1734" calcext:value-type="float">
            <text:p>1734</text:p>
          </table:table-cell>
          <table:table-cell office:value-type="float" office:value="115502" calcext:value-type="float">
            <text:p>11550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.1.M1</text:p>
          </table:table-cell>
          <table:table-cell office:value-type="string" calcext:value-type="string">
            <text:p>2009-03-18</text:p>
          </table:table-cell>
          <table:table-cell office:value-type="float" office:value="1897" calcext:value-type="float">
            <text:p>1897</text:p>
          </table:table-cell>
          <table:table-cell office:value-type="float" office:value="121843" calcext:value-type="float">
            <text:p>12184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2.M1</text:p>
          </table:table-cell>
          <table:table-cell office:value-type="string" calcext:value-type="string">
            <text:p>2009-04-20</text:p>
          </table:table-cell>
          <table:table-cell office:value-type="float" office:value="1899" calcext:value-type="float">
            <text:p>1899</text:p>
          </table:table-cell>
          <table:table-cell office:value-type="float" office:value="122996" calcext:value-type="float">
            <text:p>12299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009-07-17</text:p>
          </table:table-cell>
          <table:table-cell office:value-type="float" office:value="1945" calcext:value-type="float">
            <text:p>1945</text:p>
          </table:table-cell>
          <table:table-cell office:value-type="float" office:value="125018" calcext:value-type="float">
            <text:p>12501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2010-02-02</text:p>
          </table:table-cell>
          <table:table-cell office:value-type="float" office:value="1903" calcext:value-type="float">
            <text:p>1903</text:p>
          </table:table-cell>
          <table:table-cell office:value-type="float" office:value="123668" calcext:value-type="float">
            <text:p>12366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1</text:p>
          </table:table-cell>
          <table:table-cell office:value-type="string" calcext:value-type="string">
            <text:p>2010-05-28</text:p>
          </table:table-cell>
          <table:table-cell office:value-type="float" office:value="1952" calcext:value-type="float">
            <text:p>1952</text:p>
          </table:table-cell>
          <table:table-cell office:value-type="float" office:value="125745" calcext:value-type="float">
            <text:p>12574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1.M1</text:p>
          </table:table-cell>
          <table:table-cell office:value-type="string" calcext:value-type="string">
            <text:p>2010-11-05</text:p>
          </table:table-cell>
          <table:table-cell office:value-type="float" office:value="1952" calcext:value-type="float">
            <text:p>1952</text:p>
          </table:table-cell>
          <table:table-cell office:value-type="float" office:value="125740" calcext:value-type="float">
            <text:p>125740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X10_2.1.1</text:p>
          </table:table-cell>
          <table:table-cell office:value-type="string" calcext:value-type="string">
            <text:p>2011-01-07</text:p>
          </table:table-cell>
          <table:table-cell office:value-type="float" office:value="1331" calcext:value-type="float">
            <text:p>1331</text:p>
          </table:table-cell>
          <table:table-cell office:value-type="float" office:value="95904" calcext:value-type="float">
            <text:p>9590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2</text:p>
          </table:table-cell>
          <table:table-cell office:value-type="string" calcext:value-type="string">
            <text:p>2011-01-17</text:p>
          </table:table-cell>
          <table:table-cell office:value-type="float" office:value="2005" calcext:value-type="float">
            <text:p>2005</text:p>
          </table:table-cell>
          <table:table-cell office:value-type="float" office:value="128772" calcext:value-type="float">
            <text:p>12877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X10_2.1.2</text:p>
          </table:table-cell>
          <table:table-cell office:value-type="string" calcext:value-type="string">
            <text:p>2011-02-02</text:p>
          </table:table-cell>
          <table:table-cell office:value-type="float" office:value="1331" calcext:value-type="float">
            <text:p>1331</text:p>
          </table:table-cell>
          <table:table-cell office:value-type="float" office:value="95904" calcext:value-type="float">
            <text:p>9590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3</text:p>
          </table:table-cell>
          <table:table-cell office:value-type="string" calcext:value-type="string">
            <text:p>2012-03-07</text:p>
          </table:table-cell>
          <table:table-cell office:value-type="float" office:value="2092" calcext:value-type="float">
            <text:p>2092</text:p>
          </table:table-cell>
          <table:table-cell office:value-type="float" office:value="135258" calcext:value-type="float">
            <text:p>13525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4</text:p>
          </table:table-cell>
          <table:table-cell office:value-type="string" calcext:value-type="string">
            <text:p>2012-04-05</text:p>
          </table:table-cell>
          <table:table-cell office:value-type="float" office:value="2133" calcext:value-type="float">
            <text:p>2133</text:p>
          </table:table-cell>
          <table:table-cell office:value-type="float" office:value="137856" calcext:value-type="float">
            <text:p>13785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3</text:p>
          </table:table-cell>
          <table:table-cell office:value-type="string" calcext:value-type="string">
            <text:p>2013-06-10</text:p>
          </table:table-cell>
          <table:table-cell office:value-type="float" office:value="2092" calcext:value-type="float">
            <text:p>2092</text:p>
          </table:table-cell>
          <table:table-cell office:value-type="float" office:value="135258" calcext:value-type="float">
            <text:p>13525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4</text:p>
          </table:table-cell>
          <table:table-cell office:value-type="string" calcext:value-type="string">
            <text:p>2013-06-10</text:p>
          </table:table-cell>
          <table:table-cell office:value-type="float" office:value="2133" calcext:value-type="float">
            <text:p>2133</text:p>
          </table:table-cell>
          <table:table-cell office:value-type="float" office:value="137856" calcext:value-type="float">
            <text:p>13785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5</text:p>
          </table:table-cell>
          <table:table-cell office:value-type="string" calcext:value-type="string">
            <text:p>2013-06-10</text:p>
          </table:table-cell>
          <table:table-cell office:value-type="float" office:value="2143" calcext:value-type="float">
            <text:p>2143</text:p>
          </table:table-cell>
          <table:table-cell office:value-type="float" office:value="142083" calcext:value-type="float">
            <text:p>14208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6</text:p>
          </table:table-cell>
          <table:table-cell office:value-type="string" calcext:value-type="string">
            <text:p>2013-11-26</text:p>
          </table:table-cell>
          <table:table-cell office:value-type="float" office:value="2154" calcext:value-type="float">
            <text:p>2154</text:p>
          </table:table-cell>
          <table:table-cell office:value-type="float" office:value="142881" calcext:value-type="float">
            <text:p>14288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7</text:p>
          </table:table-cell>
          <table:table-cell office:value-type="string" calcext:value-type="string">
            <text:p>2015-05-29</text:p>
          </table:table-cell>
          <table:table-cell office:value-type="float" office:value="2611" calcext:value-type="float">
            <text:p>2611</text:p>
          </table:table-cell>
          <table:table-cell office:value-type="float" office:value="179525" calcext:value-type="float">
            <text:p>17952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8</text:p>
          </table:table-cell>
          <table:table-cell office:value-type="string" calcext:value-type="string">
            <text:p>2015-10-09</text:p>
          </table:table-cell>
          <table:table-cell office:value-type="float" office:value="2626" calcext:value-type="float">
            <text:p>2626</text:p>
          </table:table-cell>
          <table:table-cell office:value-type="float" office:value="180496" calcext:value-type="float">
            <text:p>18049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9</text:p>
          </table:table-cell>
          <table:table-cell office:value-type="string" calcext:value-type="string">
            <text:p>2016-05-10</text:p>
          </table:table-cell>
          <table:table-cell office:value-type="float" office:value="2636" calcext:value-type="float">
            <text:p>2636</text:p>
          </table:table-cell>
          <table:table-cell office:value-type="float" office:value="180991" calcext:value-type="float">
            <text:p>18099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2017-02-21</text:p>
          </table:table-cell>
          <table:table-cell office:value-type="float" office:value="2761" calcext:value-type="float">
            <text:p>2761</text:p>
          </table:table-cell>
          <table:table-cell office:value-type="float" office:value="186217" calcext:value-type="float">
            <text:p>186217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1</text:p>
          </table:table-cell>
          <table:table-cell office:value-type="string" calcext:value-type="string">
            <text:p>2017-03-25</text:p>
          </table:table-cell>
          <table:table-cell office:value-type="float" office:value="2760" calcext:value-type="float">
            <text:p>2760</text:p>
          </table:table-cell>
          <table:table-cell office:value-type="float" office:value="186116" calcext:value-type="float">
            <text:p>18611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2</text:p>
          </table:table-cell>
          <table:table-cell office:value-type="string" calcext:value-type="string">
            <text:p>2017-04-19</text:p>
          </table:table-cell>
          <table:table-cell office:value-type="float" office:value="2761" calcext:value-type="float">
            <text:p>2761</text:p>
          </table:table-cell>
          <table:table-cell office:value-type="float" office:value="186112" calcext:value-type="float">
            <text:p>18611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3</text:p>
          </table:table-cell>
          <table:table-cell office:value-type="string" calcext:value-type="string">
            <text:p>2017-08-06</text:p>
          </table:table-cell>
          <table:table-cell office:value-type="float" office:value="2769" calcext:value-type="float">
            <text:p>2769</text:p>
          </table:table-cell>
          <table:table-cell office:value-type="float" office:value="186405" calcext:value-type="float">
            <text:p>186405</text:p>
          </table:table-cell>
        </table:table-row>
      </table:table>
      <table:table table:name="Sheet2" table:style-name="ta1">
        <office:forms form:automatic-focus="false" form:apply-design-mode="false"/>
        <table:shapes>
          <draw:frame draw:z-index="0" draw:style-name="gr1" draw:text-style-name="P1" svg:width="134.91mm" svg:height="76.5mm" svg:x="0mm" svg:y="188.33mm">
            <loext:p draw:notify-on-update-of-ranges="Sheet2.A1:Sheet2.A1 Sheet2.A2:Sheet2.A38 Sheet2.B1:Sheet2.B1 Sheet2.B2:Sheet2.B38 Sheet2.C1:Sheet2.C1 Sheet2.C2:Sheet2.C38 Sheet2.D1:Sheet2.D1 Sheet2.D2:Sheet2.D38 Sheet2.E1:Sheet2.E1 Sheet2.E2:Sheet2.E38 Sheet2.F1:Sheet2.F1 Sheet2.F2:Sheet2.F38"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" draw:style-name="gr1" draw:text-style-name="P1" svg:width="119.23mm" svg:height="76.3mm" svg:x="143.72mm" svg:y="186.67mm">
            <loext:p draw:notify-on-update-of-ranges="Sheet2.G1:Sheet2.G1 Sheet2.G2:Sheet2.G38"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table:shapes>
        <table:table-column table:style-name="co18" table:number-columns-repeated="6" table:default-cell-style-name="Default"/>
        <table:table-column table:style-name="co18" table:default-cell-style-name="ce19"/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s26</text:p>
          </table:table-cell>
          <table:table-cell office:value-type="string" calcext:value-type="string">
            <text:p>s28</text:p>
          </table:table-cell>
          <table:table-cell office:value-type="string" calcext:value-type="string">
            <text:p>s51</text:p>
          </table:table-cell>
          <table:table-cell office:value-type="string" calcext:value-type="string">
            <text:p>s58</text:p>
          </table:table-cell>
          <table:table-cell table:style-name="Default" office:value-type="string" calcext:value-type="string">
            <text:p>Número de módulos médio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63" calcext:value-type="float">
            <text:p>1063</text:p>
          </table:table-cell>
          <table:table-cell office:value-type="float" office:value="1581" calcext:value-type="float">
            <text:p>1581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1223" calcext:value-type="float">
            <text:p>1223</text:p>
          </table:table-cell>
          <table:table-cell table:formula="of:=AVERAGE([.A2:.F2])" office:value-type="float" office:value="680.166666666667" calcext:value-type="float">
            <text:p>68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81" calcext:value-type="float">
            <text:p>1081</text:p>
          </table:table-cell>
          <table:table-cell office:value-type="float" office:value="2096" calcext:value-type="float">
            <text:p>2096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1670" calcext:value-type="float">
            <text:p>1670</text:p>
          </table:table-cell>
          <table:table-cell table:formula="of:=AVERAGE([.A3:.F3])" office:value-type="float" office:value="845.833333333333" calcext:value-type="float">
            <text:p>84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71" calcext:value-type="float">
            <text:p>1171</text:p>
          </table:table-cell>
          <table:table-cell office:value-type="float" office:value="2096" calcext:value-type="float">
            <text:p>2096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685" calcext:value-type="float">
            <text:p>1685</text:p>
          </table:table-cell>
          <table:table-cell table:formula="of:=AVERAGE([.A4:.F4])" office:value-type="float" office:value="882.833333333333" calcext:value-type="float">
            <text:p>88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03" calcext:value-type="float">
            <text:p>1203</text:p>
          </table:table-cell>
          <table:table-cell office:value-type="float" office:value="2096" calcext:value-type="float">
            <text:p>2096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 office:value-type="float" office:value="1694" calcext:value-type="float">
            <text:p>1694</text:p>
          </table:table-cell>
          <table:table-cell table:formula="of:=AVERAGE([.A5:.F5])" office:value-type="float" office:value="893.666666666667" calcext:value-type="float">
            <text:p>89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08" calcext:value-type="float">
            <text:p>1208</text:p>
          </table:table-cell>
          <table:table-cell office:value-type="float" office:value="2094" calcext:value-type="float">
            <text:p>2094</text:p>
          </table:table-cell>
          <table:table-cell office:value-type="float" office:value="94" calcext:value-type="float">
            <text:p>94</text:p>
          </table:table-cell>
          <table:table-cell office:value-type="float" office:value="116" calcext:value-type="float">
            <text:p>116</text:p>
          </table:table-cell>
          <table:table-cell office:value-type="float" office:value="1865" calcext:value-type="float">
            <text:p>1865</text:p>
          </table:table-cell>
          <table:table-cell table:formula="of:=AVERAGE([.A6:.F6])" office:value-type="float" office:value="931.333333333333" calcext:value-type="float">
            <text:p>93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12" calcext:value-type="float">
            <text:p>1512</text:p>
          </table:table-cell>
          <table:table-cell office:value-type="float" office:value="2093" calcext:value-type="float">
            <text:p>2093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table:formula="of:=AVERAGE([.A7:.F7])" office:value-type="float" office:value="672.5" calcext:value-type="float">
            <text:p>67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557" calcext:value-type="float">
            <text:p>1557</text:p>
          </table:table-cell>
          <table:table-cell office:value-type="float" office:value="2097" calcext:value-type="float">
            <text:p>2097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float" office:value="1872" calcext:value-type="float">
            <text:p>1872</text:p>
          </table:table-cell>
          <table:table-cell table:formula="of:=AVERAGE([.A8:.F8])" office:value-type="float" office:value="986.833333333333" calcext:value-type="float">
            <text:p>98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584" calcext:value-type="float">
            <text:p>1584</text:p>
          </table:table-cell>
          <table:table-cell office:value-type="float" office:value="2095" calcext:value-type="float">
            <text:p>2095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1738" calcext:value-type="float">
            <text:p>1738</text:p>
          </table:table-cell>
          <table:table-cell table:formula="of:=AVERAGE([.A9:.F9])" office:value-type="float" office:value="975.166666666667" calcext:value-type="float">
            <text:p>97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635" calcext:value-type="float">
            <text:p>1635</text:p>
          </table:table-cell>
          <table:table-cell office:value-type="float" office:value="2111" calcext:value-type="float">
            <text:p>2111</text:p>
          </table:table-cell>
          <table:table-cell office:value-type="float" office:value="53" calcext:value-type="float">
            <text:p>53</text:p>
          </table:table-cell>
          <table:table-cell office:value-type="float" office:value="148" calcext:value-type="float">
            <text:p>148</text:p>
          </table:table-cell>
          <table:table-cell office:value-type="float" office:value="1720" calcext:value-type="float">
            <text:p>1720</text:p>
          </table:table-cell>
          <table:table-cell table:formula="of:=AVERAGE([.A10:.F10])"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03" calcext:value-type="float">
            <text:p>1703</text:p>
          </table:table-cell>
          <table:table-cell office:value-type="float" office:value="2116" calcext:value-type="float">
            <text:p>2116</text:p>
          </table:table-cell>
          <table:table-cell office:value-type="float" office:value="53" calcext:value-type="float">
            <text:p>53</text:p>
          </table:table-cell>
          <table:table-cell office:value-type="float" office:value="153" calcext:value-type="float">
            <text:p>153</text:p>
          </table:table-cell>
          <table:table-cell office:value-type="float" office:value="1714" calcext:value-type="float">
            <text:p>1714</text:p>
          </table:table-cell>
          <table:table-cell table:formula="of:=AVERAGE([.A11:.F11])" office:value-type="float" office:value="1003.16666666667" calcext:value-type="float">
            <text:p>100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792" calcext:value-type="float">
            <text:p>1792</text:p>
          </table:table-cell>
          <table:table-cell office:value-type="float" office:value="2151" calcext:value-type="float">
            <text:p>2151</text:p>
          </table:table-cell>
          <table:table-cell office:value-type="float" office:value="53" calcext:value-type="float">
            <text:p>53</text:p>
          </table:table-cell>
          <table:table-cell office:value-type="float" office:value="169" calcext:value-type="float">
            <text:p>169</text:p>
          </table:table-cell>
          <table:table-cell office:value-type="float" office:value="1734" calcext:value-type="float">
            <text:p>1734</text:p>
          </table:table-cell>
          <table:table-cell table:formula="of:=AVERAGE([.A12:.F12])" office:value-type="float" office:value="1033.5" calcext:value-type="float">
            <text:p>103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791" calcext:value-type="float">
            <text:p>1791</text:p>
          </table:table-cell>
          <table:table-cell office:value-type="float" office:value="2156" calcext:value-type="float">
            <text:p>2156</text:p>
          </table:table-cell>
          <table:table-cell office:value-type="float" office:value="54" calcext:value-type="float">
            <text:p>54</text:p>
          </table:table-cell>
          <table:table-cell office:value-type="float" office:value="178" calcext:value-type="float">
            <text:p>178</text:p>
          </table:table-cell>
          <table:table-cell office:value-type="float" office:value="561" calcext:value-type="float">
            <text:p>561</text:p>
          </table:table-cell>
          <table:table-cell table:formula="of:=AVERAGE([.A13:.F13])" office:value-type="float" office:value="845.166666666667" calcext:value-type="float">
            <text:p>84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871" calcext:value-type="float">
            <text:p>1871</text:p>
          </table:table-cell>
          <table:table-cell office:value-type="float" office:value="2161" calcext:value-type="float">
            <text:p>2161</text:p>
          </table:table-cell>
          <table:table-cell office:value-type="float" office:value="55" calcext:value-type="float">
            <text:p>55</text:p>
          </table:table-cell>
          <table:table-cell office:value-type="float" office:value="207" calcext:value-type="float">
            <text:p>207</text:p>
          </table:table-cell>
          <table:table-cell office:value-type="float" office:value="1742" calcext:value-type="float">
            <text:p>1742</text:p>
          </table:table-cell>
          <table:table-cell table:formula="of:=AVERAGE([.A14:.F14])" office:value-type="float" office:value="1087.5" calcext:value-type="float">
            <text:p>108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906" calcext:value-type="float">
            <text:p>1906</text:p>
          </table:table-cell>
          <table:table-cell office:value-type="float" office:value="1557" calcext:value-type="float">
            <text:p>1557</text:p>
          </table:table-cell>
          <table:table-cell office:value-type="float" office:value="56" calcext:value-type="float">
            <text:p>56</text:p>
          </table:table-cell>
          <table:table-cell office:value-type="float" office:value="227" calcext:value-type="float">
            <text:p>227</text:p>
          </table:table-cell>
          <table:table-cell office:value-type="float" office:value="1901" calcext:value-type="float">
            <text:p>1901</text:p>
          </table:table-cell>
          <table:table-cell table:formula="of:=AVERAGE([.A15:.F15])" office:value-type="float" office:value="1027.83333333333" calcext:value-type="float">
            <text:p>102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939" calcext:value-type="float">
            <text:p>1939</text:p>
          </table:table-cell>
          <table:table-cell office:value-type="float" office:value="1547" calcext:value-type="float">
            <text:p>1547</text:p>
          </table:table-cell>
          <table:table-cell office:value-type="float" office:value="57" calcext:value-type="float">
            <text:p>57</text:p>
          </table:table-cell>
          <table:table-cell office:value-type="float" office:value="268" calcext:value-type="float">
            <text:p>268</text:p>
          </table:table-cell>
          <table:table-cell office:value-type="float" office:value="1734" calcext:value-type="float">
            <text:p>1734</text:p>
          </table:table-cell>
          <table:table-cell table:formula="of:=AVERAGE([.A16:.F16])" office:value-type="float" office:value="1018.5" calcext:value-type="float">
            <text:p>101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988" calcext:value-type="float">
            <text:p>1988</text:p>
          </table:table-cell>
          <table:table-cell office:value-type="float" office:value="1570" calcext:value-type="float">
            <text:p>1570</text:p>
          </table:table-cell>
          <table:table-cell office:value-type="float" office:value="57" calcext:value-type="float">
            <text:p>57</text:p>
          </table:table-cell>
          <table:table-cell office:value-type="float" office:value="282" calcext:value-type="float">
            <text:p>282</text:p>
          </table:table-cell>
          <table:table-cell office:value-type="float" office:value="1897" calcext:value-type="float">
            <text:p>1897</text:p>
          </table:table-cell>
          <table:table-cell table:formula="of:=AVERAGE([.A17:.F17])"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081" calcext:value-type="float">
            <text:p>2081</text:p>
          </table:table-cell>
          <table:table-cell office:value-type="float" office:value="1606" calcext:value-type="float">
            <text:p>1606</text:p>
          </table:table-cell>
          <table:table-cell office:value-type="float" office:value="58" calcext:value-type="float">
            <text:p>58</text:p>
          </table:table-cell>
          <table:table-cell office:value-type="float" office:value="268" calcext:value-type="float">
            <text:p>268</text:p>
          </table:table-cell>
          <table:table-cell office:value-type="float" office:value="1899" calcext:value-type="float">
            <text:p>1899</text:p>
          </table:table-cell>
          <table:table-cell table:formula="of:=AVERAGE([.A18:.F18])"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083" calcext:value-type="float">
            <text:p>2083</text:p>
          </table:table-cell>
          <table:table-cell office:value-type="float" office:value="1638" calcext:value-type="float">
            <text:p>163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945" calcext:value-type="float">
            <text:p>1945</text:p>
          </table:table-cell>
          <table:table-cell table:formula="of:=AVERAGE([.A19:.F19])"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104" calcext:value-type="float">
            <text:p>2104</text:p>
          </table:table-cell>
          <table:table-cell office:value-type="float" office:value="1621" calcext:value-type="float">
            <text:p>162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903" calcext:value-type="float">
            <text:p>1903</text:p>
          </table:table-cell>
          <table:table-cell table:formula="of:=AVERAGE([.A20:.F20])" office:value-type="float" office:value="1286.2" calcext:value-type="float">
            <text:p>128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124" calcext:value-type="float">
            <text:p>2124</text:p>
          </table:table-cell>
          <table:table-cell office:value-type="float" office:value="1581" calcext:value-type="float">
            <text:p>158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952" calcext:value-type="float">
            <text:p>1952</text:p>
          </table:table-cell>
          <table:table-cell table:formula="of:=AVERAGE([.A21:.F21])" office:value-type="float" office:value="1303.8" calcext:value-type="float">
            <text:p>1304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2343" calcext:value-type="float">
            <text:p>2343</text:p>
          </table:table-cell>
          <table:table-cell office:value-type="float" office:value="1579" calcext:value-type="float">
            <text:p>157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952" calcext:value-type="float">
            <text:p>1952</text:p>
          </table:table-cell>
          <table:table-cell table:formula="of:=AVERAGE([.A22:.F22])" office:value-type="float" office:value="1392.2" calcext:value-type="float">
            <text:p>1392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2343" calcext:value-type="float">
            <text:p>2343</text:p>
          </table:table-cell>
          <table:table-cell office:value-type="float" office:value="1580" calcext:value-type="float">
            <text:p>158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331" calcext:value-type="float">
            <text:p>1331</text:p>
          </table:table-cell>
          <table:table-cell table:formula="of:=AVERAGE([.A23:.F23])"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2433" calcext:value-type="float">
            <text:p>2433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2005" calcext:value-type="float">
            <text:p>2005</text:p>
          </table:table-cell>
          <table:table-cell table:formula="of:=AVERAGE([.A24:.F24])" office:value-type="float" office:value="1389.75" calcext:value-type="float">
            <text:p>139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2454" calcext:value-type="float">
            <text:p>2454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1331" calcext:value-type="float">
            <text:p>1331</text:p>
          </table:table-cell>
          <table:table-cell table:formula="of:=AVERAGE([.A25:.F25])" office:value-type="float" office:value="1260.75" calcext:value-type="float">
            <text:p>1261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504" calcext:value-type="float">
            <text:p>2504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2092" calcext:value-type="float">
            <text:p>2092</text:p>
          </table:table-cell>
          <table:table-cell table:formula="of:=AVERAGE([.A26:.F26])" office:value-type="float" office:value="1468.25" calcext:value-type="float">
            <text:p>1468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/>
          <table:table-cell office:value-type="float" office:value="2133" calcext:value-type="float">
            <text:p>2133</text:p>
          </table:table-cell>
          <table:table-cell table:formula="of:=AVERAGE([.A27:.F27])" office:value-type="float" office:value="1240.33333333333" calcext:value-type="float">
            <text:p>124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4"/>
          <table:table-cell office:value-type="float" office:value="2092" calcext:value-type="float">
            <text:p>2092</text:p>
          </table:table-cell>
          <table:table-cell table:formula="of:=AVERAGE([.A28:.F28])" office:value-type="float" office:value="1836.5" calcext:value-type="float">
            <text:p>1837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4"/>
          <table:table-cell office:value-type="float" office:value="2133" calcext:value-type="float">
            <text:p>2133</text:p>
          </table:table-cell>
          <table:table-cell table:formula="of:=AVERAGE([.A29:.F29])" office:value-type="float" office:value="1974.5" calcext:value-type="float">
            <text:p>1975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table:number-columns-repeated="4"/>
          <table:table-cell office:value-type="float" office:value="2143" calcext:value-type="float">
            <text:p>2143</text:p>
          </table:table-cell>
          <table:table-cell table:formula="of:=AVERAGE([.A30:.F30])"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2154" calcext:value-type="float">
            <text:p>2154</text:p>
          </table:table-cell>
          <table:table-cell table:formula="of:=AVERAGE([.A31:.F31])" office:value-type="float" office:value="2019.5" calcext:value-type="float">
            <text:p>2020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table:number-columns-repeated="4"/>
          <table:table-cell office:value-type="float" office:value="2611" calcext:value-type="float">
            <text:p>2611</text:p>
          </table:table-cell>
          <table:table-cell table:formula="of:=AVERAGE([.A32:.F32])" office:value-type="float" office:value="2333" calcext:value-type="float">
            <text:p>233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4"/>
          <table:table-cell office:value-type="float" office:value="2626" calcext:value-type="float">
            <text:p>2626</text:p>
          </table:table-cell>
          <table:table-cell table:formula="of:=AVERAGE([.A33:.F33])" office:value-type="float" office:value="2313.5" calcext:value-type="float">
            <text:p>2314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4"/>
          <table:table-cell office:value-type="float" office:value="2636" calcext:value-type="float">
            <text:p>2636</text:p>
          </table:table-cell>
          <table:table-cell table:formula="of:=AVERAGE([.A34:.F34])" office:value-type="float" office:value="2358" calcext:value-type="float">
            <text:p>2358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4"/>
          <table:table-cell office:value-type="float" office:value="2761" calcext:value-type="float">
            <text:p>2761</text:p>
          </table:table-cell>
          <table:table-cell table:formula="of:=AVERAGE([.A35:.F35])" office:value-type="float" office:value="2428.5" calcext:value-type="float">
            <text:p>2429</text:p>
          </table:table-cell>
        </table:table-row>
        <table:table-row table:style-name="ro1">
          <table:table-cell table:number-columns-repeated="5"/>
          <table:table-cell office:value-type="float" office:value="2760" calcext:value-type="float">
            <text:p>2760</text:p>
          </table:table-cell>
          <table:table-cell table:formula="of:=AVERAGE([.A36:.F36])" office:value-type="float" office:value="2760" calcext:value-type="float">
            <text:p>2760</text:p>
          </table:table-cell>
        </table:table-row>
        <table:table-row table:style-name="ro1">
          <table:table-cell table:number-columns-repeated="5"/>
          <table:table-cell office:value-type="float" office:value="2761" calcext:value-type="float">
            <text:p>2761</text:p>
          </table:table-cell>
          <table:table-cell table:formula="of:=AVERAGE([.A37:.F37])" office:value-type="float" office:value="2761" calcext:value-type="float">
            <text:p>2761</text:p>
          </table:table-cell>
        </table:table-row>
        <table:table-row table:style-name="ro1">
          <table:table-cell table:number-columns-repeated="5"/>
          <table:table-cell office:value-type="float" office:value="2769" calcext:value-type="float">
            <text:p>2769</text:p>
          </table:table-cell>
          <table:table-cell table:formula="of:=AVERAGE([.A38:.F38])" office:value-type="float" office:value="2769" calcext:value-type="float">
            <text:p>2769</text:p>
          </table:table-cell>
        </table:table-row>
      </table:table>
      <table:table table:name="s6" table:style-name="ta1">
        <office:forms form:automatic-focus="false" form:apply-design-mode="false"/>
        <table:shapes>
          <draw:frame draw:z-index="0" draw:style-name="gr1" draw:text-style-name="P1" svg:width="159.99mm" svg:height="89.99mm" svg:x="-0.16mm" svg:y="164.62mm">
            <loext:p draw:notify-on-update-of-ranges="s6.C2:s6.C35 s6.D1:s6.D1 s6.D2:s6.D35 s6.F1:s6.F1 s6.F2:s6.F35"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1" draw:style-name="gr1" draw:text-style-name="P1" svg:width="159.99mm" svg:height="89.99mm" svg:x="126.45mm" svg:y="85.2mm">
            <loext:p draw:notify-on-update-of-ranges="s6.H2:s6.H6 s6.I1:s6.I1 s6.I2:s6.I6 s6.J1:s6.J1 s6.J2:s6.J6"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table:shapes>
        <table:table-column table:style-name="co18" table:number-columns-repeated="2" table:default-cell-style-name="Default"/>
        <table:table-column table:style-name="co18" table:default-cell-style-name="ce35"/>
        <table:table-column table:style-name="co54" table:default-cell-style-name="Default"/>
        <table:table-column table:style-name="co55" table:default-cell-style-name="Default"/>
        <table:table-column table:style-name="co18" table:default-cell-style-name="ce19"/>
        <table:table-column table:style-name="co18" table:number-columns-repeated="4" table:default-cell-style-name="Default"/>
        <table:table-row table:style-name="ro1">
          <table:table-cell/>
          <table:table-cell office:value-type="string" calcext:value-type="string">
            <text:p>Versão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Número de módulos</text:p>
          </table:table-cell>
          <table:table-cell office:value-type="string" calcext:value-type="string">
            <text:p>Número de linhas (eloc)</text:p>
          </table:table-cell>
          <table:table-cell table:style-name="Default" office:value-type="string" calcext:value-type="string">
            <text:p>Número de linhas (eloc)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Módulos</text:p>
          </table:table-cell>
          <table:table-cell office:value-type="string" calcext:value-type="string">
            <text:p>Linhas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013</text:p>
          </table:table-cell>
          <table:table-cell office:value-type="float" office:value="121" calcext:value-type="float">
            <text:p>121</text:p>
          </table:table-cell>
          <table:table-cell office:value-type="float" office:value="7069" calcext:value-type="float">
            <text:p>7069</text:p>
          </table:table-cell>
          <table:table-cell table:formula="of:=[.E2]/59" office:value-type="float" office:value="119.813559322034" calcext:value-type="float">
            <text:p>120</text:p>
          </table:table-cell>
          <table:table-cell/>
          <table:table-cell office:value-type="float" office:value="2013" calcext:value-type="float">
            <text:p>2013</text:p>
          </table:table-cell>
          <table:table-cell table:style-name="ce19" table:formula="of:=AVERAGE([.D2:.D5])" office:value-type="float" office:value="139" calcext:value-type="float">
            <text:p>139</text:p>
          </table:table-cell>
          <table:table-cell table:style-name="ce19" table:formula="of:=AVERAGE([.F2:.F5])" office:value-type="float" office:value="165.491525423729" calcext:value-type="float">
            <text:p>165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2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7464" calcext:value-type="float">
            <text:p>7464</text:p>
          </table:table-cell>
          <table:table-cell table:formula="of:=[.E3]/59" office:value-type="float" office:value="126.508474576271" calcext:value-type="float">
            <text:p>127</text:p>
          </table:table-cell>
          <table:table-cell/>
          <table:table-cell office:value-type="float" office:value="2014" calcext:value-type="float">
            <text:p>2014</text:p>
          </table:table-cell>
          <table:table-cell table:style-name="ce19" table:formula="of:=AVERAGE([.D6:.D17])" office:value-type="float" office:value="357.083333333333" calcext:value-type="float">
            <text:p>357</text:p>
          </table:table-cell>
          <table:table-cell table:style-name="ce19" table:formula="of:=AVERAGE([.F6:.F17])" office:value-type="float" office:value="571.887005649718" calcext:value-type="float">
            <text:p>57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3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1319" calcext:value-type="float">
            <text:p>11319</text:p>
          </table:table-cell>
          <table:table-cell table:formula="of:=[.E4]/59" office:value-type="float" office:value="191.847457627119" calcext:value-type="float">
            <text:p>192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19" table:formula="of:=AVERAGE([.D18:.D25])" office:value-type="float" office:value="890.125" calcext:value-type="float">
            <text:p>890</text:p>
          </table:table-cell>
          <table:table-cell table:style-name="ce19" table:formula="of:=AVERAGE([.F18:.F25])" office:value-type="float" office:value="1969.99152542373" calcext:value-type="float">
            <text:p>1970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4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3204" calcext:value-type="float">
            <text:p>13204</text:p>
          </table:table-cell>
          <table:table-cell table:formula="of:=[.E5]/59" office:value-type="float" office:value="223.796610169492" calcext:value-type="float">
            <text:p>224</text:p>
          </table:table-cell>
          <table:table-cell/>
          <table:table-cell office:value-type="float" office:value="2016" calcext:value-type="float">
            <text:p>2016</text:p>
          </table:table-cell>
          <table:table-cell table:style-name="ce19" table:formula="of:=AVERAGE([.D26:.D29])" office:value-type="float" office:value="1537" calcext:value-type="float">
            <text:p>1537</text:p>
          </table:table-cell>
          <table:table-cell table:style-name="ce19" table:formula="of:=AVERAGE([.F26:.F29])" office:value-type="float" office:value="3411.76271186441" calcext:value-type="float">
            <text:p>341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14</text:p>
          </table:table-cell>
          <table:table-cell office:value-type="float" office:value="211" calcext:value-type="float">
            <text:p>211</text:p>
          </table:table-cell>
          <table:table-cell office:value-type="float" office:value="19494" calcext:value-type="float">
            <text:p>19494</text:p>
          </table:table-cell>
          <table:table-cell table:formula="of:=[.E6]/59" office:value-type="float" office:value="330.406779661017" calcext:value-type="float">
            <text:p>330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19" table:formula="of:=AVERAGE([.D30:.D35])" office:value-type="float" office:value="1999.66666666667" calcext:value-type="float">
            <text:p>2000</text:p>
          </table:table-cell>
          <table:table-cell table:style-name="ce19" table:formula="of:=AVERAGE([.F30:.F35])" office:value-type="float" office:value="3961.46610169492" calcext:value-type="float">
            <text:p>396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6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20699" calcext:value-type="float">
            <text:p>20699</text:p>
          </table:table-cell>
          <table:table-cell table:formula="of:=[.E7]/59" office:value-type="float" office:value="350.830508474576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7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23543" calcext:value-type="float">
            <text:p>23543</text:p>
          </table:table-cell>
          <table:table-cell table:formula="of:=[.E8]/59" office:value-type="float" office:value="399.033898305085" calcext:value-type="float">
            <text:p>399</text:p>
          </table:table-cell>
          <table:table-cell table:number-columns-repeated="2"/>
          <table:table-cell office:value-type="float" office:value="1999.66666666667" calcext:value-type="float">
            <text:p>1999,66666666667</text:p>
          </table:table-cell>
          <table:table-cell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8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24753" calcext:value-type="float">
            <text:p>24753</text:p>
          </table:table-cell>
          <table:table-cell table:formula="of:=[.E9]/59" office:value-type="float" office:value="419.542372881356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9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6191" calcext:value-type="float">
            <text:p>26191</text:p>
          </table:table-cell>
          <table:table-cell table:formula="of:=[.E10]/59" office:value-type="float" office:value="443.915254237288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9.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377" calcext:value-type="float">
            <text:p>26377</text:p>
          </table:table-cell>
          <table:table-cell table:formula="of:=[.E11]/59" office:value-type="float" office:value="447.06779661017" calcext:value-type="float">
            <text:p>4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0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7538" calcext:value-type="float">
            <text:p>27538</text:p>
          </table:table-cell>
          <table:table-cell table:formula="of:=[.E12]/59" office:value-type="float" office:value="466.745762711864" calcext:value-type="float">
            <text:p>4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1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31341" calcext:value-type="float">
            <text:p>31341</text:p>
          </table:table-cell>
          <table:table-cell table:formula="of:=[.E13]/59" office:value-type="float" office:value="531.203389830509" calcext:value-type="float">
            <text:p>5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2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44463" calcext:value-type="float">
            <text:p>44463</text:p>
          </table:table-cell>
          <table:table-cell table:formula="of:=[.E14]/59" office:value-type="float" office:value="753.610169491525" calcext:value-type="float">
            <text:p>7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3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50229" calcext:value-type="float">
            <text:p>50229</text:p>
          </table:table-cell>
          <table:table-cell table:formula="of:=[.E15]/59" office:value-type="float" office:value="851.338983050847" calcext:value-type="float">
            <text:p>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54593" calcext:value-type="float">
            <text:p>54593</text:p>
          </table:table-cell>
          <table:table-cell table:formula="of:=[.E16]/59" office:value-type="float" office:value="925.305084745763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5</text:p>
          </table:table-cell>
          <table:table-cell/>
          <table:table-cell office:value-type="float" office:value="572" calcext:value-type="float">
            <text:p>572</text:p>
          </table:table-cell>
          <table:table-cell office:value-type="float" office:value="55675" calcext:value-type="float">
            <text:p>55675</text:p>
          </table:table-cell>
          <table:table-cell table:formula="of:=[.E17]/59" office:value-type="float" office:value="943.64406779661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6</text:p>
          </table:table-cell>
          <table:table-cell table:style-name="ce33" office:value-type="string" calcext:value-type="string">
            <text:p>2015</text:p>
          </table:table-cell>
          <table:table-cell office:value-type="float" office:value="574" calcext:value-type="float">
            <text:p>574</text:p>
          </table:table-cell>
          <table:table-cell office:value-type="float" office:value="56121" calcext:value-type="float">
            <text:p>56121</text:p>
          </table:table-cell>
          <table:table-cell table:formula="of:=[.E18]/59" office:value-type="float" office:value="951.203389830508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7</text:p>
          </table:table-cell>
          <table:table-cell table:style-name="ce33"/>
          <table:table-cell office:value-type="float" office:value="656" calcext:value-type="float">
            <text:p>656</text:p>
          </table:table-cell>
          <table:table-cell office:value-type="float" office:value="66589" calcext:value-type="float">
            <text:p>66589</text:p>
          </table:table-cell>
          <table:table-cell table:formula="of:=[.E19]/59" office:value-type="float" office:value="1128.62711864407" calcext:value-type="float">
            <text:p>11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0</text:p>
          </table:table-cell>
          <table:table-cell table:style-name="ce33"/>
          <table:table-cell office:value-type="float" office:value="745" calcext:value-type="float">
            <text:p>745</text:p>
          </table:table-cell>
          <table:table-cell office:value-type="float" office:value="73182" calcext:value-type="float">
            <text:p>73182</text:p>
          </table:table-cell>
          <table:table-cell table:formula="of:=[.E20]/59" office:value-type="float" office:value="1240.37288135593" calcext:value-type="float">
            <text:p>1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</text:p>
          </table:table-cell>
          <table:table-cell table:style-name="ce33"/>
          <table:table-cell office:value-type="float" office:value="804" calcext:value-type="float">
            <text:p>804</text:p>
          </table:table-cell>
          <table:table-cell office:value-type="float" office:value="79118" calcext:value-type="float">
            <text:p>79118</text:p>
          </table:table-cell>
          <table:table-cell table:formula="of:=[.E21]/59" office:value-type="float" office:value="1340.98305084746" calcext:value-type="float">
            <text:p>1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2</text:p>
          </table:table-cell>
          <table:table-cell table:style-name="ce33"/>
          <table:table-cell office:value-type="float" office:value="1029" calcext:value-type="float">
            <text:p>1029</text:p>
          </table:table-cell>
          <table:table-cell office:value-type="float" office:value="154786" calcext:value-type="float">
            <text:p>154786</text:p>
          </table:table-cell>
          <table:table-cell table:formula="of:=[.E22]/59" office:value-type="float" office:value="2623.49152542373" calcext:value-type="float">
            <text:p>26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3</text:p>
          </table:table-cell>
          <table:table-cell table:style-name="ce33"/>
          <table:table-cell office:value-type="float" office:value="1052" calcext:value-type="float">
            <text:p>1052</text:p>
          </table:table-cell>
          <table:table-cell office:value-type="float" office:value="155942" calcext:value-type="float">
            <text:p>155942</text:p>
          </table:table-cell>
          <table:table-cell table:formula="of:=[.E23]/59" office:value-type="float" office:value="2643.08474576271" calcext:value-type="float">
            <text:p>26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4</text:p>
          </table:table-cell>
          <table:table-cell table:style-name="ce33"/>
          <table:table-cell office:value-type="float" office:value="1062" calcext:value-type="float">
            <text:p>1062</text:p>
          </table:table-cell>
          <table:table-cell office:value-type="float" office:value="157284" calcext:value-type="float">
            <text:p>157284</text:p>
          </table:table-cell>
          <table:table-cell table:formula="of:=[.E24]/59" office:value-type="float" office:value="2665.83050847458" calcext:value-type="float">
            <text:p>26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5</text:p>
          </table:table-cell>
          <table:table-cell table:style-name="ce33"/>
          <table:table-cell office:value-type="float" office:value="1199" calcext:value-type="float">
            <text:p>1199</text:p>
          </table:table-cell>
          <table:table-cell office:value-type="float" office:value="186814" calcext:value-type="float">
            <text:p>186814</text:p>
          </table:table-cell>
          <table:table-cell table:formula="of:=[.E25]/59" office:value-type="float" office:value="3166.33898305085" calcext:value-type="float">
            <text:p>3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016</text:p>
          </table:table-cell>
          <table:table-cell office:value-type="float" office:value="1220" calcext:value-type="float">
            <text:p>1220</text:p>
          </table:table-cell>
          <table:table-cell office:value-type="float" office:value="189271" calcext:value-type="float">
            <text:p>189271</text:p>
          </table:table-cell>
          <table:table-cell table:formula="of:=[.E26]/59" office:value-type="float" office:value="3207.98305084746" calcext:value-type="float">
            <text:p>32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</text:p>
          </table:table-cell>
          <table:table-cell/>
          <table:table-cell office:value-type="float" office:value="1531" calcext:value-type="float">
            <text:p>1531</text:p>
          </table:table-cell>
          <table:table-cell office:value-type="float" office:value="194856" calcext:value-type="float">
            <text:p>194856</text:p>
          </table:table-cell>
          <table:table-cell table:formula="of:=[.E27]/59" office:value-type="float" office:value="3302.64406779661" calcext:value-type="float">
            <text:p>3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1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float" office:value="199139" calcext:value-type="float">
            <text:p>199139</text:p>
          </table:table-cell>
          <table:table-cell table:formula="of:=[.E28]/59" office:value-type="float" office:value="3375.23728813559" calcext:value-type="float">
            <text:p>3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2</text:p>
          </table:table-cell>
          <table:table-cell/>
          <table:table-cell office:value-type="float" office:value="1816" calcext:value-type="float">
            <text:p>1816</text:p>
          </table:table-cell>
          <table:table-cell office:value-type="float" office:value="221910" calcext:value-type="float">
            <text:p>221910</text:p>
          </table:table-cell>
          <table:table-cell table:formula="of:=[.E29]/59" office:value-type="float" office:value="3761.18644067797" calcext:value-type="float">
            <text:p>37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4</text:p>
          </table:table-cell>
          <table:table-cell office:value-type="string" calcext:value-type="string">
            <text:p>2017</text:p>
          </table:table-cell>
          <table:table-cell office:value-type="float" office:value="1881" calcext:value-type="float">
            <text:p>1881</text:p>
          </table:table-cell>
          <table:table-cell office:value-type="float" office:value="226261" calcext:value-type="float">
            <text:p>226261</text:p>
          </table:table-cell>
          <table:table-cell table:formula="of:=[.E30]/59" office:value-type="float" office:value="3834.93220338983" calcext:value-type="float">
            <text:p>38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8</text:p>
          </table:table-cell>
          <table:table-cell/>
          <table:table-cell office:value-type="float" office:value="1885" calcext:value-type="float">
            <text:p>1885</text:p>
          </table:table-cell>
          <table:table-cell office:value-type="float" office:value="227032" calcext:value-type="float">
            <text:p>227032</text:p>
          </table:table-cell>
          <table:table-cell table:formula="of:=[.E31]/59" office:value-type="float" office:value="3848" calcext:value-type="float">
            <text:p>38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9</text:p>
          </table:table-cell>
          <table:table-cell/>
          <table:table-cell office:value-type="float" office:value="2055" calcext:value-type="float">
            <text:p>2055</text:p>
          </table:table-cell>
          <table:table-cell office:value-type="float" office:value="238384" calcext:value-type="float">
            <text:p>238384</text:p>
          </table:table-cell>
          <table:table-cell table:formula="of:=[.E32]/59" office:value-type="float" office:value="4040.40677966102" calcext:value-type="float">
            <text:p>40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0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32268" calcext:value-type="float">
            <text:p>232268</text:p>
          </table:table-cell>
          <table:table-cell table:formula="of:=[.E33]/59" office:value-type="float" office:value="3936.74576271186" calcext:value-type="float">
            <text:p>39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1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238497" calcext:value-type="float">
            <text:p>238497</text:p>
          </table:table-cell>
          <table:table-cell table:formula="of:=[.E34]/59" office:value-type="float" office:value="4042.32203389831" calcext:value-type="float">
            <text:p>40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1.1</text:p>
          </table:table-cell>
          <table:table-cell/>
          <table:table-cell office:value-type="float" office:value="2096" calcext:value-type="float">
            <text:p>2096</text:p>
          </table:table-cell>
          <table:table-cell office:value-type="float" office:value="239917" calcext:value-type="float">
            <text:p>239917</text:p>
          </table:table-cell>
          <table:table-cell table:formula="of:=[.E35]/59" office:value-type="float" office:value="4066.38983050847" calcext:value-type="float">
            <text:p>4066</text:p>
          </table:table-cell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5" calcext:value-type="float">
            <text:p>2015</text:p>
          </table:table-cell>
          <table:table-cell office:value-type="string" calcext:value-type="string">
            <text:p>cita e contribui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7" calcext:value-type="float">
            <text:p>2017</text:p>
          </table:table-cell>
          <table:table-cell office:value-type="string" calcext:value-type="string">
            <text:p>cita</text:p>
          </table:table-cell>
          <table:table-cell table:number-columns-repeated="2"/>
        </table:table-row>
      </table:table>
      <table:table table:name="s18" table:style-name="ta1">
        <table:shapes>
          <draw:frame draw:z-index="0" draw:style-name="gr1" draw:text-style-name="P1" svg:width="159.99mm" svg:height="89.99mm" svg:x="0mm" svg:y="125.05mm">
            <loext:p draw:notify-on-update-of-ranges="s18.C2:s18.C26 s18.D1:s18.D1 s18.D2:s18.D26 s18.F1:s18.F1 s18.F2:s18.F26"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</table:shapes>
        <table:table-column table:style-name="co18" table:number-columns-repeated="2" table:default-cell-style-name="Default"/>
        <table:table-column table:style-name="co18" table:default-cell-style-name="ce35"/>
        <table:table-column table:style-name="co18" table:number-columns-repeated="2" table:default-cell-style-name="Default"/>
        <table:table-column table:style-name="co18" table:default-cell-style-name="ce19"/>
        <table:table-column table:style-name="co18" table:number-columns-repeated="4" table:default-cell-style-name="Default"/>
        <table:table-row table:style-name="ro1">
          <table:table-cell/>
          <table:table-cell office:value-type="string" calcext:value-type="string">
            <text:p>Versão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Número de módulos</text:p>
          </table:table-cell>
          <table:table-cell office:value-type="string" calcext:value-type="string">
            <text:p>Número de linhas (eloc)</text:p>
          </table:table-cell>
          <table:table-cell table:style-name="Default" office:value-type="string" calcext:value-type="string">
            <text:p>Número de linhas (eloc)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Módulos</text:p>
          </table:table-cell>
          <table:table-cell office:value-type="string" calcext:value-type="string">
            <text:p>Linhas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15</text:p>
          </table:table-cell>
          <table:table-cell office:value-type="float" office:value="1063" calcext:value-type="float">
            <text:p>1063</text:p>
          </table:table-cell>
          <table:table-cell office:value-type="float" office:value="34084" calcext:value-type="float">
            <text:p>34084</text:p>
          </table:table-cell>
          <table:table-cell table:formula="of:=[.E2]/32.1" office:value-type="float" office:value="1061.80685358255" calcext:value-type="float">
            <text:p>1062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19" table:formula="of:=AVERAGE([.D2:.D9])" office:value-type="float" office:value="1297.375" calcext:value-type="float">
            <text:p>1297</text:p>
          </table:table-cell>
          <table:table-cell table:style-name="ce19" table:formula="of:=AVERAGE([.F2:.F9])" office:value-type="float" office:value="1458.85514018692" calcext:value-type="float">
            <text:p>1459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</text:p>
          </table:table-cell>
          <table:table-cell/>
          <table:table-cell office:value-type="float" office:value="1081" calcext:value-type="float">
            <text:p>1081</text:p>
          </table:table-cell>
          <table:table-cell office:value-type="float" office:value="35554" calcext:value-type="float">
            <text:p>35554</text:p>
          </table:table-cell>
          <table:table-cell table:formula="of:=[.E3]/32.1" office:value-type="float" office:value="1107.60124610592" calcext:value-type="float">
            <text:p>1108</text:p>
          </table:table-cell>
          <table:table-cell/>
          <table:table-cell office:value-type="float" office:value="2016" calcext:value-type="float">
            <text:p>2016</text:p>
          </table:table-cell>
          <table:table-cell table:style-name="ce19" table:formula="of:=AVERAGE([.D10:.D17])" office:value-type="float" office:value="1828.125" calcext:value-type="float">
            <text:p>1828</text:p>
          </table:table-cell>
          <table:table-cell table:style-name="ce19" table:formula="of:=AVERAGE([.F10:.F17])" office:value-type="float" office:value="2392.49221183801" calcext:value-type="float">
            <text:p>2392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</text:p>
          </table:table-cell>
          <table:table-cell/>
          <table:table-cell office:value-type="float" office:value="1171" calcext:value-type="float">
            <text:p>1171</text:p>
          </table:table-cell>
          <table:table-cell office:value-type="float" office:value="39513" calcext:value-type="float">
            <text:p>39513</text:p>
          </table:table-cell>
          <table:table-cell table:formula="of:=[.E4]/32.1" office:value-type="float" office:value="1230.93457943925" calcext:value-type="float">
            <text:p>1231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19" table:formula="of:=AVERAGE([.D18:.D26])" office:value-type="float" office:value="2274.33333333333" calcext:value-type="float">
            <text:p>2274</text:p>
          </table:table-cell>
          <table:table-cell table:style-name="ce19" table:formula="of:=AVERAGE([.F18:.F26])" office:value-type="float" office:value="3163.26064382139" calcext:value-type="float">
            <text:p>3163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3</text:p>
          </table:table-cell>
          <table:table-cell/>
          <table:table-cell office:value-type="float" office:value="1203" calcext:value-type="float">
            <text:p>1203</text:p>
          </table:table-cell>
          <table:table-cell office:value-type="float" office:value="41942" calcext:value-type="float">
            <text:p>41942</text:p>
          </table:table-cell>
          <table:table-cell table:formula="of:=[.E5]/32.1" office:value-type="float" office:value="1306.60436137072" calcext:value-type="float">
            <text:p>1307</text:p>
          </table:table-cell>
          <table:table-cell table:number-columns-repeated="2"/>
          <table:table-cell table:style-name="ce19" table:number-columns-repeated="2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4</text:p>
          </table:table-cell>
          <table:table-cell/>
          <table:table-cell office:value-type="float" office:value="1208" calcext:value-type="float">
            <text:p>1208</text:p>
          </table:table-cell>
          <table:table-cell office:value-type="float" office:value="42185" calcext:value-type="float">
            <text:p>42185</text:p>
          </table:table-cell>
          <table:table-cell table:formula="of:=[.E6]/32.1" office:value-type="float" office:value="1314.17445482866" calcext:value-type="float">
            <text:p>1314</text:p>
          </table:table-cell>
          <table:table-cell table:number-columns-repeated="2"/>
          <table:table-cell table:style-name="ce19" table:number-columns-repeated="2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5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57742" calcext:value-type="float">
            <text:p>57742</text:p>
          </table:table-cell>
          <table:table-cell table:formula="of:=[.E7]/32.1" office:value-type="float" office:value="1798.81619937695" calcext:value-type="float">
            <text:p>17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6</text:p>
          </table:table-cell>
          <table:table-cell/>
          <table:table-cell office:value-type="float" office:value="1557" calcext:value-type="float">
            <text:p>1557</text:p>
          </table:table-cell>
          <table:table-cell office:value-type="float" office:value="60045" calcext:value-type="float">
            <text:p>60045</text:p>
          </table:table-cell>
          <table:table-cell table:formula="of:=[.E8]/32.1" office:value-type="float" office:value="1870.56074766355" calcext:value-type="float">
            <text:p>18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7</text:p>
          </table:table-cell>
          <table:table-cell/>
          <table:table-cell office:value-type="float" office:value="1584" calcext:value-type="float">
            <text:p>1584</text:p>
          </table:table-cell>
          <table:table-cell office:value-type="float" office:value="63569" calcext:value-type="float">
            <text:p>63569</text:p>
          </table:table-cell>
          <table:table-cell table:formula="of:=[.E9]/32.1" office:value-type="float" office:value="1980.34267912773" calcext:value-type="float">
            <text:p>19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8</text:p>
          </table:table-cell>
          <table:table-cell office:value-type="string" calcext:value-type="string">
            <text:p>2016</text:p>
          </table:table-cell>
          <table:table-cell office:value-type="float" office:value="1635" calcext:value-type="float">
            <text:p>1635</text:p>
          </table:table-cell>
          <table:table-cell office:value-type="float" office:value="64939" calcext:value-type="float">
            <text:p>64939</text:p>
          </table:table-cell>
          <table:table-cell table:formula="of:=[.E10]/32.1" office:value-type="float" office:value="2023.02180685358" calcext:value-type="float">
            <text:p>2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9</text:p>
          </table:table-cell>
          <table:table-cell/>
          <table:table-cell office:value-type="float" office:value="1703" calcext:value-type="float">
            <text:p>1703</text:p>
          </table:table-cell>
          <table:table-cell office:value-type="float" office:value="67638" calcext:value-type="float">
            <text:p>67638</text:p>
          </table:table-cell>
          <table:table-cell table:formula="of:=[.E11]/32.1" office:value-type="float" office:value="2107.10280373832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0</text:p>
          </table:table-cell>
          <table:table-cell/>
          <table:table-cell office:value-type="float" office:value="1792" calcext:value-type="float">
            <text:p>1792</text:p>
          </table:table-cell>
          <table:table-cell office:value-type="float" office:value="75985" calcext:value-type="float">
            <text:p>75985</text:p>
          </table:table-cell>
          <table:table-cell table:formula="of:=[.E12]/32.1" office:value-type="float" office:value="2367.13395638629" calcext:value-type="float">
            <text:p>23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1</text:p>
          </table:table-cell>
          <table:table-cell/>
          <table:table-cell office:value-type="float" office:value="1791" calcext:value-type="float">
            <text:p>1791</text:p>
          </table:table-cell>
          <table:table-cell office:value-type="float" office:value="76006" calcext:value-type="float">
            <text:p>76006</text:p>
          </table:table-cell>
          <table:table-cell table:formula="of:=[.E13]/32.1" office:value-type="float" office:value="2367.78816199377" calcext:value-type="float">
            <text:p>23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2</text:p>
          </table:table-cell>
          <table:table-cell/>
          <table:table-cell office:value-type="float" office:value="1871" calcext:value-type="float">
            <text:p>1871</text:p>
          </table:table-cell>
          <table:table-cell office:value-type="float" office:value="79531" calcext:value-type="float">
            <text:p>79531</text:p>
          </table:table-cell>
          <table:table-cell table:formula="of:=[.E14]/32.1" office:value-type="float" office:value="2477.60124610592" calcext:value-type="float">
            <text:p>24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3</text:p>
          </table:table-cell>
          <table:table-cell/>
          <table:table-cell office:value-type="float" office:value="1906" calcext:value-type="float">
            <text:p>1906</text:p>
          </table:table-cell>
          <table:table-cell office:value-type="float" office:value="81542" calcext:value-type="float">
            <text:p>81542</text:p>
          </table:table-cell>
          <table:table-cell table:formula="of:=[.E15]/32.1" office:value-type="float" office:value="2540.2492211838" calcext:value-type="float">
            <text:p>25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4</text:p>
          </table:table-cell>
          <table:table-cell/>
          <table:table-cell office:value-type="float" office:value="1939" calcext:value-type="float">
            <text:p>1939</text:p>
          </table:table-cell>
          <table:table-cell office:value-type="float" office:value="83245" calcext:value-type="float">
            <text:p>83245</text:p>
          </table:table-cell>
          <table:table-cell table:formula="of:=[.E16]/32.1" office:value-type="float" office:value="2593.30218068536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5</text:p>
          </table:table-cell>
          <table:table-cell/>
          <table:table-cell office:value-type="float" office:value="1988" calcext:value-type="float">
            <text:p>1988</text:p>
          </table:table-cell>
          <table:table-cell office:value-type="float" office:value="85506" calcext:value-type="float">
            <text:p>85506</text:p>
          </table:table-cell>
          <table:table-cell table:formula="of:=[.E17]/32.1" office:value-type="float" office:value="2663.73831775701" calcext:value-type="float">
            <text:p>2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6</text:p>
          </table:table-cell>
          <table:table-cell office:value-type="string" calcext:value-type="string">
            <text:p>2017</text:p>
          </table:table-cell>
          <table:table-cell office:value-type="float" office:value="2081" calcext:value-type="float">
            <text:p>2081</text:p>
          </table:table-cell>
          <table:table-cell office:value-type="float" office:value="92447" calcext:value-type="float">
            <text:p>92447</text:p>
          </table:table-cell>
          <table:table-cell table:formula="of:=[.E18]/32.1" office:value-type="float" office:value="2879.96884735202" calcext:value-type="float">
            <text:p>28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92586" calcext:value-type="float">
            <text:p>92586</text:p>
          </table:table-cell>
          <table:table-cell table:formula="of:=[.E19]/32.1" office:value-type="float" office:value="2884.29906542056" calcext:value-type="float">
            <text:p>28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8</text:p>
          </table:table-cell>
          <table:table-cell/>
          <table:table-cell office:value-type="float" office:value="2104" calcext:value-type="float">
            <text:p>2104</text:p>
          </table:table-cell>
          <table:table-cell office:value-type="float" office:value="94643" calcext:value-type="float">
            <text:p>94643</text:p>
          </table:table-cell>
          <table:table-cell table:formula="of:=[.E20]/32.1" office:value-type="float" office:value="2948.3800623053" calcext:value-type="float">
            <text:p>2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9</text:p>
          </table:table-cell>
          <table:table-cell/>
          <table:table-cell office:value-type="float" office:value="2124" calcext:value-type="float">
            <text:p>2124</text:p>
          </table:table-cell>
          <table:table-cell office:value-type="float" office:value="94568" calcext:value-type="float">
            <text:p>94568</text:p>
          </table:table-cell>
          <table:table-cell table:formula="of:=[.E21]/32.1" office:value-type="float" office:value="2946.04361370716" calcext:value-type="float">
            <text:p>29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0</text:p>
          </table:table-cell>
          <table:table-cell/>
          <table:table-cell office:value-type="float" office:value="2343" calcext:value-type="float">
            <text:p>2343</text:p>
          </table:table-cell>
          <table:table-cell office:value-type="float" office:value="104736" calcext:value-type="float">
            <text:p>104736</text:p>
          </table:table-cell>
          <table:table-cell table:formula="of:=[.E22]/32.1" office:value-type="float" office:value="3262.80373831776" calcext:value-type="float">
            <text:p>3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1</text:p>
          </table:table-cell>
          <table:table-cell/>
          <table:table-cell office:value-type="float" office:value="2343" calcext:value-type="float">
            <text:p>2343</text:p>
          </table:table-cell>
          <table:table-cell office:value-type="float" office:value="104810" calcext:value-type="float">
            <text:p>104810</text:p>
          </table:table-cell>
          <table:table-cell table:formula="of:=[.E23]/32.1" office:value-type="float" office:value="3265.10903426791" calcext:value-type="float">
            <text:p>32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0</text:p>
          </table:table-cell>
          <table:table-cell/>
          <table:table-cell office:value-type="float" office:value="2433" calcext:value-type="float">
            <text:p>2433</text:p>
          </table:table-cell>
          <table:table-cell office:value-type="float" office:value="108611" calcext:value-type="float">
            <text:p>108611</text:p>
          </table:table-cell>
          <table:table-cell table:formula="of:=[.E24]/32.1" office:value-type="float" office:value="3383.52024922118" calcext:value-type="float">
            <text:p>3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1</text:p>
          </table:table-cell>
          <table:table-cell/>
          <table:table-cell office:value-type="float" office:value="2454" calcext:value-type="float">
            <text:p>2454</text:p>
          </table:table-cell>
          <table:table-cell office:value-type="float" office:value="109348" calcext:value-type="float">
            <text:p>109348</text:p>
          </table:table-cell>
          <table:table-cell table:formula="of:=[.E25]/32.1" office:value-type="float" office:value="3406.47975077882" calcext:value-type="float">
            <text:p>34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2</text:p>
          </table:table-cell>
          <table:table-cell/>
          <table:table-cell office:value-type="float" office:value="2504" calcext:value-type="float">
            <text:p>2504</text:p>
          </table:table-cell>
          <table:table-cell office:value-type="float" office:value="112117" calcext:value-type="float">
            <text:p>112117</text:p>
          </table:table-cell>
          <table:table-cell table:formula="of:=[.E26]/32.1" office:value-type="float" office:value="3492.74143302181" calcext:value-type="float">
            <text:p>3493</text:p>
          </table:table-cell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contribui</text:p>
          </table:table-cell>
          <table:table-cell/>
        </table:table-row>
      </table:table>
      <table:table table:name="s26" table:style-name="ta1">
        <office:forms form:automatic-focus="false" form:apply-design-mode="false"/>
        <table:shapes>
          <draw:frame draw:z-index="0" draw:style-name="gr1" draw:text-style-name="P1" svg:width="159.99mm" svg:height="89.99mm" svg:x="0mm" svg:y="120.81mm">
            <loext:p draw:notify-on-update-of-ranges="s26.C2:s26.C23 s26.D1:s26.D1 s26.D2:s26.D23 s26.F1:s26.F1 s26.F2:s26.F23"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1" draw:style-name="gr1" draw:text-style-name="P1" svg:width="159.99mm" svg:height="89.99mm" svg:x="159.04mm" svg:y="28.1mm">
            <loext:p draw:notify-on-update-of-ranges="s26.H2:s26.H6 s26.I1:s26.I1 s26.I2:s26.I6 s26.J1:s26.J1 s26.J2:s26.J6"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table:shapes>
        <table:table-column table:style-name="co18" table:number-columns-repeated="2" table:default-cell-style-name="Default"/>
        <table:table-column table:style-name="co18" table:default-cell-style-name="ce35"/>
        <table:table-column table:style-name="co18" table:number-columns-repeated="2" table:default-cell-style-name="Default"/>
        <table:table-column table:style-name="co18" table:default-cell-style-name="ce19"/>
        <table:table-column table:style-name="co18" table:number-columns-repeated="4" table:default-cell-style-name="Default"/>
        <table:table-row table:style-name="ro1">
          <table:table-cell/>
          <table:table-cell office:value-type="string" calcext:value-type="string">
            <text:p>Versão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Número de módulos</text:p>
          </table:table-cell>
          <table:table-cell office:value-type="string" calcext:value-type="string">
            <text:p>Número de linhas (eloc)</text:p>
          </table:table-cell>
          <table:table-cell table:style-name="Default" office:value-type="string" calcext:value-type="string">
            <text:p>Número de linhas (eloc)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Módulos</text:p>
          </table:table-cell>
          <table:table-cell office:value-type="string" calcext:value-type="string">
            <text:p>Linhas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13</text:p>
          </table:table-cell>
          <table:table-cell office:value-type="float" office:value="1581" calcext:value-type="float">
            <text:p>1581</text:p>
          </table:table-cell>
          <table:table-cell office:value-type="float" office:value="114642" calcext:value-type="float">
            <text:p>114642</text:p>
          </table:table-cell>
          <table:table-cell table:formula="of:=[.E2]/72.5" office:value-type="float" office:value="1581.26896551724" calcext:value-type="float">
            <text:p>1581</text:p>
          </table:table-cell>
          <table:table-cell/>
          <table:table-cell office:value-type="float" office:value="2013" calcext:value-type="float">
            <text:p>2013</text:p>
          </table:table-cell>
          <table:table-cell table:style-name="ce19" table:formula="of:=AVERAGE([.D2:.D4])" office:value-type="float" office:value="1924.33333333333" calcext:value-type="float">
            <text:p>1924</text:p>
          </table:table-cell>
          <table:table-cell table:style-name="ce19" table:formula="of:=AVERAGE([.F2:.F4])" office:value-type="float" office:value="1914.54252873563" calcext:value-type="float">
            <text:p>191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0-beta.1</text:p>
          </table:table-cell>
          <table:table-cell/>
          <table:table-cell office:value-type="float" office:value="2096" calcext:value-type="float">
            <text:p>2096</text:p>
          </table:table-cell>
          <table:table-cell office:value-type="float" office:value="150860" calcext:value-type="float">
            <text:p>150860</text:p>
          </table:table-cell>
          <table:table-cell table:formula="of:=[.E3]/72.5" office:value-type="float" office:value="2080.8275862069" calcext:value-type="float">
            <text:p>2081</text:p>
          </table:table-cell>
          <table:table-cell/>
          <table:table-cell office:value-type="float" office:value="2014" calcext:value-type="float">
            <text:p>2014</text:p>
          </table:table-cell>
          <table:table-cell table:style-name="ce19" table:formula="of:=AVERAGE([.D5:.D11])" office:value-type="float" office:value="2100.28571428571" calcext:value-type="float">
            <text:p>2100</text:p>
          </table:table-cell>
          <table:table-cell table:style-name="ce19" table:formula="of:=AVERAGE([.F5:.F11])" office:value-type="float" office:value="2085.48768472906" calcext:value-type="float">
            <text:p>208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0</text:p>
          </table:table-cell>
          <table:table-cell/>
          <table:table-cell office:value-type="float" office:value="2096" calcext:value-type="float">
            <text:p>2096</text:p>
          </table:table-cell>
          <table:table-cell office:value-type="float" office:value="150911" calcext:value-type="float">
            <text:p>150911</text:p>
          </table:table-cell>
          <table:table-cell table:formula="of:=[.E4]/72.5" office:value-type="float" office:value="2081.53103448276" calcext:value-type="float">
            <text:p>2082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19" table:formula="of:=AVERAGE([.D12:.D16])" office:value-type="float" office:value="1914.4" calcext:value-type="float">
            <text:p>1914</text:p>
          </table:table-cell>
          <table:table-cell table:style-name="ce19" table:formula="of:=AVERAGE([.F12:.F16])" office:value-type="float" office:value="2074.40827586207" calcext:value-type="float">
            <text:p>2074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014</text:p>
          </table:table-cell>
          <table:table-cell office:value-type="float" office:value="2096" calcext:value-type="float">
            <text:p>2096</text:p>
          </table:table-cell>
          <table:table-cell office:value-type="float" office:value="151073" calcext:value-type="float">
            <text:p>151073</text:p>
          </table:table-cell>
          <table:table-cell table:formula="of:=[.E5]/72.5" office:value-type="float" office:value="2083.76551724138" calcext:value-type="float">
            <text:p>2084</text:p>
          </table:table-cell>
          <table:table-cell/>
          <table:table-cell office:value-type="float" office:value="2016" calcext:value-type="float">
            <text:p>2016</text:p>
          </table:table-cell>
          <table:table-cell table:style-name="ce19" table:formula="of:=AVERAGE([.D17:.D19])" office:value-type="float" office:value="1604.66666666667" calcext:value-type="float">
            <text:p>1605</text:p>
          </table:table-cell>
          <table:table-cell table:style-name="ce19" table:formula="of:=AVERAGE([.F17:.F19])" office:value-type="float" office:value="2070.08275862069" calcext:value-type="float">
            <text:p>207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3</text:p>
          </table:table-cell>
          <table:table-cell/>
          <table:table-cell office:value-type="float" office:value="2094" calcext:value-type="float">
            <text:p>2094</text:p>
          </table:table-cell>
          <table:table-cell office:value-type="float" office:value="151322" calcext:value-type="float">
            <text:p>151322</text:p>
          </table:table-cell>
          <table:table-cell table:formula="of:=[.E6]/72.5" office:value-type="float" office:value="2087.2" calcext:value-type="float">
            <text:p>2087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19" table:formula="of:=AVERAGE([.D20:.D23])" office:value-type="float" office:value="1590.25" calcext:value-type="float">
            <text:p>1590</text:p>
          </table:table-cell>
          <table:table-cell table:style-name="ce19" table:formula="of:=AVERAGE([.F20:.F23])" office:value-type="float" office:value="1759.44827586207" calcext:value-type="float">
            <text:p>1759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4</text:p>
          </table:table-cell>
          <table:table-cell/>
          <table:table-cell office:value-type="float" office:value="2093" calcext:value-type="float">
            <text:p>2093</text:p>
          </table:table-cell>
          <table:table-cell office:value-type="float" office:value="151180" calcext:value-type="float">
            <text:p>151180</text:p>
          </table:table-cell>
          <table:table-cell table:formula="of:=[.E7]/72.5" office:value-type="float" office:value="2085.24137931034" calcext:value-type="float">
            <text:p>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0</text:p>
          </table:table-cell>
          <table:table-cell/>
          <table:table-cell office:value-type="float" office:value="2097" calcext:value-type="float">
            <text:p>2097</text:p>
          </table:table-cell>
          <table:table-cell office:value-type="float" office:value="150436" calcext:value-type="float">
            <text:p>150436</text:p>
          </table:table-cell>
          <table:table-cell table:formula="of:=[.E8]/72.5" office:value-type="float" office:value="2074.97931034483" calcext:value-type="float">
            <text:p>20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2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150285" calcext:value-type="float">
            <text:p>150285</text:p>
          </table:table-cell>
          <table:table-cell table:formula="of:=[.E9]/72.5" office:value-type="float" office:value="2072.89655172414" calcext:value-type="float">
            <text:p>20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4</text:p>
          </table:table-cell>
          <table:table-cell/>
          <table:table-cell office:value-type="float" office:value="2111" calcext:value-type="float">
            <text:p>2111</text:p>
          </table:table-cell>
          <table:table-cell office:value-type="float" office:value="152061" calcext:value-type="float">
            <text:p>152061</text:p>
          </table:table-cell>
          <table:table-cell table:formula="of:=[.E10]/72.5" office:value-type="float" office:value="2097.39310344828" calcext:value-type="float">
            <text:p>20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4.1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152028" calcext:value-type="float">
            <text:p>152028</text:p>
          </table:table-cell>
          <table:table-cell table:formula="of:=[.E11]/72.5" office:value-type="float" office:value="2096.93793103448" calcext:value-type="float">
            <text:p>20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015</text:p>
          </table:table-cell>
          <table:table-cell office:value-type="float" office:value="2151" calcext:value-type="float">
            <text:p>2151</text:p>
          </table:table-cell>
          <table:table-cell office:value-type="float" office:value="153349" calcext:value-type="float">
            <text:p>153349</text:p>
          </table:table-cell>
          <table:table-cell table:formula="of:=[.E12]/72.5" office:value-type="float" office:value="2115.15862068965" calcext:value-type="float">
            <text:p>2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1</text:p>
          </table:table-cell>
          <table:table-cell/>
          <table:table-cell office:value-type="float" office:value="2156" calcext:value-type="float">
            <text:p>2156</text:p>
          </table:table-cell>
          <table:table-cell office:value-type="float" office:value="154380" calcext:value-type="float">
            <text:p>154380</text:p>
          </table:table-cell>
          <table:table-cell table:formula="of:=[.E13]/72.5" office:value-type="float" office:value="2129.37931034483" calcext:value-type="float">
            <text:p>21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2</text:p>
          </table:table-cell>
          <table:table-cell/>
          <table:table-cell office:value-type="float" office:value="2161" calcext:value-type="float">
            <text:p>2161</text:p>
          </table:table-cell>
          <table:table-cell office:value-type="float" office:value="154451" calcext:value-type="float">
            <text:p>154451</text:p>
          </table:table-cell>
          <table:table-cell table:formula="of:=[.E14]/72.5" office:value-type="float" office:value="2130.35862068966" calcext:value-type="float">
            <text:p>21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3</text:p>
          </table:table-cell>
          <table:table-cell/>
          <table:table-cell office:value-type="float" office:value="1557" calcext:value-type="float">
            <text:p>1557</text:p>
          </table:table-cell>
          <table:table-cell office:value-type="float" office:value="145165" calcext:value-type="float">
            <text:p>145165</text:p>
          </table:table-cell>
          <table:table-cell table:formula="of:=[.E15]/72.5" office:value-type="float" office:value="2002.27586206897" calcext:value-type="float">
            <text:p>2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4</text:p>
          </table:table-cell>
          <table:table-cell/>
          <table:table-cell office:value-type="float" office:value="1547" calcext:value-type="float">
            <text:p>1547</text:p>
          </table:table-cell>
          <table:table-cell office:value-type="float" office:value="144628" calcext:value-type="float">
            <text:p>144628</text:p>
          </table:table-cell>
          <table:table-cell table:formula="of:=[.E16]/72.5" office:value-type="float" office:value="1994.86896551724" calcext:value-type="float">
            <text:p>1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016</text:p>
          </table:table-cell>
          <table:table-cell office:value-type="float" office:value="1570" calcext:value-type="float">
            <text:p>1570</text:p>
          </table:table-cell>
          <table:table-cell office:value-type="float" office:value="146472" calcext:value-type="float">
            <text:p>146472</text:p>
          </table:table-cell>
          <table:table-cell table:formula="of:=[.E17]/72.5" office:value-type="float" office:value="2020.30344827586" calcext:value-type="float">
            <text:p>2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0.1</text:p>
          </table:table-cell>
          <table:table-cell/>
          <table:table-cell office:value-type="float" office:value="1606" calcext:value-type="float">
            <text:p>1606</text:p>
          </table:table-cell>
          <table:table-cell office:value-type="float" office:value="150905" calcext:value-type="float">
            <text:p>150905</text:p>
          </table:table-cell>
          <table:table-cell table:formula="of:=[.E18]/72.5" office:value-type="float" office:value="2081.44827586207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1</text:p>
          </table:table-cell>
          <table:table-cell/>
          <table:table-cell office:value-type="float" office:value="1638" calcext:value-type="float">
            <text:p>1638</text:p>
          </table:table-cell>
          <table:table-cell office:value-type="float" office:value="152866" calcext:value-type="float">
            <text:p>152866</text:p>
          </table:table-cell>
          <table:table-cell table:formula="of:=[.E19]/72.5" office:value-type="float" office:value="2108.49655172414" calcext:value-type="float">
            <text:p>21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2017</text:p>
          </table:table-cell>
          <table:table-cell office:value-type="float" office:value="1621" calcext:value-type="float">
            <text:p>1621</text:p>
          </table:table-cell>
          <table:table-cell office:value-type="float" office:value="128713" calcext:value-type="float">
            <text:p>128713</text:p>
          </table:table-cell>
          <table:table-cell table:formula="of:=[.E20]/72.5" office:value-type="float" office:value="1775.35172413793" calcext:value-type="float">
            <text:p>1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3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float" office:value="127245" calcext:value-type="float">
            <text:p>127245</text:p>
          </table:table-cell>
          <table:table-cell table:formula="of:=[.E21]/72.5" office:value-type="float" office:value="1755.10344827586" calcext:value-type="float">
            <text:p>17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3.2</text:p>
          </table:table-cell>
          <table:table-cell/>
          <table:table-cell office:value-type="float" office:value="1579" calcext:value-type="float">
            <text:p>1579</text:p>
          </table:table-cell>
          <table:table-cell office:value-type="float" office:value="127068" calcext:value-type="float">
            <text:p>127068</text:p>
          </table:table-cell>
          <table:table-cell table:formula="of:=[.E22]/72.5" office:value-type="float" office:value="1752.66206896552" calcext:value-type="float">
            <text:p>17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4</text:p>
          </table:table-cell>
          <table:table-cell/>
          <table:table-cell office:value-type="float" office:value="1580" calcext:value-type="float">
            <text:p>1580</text:p>
          </table:table-cell>
          <table:table-cell office:value-type="float" office:value="127214" calcext:value-type="float">
            <text:p>127214</text:p>
          </table:table-cell>
          <table:table-cell table:formula="of:=[.E23]/72.5" office:value-type="float" office:value="1754.67586206897" calcext:value-type="float">
            <text:p>1755</text:p>
          </table:table-cell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ita e contribui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cita, usa e contribui</text:p>
          </table:table-cell>
          <table:table-cell/>
        </table:table-row>
      </table:table>
      <table:table table:name="s28" table:style-name="ta1">
        <office:forms form:automatic-focus="false" form:apply-design-mode="false"/>
        <table:shapes>
          <draw:frame draw:z-index="0" draw:style-name="gr1" draw:text-style-name="P1" svg:width="159.99mm" svg:height="89.99mm" svg:x="0mm" svg:y="134.86mm">
            <loext:p draw:notify-on-update-of-ranges="s28.C2:s28.C27 s28.D1:s28.D1 s28.D2:s28.D27 s28.F1:s28.F1 s28.F2:s28.F27"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1" draw:style-name="gr1" draw:text-style-name="P1" svg:width="159.99mm" svg:height="89.99mm" svg:x="123.52mm" svg:y="44.3mm">
            <loext:p draw:notify-on-update-of-ranges="s28.H2:s28.H7 s28.I1:s28.I1 s28.I2:s28.I7 s28.J1:s28.J1 s28.J2:s28.J7"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table:shapes>
        <table:table-column table:style-name="co18" table:number-columns-repeated="5" table:default-cell-style-name="Default"/>
        <table:table-column table:style-name="co18" table:default-cell-style-name="ce19"/>
        <table:table-column table:style-name="co18" table:number-columns-repeated="4" table:default-cell-style-name="Default"/>
        <table:table-row table:style-name="ro1">
          <table:table-cell/>
          <table:table-cell office:value-type="string" calcext:value-type="string">
            <text:p>Versão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Número de módulos</text:p>
          </table:table-cell>
          <table:table-cell office:value-type="string" calcext:value-type="string">
            <text:p>Número de linhas (eloc)</text:p>
          </table:table-cell>
          <table:table-cell table:style-name="Default" office:value-type="string" calcext:value-type="string">
            <text:p>Número de linhas (eloc)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Módulos</text:p>
          </table:table-cell>
          <table:table-cell office:value-type="string" calcext:value-type="string">
            <text:p>Linhas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10506</text:p>
          </table:table-cell>
          <table:table-cell office:value-type="string" calcext:value-type="string">
            <text:p>sem data</text:p>
          </table:table-cell>
          <table:table-cell office:value-type="float" office:value="9" calcext:value-type="float">
            <text:p>9</text:p>
          </table:table-cell>
          <table:table-cell office:value-type="float" office:value="1584" calcext:value-type="float">
            <text:p>1584</text:p>
          </table:table-cell>
          <table:table-cell table:formula="of:=[.E2]/170" office:value-type="float" office:value="9.31764705882353" calcext:value-type="float">
            <text:p>9</text:p>
          </table:table-cell>
          <table:table-cell/>
          <table:table-cell office:value-type="string" calcext:value-type="string">
            <text:p>sem data</text:p>
          </table:table-cell>
          <table:table-cell table:style-name="ce19" table:formula="of:=AVERAGE([.D2:.D9])" office:value-type="float" office:value="49.25" calcext:value-type="float">
            <text:p>49</text:p>
          </table:table-cell>
          <table:table-cell table:style-name="ce19" table:formula="of:=AVERAGE([.F2:.F9])" office:value-type="float" office:value="18.5470588235294" calcext:value-type="float">
            <text:p>19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1090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21" calcext:value-type="float">
            <text:p>1621</text:p>
          </table:table-cell>
          <table:table-cell table:formula="of:=[.E3]/170" office:value-type="float" office:value="9.53529411764706" calcext:value-type="float">
            <text:p>10</text:p>
          </table:table-cell>
          <table:table-cell/>
          <table:table-cell office:value-type="float" office:value="2013" calcext:value-type="float">
            <text:p>2013</text:p>
          </table:table-cell>
          <table:table-cell table:style-name="ce19" table:formula="of:=AVERAGE([.D10:.D15])" office:value-type="float" office:value="54" calcext:value-type="float">
            <text:p>54</text:p>
          </table:table-cell>
          <table:table-cell table:style-name="ce19" table:formula="of:=AVERAGE([.F10:.F15])" office:value-type="float" office:value="34.6225490196078" calcext:value-type="float">
            <text:p>35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01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205" calcext:value-type="float">
            <text:p>3205</text:p>
          </table:table-cell>
          <table:table-cell table:formula="of:=[.E4]/170" office:value-type="float" office:value="18.8529411764706" calcext:value-type="float">
            <text:p>19</text:p>
          </table:table-cell>
          <table:table-cell/>
          <table:table-cell office:value-type="float" office:value="2014" calcext:value-type="float">
            <text:p>2014</text:p>
          </table:table-cell>
          <table:table-cell table:style-name="ce19" table:formula="of:=AVERAGE([.D16:.D19])" office:value-type="float" office:value="57.5" calcext:value-type="float">
            <text:p>58</text:p>
          </table:table-cell>
          <table:table-cell table:style-name="ce19" table:formula="of:=AVERAGE([.F16:.F19])" office:value-type="float" office:value="38.1779411764706" calcext:value-type="float">
            <text:p>3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02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197" calcext:value-type="float">
            <text:p>3197</text:p>
          </table:table-cell>
          <table:table-cell table:formula="of:=[.E5]/170" office:value-type="float" office:value="18.8058823529412" calcext:value-type="float">
            <text:p>19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19" table:formula="of:=AVERAGE([.D20:.D22])" office:value-type="float" office:value="58" calcext:value-type="float">
            <text:p>58</text:p>
          </table:table-cell>
          <table:table-cell table:style-name="ce19" table:formula="of:=AVERAGE([.F20:.F22])" office:value-type="float" office:value="39.0764705882353" calcext:value-type="float">
            <text:p>39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11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197" calcext:value-type="float">
            <text:p>3197</text:p>
          </table:table-cell>
          <table:table-cell table:formula="of:=[.E6]/170" office:value-type="float" office:value="18.8058823529412" calcext:value-type="float">
            <text:p>19</text:p>
          </table:table-cell>
          <table:table-cell/>
          <table:table-cell office:value-type="float" office:value="2016" calcext:value-type="float">
            <text:p>2016</text:p>
          </table:table-cell>
          <table:table-cell table:style-name="ce19" table:formula="of:=AVERAGE([.D23:.D25])" office:value-type="float" office:value="59" calcext:value-type="float">
            <text:p>59</text:p>
          </table:table-cell>
          <table:table-cell table:style-name="ce19" table:formula="of:=AVERAGE([.F23:.F25])" office:value-type="float" office:value="39.1313725490196" calcext:value-type="float">
            <text:p>39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2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808" calcext:value-type="float">
            <text:p>2808</text:p>
          </table:table-cell>
          <table:table-cell table:formula="of:=[.E7]/170" office:value-type="float" office:value="16.5176470588235" calcext:value-type="float">
            <text:p>17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19" table:formula="of:=AVERAGE([.D26:.D27])" office:value-type="float" office:value="57" calcext:value-type="float">
            <text:p>57</text:p>
          </table:table-cell>
          <table:table-cell table:style-name="ce19" table:formula="of:=AVERAGE([.F26:.F27])" office:value-type="float" office:value="39.1588235294118" calcext:value-type="float">
            <text:p>39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31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666" calcext:value-type="float">
            <text:p>4666</text:p>
          </table:table-cell>
          <table:table-cell table:formula="of:=[.E8]/170" office:value-type="float" office:value="27.4470588235294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41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946" calcext:value-type="float">
            <text:p>4946</text:p>
          </table:table-cell>
          <table:table-cell table:formula="of:=[.E9]/170" office:value-type="float" office:value="29.0941176470588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</text:p>
          </table:table-cell>
          <table:table-cell table:style-name="ce35" office:value-type="string" calcext:value-type="string">
            <text:p>2013</text:p>
          </table:table-cell>
          <table:table-cell office:value-type="float" office:value="53" calcext:value-type="float">
            <text:p>53</text:p>
          </table:table-cell>
          <table:table-cell office:value-type="float" office:value="5588" calcext:value-type="float">
            <text:p>5588</text:p>
          </table:table-cell>
          <table:table-cell table:formula="of:=[.E10]/170" office:value-type="float" office:value="32.8705882352941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2</text:p>
          </table:table-cell>
          <table:table-cell table:style-name="ce35"/>
          <table:table-cell office:value-type="float" office:value="53" calcext:value-type="float">
            <text:p>53</text:p>
          </table:table-cell>
          <table:table-cell office:value-type="float" office:value="5682" calcext:value-type="float">
            <text:p>5682</text:p>
          </table:table-cell>
          <table:table-cell table:formula="of:=[.E11]/170" office:value-type="float" office:value="33.4235294117647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3</text:p>
          </table:table-cell>
          <table:table-cell table:style-name="ce35"/>
          <table:table-cell office:value-type="float" office:value="53" calcext:value-type="float">
            <text:p>53</text:p>
          </table:table-cell>
          <table:table-cell office:value-type="float" office:value="5678" calcext:value-type="float">
            <text:p>5678</text:p>
          </table:table-cell>
          <table:table-cell table:formula="of:=[.E12]/170" office:value-type="float" office:value="33.4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4</text:p>
          </table:table-cell>
          <table:table-cell table:style-name="ce35"/>
          <table:table-cell office:value-type="float" office:value="54" calcext:value-type="float">
            <text:p>54</text:p>
          </table:table-cell>
          <table:table-cell office:value-type="float" office:value="5760" calcext:value-type="float">
            <text:p>5760</text:p>
          </table:table-cell>
          <table:table-cell table:formula="of:=[.E13]/170" office:value-type="float" office:value="33.8823529411765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5</text:p>
          </table:table-cell>
          <table:table-cell table:style-name="ce35"/>
          <table:table-cell office:value-type="float" office:value="55" calcext:value-type="float">
            <text:p>55</text:p>
          </table:table-cell>
          <table:table-cell office:value-type="float" office:value="6245" calcext:value-type="float">
            <text:p>6245</text:p>
          </table:table-cell>
          <table:table-cell table:formula="of:=[.E14]/170" office:value-type="float" office:value="36.7352941176471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6</text:p>
          </table:table-cell>
          <table:table-cell table:style-name="ce35"/>
          <table:table-cell office:value-type="float" office:value="56" calcext:value-type="float">
            <text:p>56</text:p>
          </table:table-cell>
          <table:table-cell office:value-type="float" office:value="6362" calcext:value-type="float">
            <text:p>6362</text:p>
          </table:table-cell>
          <table:table-cell table:formula="of:=[.E15]/170" office:value-type="float" office:value="37.423529411764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7</text:p>
          </table:table-cell>
          <table:table-cell table:style-name="ce35" office:value-type="string" calcext:value-type="string">
            <text:p>2014</text:p>
          </table:table-cell>
          <table:table-cell office:value-type="float" office:value="57" calcext:value-type="float">
            <text:p>57</text:p>
          </table:table-cell>
          <table:table-cell office:value-type="float" office:value="6502" calcext:value-type="float">
            <text:p>6502</text:p>
          </table:table-cell>
          <table:table-cell table:formula="of:=[.E16]/170" office:value-type="float" office:value="38.2470588235294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8</text:p>
          </table:table-cell>
          <table:table-cell table:style-name="ce35"/>
          <table:table-cell office:value-type="float" office:value="57" calcext:value-type="float">
            <text:p>57</text:p>
          </table:table-cell>
          <table:table-cell office:value-type="float" office:value="6502" calcext:value-type="float">
            <text:p>6502</text:p>
          </table:table-cell>
          <table:table-cell table:formula="of:=[.E17]/170" office:value-type="float" office:value="38.2470588235294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9</text:p>
          </table:table-cell>
          <table:table-cell table:style-name="ce35"/>
          <table:table-cell office:value-type="float" office:value="58" calcext:value-type="float">
            <text:p>58</text:p>
          </table:table-cell>
          <table:table-cell office:value-type="float" office:value="6477" calcext:value-type="float">
            <text:p>6477</text:p>
          </table:table-cell>
          <table:table-cell table:formula="of:=[.E18]/170" office:value-type="float" office:value="38.1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0</text:p>
          </table:table-cell>
          <table:table-cell table:style-name="ce35"/>
          <table:table-cell office:value-type="float" office:value="58" calcext:value-type="float">
            <text:p>58</text:p>
          </table:table-cell>
          <table:table-cell office:value-type="float" office:value="6480" calcext:value-type="float">
            <text:p>6480</text:p>
          </table:table-cell>
          <table:table-cell table:formula="of:=[.E19]/170" office:value-type="float" office:value="38.1176470588235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1</text:p>
          </table:table-cell>
          <table:table-cell table:style-name="ce35" office:value-type="string" calcext:value-type="string">
            <text:p>2015</text:p>
          </table:table-cell>
          <table:table-cell office:value-type="float" office:value="58" calcext:value-type="float">
            <text:p>58</text:p>
          </table:table-cell>
          <table:table-cell office:value-type="float" office:value="6628" calcext:value-type="float">
            <text:p>6628</text:p>
          </table:table-cell>
          <table:table-cell table:formula="of:=[.E20]/170" office:value-type="float" office:value="38.9882352941176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2</text:p>
          </table:table-cell>
          <table:table-cell table:style-name="ce35"/>
          <table:table-cell office:value-type="float" office:value="58" calcext:value-type="float">
            <text:p>58</text:p>
          </table:table-cell>
          <table:table-cell office:value-type="float" office:value="6638" calcext:value-type="float">
            <text:p>6638</text:p>
          </table:table-cell>
          <table:table-cell table:formula="of:=[.E21]/170" office:value-type="float" office:value="39.0470588235294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3</text:p>
          </table:table-cell>
          <table:table-cell table:style-name="ce35"/>
          <table:table-cell office:value-type="float" office:value="58" calcext:value-type="float">
            <text:p>58</text:p>
          </table:table-cell>
          <table:table-cell office:value-type="float" office:value="6663" calcext:value-type="float">
            <text:p>6663</text:p>
          </table:table-cell>
          <table:table-cell table:formula="of:=[.E22]/170" office:value-type="float" office:value="39.1941176470588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0</text:p>
          </table:table-cell>
          <table:table-cell table:style-name="ce35" office:value-type="string" calcext:value-type="string">
            <text:p>2016</text:p>
          </table:table-cell>
          <table:table-cell office:value-type="float" office:value="59" calcext:value-type="float">
            <text:p>59</text:p>
          </table:table-cell>
          <table:table-cell office:value-type="float" office:value="6637" calcext:value-type="float">
            <text:p>6637</text:p>
          </table:table-cell>
          <table:table-cell table:formula="of:=[.E23]/170" office:value-type="float" office:value="39.0411764705882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1</text:p>
          </table:table-cell>
          <table:table-cell table:style-name="ce35"/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  <table:table-cell table:formula="of:=[.E24]/170" office:value-type="float" office:value="39.1764705882353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2</text:p>
          </table:table-cell>
          <table:table-cell table:style-name="ce35"/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  <table:table-cell table:formula="of:=[.E25]/170" office:value-type="float" office:value="39.1764705882353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3</text:p>
          </table:table-cell>
          <table:table-cell table:style-name="ce35" office:value-type="string" calcext:value-type="string">
            <text:p>2017</text:p>
          </table:table-cell>
          <table:table-cell office:value-type="float" office:value="57" calcext:value-type="float">
            <text:p>57</text:p>
          </table:table-cell>
          <table:table-cell office:value-type="float" office:value="6639" calcext:value-type="float">
            <text:p>6639</text:p>
          </table:table-cell>
          <table:table-cell table:formula="of:=[.E26]/170" office:value-type="float" office:value="39.0529411764706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3.0</text:p>
          </table:table-cell>
          <table:table-cell table:style-name="ce35"/>
          <table:table-cell office:value-type="float" office:value="57" calcext:value-type="float">
            <text:p>57</text:p>
          </table:table-cell>
          <table:table-cell office:value-type="float" office:value="6675" calcext:value-type="float">
            <text:p>6675</text:p>
          </table:table-cell>
          <table:table-cell table:formula="of:=[.E27]/170" office:value-type="float" office:value="39.2647058823529" calcext:value-type="float">
            <text:p>39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03" calcext:value-type="float">
            <text:p>2003</text:p>
          </table:table-cell>
          <table:table-cell office:value-type="string" calcext:value-type="string">
            <text:p>cit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05" calcext:value-type="float">
            <text:p>2005</text:p>
          </table:table-cell>
          <table:table-cell office:value-type="string" calcext:value-type="string">
            <text:p>cita e us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06" calcext:value-type="float">
            <text:p>2006</text:p>
          </table:table-cell>
          <table:table-cell office:value-type="string" calcext:value-type="string">
            <text:p>cita e us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07" calcext:value-type="float">
            <text:p>2007</text:p>
          </table:table-cell>
          <table:table-cell office:value-type="string" calcext:value-type="string">
            <text:p>cita, usa e contribui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08" calcext:value-type="float">
            <text:p>2008</text:p>
          </table:table-cell>
          <table:table-cell office:value-type="string" calcext:value-type="string">
            <text:p>cita e us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09" calcext:value-type="float">
            <text:p>2009</text:p>
          </table:table-cell>
          <table:table-cell office:value-type="string" calcext:value-type="string">
            <text:p>cit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cita, usa e contribui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ita e us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cita e us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usa e contribui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ita e us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it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cita e us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cita</text:p>
          </table:table-cell>
          <table:table-cell/>
        </table:table-row>
      </table:table>
      <table:table table:name="s51" table:style-name="ta1">
        <office:forms form:automatic-focus="false" form:apply-design-mode="false"/>
        <table:shapes>
          <draw:frame draw:z-index="0" draw:style-name="gr1" draw:text-style-name="P1" svg:width="159.99mm" svg:height="89.99mm" svg:x="0mm" svg:y="93.69mm">
            <loext:p draw:notify-on-update-of-ranges="s51.C2:s51.C18 s51.D1:s51.D1 s51.D2:s51.D18 s51.F1:s51.F1 s51.F2:s51.F18"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1" draw:style-name="gr1" draw:text-style-name="P1" svg:width="159.99mm" svg:height="89.99mm" svg:x="258.7mm" svg:y="32.94mm">
            <loext:p draw:notify-on-update-of-ranges="s51.H2:s51.H5 s51.I1:s51.I1 s51.I2:s51.I5 s51.J1:s51.J1 s51.J2:s51.J5"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</table:shapes>
        <table:table-column table:style-name="co18" table:number-columns-repeated="2" table:default-cell-style-name="Default"/>
        <table:table-column table:style-name="co18" table:default-cell-style-name="ce35"/>
        <table:table-column table:style-name="co18" table:number-columns-repeated="2" table:default-cell-style-name="Default"/>
        <table:table-column table:style-name="co18" table:default-cell-style-name="ce19"/>
        <table:table-column table:style-name="co18" table:number-columns-repeated="4" table:default-cell-style-name="Default"/>
        <table:table-row table:style-name="ro1">
          <table:table-cell/>
          <table:table-cell office:value-type="string" calcext:value-type="string">
            <text:p>Versão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Número de módulos</text:p>
          </table:table-cell>
          <table:table-cell office:value-type="string" calcext:value-type="string">
            <text:p>Número de linhas (eloc)</text:p>
          </table:table-cell>
          <table:table-cell table:style-name="Default" office:value-type="string" calcext:value-type="string">
            <text:p>Número de linhas (eloc)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Módulos</text:p>
          </table:table-cell>
          <table:table-cell office:value-type="string" calcext:value-type="string">
            <text:p>Linhas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12</text:p>
          </table:table-cell>
          <table:table-cell office:value-type="float" office:value="84" calcext:value-type="float">
            <text:p>84</text:p>
          </table:table-cell>
          <table:table-cell office:value-type="float" office:value="2648" calcext:value-type="float">
            <text:p>2648</text:p>
          </table:table-cell>
          <table:table-cell table:formula="of:=[.E2]/32" office:value-type="float" office:value="82.75" calcext:value-type="float">
            <text:p>83</text:p>
          </table:table-cell>
          <table:table-cell/>
          <table:table-cell office:value-type="float" office:value="2012" calcext:value-type="float">
            <text:p>2012</text:p>
          </table:table-cell>
          <table:table-cell table:style-name="ce19" table:formula="of:=AVERAGE([.D2:.D4])" office:value-type="float" office:value="93.3333333333333" calcext:value-type="float">
            <text:p>93</text:p>
          </table:table-cell>
          <table:table-cell table:style-name="ce19" table:formula="of:=AVERAGE([.F2:.F4])" office:value-type="float" office:value="88.6354166666667" calcext:value-type="float">
            <text:p>89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6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930" calcext:value-type="float">
            <text:p>2930</text:p>
          </table:table-cell>
          <table:table-cell table:formula="of:=[.E3]/32" office:value-type="float" office:value="91.5625" calcext:value-type="float">
            <text:p>92</text:p>
          </table:table-cell>
          <table:table-cell/>
          <table:table-cell office:value-type="float" office:value="2013" calcext:value-type="float">
            <text:p>2013</text:p>
          </table:table-cell>
          <table:table-cell table:style-name="ce19" table:formula="of:=AVERAGE([.D5:.D12])" office:value-type="float" office:value="132.5" calcext:value-type="float">
            <text:p>133</text:p>
          </table:table-cell>
          <table:table-cell table:style-name="ce19" table:formula="of:=AVERAGE([.F5:.F12])" office:value-type="float" office:value="167.79296875" calcext:value-type="float">
            <text:p>168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931" calcext:value-type="float">
            <text:p>2931</text:p>
          </table:table-cell>
          <table:table-cell table:formula="of:=[.E4]/32" office:value-type="float" office:value="91.59375" calcext:value-type="float">
            <text:p>92</text:p>
          </table:table-cell>
          <table:table-cell/>
          <table:table-cell office:value-type="float" office:value="2014" calcext:value-type="float">
            <text:p>2014</text:p>
          </table:table-cell>
          <table:table-cell table:style-name="ce19" table:formula="of:=AVERAGE([.D13:.D16])" office:value-type="float" office:value="220" calcext:value-type="float">
            <text:p>220</text:p>
          </table:table-cell>
          <table:table-cell table:style-name="ce19" table:formula="of:=AVERAGE([.F13:.F16])" office:value-type="float" office:value="335.59375" calcext:value-type="float">
            <text:p>336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13</text:p>
          </table:table-cell>
          <table:table-cell office:value-type="float" office:value="114" calcext:value-type="float">
            <text:p>114</text:p>
          </table:table-cell>
          <table:table-cell office:value-type="float" office:value="4520" calcext:value-type="float">
            <text:p>4520</text:p>
          </table:table-cell>
          <table:table-cell table:formula="of:=[.E5]/32" office:value-type="float" office:value="141.25" calcext:value-type="float">
            <text:p>141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19" table:formula="of:=AVERAGE([.D17:.D18])" office:value-type="float" office:value="275" calcext:value-type="float">
            <text:p>275</text:p>
          </table:table-cell>
          <table:table-cell table:style-name="ce19" table:formula="of:=AVERAGE([.F17:.F18])" office:value-type="float" office:value="414.53125" calcext:value-type="float">
            <text:p>415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8.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4574" calcext:value-type="float">
            <text:p>4574</text:p>
          </table:table-cell>
          <table:table-cell table:formula="of:=[.E6]/32" office:value-type="float" office:value="142.9375" calcext:value-type="float">
            <text:p>143</text:p>
          </table:table-cell>
          <table:table-cell table:number-columns-repeated="2"/>
          <table:table-cell table:style-name="ce19" table:number-columns-repeated="2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4569" calcext:value-type="float">
            <text:p>4569</text:p>
          </table:table-cell>
          <table:table-cell table:formula="of:=[.E7]/32" office:value-type="float" office:value="142.78125" calcext:value-type="float">
            <text:p>143</text:p>
          </table:table-cell>
          <table:table-cell table:number-columns-repeated="2"/>
          <table:table-cell table:style-name="ce19" table:number-columns-repeated="2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4581" calcext:value-type="float">
            <text:p>4581</text:p>
          </table:table-cell>
          <table:table-cell table:formula="of:=[.E8]/32" office:value-type="float" office:value="143.15625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4735" calcext:value-type="float">
            <text:p>4735</text:p>
          </table:table-cell>
          <table:table-cell table:formula="of:=[.E9]/32" office:value-type="float" office:value="147.96875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3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6114" calcext:value-type="float">
            <text:p>6114</text:p>
          </table:table-cell>
          <table:table-cell table:formula="of:=[.E10]/32" office:value-type="float" office:value="191.0625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4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6176" calcext:value-type="float">
            <text:p>6176</text:p>
          </table:table-cell>
          <table:table-cell table:formula="of:=[.E11]/32"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5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7686" calcext:value-type="float">
            <text:p>7686</text:p>
          </table:table-cell>
          <table:table-cell table:formula="of:=[.E12]/32" office:value-type="float" office:value="240.1875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6</text:p>
          </table:table-cell>
          <table:table-cell office:value-type="string" calcext:value-type="string">
            <text:p>2014</text:p>
          </table:table-cell>
          <table:table-cell office:value-type="float" office:value="178" calcext:value-type="float">
            <text:p>178</text:p>
          </table:table-cell>
          <table:table-cell office:value-type="float" office:value="8321" calcext:value-type="float">
            <text:p>8321</text:p>
          </table:table-cell>
          <table:table-cell table:formula="of:=[.E13]/32" office:value-type="float" office:value="260.03125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7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0231" calcext:value-type="float">
            <text:p>10231</text:p>
          </table:table-cell>
          <table:table-cell table:formula="of:=[.E14]/32" office:value-type="float" office:value="319.71875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8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0861" calcext:value-type="float">
            <text:p>10861</text:p>
          </table:table-cell>
          <table:table-cell table:formula="of:=[.E15]/32" office:value-type="float" office:value="339.40625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0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13543" calcext:value-type="float">
            <text:p>13543</text:p>
          </table:table-cell>
          <table:table-cell table:formula="of:=[.E16]/32" office:value-type="float" office:value="423.21875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2015</text:p>
          </table:table-cell>
          <table:table-cell office:value-type="float" office:value="282" calcext:value-type="float">
            <text:p>282</text:p>
          </table:table-cell>
          <table:table-cell office:value-type="float" office:value="14007" calcext:value-type="float">
            <text:p>14007</text:p>
          </table:table-cell>
          <table:table-cell table:formula="of:=[.E17]/32" office:value-type="float" office:value="437.71875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2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12523" calcext:value-type="float">
            <text:p>12523</text:p>
          </table:table-cell>
          <table:table-cell table:formula="of:=[.E18]/32" office:value-type="float" office:value="391.34375" calcext:value-type="float">
            <text:p>391</text:p>
          </table:table-cell>
          <table:table-cell table:number-columns-repeated="4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02" calcext:value-type="float">
            <text:p>2002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ontribui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cita e usa</text:p>
          </table:table-cell>
          <table:table-cell/>
        </table:table-row>
      </table:table>
      <table:table table:name="s58" table:style-name="ta1">
        <office:forms form:automatic-focus="false" form:apply-design-mode="false"/>
        <table:shapes>
          <draw:frame draw:z-index="0" draw:style-name="gr1" draw:text-style-name="P1" svg:width="159.99mm" svg:height="89.99mm" svg:x="0mm" svg:y="71.92mm">
            <loext:p draw:notify-on-update-of-ranges="s58.C2:s58.C38 s58.D1:s58.D1 s58.D2:s58.D38 s58.F1:s58.F1 s58.F2:s58.F38"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z-index="1" draw:style-name="gr1" draw:text-style-name="P1" svg:width="159.99mm" svg:height="89.99mm" svg:x="108.62mm" svg:y="93.44mm">
            <loext:p draw:notify-on-update-of-ranges="s58.H2:s58.H12 s58.I1:s58.I1 s58.I2:s58.I12 s58.J1:s58.J1 s58.J2:s58.J12"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table:shapes>
        <table:table-column table:style-name="co18" table:number-columns-repeated="2" table:default-cell-style-name="Default"/>
        <table:table-column table:style-name="co18" table:default-cell-style-name="ce35"/>
        <table:table-column table:style-name="co9" table:default-cell-style-name="Default"/>
        <table:table-column table:style-name="co15" table:default-cell-style-name="Default"/>
        <table:table-column table:style-name="co18" table:default-cell-style-name="ce19"/>
        <table:table-column table:style-name="co18" table:number-columns-repeated="4" table:default-cell-style-name="Default"/>
        <table:table-row table:style-name="ro1">
          <table:table-cell/>
          <table:table-cell office:value-type="string" calcext:value-type="string">
            <text:p>Versão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Número de módulos</text:p>
          </table:table-cell>
          <table:table-cell office:value-type="string" calcext:value-type="string">
            <text:p>Número de linhas (eloc)</text:p>
          </table:table-cell>
          <table:table-cell table:style-name="Default" office:value-type="string" calcext:value-type="string">
            <text:p>Número de linhas (eloc)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Módulos</text:p>
          </table:table-cell>
          <table:table-cell office:value-type="string" calcext:value-type="string">
            <text:p>Linhas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06</text:p>
          </table:table-cell>
          <table:table-cell office:value-type="float" office:value="1223" calcext:value-type="float">
            <text:p>1223</text:p>
          </table:table-cell>
          <table:table-cell office:value-type="float" office:value="81714" calcext:value-type="float">
            <text:p>81714</text:p>
          </table:table-cell>
          <table:table-cell table:formula="of:=[.E2]/66.8" office:value-type="float" office:value="1223.26347305389" calcext:value-type="float">
            <text:p>1223</text:p>
          </table:table-cell>
          <table:table-cell/>
          <table:table-cell office:value-type="float" office:value="2006" calcext:value-type="float">
            <text:p>2006</text:p>
          </table:table-cell>
          <table:table-cell table:style-name="ce19" table:formula="of:=AVERAGE([.D2])" office:value-type="float" office:value="1223" calcext:value-type="float">
            <text:p>1223</text:p>
          </table:table-cell>
          <table:table-cell table:style-name="ce19" table:formula="of:=AVERAGE([.F2])" office:value-type="float" office:value="1223.26347305389" calcext:value-type="float">
            <text:p>122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1</text:p>
          </table:table-cell>
          <table:table-cell office:value-type="string" calcext:value-type="string">
            <text:p>2007</text:p>
          </table:table-cell>
          <table:table-cell office:value-type="float" office:value="1670" calcext:value-type="float">
            <text:p>1670</text:p>
          </table:table-cell>
          <table:table-cell office:value-type="float" office:value="110284" calcext:value-type="float">
            <text:p>110284</text:p>
          </table:table-cell>
          <table:table-cell table:formula="of:=[.E3]/66.8" office:value-type="float" office:value="1650.95808383234" calcext:value-type="float">
            <text:p>1651</text:p>
          </table:table-cell>
          <table:table-cell/>
          <table:table-cell office:value-type="float" office:value="2007" calcext:value-type="float">
            <text:p>2007</text:p>
          </table:table-cell>
          <table:table-cell table:style-name="ce19" table:formula="of:=AVERAGE([.D3:.D9])" office:value-type="float" office:value="1513.42857142857" calcext:value-type="float">
            <text:p>1513</text:p>
          </table:table-cell>
          <table:table-cell table:style-name="ce19" table:formula="of:=AVERAGE([.F3:.F9])" office:value-type="float" office:value="1500.57100085543" calcext:value-type="float">
            <text:p>150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2</text:p>
          </table:table-cell>
          <table:table-cell/>
          <table:table-cell office:value-type="float" office:value="1685" calcext:value-type="float">
            <text:p>1685</text:p>
          </table:table-cell>
          <table:table-cell office:value-type="float" office:value="112823" calcext:value-type="float">
            <text:p>112823</text:p>
          </table:table-cell>
          <table:table-cell table:formula="of:=[.E4]/66.8" office:value-type="float" office:value="1688.96706586826" calcext:value-type="float">
            <text:p>1689</text:p>
          </table:table-cell>
          <table:table-cell/>
          <table:table-cell office:value-type="float" office:value="2008" calcext:value-type="float">
            <text:p>2008</text:p>
          </table:table-cell>
          <table:table-cell table:style-name="ce19" table:formula="of:=AVERAGE([.D10:.D14])" office:value-type="float" office:value="1494.2" calcext:value-type="float">
            <text:p>1494</text:p>
          </table:table-cell>
          <table:table-cell table:style-name="ce19" table:formula="of:=AVERAGE([.F10:.F14])" office:value-type="float" office:value="1430.41017964072" calcext:value-type="float">
            <text:p>1430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3</text:p>
          </table:table-cell>
          <table:table-cell/>
          <table:table-cell office:value-type="float" office:value="1694" calcext:value-type="float">
            <text:p>1694</text:p>
          </table:table-cell>
          <table:table-cell office:value-type="float" office:value="113595" calcext:value-type="float">
            <text:p>113595</text:p>
          </table:table-cell>
          <table:table-cell table:formula="of:=[.E5]/66.8" office:value-type="float" office:value="1700.52395209581" calcext:value-type="float">
            <text:p>1701</text:p>
          </table:table-cell>
          <table:table-cell/>
          <table:table-cell office:value-type="float" office:value="2009" calcext:value-type="float">
            <text:p>2009</text:p>
          </table:table-cell>
          <table:table-cell table:style-name="ce19" table:formula="of:=AVERAGE([.D15:.D19])" office:value-type="float" office:value="1875.2" calcext:value-type="float">
            <text:p>1875</text:p>
          </table:table-cell>
          <table:table-cell table:style-name="ce19" table:formula="of:=AVERAGE([.F15:.F19])" office:value-type="float" office:value="1820.05988023952" calcext:value-type="float">
            <text:p>1820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4</text:p>
          </table:table-cell>
          <table:table-cell/>
          <table:table-cell office:value-type="float" office:value="1865" calcext:value-type="float">
            <text:p>1865</text:p>
          </table:table-cell>
          <table:table-cell office:value-type="float" office:value="122485" calcext:value-type="float">
            <text:p>122485</text:p>
          </table:table-cell>
          <table:table-cell table:formula="of:=[.E6]/66.8" office:value-type="float" office:value="1833.60778443114" calcext:value-type="float">
            <text:p>1834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9" table:formula="of:=AVERAGE([.D20:.D22])" office:value-type="float" office:value="1935.66666666667" calcext:value-type="float">
            <text:p>1936</text:p>
          </table:table-cell>
          <table:table-cell table:style-name="ce19" table:formula="of:=AVERAGE([.F20:.F22])" office:value-type="float" office:value="1872.02095808383" calcext:value-type="float">
            <text:p>187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M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738" calcext:value-type="float">
            <text:p>4738</text:p>
          </table:table-cell>
          <table:table-cell table:formula="of:=[.E7]/66.8" office:value-type="float" office:value="70.9281437125749" calcext:value-type="float">
            <text:p>71</text:p>
          </table:table-cell>
          <table:table-cell/>
          <table:table-cell office:value-type="float" office:value="2011" calcext:value-type="float">
            <text:p>2011</text:p>
          </table:table-cell>
          <table:table-cell table:style-name="ce19" table:formula="of:=AVERAGE([.D23:.D25])" office:value-type="float" office:value="1555.66666666667" calcext:value-type="float">
            <text:p>1556</text:p>
          </table:table-cell>
          <table:table-cell table:style-name="ce19" table:formula="of:=AVERAGE([.F23:.F25])" office:value-type="float" office:value="1599.7005988024" calcext:value-type="float">
            <text:p>1600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</text:p>
          </table:table-cell>
          <table:table-cell/>
          <table:table-cell office:value-type="float" office:value="1872" calcext:value-type="float">
            <text:p>1872</text:p>
          </table:table-cell>
          <table:table-cell office:value-type="float" office:value="122342" calcext:value-type="float">
            <text:p>122342</text:p>
          </table:table-cell>
          <table:table-cell table:formula="of:=[.E8]/66.8" office:value-type="float" office:value="1831.46706586826" calcext:value-type="float">
            <text:p>1831</text:p>
          </table:table-cell>
          <table:table-cell/>
          <table:table-cell office:value-type="float" office:value="2012" calcext:value-type="float">
            <text:p>2012</text:p>
          </table:table-cell>
          <table:table-cell table:style-name="ce19" table:formula="of:=AVERAGE([.D26:.D27])" office:value-type="float" office:value="2112.5" calcext:value-type="float">
            <text:p>2113</text:p>
          </table:table-cell>
          <table:table-cell table:style-name="ce19" table:formula="of:=AVERAGE([.F26:.F27])" office:value-type="float" office:value="2044.26646706587" calcext:value-type="float">
            <text:p>204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1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float" office:value="115400" calcext:value-type="float">
            <text:p>115400</text:p>
          </table:table-cell>
          <table:table-cell table:formula="of:=[.E9]/66.8" office:value-type="float" office:value="1727.54491017964" calcext:value-type="float">
            <text:p>1728</text:p>
          </table:table-cell>
          <table:table-cell/>
          <table:table-cell office:value-type="float" office:value="2013" calcext:value-type="float">
            <text:p>2013</text:p>
          </table:table-cell>
          <table:table-cell table:style-name="ce19" table:formula="of:=AVERAGE([.D28:.D31])" office:value-type="float" office:value="2130.5" calcext:value-type="float">
            <text:p>2131</text:p>
          </table:table-cell>
          <table:table-cell table:style-name="ce19" table:formula="of:=AVERAGE([.F28:.F31])" office:value-type="float" office:value="2088.61526946108" calcext:value-type="float">
            <text:p>208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2</text:p>
          </table:table-cell>
          <table:table-cell office:value-type="string" calcext:value-type="string">
            <text:p>2008</text:p>
          </table:table-cell>
          <table:table-cell office:value-type="float" office:value="1720" calcext:value-type="float">
            <text:p>1720</text:p>
          </table:table-cell>
          <table:table-cell office:value-type="float" office:value="115349" calcext:value-type="float">
            <text:p>115349</text:p>
          </table:table-cell>
          <table:table-cell table:formula="of:=[.E10]/66.8" office:value-type="float" office:value="1726.78143712575" calcext:value-type="float">
            <text:p>1727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19" table:formula="of:=AVERAGE([.D32:.D33])" office:value-type="float" office:value="2618.5" calcext:value-type="float">
            <text:p>2619</text:p>
          </table:table-cell>
          <table:table-cell table:style-name="ce19" table:formula="of:=AVERAGE([.F32:.F33])" office:value-type="float" office:value="2694.76796407186" calcext:value-type="float">
            <text:p>269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3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14091" calcext:value-type="float">
            <text:p>114091</text:p>
          </table:table-cell>
          <table:table-cell table:formula="of:=[.E11]/66.8" office:value-type="float" office:value="1707.94910179641" calcext:value-type="float">
            <text:p>1708</text:p>
          </table:table-cell>
          <table:table-cell/>
          <table:table-cell office:value-type="float" office:value="2016" calcext:value-type="float">
            <text:p>2016</text:p>
          </table:table-cell>
          <table:table-cell table:style-name="ce19" table:formula="of:=AVERAGE([.D34])" office:value-type="float" office:value="2636" calcext:value-type="float">
            <text:p>2636</text:p>
          </table:table-cell>
          <table:table-cell table:style-name="ce19" table:formula="of:=AVERAGE([.F34])" office:value-type="float" office:value="2709.44610778443" calcext:value-type="float">
            <text:p>270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</text:p>
          </table:table-cell>
          <table:table-cell/>
          <table:table-cell office:value-type="float" office:value="1734" calcext:value-type="float">
            <text:p>1734</text:p>
          </table:table-cell>
          <table:table-cell office:value-type="float" office:value="115499" calcext:value-type="float">
            <text:p>115499</text:p>
          </table:table-cell>
          <table:table-cell table:formula="of:=[.E12]/66.8" office:value-type="float" office:value="1729.02694610778" calcext:value-type="float">
            <text:p>1729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19" table:formula="of:=AVERAGE([.D35:.D38])" office:value-type="float" office:value="2762.75" calcext:value-type="float">
            <text:p>2763</text:p>
          </table:table-cell>
          <table:table-cell table:style-name="ce19" table:formula="of:=AVERAGE([.F35:.F38])" office:value-type="float" office:value="2787.6122754491" calcext:value-type="float">
            <text:p>278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dila_0.0.2-RC2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16429" calcext:value-type="float">
            <text:p>16429</text:p>
          </table:table-cell>
          <table:table-cell table:formula="of:=[.E13]/66.8" office:value-type="float" office:value="245.943113772455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</text:p>
          </table:table-cell>
          <table:table-cell/>
          <table:table-cell office:value-type="float" office:value="1742" calcext:value-type="float">
            <text:p>1742</text:p>
          </table:table-cell>
          <table:table-cell office:value-type="float" office:value="116389" calcext:value-type="float">
            <text:p>116389</text:p>
          </table:table-cell>
          <table:table-cell table:formula="of:=[.E14]/66.8" office:value-type="float" office:value="1742.3502994012" calcext:value-type="float">
            <text:p>17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.1</text:p>
          </table:table-cell>
          <table:table-cell office:value-type="string" calcext:value-type="string">
            <text:p>2009</text:p>
          </table:table-cell>
          <table:table-cell office:value-type="float" office:value="1901" calcext:value-type="float">
            <text:p>1901</text:p>
          </table:table-cell>
          <table:table-cell office:value-type="float" office:value="122541" calcext:value-type="float">
            <text:p>122541</text:p>
          </table:table-cell>
          <table:table-cell table:formula="of:=[.E15]/66.8" office:value-type="float" office:value="1834.44610778443" calcext:value-type="float">
            <text:p>18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M1</text:p>
          </table:table-cell>
          <table:table-cell/>
          <table:table-cell office:value-type="float" office:value="1734" calcext:value-type="float">
            <text:p>1734</text:p>
          </table:table-cell>
          <table:table-cell office:value-type="float" office:value="115502" calcext:value-type="float">
            <text:p>115502</text:p>
          </table:table-cell>
          <table:table-cell table:formula="of:=[.E16]/66.8" office:value-type="float" office:value="1729.07185628743" calcext:value-type="float">
            <text:p>1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.1.M1</text:p>
          </table:table-cell>
          <table:table-cell/>
          <table:table-cell office:value-type="float" office:value="1897" calcext:value-type="float">
            <text:p>1897</text:p>
          </table:table-cell>
          <table:table-cell office:value-type="float" office:value="121843" calcext:value-type="float">
            <text:p>121843</text:p>
          </table:table-cell>
          <table:table-cell table:formula="of:=[.E17]/66.8" office:value-type="float" office:value="1823.99700598802" calcext:value-type="float">
            <text:p>18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2.M1</text:p>
          </table:table-cell>
          <table:table-cell/>
          <table:table-cell office:value-type="float" office:value="1899" calcext:value-type="float">
            <text:p>1899</text:p>
          </table:table-cell>
          <table:table-cell office:value-type="float" office:value="122996" calcext:value-type="float">
            <text:p>122996</text:p>
          </table:table-cell>
          <table:table-cell table:formula="of:=[.E18]/66.8" office:value-type="float" office:value="1841.25748502994" calcext:value-type="float">
            <text:p>18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</text:p>
          </table:table-cell>
          <table:table-cell/>
          <table:table-cell office:value-type="float" office:value="1945" calcext:value-type="float">
            <text:p>1945</text:p>
          </table:table-cell>
          <table:table-cell office:value-type="float" office:value="125018" calcext:value-type="float">
            <text:p>125018</text:p>
          </table:table-cell>
          <table:table-cell table:formula="of:=[.E19]/66.8" office:value-type="float" office:value="1871.52694610778" calcext:value-type="float">
            <text:p>18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2010</text:p>
          </table:table-cell>
          <table:table-cell office:value-type="float" office:value="1903" calcext:value-type="float">
            <text:p>1903</text:p>
          </table:table-cell>
          <table:table-cell office:value-type="float" office:value="123668" calcext:value-type="float">
            <text:p>123668</text:p>
          </table:table-cell>
          <table:table-cell table:formula="of:=[.E20]/66.8" office:value-type="float" office:value="1851.31736526946" calcext:value-type="float">
            <text:p>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1</text:p>
          </table:table-cell>
          <table:table-cell/>
          <table:table-cell office:value-type="float" office:value="1952" calcext:value-type="float">
            <text:p>1952</text:p>
          </table:table-cell>
          <table:table-cell office:value-type="float" office:value="125745" calcext:value-type="float">
            <text:p>125745</text:p>
          </table:table-cell>
          <table:table-cell table:formula="of:=[.E21]/66.8" office:value-type="float" office:value="1882.41017964072" calcext:value-type="float">
            <text:p>18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1.M1</text:p>
          </table:table-cell>
          <table:table-cell/>
          <table:table-cell office:value-type="float" office:value="1952" calcext:value-type="float">
            <text:p>1952</text:p>
          </table:table-cell>
          <table:table-cell office:value-type="float" office:value="125740" calcext:value-type="float">
            <text:p>125740</text:p>
          </table:table-cell>
          <table:table-cell table:formula="of:=[.E22]/66.8" office:value-type="float" office:value="1882.33532934132" calcext:value-type="float">
            <text:p>18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X10_2.1.1</text:p>
          </table:table-cell>
          <table:table-cell office:value-type="string" calcext:value-type="string">
            <text:p>2011</text:p>
          </table:table-cell>
          <table:table-cell office:value-type="float" office:value="1331" calcext:value-type="float">
            <text:p>1331</text:p>
          </table:table-cell>
          <table:table-cell office:value-type="float" office:value="95904" calcext:value-type="float">
            <text:p>95904</text:p>
          </table:table-cell>
          <table:table-cell table:formula="of:=[.E23]/66.8" office:value-type="float" office:value="1435.68862275449" calcext:value-type="float">
            <text:p>14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2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28772" calcext:value-type="float">
            <text:p>128772</text:p>
          </table:table-cell>
          <table:table-cell table:formula="of:=[.E24]/66.8" office:value-type="float" office:value="1927.7245508982" calcext:value-type="float">
            <text:p>19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X10_2.1.2</text:p>
          </table:table-cell>
          <table:table-cell/>
          <table:table-cell office:value-type="float" office:value="1331" calcext:value-type="float">
            <text:p>1331</text:p>
          </table:table-cell>
          <table:table-cell office:value-type="float" office:value="95904" calcext:value-type="float">
            <text:p>95904</text:p>
          </table:table-cell>
          <table:table-cell table:formula="of:=[.E25]/66.8" office:value-type="float" office:value="1435.68862275449" calcext:value-type="float">
            <text:p>14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3</text:p>
          </table:table-cell>
          <table:table-cell office:value-type="string" calcext:value-type="string">
            <text:p>2012</text:p>
          </table:table-cell>
          <table:table-cell office:value-type="float" office:value="2092" calcext:value-type="float">
            <text:p>2092</text:p>
          </table:table-cell>
          <table:table-cell office:value-type="float" office:value="135258" calcext:value-type="float">
            <text:p>135258</text:p>
          </table:table-cell>
          <table:table-cell table:formula="of:=[.E26]/66.8" office:value-type="float" office:value="2024.82035928144" calcext:value-type="float">
            <text:p>20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4</text:p>
          </table:table-cell>
          <table:table-cell/>
          <table:table-cell office:value-type="float" office:value="2133" calcext:value-type="float">
            <text:p>2133</text:p>
          </table:table-cell>
          <table:table-cell office:value-type="float" office:value="137856" calcext:value-type="float">
            <text:p>137856</text:p>
          </table:table-cell>
          <table:table-cell table:formula="of:=[.E27]/66.8" office:value-type="float" office:value="2063.7125748503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3</text:p>
          </table:table-cell>
          <table:table-cell office:value-type="string" calcext:value-type="string">
            <text:p>2013</text:p>
          </table:table-cell>
          <table:table-cell office:value-type="float" office:value="2092" calcext:value-type="float">
            <text:p>2092</text:p>
          </table:table-cell>
          <table:table-cell office:value-type="float" office:value="135258" calcext:value-type="float">
            <text:p>135258</text:p>
          </table:table-cell>
          <table:table-cell table:formula="of:=[.E28]/66.8" office:value-type="float" office:value="2024.82035928144" calcext:value-type="float">
            <text:p>20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4</text:p>
          </table:table-cell>
          <table:table-cell/>
          <table:table-cell office:value-type="float" office:value="2133" calcext:value-type="float">
            <text:p>2133</text:p>
          </table:table-cell>
          <table:table-cell office:value-type="float" office:value="137856" calcext:value-type="float">
            <text:p>137856</text:p>
          </table:table-cell>
          <table:table-cell table:formula="of:=[.E29]/66.8" office:value-type="float" office:value="2063.7125748503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5</text:p>
          </table:table-cell>
          <table:table-cell/>
          <table:table-cell office:value-type="float" office:value="2143" calcext:value-type="float">
            <text:p>2143</text:p>
          </table:table-cell>
          <table:table-cell office:value-type="float" office:value="142083" calcext:value-type="float">
            <text:p>142083</text:p>
          </table:table-cell>
          <table:table-cell table:formula="of:=[.E30]/66.8" office:value-type="float" office:value="2126.99101796407" calcext:value-type="float">
            <text:p>2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142881" calcext:value-type="float">
            <text:p>142881</text:p>
          </table:table-cell>
          <table:table-cell table:formula="of:=[.E31]/66.8" office:value-type="float" office:value="2138.9371257485" calcext:value-type="float">
            <text:p>21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7</text:p>
          </table:table-cell>
          <table:table-cell office:value-type="string" calcext:value-type="string">
            <text:p>2015</text:p>
          </table:table-cell>
          <table:table-cell office:value-type="float" office:value="2611" calcext:value-type="float">
            <text:p>2611</text:p>
          </table:table-cell>
          <table:table-cell office:value-type="float" office:value="179525" calcext:value-type="float">
            <text:p>179525</text:p>
          </table:table-cell>
          <table:table-cell table:formula="of:=[.E32]/66.8" office:value-type="float" office:value="2687.5" calcext:value-type="float">
            <text:p>26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8</text:p>
          </table:table-cell>
          <table:table-cell/>
          <table:table-cell office:value-type="float" office:value="2626" calcext:value-type="float">
            <text:p>2626</text:p>
          </table:table-cell>
          <table:table-cell office:value-type="float" office:value="180496" calcext:value-type="float">
            <text:p>180496</text:p>
          </table:table-cell>
          <table:table-cell table:formula="of:=[.E33]/66.8" office:value-type="float" office:value="2702.03592814371" calcext:value-type="float">
            <text:p>27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9</text:p>
          </table:table-cell>
          <table:table-cell office:value-type="string" calcext:value-type="string">
            <text:p>2016</text:p>
          </table:table-cell>
          <table:table-cell office:value-type="float" office:value="2636" calcext:value-type="float">
            <text:p>2636</text:p>
          </table:table-cell>
          <table:table-cell office:value-type="float" office:value="180991" calcext:value-type="float">
            <text:p>180991</text:p>
          </table:table-cell>
          <table:table-cell table:formula="of:=[.E34]/66.8" office:value-type="float" office:value="2709.44610778443" calcext:value-type="float">
            <text:p>27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2017</text:p>
          </table:table-cell>
          <table:table-cell office:value-type="float" office:value="2761" calcext:value-type="float">
            <text:p>2761</text:p>
          </table:table-cell>
          <table:table-cell office:value-type="float" office:value="186217" calcext:value-type="float">
            <text:p>186217</text:p>
          </table:table-cell>
          <table:table-cell table:formula="of:=[.E35]/66.8" office:value-type="float" office:value="2787.67964071856" calcext:value-type="float">
            <text:p>27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1</text:p>
          </table:table-cell>
          <table:table-cell/>
          <table:table-cell office:value-type="float" office:value="2760" calcext:value-type="float">
            <text:p>2760</text:p>
          </table:table-cell>
          <table:table-cell office:value-type="float" office:value="186116" calcext:value-type="float">
            <text:p>186116</text:p>
          </table:table-cell>
          <table:table-cell table:formula="of:=[.E36]/66.8" office:value-type="float" office:value="2786.16766467066" calcext:value-type="float">
            <text:p>27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2</text:p>
          </table:table-cell>
          <table:table-cell/>
          <table:table-cell office:value-type="float" office:value="2761" calcext:value-type="float">
            <text:p>2761</text:p>
          </table:table-cell>
          <table:table-cell office:value-type="float" office:value="186112" calcext:value-type="float">
            <text:p>186112</text:p>
          </table:table-cell>
          <table:table-cell table:formula="of:=[.E37]/66.8" office:value-type="float" office:value="2786.10778443114" calcext:value-type="float">
            <text:p>27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3</text:p>
          </table:table-cell>
          <table:table-cell/>
          <table:table-cell office:value-type="float" office:value="2769" calcext:value-type="float">
            <text:p>2769</text:p>
          </table:table-cell>
          <table:table-cell office:value-type="float" office:value="186405" calcext:value-type="float">
            <text:p>186405</text:p>
          </table:table-cell>
          <table:table-cell table:formula="of:=[.E38]/66.8" office:value-type="float" office:value="2790.49401197605" calcext:value-type="float">
            <text:p>2790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08" calcext:value-type="float">
            <text:p>2008</text:p>
          </table:table-cell>
          <table:table-cell office:value-type="string" calcext:value-type="string">
            <text:p>menção us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09" calcext:value-type="float">
            <text:p>2009</text:p>
          </table:table-cell>
          <table:table-cell office:value-type="string" calcext:value-type="string">
            <text:p>menção us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0" calcext:value-type="float">
            <text:p>2010</text:p>
          </table:table-cell>
          <table:table-cell office:value-type="string" calcext:value-type="string">
            <text:p>contribui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1" calcext:value-type="float">
            <text:p>2011</text:p>
          </table:table-cell>
          <table:table-cell office:value-type="string" calcext:value-type="string">
            <text:p>us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2" calcext:value-type="float">
            <text:p>2012</text:p>
          </table:table-cell>
          <table:table-cell office:value-type="string" calcext:value-type="string">
            <text:p>cita e us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3" calcext:value-type="float">
            <text:p>2013</text:p>
          </table:table-cell>
          <table:table-cell office:value-type="string" calcext:value-type="string">
            <text:p>cit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6" calcext:value-type="float">
            <text:p>2016</text:p>
          </table:table-cell>
          <table:table-cell office:value-type="string" calcext:value-type="string">
            <text:p>cita e us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7" calcext:value-type="float">
            <text:p>2017</text:p>
          </table:table-cell>
          <table:table-cell office:value-type="string" calcext:value-type="string">
            <text:p>cita</text:p>
          </table:table-cell>
          <table:table-cell table:number-columns-repeated="2"/>
        </table:table-row>
      </table:table>
      <table:table table:name="summary_2" table:style-name="ta1">
        <office:forms form:automatic-focus="false" form:apply-design-mode="false"/>
        <table:shapes>
          <draw:frame draw:z-index="0" draw:style-name="gr1" draw:text-style-name="P1" svg:width="119.5mm" svg:height="74.91mm" svg:x="0mm" svg:y="72.52mm">
            <loext:p draw:notify-on-update-of-ranges="summary_2.C2:summary_2.C13 summary_2.D1:summary_2.D1 summary_2.D2:summary_2.D13 summary_2.E1:summary_2.E1 summary_2.E2:summary_2.E13 summary_2.F1:summary_2.F1 summary_2.F2:summary_2.F13 summary_2.G1:summary_2.G1 summary_2.G2:summary_2.G13 summary_2.H1:summary_2.H1 summary_2.H2:summary_2.H13 summary_2.I1:summary_2.I1 summary_2.I2:summary_2.I13"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table:shapes>
        <table:table-column table:style-name="co18" table:number-columns-repeated="3" table:default-cell-style-name="Default"/>
        <table:table-column table:style-name="co18" table:number-columns-repeated="6" table:default-cell-style-name="ce19"/>
        <table:table-row table:style-name="ro1">
          <table:table-cell table:number-columns-repeated="3"/>
          <table:table-cell table:style-name="Default" office:value-type="string" calcext:value-type="string">
            <text:p>s6</text:p>
          </table:table-cell>
          <table:table-cell table:style-name="Default" office:value-type="string" calcext:value-type="string">
            <text:p>s18</text:p>
          </table:table-cell>
          <table:table-cell table:style-name="Default" office:value-type="string" calcext:value-type="string">
            <text:p>s26</text:p>
          </table:table-cell>
          <table:table-cell table:style-name="Default" office:value-type="string" calcext:value-type="string">
            <text:p>s28</text:p>
          </table:table-cell>
          <table:table-cell table:style-name="Default" office:value-type="string" calcext:value-type="string">
            <text:p>s51</text:p>
          </table:table-cell>
          <table:table-cell table:style-name="Default" office:value-type="string" calcext:value-type="string">
            <text:p>s58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  <table:table-cell office:value-type="float" office:value="1223" calcext:value-type="float">
            <text:p>1223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  <table:table-cell office:value-type="float" office:value="1513.42857142857" calcext:value-type="float">
            <text:p>1513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  <table:table-cell office:value-type="float" office:value="1494.2" calcext:value-type="float">
            <text:p>1494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5"/>
          <table:table-cell office:value-type="float" office:value="1875.2" calcext:value-type="float">
            <text:p>1875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5"/>
          <table:table-cell office:value-type="float" office:value="1935.66666666667" calcext:value-type="float">
            <text:p>1936</text:p>
          </table:table-cell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5"/>
          <table:table-cell office:value-type="float" office:value="1555.66666666667" calcext:value-type="float">
            <text:p>1556</text:p>
          </table:table-cell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93.3333333333333" calcext:value-type="float">
            <text:p>93</text:p>
          </table:table-cell>
          <table:table-cell office:value-type="float" office:value="2112.5" calcext:value-type="float">
            <text:p>2113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924.33333333333" calcext:value-type="float">
            <text:p>1924</text:p>
          </table:table-cell>
          <table:table-cell office:value-type="float" office:value="54" calcext:value-type="float">
            <text:p>54</text:p>
          </table:table-cell>
          <table:table-cell office:value-type="float" office:value="132.5" calcext:value-type="float">
            <text:p>133</text:p>
          </table:table-cell>
          <table:table-cell office:value-type="float" office:value="2130.5" calcext:value-type="float">
            <text:p>2131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357.083333333333" calcext:value-type="float">
            <text:p>357</text:p>
          </table:table-cell>
          <table:table-cell/>
          <table:table-cell office:value-type="float" office:value="2100.28571428571" calcext:value-type="float">
            <text:p>2100</text:p>
          </table:table-cell>
          <table:table-cell office:value-type="float" office:value="57.5" calcext:value-type="float">
            <text:p>58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890.125" calcext:value-type="float">
            <text:p>890</text:p>
          </table:table-cell>
          <table:table-cell office:value-type="float" office:value="1297.375" calcext:value-type="float">
            <text:p>1297</text:p>
          </table:table-cell>
          <table:table-cell office:value-type="float" office:value="1914.4" calcext:value-type="float">
            <text:p>1914</text:p>
          </table:table-cell>
          <table:table-cell office:value-type="float" office:value="58" calcext:value-type="float">
            <text:p>58</text:p>
          </table:table-cell>
          <table:table-cell office:value-type="float" office:value="275" calcext:value-type="float">
            <text:p>275</text:p>
          </table:table-cell>
          <table:table-cell office:value-type="float" office:value="2618.5" calcext:value-type="float">
            <text:p>2619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1537" calcext:value-type="float">
            <text:p>1537</text:p>
          </table:table-cell>
          <table:table-cell office:value-type="float" office:value="1828.125" calcext:value-type="float">
            <text:p>1828</text:p>
          </table:table-cell>
          <table:table-cell office:value-type="float" office:value="1604.66666666667" calcext:value-type="float">
            <text:p>160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636" calcext:value-type="float">
            <text:p>2636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1999.66666666667" calcext:value-type="float">
            <text:p>2000</text:p>
          </table:table-cell>
          <table:table-cell office:value-type="float" office:value="2274.33333333333" calcext:value-type="float">
            <text:p>2274</text:p>
          </table:table-cell>
          <table:table-cell office:value-type="float" office:value="1590.25" calcext:value-type="float">
            <text:p>159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762.75" calcext:value-type="float">
            <text:p>2763</text:p>
          </table:table-cell>
        </table:table-row>
      </table:table>
      <table:table table:name="life-cycle" table:style-name="ta1">
        <office:forms form:automatic-focus="false" form:apply-design-mode="false"/>
        <table:shapes>
          <draw:frame draw:z-index="0" draw:style-name="gr1" draw:text-style-name="P1" svg:width="159.99mm" svg:height="89.99mm" svg:x="43.64mm" svg:y="1mm">
            <loext:p draw:notify-on-update-of-ranges="'life-cycle'.A2:'life-cycle'.A7 'life-cycle'.B1:'life-cycle'.B1 'life-cycle'.B2:'life-cycle'.B7"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</table:shapes>
        <table:table-column table:style-name="co56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Initial developmen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volu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rvicin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haseou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osedow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  <table:database-ranges>
        <table:database-range table:name="__Anonymous_Sheet_DB__0" table:target-range-address="initial.A1:initial.T25">
          <table:sort>
            <table:sort-by table:field-number="15" table:data-type="automatic"/>
          </table:sort>
        </table:database-range>
        <table:database-range table:name="__Anonymous_Sheet_DB__1" table:target-range-address="evolution.A2:evolution.T9" table:contains-header="false">
          <table:sort>
            <table:sort-by table:field-number="1" table:data-type="automatic"/>
          </table:sort>
        </table:database-range>
        <table:database-range table:name="__Anonymous_Sheet_DB__5" table:target-range-address="dataset.A1:dataset.T63">
          <table:sort>
            <table:sort-by table:field-number="7" table:data-type="automatic"/>
            <table:sort-by table:field-number="6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16" loext:min-decimal-places="16" number:min-integer-digits="1"/>
    </number:number-style>
    <number:number-style style:name="N113">
      <number:number number:decimal-places="11" loext:min-decimal-places="1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8">00/00/0000</text:date>, <text:time style:data-style-name="N2" text:time-value="18:08:43.9323602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8T18:16:07.983129553</dc:date>
    <meta:editing-duration>PT11H42M32S</meta:editing-duration>
    <meta:editing-cycles>58</meta:editing-cycles>
    <meta:generator>LibreOffice/5.4.1.2.0$Linux_X86_64 LibreOffice_project/40m0$Build-2</meta:generator>
    <meta:document-statistic meta:table-count="21" meta:cell-count="7843" meta:object-count="3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pt" number:country="BR">
      <number:number number:decimal-places="0" loext:min-decimal-places="0" number:min-integer-digits="1"/>
      <number:text>%</number:text>
    </number:percentage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vertical="true" chart:include-hidden-cells="false" chart:auto-position="true" chart:auto-size="true" chart:treat-empty-cells="leave-gap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11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11" style:percentage-data-style-name="N10010">
      <style:chart-properties loext:label-stroke-color="#3465a4"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011" style:percentage-data-style-name="N10010">
      <style:chart-properties loext:label-stroke-color="#3465a4" chart:link-data-style-to-source="true" chart:data-label-number="percentag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21cm" svg:height="6.721cm" xlink:href=".." xlink:type="simple" chart:class="chart:bar" chart:style-name="ch1">
        <chart:title svg:x="3.304cm" svg:y="0.27cm" chart:style-name="ch2">
          <text:p>Relação entre licença de software e número de menções</text:p>
        </chart:title>
        <chart:legend chart:legend-position="top" svg:x="5.607cm" svg:y="1.128cm" style:legend-expansion="wide" chart:style-name="ch3"/>
        <chart:plot-area chart:style-name="ch4" table:cell-range-address="dataset.P73:dataset.R75" chart:data-source-has-labels="both" svg:x="0.36cm" svg:y="1.754cm" svg:width="17.301cm" svg:height="4.833cm">
          <chartooo:coordinate-region svg:x="2.013cm" svg:y="1.754cm" svg:width="15.21cm" svg:height="4.292cm"/>
          <chart:axis chart:dimension="x" chart:name="primary-x" chart:style-name="ch5" chartooo:axis-type="auto">
            <chartooo:date-scale/>
            <chart:categories table:cell-range-address="dataset.P74:dataset.P75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dataset.Q74:dataset.Q75" chart:label-cell-address="dataset.Q73:dataset.Q73" chart:class="chart:bar">
            <chart:data-point chart:repeated="2"/>
          </chart:series>
          <chart:series chart:attached-axis="primary-y" chart:style-name="ch10" chart:values-cell-range-address="dataset.R74:dataset.R75" chart:label-cell-address="dataset.R73:dataset.R73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ença de software livre</text:p>
                <draw:g>
                  <svg:desc>dataset.Q73:dataset.Q73</svg:desc>
                </draw:g>
              </table:table-cell>
              <table:table-cell office:value-type="string">
                <text:p>Sem licença</text:p>
                <draw:g>
                  <svg:desc>dataset.R73:dataset.R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nções</text:p>
                <draw:g>
                  <svg:desc>dataset.P74:dataset.P75</svg:desc>
                </draw:g>
              </table:table-cell>
              <table:table-cell office:value-type="float" office:value="228">
                <text:p>228</text:p>
                <draw:g>
                  <svg:desc>dataset.Q74:dataset.Q75</svg:desc>
                </draw:g>
              </table:table-cell>
              <table:table-cell office:value-type="float" office:value="201">
                <text:p>201</text:p>
                <draw:g>
                  <svg:desc>dataset.R74:dataset.R75</svg:desc>
                </draw:g>
              </table:table-cell>
            </table:table-row>
            <table:table-row>
              <table:table-cell office:value-type="string">
                <text:p>Projetos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0010" number:language="pt" number:country="BR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 style:percentage-data-style-name="N1001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pie-offset="50">
        <chart:label-separator>
          <text:p><text:line-break/></text:p>
        </chart:label-separator>
      </style:chart-properties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475cm" svg:height="9.005cm" xlink:href=".." xlink:type="simple" chart:class="chart:bar" chart:style-name="ch1">
        <chart:legend chart:legend-position="top" svg:x="1.535cm" svg:y="0.185cm" style:legend-expansion="wide" chart:style-name="ch2"/>
        <chart:plot-area chart:style-name="ch3" table:cell-range-address="summary.G45:summary.J48" chart:data-source-has-labels="both" svg:x="0.129cm" svg:y="1.641cm" svg:width="6.217cm" svg:height="7.184cm">
          <chartooo:coordinate-region svg:x="0.936cm" svg:y="1.641cm" svg:width="5.41cm" svg:height="6.205cm"/>
          <chart:axis chart:dimension="x" chart:name="primary-x" chart:style-name="ch4" chartooo:axis-type="auto">
            <chartooo:date-scale/>
            <chart:categories table:cell-range-address="summary.G46:summary.G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ummary.H46:summary.H48" chart:label-cell-address="summary.H45:summary.H45" chart:class="chart:bar">
            <chart:data-point chart:repeated="3"/>
          </chart:series>
          <chart:series chart:style-name="ch8" chart:values-cell-range-address="summary.I46:summary.I48" chart:label-cell-address="summary.I45:summary.I45" chart:class="chart:bar">
            <chart:data-point chart:repeated="3"/>
          </chart:series>
          <chart:series chart:style-name="ch9" chart:values-cell-range-address="summary.J46:summary.J48" chart:label-cell-address="summary.J45:summary.J45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 Cita</text:p>
                <draw:g>
                  <svg:desc>summary.H45:summary.H45</svg:desc>
                </draw:g>
              </table:table-cell>
              <table:table-cell office:value-type="string">
                <text:p>Menções Usa</text:p>
                <draw:g>
                  <svg:desc>summary.I45:summary.I45</svg:desc>
                </draw:g>
              </table:table-cell>
              <table:table-cell office:value-type="string">
                <text:p>Menções Contribui</text:p>
                <draw:g>
                  <svg:desc>summary.J45:summary.J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 develop.</text:p>
                <draw:g>
                  <svg:desc>summary.G46:summary.G48</svg:desc>
                </draw:g>
              </table:table-cell>
              <table:table-cell office:value-type="float" office:value="56">
                <text:p>56</text:p>
                <draw:g>
                  <svg:desc>summary.H46:summary.H48</svg:desc>
                </draw:g>
              </table:table-cell>
              <table:table-cell office:value-type="float" office:value="44">
                <text:p>44</text:p>
                <draw:g>
                  <svg:desc>summary.I46:summary.I48</svg:desc>
                </draw:g>
              </table:table-cell>
              <table:table-cell office:value-type="float" office:value="31">
                <text:p>31</text:p>
                <draw:g>
                  <svg:desc>summary.J46:summary.J48</svg:desc>
                </draw:g>
              </table:table-cell>
            </table:table-row>
            <table:table-row>
              <table:table-cell office:value-type="string">
                <text:p>Evolution Servicing</text:p>
              </table:table-cell>
              <table:table-cell office:value-type="float" office:value="35">
                <text:p>35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Closedown</text:p>
              </table:table-cell>
              <table:table-cell office:value-type="float" office:value="80">
                <text:p>80</text:p>
              </table:table-cell>
              <table:table-cell office:value-type="float" office:value="38">
                <text:p>38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111cm" svg:height="9cm" xlink:href=".." xlink:type="simple" chart:class="chart:bar" chart:style-name="ch1">
        <chart:title svg:x="11.773cm" svg:y="0.316cm" chart:style-name="ch2">
          <text:p>   </text:p>
        </chart:title>
        <chart:subtitle svg:x="11.019cm" svg:y="1.169cm" chart:style-name="ch3">
          <text:p>Closedown</text:p>
        </chart:subtitle>
        <chart:legend chart:legend-position="top" svg:x="9.081cm" svg:y="1.931cm" style:legend-expansion="wide" chart:style-name="ch4"/>
        <chart:plot-area chart:style-name="ch5" table:cell-range-address="closedown.A2:closedown.A25 closedown.E1:closedown.E25 closedown.L1:closedown.L25 closedown.S1:closedown.S25" chart:data-source-has-labels="both" svg:x="0.482cm" svg:y="2.603cm" svg:width="23.147cm" svg:height="6.217cm">
          <chartooo:coordinate-region svg:x="1.103cm" svg:y="2.749cm" svg:width="22.526cm" svg:height="5.53cm"/>
          <chart:axis chart:dimension="x" chart:name="primary-x" chart:style-name="ch6" chartooo:axis-type="auto">
            <chartooo:date-scale/>
            <chart:categories table:cell-range-address="closedown.A2:closedown.A2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closedown.E2:closedown.E25" chart:label-cell-address="closedown.E1:closedown.E1" chart:class="chart:bar">
            <chart:data-point chart:repeated="24"/>
          </chart:series>
          <chart:series chart:style-name="ch10" chart:values-cell-range-address="closedown.L2:closedown.L25" chart:label-cell-address="closedown.L1:closedown.L1" chart:class="chart:bar">
            <chart:data-point chart:repeated="24"/>
          </chart:series>
          <chart:series chart:style-name="ch11" chart:values-cell-range-address="closedown.S2:closedown.S25" chart:label-cell-address="closedown.S1:closedown.S1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</text:p>
                <draw:g>
                  <svg:desc>closedown.E1:closedown.E1</svg:desc>
                </draw:g>
              </table:table-cell>
              <table:table-cell office:value-type="string">
                <text:p>Lançamentos</text:p>
                <draw:g>
                  <svg:desc>closedown.L1:closedown.L1</svg:desc>
                </draw:g>
              </table:table-cell>
              <table:table-cell office:value-type="string">
                <text:p>Idade</text:p>
                <draw:g>
                  <svg:desc>closedown.S1:closedown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3</text:p>
                <draw:g>
                  <svg:desc>closedown.A2:closedown.A25</svg:desc>
                </draw:g>
              </table:table-cell>
              <table:table-cell office:value-type="float" office:value="4">
                <text:p>4</text:p>
                <draw:g>
                  <svg:desc>closedown.E2:closedown.E25</svg:desc>
                </draw:g>
              </table:table-cell>
              <table:table-cell office:value-type="float" office:value="NaN">
                <text:p>NaN</text:p>
                <draw:g>
                  <svg:desc>closedown.L2:closedown.L25</svg:desc>
                </draw:g>
              </table:table-cell>
              <table:table-cell office:value-type="float" office:value="6">
                <text:p>6</text:p>
                <draw:g>
                  <svg:desc>closedown.S2:closedown.S25</svg:desc>
                </draw:g>
              </table:table-cell>
            </table:table-row>
            <table:table-row>
              <table:table-cell office:value-type="string">
                <text:p>s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1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1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1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1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2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2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3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3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3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3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3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4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4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4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4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4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5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56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5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6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tick-marks-minor-inner="false" chart:tick-marks-minor-outer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152cm" svg:height="9.005cm" xlink:href=".." xlink:type="simple" chart:class="chart:bar" chart:style-name="ch1">
        <chart:title svg:x="4.884cm" svg:y="0.316cm" chart:style-name="ch2">
          <text:p>Número de módulos por projeto</text:p>
        </chart:title>
        <chart:legend chart:legend-position="top" svg:x="5.832cm" svg:y="1.174cm" style:legend-expansion="wide" chart:style-name="ch3"/>
        <chart:plot-area chart:style-name="ch4" table:cell-range-address="modules.A2:modules.A23 modules.T1:modules.T23" chart:data-source-has-labels="both" svg:x="0.323cm" svg:y="1.846cm" svg:width="15.506cm" svg:height="6.979cm">
          <chartooo:coordinate-region svg:x="1.315cm" svg:y="1.993cm" svg:width="14.514cm" svg:height="6.291cm"/>
          <chart:axis chart:dimension="x" chart:name="primary-x" chart:style-name="ch5" chartooo:axis-type="auto">
            <chartooo:date-scale/>
            <chart:categories table:cell-range-address="modules.A2:modules.A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odules.T2:modules.T23" chart:label-cell-address="modules.T1:modules.T1" chart:class="chart:bar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ódulos da última versão</text:p>
                <draw:g>
                  <svg:desc>modules.T1:modules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1</text:p>
                <draw:g>
                  <svg:desc>modules.A2:modules.A23</svg:desc>
                </draw:g>
              </table:table-cell>
              <table:table-cell office:value-type="float" office:value="671">
                <text:p>671</text:p>
                <draw:g>
                  <svg:desc>modules.T2:modules.T23</svg:desc>
                </draw:g>
              </table:table-cell>
            </table:table-row>
            <table:table-row>
              <table:table-cell office:value-type="string">
                <text:p>s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s6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s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s1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s18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s2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s2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s26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s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s2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s32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s34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string">
                <text:p>s3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s43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s4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s5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s5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s52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s58</text:p>
              </table:table-cell>
              <table:table-cell office:value-type="float" office:value="2769">
                <text:p>276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201cm" svg:height="9.005cm" xlink:href=".." xlink:type="simple" chart:class="chart:bar" chart:style-name="ch1">
        <chart:legend chart:legend-position="top" svg:x="5.236cm" svg:y="0.185cm" style:legend-expansion="wide" chart:style-name="ch2"/>
        <chart:plot-area chart:style-name="ch3" table:cell-range-address="dataset.A2:dataset.A61 dataset.F1:dataset.H61" chart:data-source-has-labels="both" svg:x="0.384cm" svg:y="0.857cm" svg:width="18.433cm" svg:height="7.968cm">
          <chartooo:coordinate-region svg:x="1.005cm" svg:y="0.857cm" svg:width="17.812cm" svg:height="6.972cm"/>
          <chart:axis chart:dimension="x" chart:name="primary-x" chart:style-name="ch4" chartooo:axis-type="auto">
            <chartooo:date-scale/>
            <chart:categories table:cell-range-address="dataset.A2:dataset.A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set.F2:dataset.F61" chart:label-cell-address="dataset.F1:dataset.F1" chart:class="chart:bar">
            <chart:data-point chart:repeated="60"/>
          </chart:series>
          <chart:series chart:style-name="ch8" chart:values-cell-range-address="dataset.G2:dataset.G61" chart:label-cell-address="dataset.G1:dataset.G1" chart:class="chart:bar">
            <chart:data-point chart:repeated="60"/>
          </chart:series>
          <chart:series chart:style-name="ch9" chart:values-cell-range-address="dataset.H2:dataset.H61" chart:label-cell-address="dataset.H1:dataset.H1" chart:class="chart:bar"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 Cita</text:p>
                <draw:g>
                  <svg:desc>dataset.F1:dataset.F1</svg:desc>
                </draw:g>
              </table:table-cell>
              <table:table-cell office:value-type="string">
                <text:p>Menções Usa</text:p>
                <draw:g>
                  <svg:desc>dataset.G1:dataset.G1</svg:desc>
                </draw:g>
              </table:table-cell>
              <table:table-cell office:value-type="string">
                <text:p>Menções Contribui</text:p>
                <draw:g>
                  <svg:desc>dataset.H1:dataset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24</text:p>
                <draw:g>
                  <svg:desc>dataset.A2:dataset.A61</svg:desc>
                </draw:g>
              </table:table-cell>
              <table:table-cell office:value-type="float" office:value="0">
                <text:p>0</text:p>
                <draw:g>
                  <svg:desc>dataset.F2:dataset.F61</svg:desc>
                </draw:g>
              </table:table-cell>
              <table:table-cell office:value-type="float" office:value="0">
                <text:p>0</text:p>
                <draw:g>
                  <svg:desc>dataset.G2:dataset.G61</svg:desc>
                </draw:g>
              </table:table-cell>
              <table:table-cell office:value-type="float" office:value="1">
                <text:p>1</text:p>
                <draw:g>
                  <svg:desc>dataset.H2:dataset.H61</svg:desc>
                </draw:g>
              </table:table-cell>
            </table:table-row>
            <table:table-row>
              <table:table-cell office:value-type="string">
                <text:p>s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6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9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6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4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2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3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2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4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52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2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28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3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59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19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441cm" svg:height="9.085cm" xlink:href=".." xlink:type="simple" chart:class="chart:line" chart:style-name="ch1">
        <chart:title svg:x="2.314cm" svg:y="0.317cm" chart:style-name="ch2">
          <text:p>Número de projetos e menções ao ano</text:p>
        </chart:title>
        <chart:legend chart:legend-position="top" svg:x="3.75cm" svg:y="1.175cm" style:legend-expansion="wide" chart:style-name="ch3"/>
        <chart:plot-area chart:style-name="ch4" table:cell-range-address="'dataset-by-year_2'.A2:'dataset-by-year_2'.B18 'dataset-by-year_2'.A1:'dataset-by-year_2'.B1 'dataset-by-year_2'.D1:'dataset-by-year_2'.D18" chart:data-source-has-labels="both" svg:x="0.248cm" svg:y="1.848cm" svg:width="11.945cm" svg:height="7.056cm">
          <chartooo:coordinate-region svg:x="0.869cm" svg:y="1.848cm" svg:width="11.213cm" svg:height="5.931cm"/>
          <chart:axis chart:dimension="x" chart:name="primary-x" chart:style-name="ch5" chartooo:axis-type="auto">
            <chartooo:date-scale/>
            <chart:categories table:cell-range-address="'dataset-by-year_2'.A2:'dataset-by-year_2'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taset-by-year_2'.B2:'dataset-by-year_2'.B18" chart:label-cell-address="'dataset-by-year_2'.B1:'dataset-by-year_2'.B1" chart:class="chart:line">
            <chart:data-point chart:repeated="17"/>
          </chart:series>
          <chart:series chart:style-name="ch8" chart:values-cell-range-address="'dataset-by-year_2'.D2:'dataset-by-year_2'.D18" chart:label-cell-address="'dataset-by-year_2'.D1:'dataset-by-year_2'.D1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tos</text:p>
                <draw:g>
                  <svg:desc>'dataset-by-year_2'.B1:'dataset-by-year_2'.B1</svg:desc>
                </draw:g>
              </table:table-cell>
              <table:table-cell office:value-type="string">
                <text:p>Menções</text:p>
                <draw:g>
                  <svg:desc>'dataset-by-year_2'.D1:'dataset-by-year_2'.D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dataset-by-year_2'.A2:'dataset-by-year_2'.A18</svg:desc>
                </draw:g>
              </table:table-cell>
              <table:table-cell office:value-type="float" office:value="3">
                <text:p>3</text:p>
                <draw:g>
                  <svg:desc>'dataset-by-year_2'.B2:'dataset-by-year_2'.B18</svg:desc>
                </draw:g>
              </table:table-cell>
              <table:table-cell office:value-type="float" office:value="2">
                <text:p>2</text:p>
                <draw:g>
                  <svg:desc>'dataset-by-year_2'.D2:'dataset-by-year_2'.D1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7">
                <text:p>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544cm" svg:height="9cm" xlink:href=".." xlink:type="simple" chart:class="chart:line" chart:style-name="ch1">
        <chart:title svg:x="2.604cm" svg:y="0.316cm" chart:style-name="ch2">
          <text:p>Número de menções por tipo ao ano</text:p>
        </chart:title>
        <chart:legend chart:legend-position="top" svg:x="1.025cm" svg:y="1.174cm" style:legend-expansion="wide" chart:style-name="ch3"/>
        <chart:plot-area chart:style-name="ch4" table:cell-range-address="'dataset-by-year_2'.A2:'dataset-by-year_2'.A18 'dataset-by-year_2'.E1:'dataset-by-year_2'.G18" chart:data-source-has-labels="both" svg:x="0.25cm" svg:y="1.846cm" svg:width="12.044cm" svg:height="6.974cm">
          <chartooo:coordinate-region svg:x="0.871cm" svg:y="1.846cm" svg:width="11.312cm" svg:height="5.849cm"/>
          <chart:axis chart:dimension="x" chart:name="primary-x" chart:style-name="ch5" chartooo:axis-type="auto">
            <chartooo:date-scale/>
            <chart:categories table:cell-range-address="'dataset-by-year_2'.A2:'dataset-by-year_2'.A18"/>
          </chart:axis>
          <chart:axis chart:dimension="x" chart:name="secondary-x" chart:style-name="ch6"/>
          <chart:axis chart:dimension="y" chart:name="primary-y" chart:style-name="ch5">
            <chart:grid chart:style-name="ch7" chart:class="major"/>
          </chart:axis>
          <chart:series chart:style-name="ch8" chart:values-cell-range-address="'dataset-by-year_2'.E2:'dataset-by-year_2'.E18" chart:label-cell-address="'dataset-by-year_2'.E1:'dataset-by-year_2'.E1" chart:class="chart:line">
            <chart:data-point chart:repeated="17"/>
          </chart:series>
          <chart:series chart:style-name="ch9" chart:values-cell-range-address="'dataset-by-year_2'.F2:'dataset-by-year_2'.F18" chart:label-cell-address="'dataset-by-year_2'.F1:'dataset-by-year_2'.F1" chart:class="chart:line">
            <chart:data-point chart:repeated="17"/>
          </chart:series>
          <chart:series chart:style-name="ch10" chart:values-cell-range-address="'dataset-by-year_2'.G2:'dataset-by-year_2'.G18" chart:label-cell-address="'dataset-by-year_2'.G1:'dataset-by-year_2'.G1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 Cita</text:p>
                <draw:g>
                  <svg:desc>'dataset-by-year_2'.E1:'dataset-by-year_2'.E1</svg:desc>
                </draw:g>
              </table:table-cell>
              <table:table-cell office:value-type="string">
                <text:p>Menções Usa</text:p>
                <draw:g>
                  <svg:desc>'dataset-by-year_2'.F1:'dataset-by-year_2'.F1</svg:desc>
                </draw:g>
              </table:table-cell>
              <table:table-cell office:value-type="string">
                <text:p>Menções Contribui</text:p>
                <draw:g>
                  <svg:desc>'dataset-by-year_2'.G1:'dataset-by-year_2'.G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dataset-by-year_2'.A2:'dataset-by-year_2'.A18</svg:desc>
                </draw:g>
              </table:table-cell>
              <table:table-cell office:value-type="float" office:value="NaN">
                <text:p>NaN</text:p>
                <draw:g>
                  <svg:desc>'dataset-by-year_2'.E2:'dataset-by-year_2'.E18</svg:desc>
                </draw:g>
              </table:table-cell>
              <table:table-cell office:value-type="float" office:value="NaN">
                <text:p>NaN</text:p>
                <draw:g>
                  <svg:desc>'dataset-by-year_2'.F2:'dataset-by-year_2'.F18</svg:desc>
                </draw:g>
              </table:table-cell>
              <table:table-cell office:value-type="float" office:value="2">
                <text:p>2</text:p>
                <draw:g>
                  <svg:desc>'dataset-by-year_2'.G2:'dataset-by-year_2'.G1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fals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204cm" svg:height="9.006cm" xlink:href=".." xlink:type="simple" chart:class="chart:line" chart:style-name="ch1">
        <chart:title svg:x="1.991cm" svg:y="0.316cm" chart:style-name="ch2">
          <text:p>Crescimento no número de menções ao ano (número de projetos constante)</text:p>
        </chart:title>
        <chart:legend chart:legend-position="top" svg:x="3.418cm" svg:y="1.174cm" style:legend-expansion="wide" chart:style-name="ch3"/>
        <chart:plot-area chart:style-name="ch4" table:cell-range-address="'dataset-by-year_13'.A2:'dataset-by-year_13'.A18 'dataset-by-year_13'.P1:'dataset-by-year_13'.Q18" chart:data-source-has-labels="both" svg:x="0.384cm" svg:y="1.846cm" svg:width="18.436cm" svg:height="6.98cm">
          <chartooo:coordinate-region svg:x="0.755cm" svg:y="1.846cm" svg:width="17.693cm" svg:height="6.439cm"/>
          <chart:axis chart:dimension="x" chart:name="primary-x" chart:style-name="ch5" chartooo:axis-type="auto">
            <chartooo:date-scale/>
            <chart:categories table:cell-range-address="'dataset-by-year_13'.A2:'dataset-by-year_13'.A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dataset-by-year_13'.P2:'dataset-by-year_13'.P18" chart:label-cell-address="'dataset-by-year_13'.P1:'dataset-by-year_13'.P1" chart:class="chart:line">
            <chart:regression-curve chart:style-name="ch9"/>
            <chart:data-point chart:repeated="17"/>
          </chart:series>
          <chart:series chart:style-name="ch10" chart:values-cell-range-address="'dataset-by-year_13'.Q2:'dataset-by-year_13'.Q18" chart:label-cell-address="'dataset-by-year_13'.Q1:'dataset-by-year_13'.Q1" chart:class="chart:line">
            <chart:regression-curve chart:style-name="ch11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tos</text:p>
                <draw:g>
                  <svg:desc>'dataset-by-year_13'.P1:'dataset-by-year_13'.P1</svg:desc>
                </draw:g>
              </table:table-cell>
              <table:table-cell office:value-type="string">
                <text:p>Menções</text:p>
                <draw:g>
                  <svg:desc>'dataset-by-year_13'.Q1:'dataset-by-year_13'.Q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dataset-by-year_13'.A2:'dataset-by-year_13'.A18</svg:desc>
                </draw:g>
              </table:table-cell>
              <table:table-cell office:value-type="float" office:value="1.66666666666667">
                <text:p>1.66666666666667</text:p>
                <draw:g>
                  <svg:desc>'dataset-by-year_13'.P2:'dataset-by-year_13'.P18</svg:desc>
                </draw:g>
              </table:table-cell>
              <table:table-cell office:value-type="float" office:value="1">
                <text:p>1</text:p>
                <draw:g>
                  <svg:desc>'dataset-by-year_13'.Q2:'dataset-by-year_13'.Q1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">
                <text:p>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">
                <text:p>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">
                <text:p>1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.8">
                <text:p>1.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">
                <text:p>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">
                <text:p>1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pt" number:country="BR">
      <number:number number:decimal-places="0" loext:min-decimal-places="0" number:min-integer-digits="1"/>
      <number:text>%</number:text>
    </number:percentage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 style:percentage-data-style-name="N10010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1" style:percentage-data-style-name="N10010">
      <style:chart-properties chart:link-data-style-to-source="true" chart:data-label-number="percentag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43cm" svg:y="4.058cm" style:legend-expansion="high" chart:style-name="ch2"/>
        <chart:plot-area chart:style-name="ch3" table:cell-range-address="dataset.P67:dataset.R69" chart:data-source-has-labels="both" svg:x="0.32cm" svg:y="0.18cm" svg:width="13.203cm" svg:height="8.64cm">
          <chartooo:coordinate-region svg:x="4.037cm" svg:y="0.18cm" svg:width="8.81cm" svg:height="8.099cm"/>
          <chart:axis chart:dimension="x" chart:name="primary-x" chart:style-name="ch4" chartooo:axis-type="auto">
            <chartooo:date-scale/>
            <chart:categories table:cell-range-address="dataset.P68:dataset.P6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set.Q68:dataset.Q69" chart:label-cell-address="dataset.Q67:dataset.Q67" chart:class="chart:bar">
            <chart:data-point chart:repeated="2"/>
          </chart:series>
          <chart:series chart:style-name="ch8" chart:values-cell-range-address="dataset.R68:dataset.R69" chart:label-cell-address="dataset.R67:dataset.R67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tos</text:p>
                <draw:g>
                  <svg:desc>dataset.Q67:dataset.Q67</svg:desc>
                </draw:g>
              </table:table-cell>
              <table:table-cell office:value-type="string">
                <text:p>menções</text:p>
                <draw:g>
                  <svg:desc>dataset.R67:dataset.R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ando licenças livres</text:p>
                <draw:g>
                  <svg:desc>dataset.P68:dataset.P69</svg:desc>
                </draw:g>
              </table:table-cell>
              <table:table-cell office:value-type="float" office:value="22">
                <text:p>22</text:p>
                <draw:g>
                  <svg:desc>dataset.Q68:dataset.Q69</svg:desc>
                </draw:g>
              </table:table-cell>
              <table:table-cell office:value-type="float" office:value="228">
                <text:p>228</text:p>
                <draw:g>
                  <svg:desc>dataset.R68:dataset.R69</svg:desc>
                </draw:g>
              </table:table-cell>
            </table:table-row>
            <table:table-row>
              <table:table-cell office:value-type="string">
                <text:p>sem licença (não-livre)</text:p>
              </table:table-cell>
              <table:table-cell office:value-type="float" office:value="38">
                <text:p>38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metrics.C10:metrics.D43" chart:data-source-has-labels="column" svg:x="0.32cm" svg:y="0.18cm" svg:width="15.36cm" svg:height="8.64cm">
          <chartooo:coordinate-region svg:x="1.312cm" svg:y="0.326cm" svg:width="14.368cm" svg:height="8.348cm"/>
          <chart:axis chart:dimension="x" chart:name="primary-x" chart:style-name="ch3" chartooo:axis-type="auto">
            <chartooo:date-scale/>
            <chart:categories table:cell-range-address="metrics.C10:metrics.C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etrics.D10:metrics.D43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2013-05-01</text:p>
                <draw:g>
                  <svg:desc>metrics.C10:metrics.C43</svg:desc>
                </draw:g>
              </table:table-cell>
              <table:table-cell office:value-type="float" office:value="121">
                <text:p>121</text:p>
                <draw:g>
                  <svg:desc>metrics.D10:metrics.D43</svg:desc>
                </draw:g>
              </table:table-cell>
            </table:table-row>
            <table:table-row>
              <table:table-cell office:value-type="string">
                <text:p>2014-08-2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3-11-2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13-12-0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14-01-1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14-02-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014-02-08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014-03-03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014-03-15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014-03-18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014-03-28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014-04-22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014-07-22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2014-08-22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014-10-31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2014-12-23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2015-01-06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2015-02-09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2015-04-18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2015-06-22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2015-07-1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2015-07-23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2015-08-11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2015-11-11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2016-01-15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2016-04-0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2016-05-31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2016-10-05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2017-03-10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string">
                <text:p>2017-04-18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2017-05-25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2017-06-23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2017-07-07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2017-08-08</text:p>
              </table:table-cell>
              <table:table-cell office:value-type="float" office:value="2096">
                <text:p>209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plot-area chart:style-name="ch2" table:cell-range-address="metrics.C63:metrics.D87" chart:data-source-has-labels="column" svg:x="0.319cm" svg:y="0.18cm" svg:width="15.36cm" svg:height="8.646cm">
          <chartooo:coordinate-region svg:x="1.311cm" svg:y="0.326cm" svg:width="14.368cm" svg:height="8.354cm"/>
          <chart:axis chart:dimension="x" chart:name="primary-x" chart:style-name="ch3" chartooo:axis-type="auto">
            <chartooo:date-scale/>
            <chart:categories table:cell-range-address="metrics.C63:metrics.C8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etrics.D63:metrics.D87" chart:class="chart:line"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2015-01-28</text:p>
                <draw:g>
                  <svg:desc>metrics.C63:metrics.C87</svg:desc>
                </draw:g>
              </table:table-cell>
              <table:table-cell office:value-type="float" office:value="1063">
                <text:p>1063</text:p>
                <draw:g>
                  <svg:desc>metrics.D63:metrics.D87</svg:desc>
                </draw:g>
              </table:table-cell>
            </table:table-row>
            <table:table-row>
              <table:table-cell office:value-type="string">
                <text:p>2015-02-02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2015-04-01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2015-05-19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2015-06-23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2015-09-14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2015-10-27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2015-12-11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2016-01-25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string">
                <text:p>2016-03-23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2016-07-15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2016-07-18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string">
                <text:p>2016-08-30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string">
                <text:p>2016-09-21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string">
                <text:p>2016-10-31</text:p>
              </table:table-cell>
              <table:table-cell office:value-type="float" office:value="1939">
                <text:p>1939</text:p>
              </table:table-cell>
            </table:table-row>
            <table:table-row>
              <table:table-cell office:value-type="string">
                <text:p>2016-12-02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2017-02-14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2017-02-16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2017-03-01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2017-03-16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2017-06-29</text:p>
              </table:table-cell>
              <table:table-cell office:value-type="float" office:value="2343">
                <text:p>2343</text:p>
              </table:table-cell>
            </table:table-row>
            <table:table-row>
              <table:table-cell office:value-type="string">
                <text:p>2017-06-29</text:p>
              </table:table-cell>
              <table:table-cell office:value-type="float" office:value="2343">
                <text:p>2343</text:p>
              </table:table-cell>
            </table:table-row>
            <table:table-row>
              <table:table-cell office:value-type="string">
                <text:p>2017-08-21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string">
                <text:p>2017-08-28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string">
                <text:p>2017-10-28</text:p>
              </table:table-cell>
              <table:table-cell office:value-type="float" office:value="2504">
                <text:p>250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47cm" style:legend-expansion="high" chart:style-name="ch2"/>
        <chart:plot-area chart:style-name="ch3" table:cell-range-address="'dataset-by-year'.A1:'dataset-by-year'.F18" chart:data-source-has-labels="both" svg:x="0.32cm" svg:y="0.18cm" svg:width="12.508cm" svg:height="8.64cm">
          <chartooo:coordinate-region svg:x="0.941cm" svg:y="0.18cm" svg:width="11.776cm" svg:height="7.515cm"/>
          <chart:axis chart:dimension="x" chart:name="primary-x" chart:style-name="ch4" chartooo:axis-type="auto">
            <chartooo:date-scale/>
            <chart:categories table:cell-range-address="'dataset-by-year'.A2:'dataset-by-year'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ataset-by-year'.B2:'dataset-by-year'.B18" chart:label-cell-address="'dataset-by-year'.B1:'dataset-by-year'.B1" chart:class="chart:line">
            <chart:data-point chart:repeated="17"/>
          </chart:series>
          <chart:series chart:style-name="ch7" chart:values-cell-range-address="'dataset-by-year'.C2:'dataset-by-year'.C18" chart:label-cell-address="'dataset-by-year'.C1:'dataset-by-year'.C1" chart:class="chart:line">
            <chart:data-point chart:repeated="17"/>
          </chart:series>
          <chart:series chart:style-name="ch8" chart:values-cell-range-address="'dataset-by-year'.D2:'dataset-by-year'.D18" chart:label-cell-address="'dataset-by-year'.D1:'dataset-by-year'.D1" chart:class="chart:line">
            <chart:data-point chart:repeated="17"/>
          </chart:series>
          <chart:series chart:style-name="ch9" chart:values-cell-range-address="'dataset-by-year'.E2:'dataset-by-year'.E18" chart:label-cell-address="'dataset-by-year'.E1:'dataset-by-year'.E1" chart:class="chart:line">
            <chart:data-point chart:repeated="17"/>
          </chart:series>
          <chart:series chart:style-name="ch10" chart:values-cell-range-address="'dataset-by-year'.F2:'dataset-by-year'.F18" chart:label-cell-address="'dataset-by-year'.F1:'dataset-by-year'.F1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eases</text:p>
                <draw:g>
                  <svg:desc>'dataset-by-year'.B1:'dataset-by-year'.B1</svg:desc>
                </draw:g>
              </table:table-cell>
              <table:table-cell office:value-type="string">
                <text:p>mentions</text:p>
                <draw:g>
                  <svg:desc>'dataset-by-year'.C1:'dataset-by-year'.C1</svg:desc>
                </draw:g>
              </table:table-cell>
              <table:table-cell office:value-type="string">
                <text:p>cite</text:p>
                <draw:g>
                  <svg:desc>'dataset-by-year'.D1:'dataset-by-year'.D1</svg:desc>
                </draw:g>
              </table:table-cell>
              <table:table-cell office:value-type="string">
                <text:p>use</text:p>
                <draw:g>
                  <svg:desc>'dataset-by-year'.E1:'dataset-by-year'.E1</svg:desc>
                </draw:g>
              </table:table-cell>
              <table:table-cell office:value-type="string">
                <text:p>contribute</text:p>
                <draw:g>
                  <svg:desc>'dataset-by-year'.F1:'dataset-by-year'.F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dataset-by-year'.A2:'dataset-by-year'.A18</svg:desc>
                </draw:g>
              </table:table-cell>
              <table:table-cell office:value-type="float" office:value="1">
                <text:p>1</text:p>
                <draw:g>
                  <svg:desc>'dataset-by-year'.B2:'dataset-by-year'.B18</svg:desc>
                </draw:g>
              </table:table-cell>
              <table:table-cell office:value-type="float" office:value="2">
                <text:p>2</text:p>
                <draw:g>
                  <svg:desc>'dataset-by-year'.C2:'dataset-by-year'.C18</svg:desc>
                </draw:g>
              </table:table-cell>
              <table:table-cell office:value-type="float" office:value="NaN">
                <text:p>NaN</text:p>
                <draw:g>
                  <svg:desc>'dataset-by-year'.D2:'dataset-by-year'.D18</svg:desc>
                </draw:g>
              </table:table-cell>
              <table:table-cell office:value-type="float" office:value="NaN">
                <text:p>NaN</text:p>
                <draw:g>
                  <svg:desc>'dataset-by-year'.E2:'dataset-by-year'.E18</svg:desc>
                </draw:g>
              </table:table-cell>
              <table:table-cell office:value-type="float" office:value="2">
                <text:p>2</text:p>
                <draw:g>
                  <svg:desc>'dataset-by-year'.F2:'dataset-by-year'.F1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4">
                <text:p>34</text:p>
              </table:table-cell>
              <table:table-cell office:value-type="float" office:value="41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plot-area chart:style-name="ch2" table:cell-range-address="metrics.C165:metrics.D181" chart:data-source-has-labels="column" svg:x="0.319cm" svg:y="0.18cm" svg:width="15.36cm" svg:height="8.645cm">
          <chartooo:coordinate-region svg:x="1.126cm" svg:y="0.326cm" svg:width="14.553cm" svg:height="8.353cm"/>
          <chart:axis chart:dimension="x" chart:name="primary-x" chart:style-name="ch3" chartooo:axis-type="auto">
            <chartooo:date-scale/>
            <chart:categories table:cell-range-address="metrics.C165:metrics.C18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etrics.D165:metrics.D181" chart:class="chart:line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2012-08-13</text:p>
                <draw:g>
                  <svg:desc>metrics.C165:metrics.C181</svg:desc>
                </draw:g>
              </table:table-cell>
              <table:table-cell office:value-type="float" office:value="84">
                <text:p>84</text:p>
                <draw:g>
                  <svg:desc>metrics.D165:metrics.D181</svg:desc>
                </draw:g>
              </table:table-cell>
            </table:table-row>
            <table:table-row>
              <table:table-cell office:value-type="string">
                <text:p>2012-09-1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2-10-1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3-03-0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3-04-0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3-04-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3-05-0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3-06-0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3-08-0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13-11-1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13-12-1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014-02-0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014-05-0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014-08-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014-12-2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015-04-2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016-02-03</text:p>
              </table:table-cell>
              <table:table-cell office:value-type="float" office:value="268">
                <text:p>26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plot-area chart:style-name="ch2" table:cell-range-address="metrics.C94:metrics.D115" chart:data-source-has-labels="column" svg:x="0.319cm" svg:y="0.18cm" svg:width="15.36cm" svg:height="8.646cm">
          <chartooo:coordinate-region svg:x="1.311cm" svg:y="0.326cm" svg:width="14.368cm" svg:height="8.354cm"/>
          <chart:axis chart:dimension="x" chart:name="primary-x" chart:style-name="ch3" chartooo:axis-type="auto">
            <chartooo:date-scale/>
            <chart:categories table:cell-range-address="metrics.C94:metrics.C1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etrics.D94:metrics.D115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2013-10-05</text:p>
                <draw:g>
                  <svg:desc>metrics.C94:metrics.C115</svg:desc>
                </draw:g>
              </table:table-cell>
              <table:table-cell office:value-type="float" office:value="1581">
                <text:p>1581</text:p>
                <draw:g>
                  <svg:desc>metrics.D94:metrics.D115</svg:desc>
                </draw:g>
              </table:table-cell>
            </table:table-row>
            <table:table-row>
              <table:table-cell office:value-type="string">
                <text:p>2013-10-05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2013-10-04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2014-02-18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2014-03-17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2014-04-01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2014-05-27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2014-06-22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2014-10-16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2014-11-16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2015-04-20</text:p>
              </table:table-cell>
              <table:table-cell office:value-type="float" office:value="2151">
                <text:p>2151</text:p>
              </table:table-cell>
            </table:table-row>
            <table:table-row>
              <table:table-cell office:value-type="string">
                <text:p>2015-05-22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2015-06-05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string">
                <text:p>2015-07-20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2015-11-16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2016-02-09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2016-04-29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2016-11-24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string">
                <text:p>2017-02-02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string">
                <text:p>2017-04-23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2017-05-03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2017-09-07</text:p>
              </table:table-cell>
              <table:table-cell office:value-type="float" office:value="1580">
                <text:p>158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plot-area chart:style-name="ch2" table:cell-range-address="metrics.C117:metrics.D142" chart:data-source-has-labels="column" svg:x="0.319cm" svg:y="0.18cm" svg:width="15.36cm" svg:height="8.646cm">
          <chartooo:coordinate-region svg:x="1.126cm" svg:y="0.326cm" svg:width="14.553cm" svg:height="8.354cm"/>
          <chart:axis chart:dimension="x" chart:name="primary-x" chart:style-name="ch3" chartooo:axis-type="auto">
            <chartooo:date-scale/>
            <chart:categories table:cell-range-address="metrics.C117:metrics.C1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etrics.D117:metrics.D142" chart:class="chart:line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undefined</text:p>
                <draw:g>
                  <svg:desc>metrics.C117:metrics.C142</svg:desc>
                </draw:g>
              </table:table-cell>
              <table:table-cell office:value-type="float" office:value="9">
                <text:p>9</text:p>
                <draw:g>
                  <svg:desc>metrics.D117:metrics.D142</svg:desc>
                </draw:g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3-07-2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3-08-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3-08-2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3-09-0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3-09-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13-11-2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14-06-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4-06-1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4-09-0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4-10-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5-02-0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5-09-0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5-09-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6-01-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6-03-2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6-03-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7-05-0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7-09-08</text:p>
              </table:table-cell>
              <table:table-cell office:value-type="float" office:value="57">
                <text:p>57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plot-area chart:style-name="ch2" table:cell-range-address="metrics.C185:metrics.D221" chart:data-source-has-labels="column" svg:x="0.319cm" svg:y="0.18cm" svg:width="15.36cm" svg:height="8.645cm">
          <chartooo:coordinate-region svg:x="1.311cm" svg:y="0.326cm" svg:width="14.368cm" svg:height="8.353cm"/>
          <chart:axis chart:dimension="x" chart:name="primary-x" chart:style-name="ch3" chartooo:axis-type="auto">
            <chartooo:date-scale/>
            <chart:categories table:cell-range-address="metrics.C185:metrics.C2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etrics.D185:metrics.D221" chart:class="chart:line">
            <chart:data-point chart:repeated="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2006-11-22</text:p>
                <draw:g>
                  <svg:desc>metrics.C185:metrics.C221</svg:desc>
                </draw:g>
              </table:table-cell>
              <table:table-cell office:value-type="float" office:value="1223">
                <text:p>1223</text:p>
                <draw:g>
                  <svg:desc>metrics.D185:metrics.D221</svg:desc>
                </draw:g>
              </table:table-cell>
            </table:table-row>
            <table:table-row>
              <table:table-cell office:value-type="string">
                <text:p>2007-05-29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2007-06-04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2007-07-05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2007-08-14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2009-03-0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07-10-31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2007-12-18</text:p>
              </table:table-cell>
              <table:table-cell office:value-type="float" office:value="1738">
                <text:p>1738</text:p>
              </table:table-cell>
            </table:table-row>
            <table:table-row>
              <table:table-cell office:value-type="string">
                <text:p>2008-01-28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2010-01-22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2008-07-24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2008-10-13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2008-11-20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string">
                <text:p>2009-03-04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2009-03-06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2009-03-18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2009-04-20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2009-07-17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string">
                <text:p>2010-02-02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string">
                <text:p>2010-05-28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2010-11-05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2011-01-07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2011-01-17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2011-02-02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2012-03-07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2012-04-05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2013-06-10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2013-06-10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2013-06-10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string">
                <text:p>2013-11-26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2015-05-29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2015-10-09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string">
                <text:p>2016-05-10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string">
                <text:p>2017-02-21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2017-03-2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2017-04-19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2017-08-06</text:p>
              </table:table-cell>
              <table:table-cell office:value-type="float" office:value="2769">
                <text:p>276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492cm" svg:height="7.651cm" xlink:href=".." xlink:type="simple" chart:class="chart:line" chart:style-name="ch1">
        <chart:title svg:x="3.554cm" svg:y="0.289cm" chart:style-name="ch2">
          <text:p>Número de módulos por versão</text:p>
        </chart:title>
        <chart:legend chart:legend-position="top" svg:x="1.769cm" svg:y="1.146cm" style:legend-expansion="wide" chart:style-name="ch3"/>
        <chart:plot-area chart:style-name="ch4" table:cell-range-address="Sheet2.A1:Sheet2.F38" chart:data-source-has-labels="row" svg:x="0.269cm" svg:y="1.792cm" svg:width="12.954cm" svg:height="5.706cm">
          <chartooo:coordinate-region svg:x="1.261cm" svg:y="1.908cm" svg:width="11.858cm" svg:height="4.84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2.A2:Sheet2.A38" chart:label-cell-address="Sheet2.A1:Sheet2.A1" chart:class="chart:line">
            <chart:data-point chart:repeated="37"/>
          </chart:series>
          <chart:series chart:style-name="ch8" chart:values-cell-range-address="Sheet2.B2:Sheet2.B38" chart:label-cell-address="Sheet2.B1:Sheet2.B1" chart:class="chart:line">
            <chart:data-point chart:repeated="37"/>
          </chart:series>
          <chart:series chart:style-name="ch9" chart:values-cell-range-address="Sheet2.C2:Sheet2.C38" chart:label-cell-address="Sheet2.C1:Sheet2.C1" chart:class="chart:line">
            <chart:data-point chart:repeated="37"/>
          </chart:series>
          <chart:series chart:style-name="ch10" chart:values-cell-range-address="Sheet2.D2:Sheet2.D38" chart:label-cell-address="Sheet2.D1:Sheet2.D1" chart:class="chart:line">
            <chart:data-point chart:repeated="37"/>
          </chart:series>
          <chart:series chart:style-name="ch11" chart:values-cell-range-address="Sheet2.E2:Sheet2.E38" chart:label-cell-address="Sheet2.E1:Sheet2.E1" chart:class="chart:line">
            <chart:data-point chart:repeated="37"/>
          </chart:series>
          <chart:series chart:style-name="ch12" chart:values-cell-range-address="Sheet2.F2:Sheet2.F38" chart:label-cell-address="Sheet2.F1:Sheet2.F1" chart:class="chart:line">
            <chart:data-point chart:repeated="3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6</text:p>
                <draw:g>
                  <svg:desc>Sheet2.A1:Sheet2.A1</svg:desc>
                </draw:g>
              </table:table-cell>
              <table:table-cell office:value-type="string">
                <text:p>s18</text:p>
                <draw:g>
                  <svg:desc>Sheet2.B1:Sheet2.B1</svg:desc>
                </draw:g>
              </table:table-cell>
              <table:table-cell office:value-type="string">
                <text:p>s26</text:p>
                <draw:g>
                  <svg:desc>Sheet2.C1:Sheet2.C1</svg:desc>
                </draw:g>
              </table:table-cell>
              <table:table-cell office:value-type="string">
                <text:p>s28</text:p>
                <draw:g>
                  <svg:desc>Sheet2.D1:Sheet2.D1</svg:desc>
                </draw:g>
              </table:table-cell>
              <table:table-cell office:value-type="string">
                <text:p>s51</text:p>
                <draw:g>
                  <svg:desc>Sheet2.E1:Sheet2.E1</svg:desc>
                </draw:g>
              </table:table-cell>
              <table:table-cell office:value-type="string">
                <text:p>s58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">
                <text:p>121</text:p>
                <draw:g>
                  <svg:desc>Sheet2.A2:Sheet2.A38</svg:desc>
                </draw:g>
              </table:table-cell>
              <table:table-cell office:value-type="float" office:value="1063">
                <text:p>1063</text:p>
                <draw:g>
                  <svg:desc>Sheet2.B2:Sheet2.B38</svg:desc>
                </draw:g>
              </table:table-cell>
              <table:table-cell office:value-type="float" office:value="1581">
                <text:p>1581</text:p>
                <draw:g>
                  <svg:desc>Sheet2.C2:Sheet2.C38</svg:desc>
                </draw:g>
              </table:table-cell>
              <table:table-cell office:value-type="float" office:value="9">
                <text:p>9</text:p>
                <draw:g>
                  <svg:desc>Sheet2.D2:Sheet2.D38</svg:desc>
                </draw:g>
              </table:table-cell>
              <table:table-cell office:value-type="float" office:value="84">
                <text:p>84</text:p>
                <draw:g>
                  <svg:desc>Sheet2.E2:Sheet2.E38</svg:desc>
                </draw:g>
              </table:table-cell>
              <table:table-cell office:value-type="float" office:value="1223">
                <text:p>1223</text:p>
                <draw:g>
                  <svg:desc>Sheet2.F2:Sheet2.F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1">
                <text:p>121</text:p>
              </table:table-cell>
              <table:table-cell office:value-type="float" office:value="1081">
                <text:p>1081</text:p>
              </table:table-cell>
              <table:table-cell office:value-type="float" office:value="2096">
                <text:p>2096</text:p>
              </table:table-cell>
              <table:table-cell office:value-type="float" office:value="9">
                <text:p>9</text:p>
              </table:table-cell>
              <table:table-cell office:value-type="float" office:value="98">
                <text:p>98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3">
                <text:p>153</text:p>
              </table:table-cell>
              <table:table-cell office:value-type="float" office:value="1171">
                <text:p>1171</text:p>
              </table:table-cell>
              <table:table-cell office:value-type="float" office:value="2096">
                <text:p>2096</text:p>
              </table:table-cell>
              <table:table-cell office:value-type="float" office:value="94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1">
                <text:p>161</text:p>
              </table:table-cell>
              <table:table-cell office:value-type="float" office:value="1203">
                <text:p>1203</text:p>
              </table:table-cell>
              <table:table-cell office:value-type="float" office:value="2096">
                <text:p>2096</text:p>
              </table:table-cell>
              <table:table-cell office:value-type="float" office:value="94">
                <text:p>94</text:p>
              </table:table-cell>
              <table:table-cell office:value-type="float" office:value="114">
                <text:p>114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1">
                <text:p>211</text:p>
              </table:table-cell>
              <table:table-cell office:value-type="float" office:value="1208">
                <text:p>1208</text:p>
              </table:table-cell>
              <table:table-cell office:value-type="float" office:value="2094">
                <text:p>2094</text:p>
              </table:table-cell>
              <table:table-cell office:value-type="float" office:value="94">
                <text:p>94</text:p>
              </table:table-cell>
              <table:table-cell office:value-type="float" office:value="116">
                <text:p>116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2">
                <text:p>232</text:p>
              </table:table-cell>
              <table:table-cell office:value-type="float" office:value="1512">
                <text:p>1512</text:p>
              </table:table-cell>
              <table:table-cell office:value-type="float" office:value="2093">
                <text:p>2093</text:p>
              </table:table-cell>
              <table:table-cell office:value-type="float" office:value="12">
                <text:p>12</text:p>
              </table:table-cell>
              <table:table-cell office:value-type="float" office:value="116">
                <text:p>11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1">
                <text:p>241</text:p>
              </table:table-cell>
              <table:table-cell office:value-type="float" office:value="1557">
                <text:p>1557</text:p>
              </table:table-cell>
              <table:table-cell office:value-type="float" office:value="2097">
                <text:p>2097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2">
                <text:p>262</text:p>
              </table:table-cell>
              <table:table-cell office:value-type="float" office:value="1584">
                <text:p>1584</text:p>
              </table:table-cell>
              <table:table-cell office:value-type="float" office:value="2095">
                <text:p>2095</text:p>
              </table:table-cell>
              <table:table-cell office:value-type="float" office:value="44">
                <text:p>44</text:p>
              </table:table-cell>
              <table:table-cell office:value-type="float" office:value="128">
                <text:p>128</text:p>
              </table:table-cell>
              <table:table-cell office:value-type="float" office:value="1738">
                <text:p>17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9">
                <text:p>279</text:p>
              </table:table-cell>
              <table:table-cell office:value-type="float" office:value="1635">
                <text:p>1635</text:p>
              </table:table-cell>
              <table:table-cell office:value-type="float" office:value="2111">
                <text:p>2111</text:p>
              </table:table-cell>
              <table:table-cell office:value-type="float" office:value="53">
                <text:p>53</text:p>
              </table:table-cell>
              <table:table-cell office:value-type="float" office:value="148">
                <text:p>148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0">
                <text:p>280</text:p>
              </table:table-cell>
              <table:table-cell office:value-type="float" office:value="1703">
                <text:p>1703</text:p>
              </table:table-cell>
              <table:table-cell office:value-type="float" office:value="2116">
                <text:p>2116</text:p>
              </table:table-cell>
              <table:table-cell office:value-type="float" office:value="53">
                <text:p>53</text:p>
              </table:table-cell>
              <table:table-cell office:value-type="float" office:value="153">
                <text:p>153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2">
                <text:p>302</text:p>
              </table:table-cell>
              <table:table-cell office:value-type="float" office:value="1792">
                <text:p>1792</text:p>
              </table:table-cell>
              <table:table-cell office:value-type="float" office:value="2151">
                <text:p>2151</text:p>
              </table:table-cell>
              <table:table-cell office:value-type="float" office:value="53">
                <text:p>53</text:p>
              </table:table-cell>
              <table:table-cell office:value-type="float" office:value="169">
                <text:p>169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1">
                <text:p>331</text:p>
              </table:table-cell>
              <table:table-cell office:value-type="float" office:value="1791">
                <text:p>1791</text:p>
              </table:table-cell>
              <table:table-cell office:value-type="float" office:value="2156">
                <text:p>2156</text:p>
              </table:table-cell>
              <table:table-cell office:value-type="float" office:value="54">
                <text:p>54</text:p>
              </table:table-cell>
              <table:table-cell office:value-type="float" office:value="178">
                <text:p>178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9">
                <text:p>489</text:p>
              </table:table-cell>
              <table:table-cell office:value-type="float" office:value="1871">
                <text:p>1871</text:p>
              </table:table-cell>
              <table:table-cell office:value-type="float" office:value="2161">
                <text:p>2161</text:p>
              </table:table-cell>
              <table:table-cell office:value-type="float" office:value="55">
                <text:p>55</text:p>
              </table:table-cell>
              <table:table-cell office:value-type="float" office:value="207">
                <text:p>207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0">
                <text:p>520</text:p>
              </table:table-cell>
              <table:table-cell office:value-type="float" office:value="1906">
                <text:p>1906</text:p>
              </table:table-cell>
              <table:table-cell office:value-type="float" office:value="1557">
                <text:p>1557</text:p>
              </table:table-cell>
              <table:table-cell office:value-type="float" office:value="56">
                <text:p>56</text:p>
              </table:table-cell>
              <table:table-cell office:value-type="float" office:value="227">
                <text:p>227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6">
                <text:p>566</text:p>
              </table:table-cell>
              <table:table-cell office:value-type="float" office:value="1939">
                <text:p>1939</text:p>
              </table:table-cell>
              <table:table-cell office:value-type="float" office:value="1547">
                <text:p>1547</text:p>
              </table:table-cell>
              <table:table-cell office:value-type="float" office:value="57">
                <text:p>57</text:p>
              </table:table-cell>
              <table:table-cell office:value-type="float" office:value="268">
                <text:p>268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2">
                <text:p>572</text:p>
              </table:table-cell>
              <table:table-cell office:value-type="float" office:value="1988">
                <text:p>1988</text:p>
              </table:table-cell>
              <table:table-cell office:value-type="float" office:value="1570">
                <text:p>1570</text:p>
              </table:table-cell>
              <table:table-cell office:value-type="float" office:value="57">
                <text:p>57</text:p>
              </table:table-cell>
              <table:table-cell office:value-type="float" office:value="282">
                <text:p>282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4">
                <text:p>574</text:p>
              </table:table-cell>
              <table:table-cell office:value-type="float" office:value="2081">
                <text:p>2081</text:p>
              </table:table-cell>
              <table:table-cell office:value-type="float" office:value="1606">
                <text:p>1606</text:p>
              </table:table-cell>
              <table:table-cell office:value-type="float" office:value="58">
                <text:p>58</text:p>
              </table:table-cell>
              <table:table-cell office:value-type="float" office:value="268">
                <text:p>268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6">
                <text:p>656</text:p>
              </table:table-cell>
              <table:table-cell office:value-type="float" office:value="2083">
                <text:p>2083</text:p>
              </table:table-cell>
              <table:table-cell office:value-type="float" office:value="1638">
                <text:p>163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5">
                <text:p>745</text:p>
              </table:table-cell>
              <table:table-cell office:value-type="float" office:value="2104">
                <text:p>2104</text:p>
              </table:table-cell>
              <table:table-cell office:value-type="float" office:value="1621">
                <text:p>1621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4">
                <text:p>804</text:p>
              </table:table-cell>
              <table:table-cell office:value-type="float" office:value="2124">
                <text:p>2124</text:p>
              </table:table-cell>
              <table:table-cell office:value-type="float" office:value="1581">
                <text:p>1581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9">
                <text:p>1029</text:p>
              </table:table-cell>
              <table:table-cell office:value-type="float" office:value="2343">
                <text:p>2343</text:p>
              </table:table-cell>
              <table:table-cell office:value-type="float" office:value="1579">
                <text:p>1579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2">
                <text:p>1052</text:p>
              </table:table-cell>
              <table:table-cell office:value-type="float" office:value="2343">
                <text:p>2343</text:p>
              </table:table-cell>
              <table:table-cell office:value-type="float" office:value="1580">
                <text:p>1580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2">
                <text:p>1062</text:p>
              </table:table-cell>
              <table:table-cell office:value-type="float" office:value="2433">
                <text:p>2433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99">
                <text:p>1199</text:p>
              </table:table-cell>
              <table:table-cell office:value-type="float" office:value="2454">
                <text:p>2454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20">
                <text:p>1220</text:p>
              </table:table-cell>
              <table:table-cell office:value-type="float" office:value="2504">
                <text:p>2504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31">
                <text:p>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16">
                <text:p>1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81">
                <text:p>1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85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55">
                <text:p>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1">
                <text:p>2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80">
                <text:p>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96">
                <text:p>2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9">
                <text:p>2769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924cm" svg:height="7.631cm" xlink:href=".." xlink:type="simple" chart:class="chart:line" chart:style-name="ch1">
        <chart:legend chart:legend-position="top" svg:x="3.344cm" svg:y="0.185cm" style:legend-expansion="wide" chart:style-name="ch2"/>
        <chart:plot-area chart:style-name="ch3" table:cell-range-address="Sheet2.G1:Sheet2.G38" chart:data-source-has-labels="row" svg:x="0.238cm" svg:y="0.829cm" svg:width="11.448cm" svg:height="6.65cm">
          <chartooo:coordinate-region svg:x="1.23cm" svg:y="0.945cm" svg:width="10.352cm" svg:height="5.7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G2:Sheet2.G38" chart:label-cell-address="Sheet2.G1:Sheet2.G1" chart:class="chart:line"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 médio</text:p>
                <draw:g>
                  <svg:desc>Sheet2.G1:Sheet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0.166666666667">
                <text:p>680.166666666667</text:p>
                <draw:g>
                  <svg:desc>Sheet2.G2:Sheet2.G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45.833333333333">
                <text:p>845.8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2.833333333333">
                <text:p>882.8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3.666666666667">
                <text:p>893.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1.333333333333">
                <text:p>931.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2.5">
                <text:p>67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6.833333333333">
                <text:p>986.8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5.166666666667">
                <text:p>975.1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3.16666666667">
                <text:p>1003.1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33.5">
                <text:p>1033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5.166666666667">
                <text:p>845.1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87.5">
                <text:p>1087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7.83333333333">
                <text:p>1027.8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8.5">
                <text:p>1018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86.2">
                <text:p>1286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03.8">
                <text:p>1303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92.2">
                <text:p>1392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89.75">
                <text:p>1389.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60.75">
                <text:p>1260.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68.25">
                <text:p>1468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40.33333333333">
                <text:p>1240.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36.5">
                <text:p>1836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74.5">
                <text:p>1974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19.5">
                <text:p>2019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13.5">
                <text:p>2313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58">
                <text:p>23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28.5">
                <text:p>2428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69">
                <text:p>2769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62cm" svg:y="0.316cm" chart:style-name="ch2">
          <text:p>Projeto s6 - Evolução no número de módulos e linhas de código</text:p>
        </chart:title>
        <chart:legend chart:legend-position="top" svg:x="3.519cm" svg:y="1.174cm" style:legend-expansion="wide" chart:style-name="ch3"/>
        <chart:plot-area chart:style-name="ch4" table:cell-range-address="s6.C2:s6.D35 s6.D1:s6.D1 s6.F1:s6.F35" chart:data-source-has-labels="both" svg:x="0.32cm" svg:y="1.846cm" svg:width="15.36cm" svg:height="6.974cm">
          <chartooo:coordinate-region svg:x="0.691cm" svg:y="1.846cm" svg:width="14.989cm" svg:height="6.433cm"/>
          <chart:axis chart:dimension="x" chart:name="primary-x" chart:style-name="ch5" chartooo:axis-type="auto">
            <chartooo:date-scale/>
            <chart:categories table:cell-range-address="s6.C2:s6.C3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6.D2:s6.D35" chart:label-cell-address="s6.D1:s6.D1" chart:class="chart:line">
            <chart:data-point chart:repeated="34"/>
          </chart:series>
          <chart:series chart:style-name="ch9" chart:values-cell-range-address="s6.F2:s6.F35" chart:label-cell-address="s6.F1:s6.F1" chart:class="chart:line"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</text:p>
                <draw:g>
                  <svg:desc>s6.D1:s6.D1</svg:desc>
                </draw:g>
              </table:table-cell>
              <table:table-cell office:value-type="string">
                <text:p>Número de linhas (eloc)</text:p>
                <draw:g>
                  <svg:desc>s6.F1:s6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3</text:p>
                <draw:g>
                  <svg:desc>s6.C2:s6.C35</svg:desc>
                </draw:g>
              </table:table-cell>
              <table:table-cell office:value-type="float" office:value="121">
                <text:p>121</text:p>
                <draw:g>
                  <svg:desc>s6.D2:s6.D35</svg:desc>
                </draw:g>
              </table:table-cell>
              <table:table-cell office:value-type="float" office:value="119.813559322034">
                <text:p>119.813559322034</text:p>
                <draw:g>
                  <svg:desc>s6.F2:s6.F3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">
                <text:p>121</text:p>
              </table:table-cell>
              <table:table-cell office:value-type="float" office:value="126.508474576271">
                <text:p>126.508474576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">
                <text:p>153</text:p>
              </table:table-cell>
              <table:table-cell office:value-type="float" office:value="191.847457627119">
                <text:p>191.847457627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">
                <text:p>161</text:p>
              </table:table-cell>
              <table:table-cell office:value-type="float" office:value="223.796610169492">
                <text:p>223.796610169492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11">
                <text:p>211</text:p>
              </table:table-cell>
              <table:table-cell office:value-type="float" office:value="330.406779661017">
                <text:p>330.406779661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2">
                <text:p>232</text:p>
              </table:table-cell>
              <table:table-cell office:value-type="float" office:value="350.830508474576">
                <text:p>350.830508474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1">
                <text:p>241</text:p>
              </table:table-cell>
              <table:table-cell office:value-type="float" office:value="399.033898305085">
                <text:p>399.033898305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2">
                <text:p>262</text:p>
              </table:table-cell>
              <table:table-cell office:value-type="float" office:value="419.542372881356">
                <text:p>419.542372881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9">
                <text:p>279</text:p>
              </table:table-cell>
              <table:table-cell office:value-type="float" office:value="443.915254237288">
                <text:p>443.915254237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0">
                <text:p>280</text:p>
              </table:table-cell>
              <table:table-cell office:value-type="float" office:value="447.06779661017">
                <text:p>447.06779661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2">
                <text:p>302</text:p>
              </table:table-cell>
              <table:table-cell office:value-type="float" office:value="466.745762711864">
                <text:p>466.745762711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1">
                <text:p>331</text:p>
              </table:table-cell>
              <table:table-cell office:value-type="float" office:value="531.203389830509">
                <text:p>531.2033898305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9">
                <text:p>489</text:p>
              </table:table-cell>
              <table:table-cell office:value-type="float" office:value="753.610169491525">
                <text:p>753.610169491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0">
                <text:p>520</text:p>
              </table:table-cell>
              <table:table-cell office:value-type="float" office:value="851.338983050847">
                <text:p>851.3389830508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6">
                <text:p>566</text:p>
              </table:table-cell>
              <table:table-cell office:value-type="float" office:value="925.305084745763">
                <text:p>925.3050847457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2">
                <text:p>572</text:p>
              </table:table-cell>
              <table:table-cell office:value-type="float" office:value="943.64406779661">
                <text:p>943.64406779661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574">
                <text:p>574</text:p>
              </table:table-cell>
              <table:table-cell office:value-type="float" office:value="951.203389830508">
                <text:p>951.203389830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6">
                <text:p>656</text:p>
              </table:table-cell>
              <table:table-cell office:value-type="float" office:value="1128.62711864407">
                <text:p>1128.627118644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5">
                <text:p>745</text:p>
              </table:table-cell>
              <table:table-cell office:value-type="float" office:value="1240.37288135593">
                <text:p>1240.37288135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4">
                <text:p>804</text:p>
              </table:table-cell>
              <table:table-cell office:value-type="float" office:value="1340.98305084746">
                <text:p>1340.98305084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9">
                <text:p>1029</text:p>
              </table:table-cell>
              <table:table-cell office:value-type="float" office:value="2623.49152542373">
                <text:p>2623.49152542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2">
                <text:p>1052</text:p>
              </table:table-cell>
              <table:table-cell office:value-type="float" office:value="2643.08474576271">
                <text:p>2643.08474576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2">
                <text:p>1062</text:p>
              </table:table-cell>
              <table:table-cell office:value-type="float" office:value="2665.83050847458">
                <text:p>2665.83050847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9">
                <text:p>1199</text:p>
              </table:table-cell>
              <table:table-cell office:value-type="float" office:value="3166.33898305085">
                <text:p>3166.33898305085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220">
                <text:p>1220</text:p>
              </table:table-cell>
              <table:table-cell office:value-type="float" office:value="3207.98305084746">
                <text:p>3207.98305084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1">
                <text:p>1531</text:p>
              </table:table-cell>
              <table:table-cell office:value-type="float" office:value="3302.64406779661">
                <text:p>3302.644067796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1">
                <text:p>1581</text:p>
              </table:table-cell>
              <table:table-cell office:value-type="float" office:value="3375.23728813559">
                <text:p>3375.23728813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16">
                <text:p>1816</text:p>
              </table:table-cell>
              <table:table-cell office:value-type="float" office:value="3761.18644067797">
                <text:p>3761.18644067797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881">
                <text:p>1881</text:p>
              </table:table-cell>
              <table:table-cell office:value-type="float" office:value="3834.93220338983">
                <text:p>3834.932203389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5">
                <text:p>1885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55">
                <text:p>2055</text:p>
              </table:table-cell>
              <table:table-cell office:value-type="float" office:value="4040.40677966102">
                <text:p>4040.40677966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1">
                <text:p>2001</text:p>
              </table:table-cell>
              <table:table-cell office:value-type="float" office:value="3936.74576271186">
                <text:p>3936.745762711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80">
                <text:p>2080</text:p>
              </table:table-cell>
              <table:table-cell office:value-type="float" office:value="4042.32203389831">
                <text:p>4042.322033898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6">
                <text:p>2096</text:p>
              </table:table-cell>
              <table:table-cell office:value-type="float" office:value="4066.38983050847">
                <text:p>4066.38983050847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4.058cm" style:legend-expansion="high" chart:style-name="ch2"/>
        <chart:plot-area chart:style-name="ch3" table:cell-range-address="s6.H2:s6.J6 s6.I1:s6.J1" chart:data-source-has-labels="both" svg:x="0.32cm" svg:y="0.18cm" svg:width="12.72cm" svg:height="8.64cm">
          <chartooo:coordinate-region svg:x="1.312cm" svg:y="0.326cm" svg:width="11.356cm" svg:height="7.953cm"/>
          <chart:axis chart:dimension="x" chart:name="primary-x" chart:style-name="ch4" chartooo:axis-type="auto">
            <chartooo:date-scale/>
            <chart:categories table:cell-range-address="s6.H2:s6.H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6.I2:s6.I6" chart:label-cell-address="s6.I1:s6.I1" chart:class="chart:line">
            <chart:data-point chart:repeated="5"/>
          </chart:series>
          <chart:series chart:style-name="ch8" chart:values-cell-range-address="s6.J2:s6.J6" chart:label-cell-address="s6.J1:s6.J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ódulos</text:p>
                <draw:g>
                  <svg:desc>s6.I1:s6.I1</svg:desc>
                </draw:g>
              </table:table-cell>
              <table:table-cell office:value-type="string">
                <text:p>Linhas</text:p>
                <draw:g>
                  <svg:desc>s6.J1:s6.J1</svg:desc>
                </draw:g>
              </table:table-cell>
            </table:table-row>
          </table:table-header-rows>
          <table:table-rows>
            <table:table-row>
              <table:table-cell office:value-type="float" office:value="2013">
                <text:p>2013</text:p>
                <draw:g>
                  <svg:desc>s6.H2:s6.H6</svg:desc>
                </draw:g>
              </table:table-cell>
              <table:table-cell office:value-type="float" office:value="139">
                <text:p>139</text:p>
                <draw:g>
                  <svg:desc>s6.I2:s6.I6</svg:desc>
                </draw:g>
              </table:table-cell>
              <table:table-cell office:value-type="float" office:value="165.491525423729">
                <text:p>165.491525423729</text:p>
                <draw:g>
                  <svg:desc>s6.J2:s6.J6</svg:desc>
                </draw:g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57.083333333333">
                <text:p>357.083333333333</text:p>
              </table:table-cell>
              <table:table-cell office:value-type="float" office:value="571.887005649718">
                <text:p>571.887005649718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890.125">
                <text:p>890.125</text:p>
              </table:table-cell>
              <table:table-cell office:value-type="float" office:value="1969.99152542373">
                <text:p>1969.99152542373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537">
                <text:p>1537</text:p>
              </table:table-cell>
              <table:table-cell office:value-type="float" office:value="3411.76271186441">
                <text:p>3411.7627118644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999.66666666667">
                <text:p>1999.66666666667</text:p>
              </table:table-cell>
              <table:table-cell office:value-type="float" office:value="3961.46610169492">
                <text:p>3961.46610169492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519cm" svg:y="0.185cm" style:legend-expansion="wide" chart:style-name="ch2"/>
        <chart:plot-area chart:style-name="ch3" table:cell-range-address="s18.C2:s18.D26 s18.D1:s18.D1 s18.F1:s18.F26" chart:data-source-has-labels="both" svg:x="0.32cm" svg:y="0.857cm" svg:width="15.36cm" svg:height="7.963cm">
          <chartooo:coordinate-region svg:x="0.691cm" svg:y="0.857cm" svg:width="14.989cm" svg:height="7.422cm"/>
          <chart:axis chart:dimension="x" chart:name="primary-x" chart:style-name="ch4" chartooo:axis-type="auto">
            <chartooo:date-scale/>
            <chart:categories table:cell-range-address="s18.C2:s18.C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18.D2:s18.D26" chart:label-cell-address="s18.D1:s18.D1" chart:class="chart:line">
            <chart:data-point chart:repeated="25"/>
          </chart:series>
          <chart:series chart:style-name="ch8" chart:values-cell-range-address="s18.F2:s18.F26" chart:label-cell-address="s18.F1:s18.F1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</text:p>
                <draw:g>
                  <svg:desc>s18.D1:s18.D1</svg:desc>
                </draw:g>
              </table:table-cell>
              <table:table-cell office:value-type="string">
                <text:p>Número de linhas (eloc)</text:p>
                <draw:g>
                  <svg:desc>s18.F1:s18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5</text:p>
                <draw:g>
                  <svg:desc>s18.C2:s18.C26</svg:desc>
                </draw:g>
              </table:table-cell>
              <table:table-cell office:value-type="float" office:value="1063">
                <text:p>1063</text:p>
                <draw:g>
                  <svg:desc>s18.D2:s18.D26</svg:desc>
                </draw:g>
              </table:table-cell>
              <table:table-cell office:value-type="float" office:value="1061.80685358255">
                <text:p>1061.80685358255</text:p>
                <draw:g>
                  <svg:desc>s18.F2:s18.F2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1">
                <text:p>1081</text:p>
              </table:table-cell>
              <table:table-cell office:value-type="float" office:value="1107.60124610592">
                <text:p>1107.601246105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1">
                <text:p>1171</text:p>
              </table:table-cell>
              <table:table-cell office:value-type="float" office:value="1230.93457943925">
                <text:p>1230.934579439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3">
                <text:p>1203</text:p>
              </table:table-cell>
              <table:table-cell office:value-type="float" office:value="1306.60436137072">
                <text:p>1306.60436137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8">
                <text:p>1208</text:p>
              </table:table-cell>
              <table:table-cell office:value-type="float" office:value="1314.17445482866">
                <text:p>1314.17445482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12">
                <text:p>1512</text:p>
              </table:table-cell>
              <table:table-cell office:value-type="float" office:value="1798.81619937695">
                <text:p>1798.816199376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7">
                <text:p>1557</text:p>
              </table:table-cell>
              <table:table-cell office:value-type="float" office:value="1870.56074766355">
                <text:p>1870.56074766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4">
                <text:p>1584</text:p>
              </table:table-cell>
              <table:table-cell office:value-type="float" office:value="1980.34267912773">
                <text:p>1980.34267912773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635">
                <text:p>1635</text:p>
              </table:table-cell>
              <table:table-cell office:value-type="float" office:value="2023.02180685358">
                <text:p>2023.02180685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03">
                <text:p>1703</text:p>
              </table:table-cell>
              <table:table-cell office:value-type="float" office:value="2107.10280373832">
                <text:p>2107.10280373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2">
                <text:p>1792</text:p>
              </table:table-cell>
              <table:table-cell office:value-type="float" office:value="2367.13395638629">
                <text:p>2367.13395638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1">
                <text:p>1791</text:p>
              </table:table-cell>
              <table:table-cell office:value-type="float" office:value="2367.78816199377">
                <text:p>2367.788161993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1">
                <text:p>1871</text:p>
              </table:table-cell>
              <table:table-cell office:value-type="float" office:value="2477.60124610592">
                <text:p>2477.601246105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6">
                <text:p>1906</text:p>
              </table:table-cell>
              <table:table-cell office:value-type="float" office:value="2540.2492211838">
                <text:p>2540.2492211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39">
                <text:p>1939</text:p>
              </table:table-cell>
              <table:table-cell office:value-type="float" office:value="2593.30218068536">
                <text:p>2593.302180685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8">
                <text:p>1988</text:p>
              </table:table-cell>
              <table:table-cell office:value-type="float" office:value="2663.73831775701">
                <text:p>2663.73831775701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081">
                <text:p>2081</text:p>
              </table:table-cell>
              <table:table-cell office:value-type="float" office:value="2879.96884735202">
                <text:p>2879.96884735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83">
                <text:p>2083</text:p>
              </table:table-cell>
              <table:table-cell office:value-type="float" office:value="2884.29906542056">
                <text:p>2884.29906542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4">
                <text:p>2104</text:p>
              </table:table-cell>
              <table:table-cell office:value-type="float" office:value="2948.3800623053">
                <text:p>2948.38006230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24">
                <text:p>2124</text:p>
              </table:table-cell>
              <table:table-cell office:value-type="float" office:value="2946.04361370716">
                <text:p>2946.04361370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3">
                <text:p>2343</text:p>
              </table:table-cell>
              <table:table-cell office:value-type="float" office:value="3262.80373831776">
                <text:p>3262.80373831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3">
                <text:p>2343</text:p>
              </table:table-cell>
              <table:table-cell office:value-type="float" office:value="3265.10903426791">
                <text:p>3265.109034267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33">
                <text:p>2433</text:p>
              </table:table-cell>
              <table:table-cell office:value-type="float" office:value="3383.52024922118">
                <text:p>3383.52024922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54">
                <text:p>2454</text:p>
              </table:table-cell>
              <table:table-cell office:value-type="float" office:value="3406.47975077882">
                <text:p>3406.47975077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4">
                <text:p>2504</text:p>
              </table:table-cell>
              <table:table-cell office:value-type="float" office:value="3492.74143302181">
                <text:p>3492.74143302181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519cm" svg:y="0.185cm" style:legend-expansion="wide" chart:style-name="ch2"/>
        <chart:plot-area chart:style-name="ch3" table:cell-range-address="s26.C2:s26.D23 s26.D1:s26.D1 s26.F1:s26.F23" chart:data-source-has-labels="both" svg:x="0.32cm" svg:y="0.857cm" svg:width="15.36cm" svg:height="7.963cm">
          <chartooo:coordinate-region svg:x="0.691cm" svg:y="0.857cm" svg:width="14.989cm" svg:height="7.422cm"/>
          <chart:axis chart:dimension="x" chart:name="primary-x" chart:style-name="ch4" chartooo:axis-type="auto">
            <chartooo:date-scale/>
            <chart:categories table:cell-range-address="s26.C2:s26.C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26.D2:s26.D23" chart:label-cell-address="s26.D1:s26.D1" chart:class="chart:line">
            <chart:data-point chart:repeated="22"/>
          </chart:series>
          <chart:series chart:style-name="ch8" chart:values-cell-range-address="s26.F2:s26.F23" chart:label-cell-address="s26.F1:s26.F1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</text:p>
                <draw:g>
                  <svg:desc>s26.D1:s26.D1</svg:desc>
                </draw:g>
              </table:table-cell>
              <table:table-cell office:value-type="string">
                <text:p>Número de linhas (eloc)</text:p>
                <draw:g>
                  <svg:desc>s26.F1:s26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3</text:p>
                <draw:g>
                  <svg:desc>s26.C2:s26.C23</svg:desc>
                </draw:g>
              </table:table-cell>
              <table:table-cell office:value-type="float" office:value="1581">
                <text:p>1581</text:p>
                <draw:g>
                  <svg:desc>s26.D2:s26.D23</svg:desc>
                </draw:g>
              </table:table-cell>
              <table:table-cell office:value-type="float" office:value="1581.26896551724">
                <text:p>1581.26896551724</text:p>
                <draw:g>
                  <svg:desc>s26.F2:s26.F23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6">
                <text:p>2096</text:p>
              </table:table-cell>
              <table:table-cell office:value-type="float" office:value="2080.8275862069">
                <text:p>2080.8275862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6">
                <text:p>2096</text:p>
              </table:table-cell>
              <table:table-cell office:value-type="float" office:value="2081.53103448276">
                <text:p>2081.53103448276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096">
                <text:p>2096</text:p>
              </table:table-cell>
              <table:table-cell office:value-type="float" office:value="2083.76551724138">
                <text:p>2083.76551724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4">
                <text:p>2094</text:p>
              </table:table-cell>
              <table:table-cell office:value-type="float" office:value="2087.2">
                <text:p>2087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3">
                <text:p>2093</text:p>
              </table:table-cell>
              <table:table-cell office:value-type="float" office:value="2085.24137931034">
                <text:p>2085.24137931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7">
                <text:p>2097</text:p>
              </table:table-cell>
              <table:table-cell office:value-type="float" office:value="2074.97931034483">
                <text:p>2074.979310344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5">
                <text:p>2095</text:p>
              </table:table-cell>
              <table:table-cell office:value-type="float" office:value="2072.89655172414">
                <text:p>2072.89655172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11">
                <text:p>2111</text:p>
              </table:table-cell>
              <table:table-cell office:value-type="float" office:value="2097.39310344828">
                <text:p>2097.39310344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16">
                <text:p>2116</text:p>
              </table:table-cell>
              <table:table-cell office:value-type="float" office:value="2096.93793103448">
                <text:p>2096.93793103448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151">
                <text:p>2151</text:p>
              </table:table-cell>
              <table:table-cell office:value-type="float" office:value="2115.15862068965">
                <text:p>2115.15862068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56">
                <text:p>2156</text:p>
              </table:table-cell>
              <table:table-cell office:value-type="float" office:value="2129.37931034483">
                <text:p>2129.379310344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61">
                <text:p>2161</text:p>
              </table:table-cell>
              <table:table-cell office:value-type="float" office:value="2130.35862068966">
                <text:p>2130.35862068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7">
                <text:p>1557</text:p>
              </table:table-cell>
              <table:table-cell office:value-type="float" office:value="2002.27586206897">
                <text:p>2002.27586206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7">
                <text:p>1547</text:p>
              </table:table-cell>
              <table:table-cell office:value-type="float" office:value="1994.86896551724">
                <text:p>1994.86896551724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570">
                <text:p>1570</text:p>
              </table:table-cell>
              <table:table-cell office:value-type="float" office:value="2020.30344827586">
                <text:p>2020.30344827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6">
                <text:p>1606</text:p>
              </table:table-cell>
              <table:table-cell office:value-type="float" office:value="2081.44827586207">
                <text:p>2081.44827586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8">
                <text:p>1638</text:p>
              </table:table-cell>
              <table:table-cell office:value-type="float" office:value="2108.49655172414">
                <text:p>2108.49655172414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621">
                <text:p>1621</text:p>
              </table:table-cell>
              <table:table-cell office:value-type="float" office:value="1775.35172413793">
                <text:p>1775.35172413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1">
                <text:p>1581</text:p>
              </table:table-cell>
              <table:table-cell office:value-type="float" office:value="1755.10344827586">
                <text:p>1755.10344827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79">
                <text:p>1579</text:p>
              </table:table-cell>
              <table:table-cell office:value-type="float" office:value="1752.66206896552">
                <text:p>1752.66206896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0">
                <text:p>1580</text:p>
              </table:table-cell>
              <table:table-cell office:value-type="float" office:value="1754.67586206897">
                <text:p>1754.67586206897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448cm" svg:height="9cm" xlink:href=".." xlink:type="simple" chart:class="chart:bar" chart:style-name="ch1">
        <chart:title svg:x="0.235cm" svg:y="0.316cm" chart:style-name="ch2">
          <text:p>Número de módulos por estágio de evolução</text:p>
        </chart:title>
        <chart:legend chart:legend-position="top" svg:x="2.401cm" svg:y="1.174cm" style:legend-expansion="wide" chart:style-name="ch3"/>
        <chart:plot-area chart:style-name="ch4" table:cell-range-address="summary.A10:summary.B12" chart:data-source-has-labels="both" svg:x="0.188cm" svg:y="1.846cm" svg:width="9.072cm" svg:height="6.974cm">
          <chartooo:coordinate-region svg:x="1.471cm" svg:y="1.992cm" svg:width="7.789cm" svg:height="6.287cm"/>
          <chart:axis chart:dimension="x" chart:name="primary-x" chart:style-name="ch5" chartooo:axis-type="auto">
            <chartooo:date-scale/>
            <chart:categories table:cell-range-address="summary.A11:summary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ummary.B11:summary.B12" chart:label-cell-address="summary.B10:summary.B10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médio de módulos</text:p>
                <draw:g>
                  <svg:desc>summary.B10:summary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 developm.</text:p>
                <draw:g>
                  <svg:desc>summary.A11:summary.A12</svg:desc>
                </draw:g>
              </table:table-cell>
              <table:table-cell office:value-type="float" office:value="595">
                <text:p>595</text:p>
                <draw:g>
                  <svg:desc>summary.B11:summary.B12</svg:desc>
                </draw:g>
              </table:table-cell>
            </table:table-row>
            <table:table-row>
              <table:table-cell office:value-type="string">
                <text:p>Evolution + Servicing</text:p>
              </table:table-cell>
              <table:table-cell office:value-type="float" office:value="1261">
                <text:p>12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4.058cm" style:legend-expansion="high" chart:style-name="ch2"/>
        <chart:plot-area chart:style-name="ch3" table:cell-range-address="s26.H2:s26.J6 s26.I1:s26.J1" chart:data-source-has-labels="both" svg:x="0.32cm" svg:y="0.18cm" svg:width="12.72cm" svg:height="8.64cm">
          <chartooo:coordinate-region svg:x="1.312cm" svg:y="0.326cm" svg:width="11.356cm" svg:height="7.953cm"/>
          <chart:axis chart:dimension="x" chart:name="primary-x" chart:style-name="ch4" chartooo:axis-type="auto">
            <chartooo:date-scale/>
            <chart:categories table:cell-range-address="s26.H2:s26.H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26.I2:s26.I6" chart:label-cell-address="s26.I1:s26.I1" chart:class="chart:line">
            <chart:data-point chart:repeated="5"/>
          </chart:series>
          <chart:series chart:style-name="ch8" chart:values-cell-range-address="s26.J2:s26.J6" chart:label-cell-address="s26.J1:s26.J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ódulos</text:p>
                <draw:g>
                  <svg:desc>s26.I1:s26.I1</svg:desc>
                </draw:g>
              </table:table-cell>
              <table:table-cell office:value-type="string">
                <text:p>Linhas</text:p>
                <draw:g>
                  <svg:desc>s26.J1:s26.J1</svg:desc>
                </draw:g>
              </table:table-cell>
            </table:table-row>
          </table:table-header-rows>
          <table:table-rows>
            <table:table-row>
              <table:table-cell office:value-type="float" office:value="2013">
                <text:p>2013</text:p>
                <draw:g>
                  <svg:desc>s26.H2:s26.H6</svg:desc>
                </draw:g>
              </table:table-cell>
              <table:table-cell office:value-type="float" office:value="1924.33333333333">
                <text:p>1924.33333333333</text:p>
                <draw:g>
                  <svg:desc>s26.I2:s26.I6</svg:desc>
                </draw:g>
              </table:table-cell>
              <table:table-cell office:value-type="float" office:value="1914.54252873563">
                <text:p>1914.54252873563</text:p>
                <draw:g>
                  <svg:desc>s26.J2:s26.J6</svg:desc>
                </draw:g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100.28571428571">
                <text:p>2100.28571428571</text:p>
              </table:table-cell>
              <table:table-cell office:value-type="float" office:value="2085.48768472906">
                <text:p>2085.4876847290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914.4">
                <text:p>1914.4</text:p>
              </table:table-cell>
              <table:table-cell office:value-type="float" office:value="2074.40827586207">
                <text:p>2074.40827586207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604.66666666667">
                <text:p>1604.66666666667</text:p>
              </table:table-cell>
              <table:table-cell office:value-type="float" office:value="2070.08275862069">
                <text:p>2070.08275862069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590.25">
                <text:p>1590.25</text:p>
              </table:table-cell>
              <table:table-cell office:value-type="float" office:value="1759.44827586207">
                <text:p>1759.44827586207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519cm" svg:y="0.185cm" style:legend-expansion="wide" chart:style-name="ch2"/>
        <chart:plot-area chart:style-name="ch3" table:cell-range-address="s28.C2:s28.D27 s28.D1:s28.D1 s28.F1:s28.F27" chart:data-source-has-labels="both" svg:x="0.32cm" svg:y="0.857cm" svg:width="15.36cm" svg:height="7.963cm">
          <chartooo:coordinate-region svg:x="1.035cm" svg:y="0.857cm" svg:width="14.645cm" svg:height="7.422cm"/>
          <chart:axis chart:dimension="x" chart:name="primary-x" chart:style-name="ch4" chartooo:axis-type="auto">
            <chartooo:date-scale/>
            <chart:categories table:cell-range-address="s28.C2:s28.C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28.D2:s28.D27" chart:label-cell-address="s28.D1:s28.D1" chart:class="chart:line">
            <chart:data-point chart:repeated="26"/>
          </chart:series>
          <chart:series chart:style-name="ch8" chart:values-cell-range-address="s28.F2:s28.F27" chart:label-cell-address="s28.F1:s28.F1" chart:class="chart:line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</text:p>
                <draw:g>
                  <svg:desc>s28.D1:s28.D1</svg:desc>
                </draw:g>
              </table:table-cell>
              <table:table-cell office:value-type="string">
                <text:p>Número de linhas (eloc)</text:p>
                <draw:g>
                  <svg:desc>s28.F1:s28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m data</text:p>
                <draw:g>
                  <svg:desc>s28.C2:s28.C27</svg:desc>
                </draw:g>
              </table:table-cell>
              <table:table-cell office:value-type="float" office:value="9">
                <text:p>9</text:p>
                <draw:g>
                  <svg:desc>s28.D2:s28.D27</svg:desc>
                </draw:g>
              </table:table-cell>
              <table:table-cell office:value-type="float" office:value="9.31764705882353">
                <text:p>9.31764705882353</text:p>
                <draw:g>
                  <svg:desc>s28.F2:s28.F2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9.53529411764706">
                <text:p>9.53529411764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">
                <text:p>94</text:p>
              </table:table-cell>
              <table:table-cell office:value-type="float" office:value="18.8529411764706">
                <text:p>18.8529411764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">
                <text:p>94</text:p>
              </table:table-cell>
              <table:table-cell office:value-type="float" office:value="18.8058823529412">
                <text:p>18.8058823529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">
                <text:p>94</text:p>
              </table:table-cell>
              <table:table-cell office:value-type="float" office:value="18.8058823529412">
                <text:p>18.8058823529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16.5176470588235">
                <text:p>16.5176470588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  <table:table-cell office:value-type="float" office:value="27.4470588235294">
                <text:p>27.4470588235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">
                <text:p>44</text:p>
              </table:table-cell>
              <table:table-cell office:value-type="float" office:value="29.0941176470588">
                <text:p>29.0941176470588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53">
                <text:p>53</text:p>
              </table:table-cell>
              <table:table-cell office:value-type="float" office:value="32.8705882352941">
                <text:p>32.87058823529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">
                <text:p>53</text:p>
              </table:table-cell>
              <table:table-cell office:value-type="float" office:value="33.4235294117647">
                <text:p>33.4235294117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">
                <text:p>53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">
                <text:p>54</text:p>
              </table:table-cell>
              <table:table-cell office:value-type="float" office:value="33.8823529411765">
                <text:p>33.8823529411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">
                <text:p>55</text:p>
              </table:table-cell>
              <table:table-cell office:value-type="float" office:value="36.7352941176471">
                <text:p>36.7352941176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">
                <text:p>56</text:p>
              </table:table-cell>
              <table:table-cell office:value-type="float" office:value="37.4235294117647">
                <text:p>37.4235294117647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57">
                <text:p>57</text:p>
              </table:table-cell>
              <table:table-cell office:value-type="float" office:value="38.2470588235294">
                <text:p>38.2470588235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">
                <text:p>57</text:p>
              </table:table-cell>
              <table:table-cell office:value-type="float" office:value="38.2470588235294">
                <text:p>38.2470588235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38.1176470588235">
                <text:p>38.1176470588235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58">
                <text:p>58</text:p>
              </table:table-cell>
              <table:table-cell office:value-type="float" office:value="38.9882352941176">
                <text:p>38.9882352941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39.0470588235294">
                <text:p>39.0470588235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39.1941176470588">
                <text:p>39.1941176470588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59">
                <text:p>59</text:p>
              </table:table-cell>
              <table:table-cell office:value-type="float" office:value="39.0411764705882">
                <text:p>39.0411764705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">
                <text:p>59</text:p>
              </table:table-cell>
              <table:table-cell office:value-type="float" office:value="39.1764705882353">
                <text:p>39.17647058823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">
                <text:p>59</text:p>
              </table:table-cell>
              <table:table-cell office:value-type="float" office:value="39.1764705882353">
                <text:p>39.1764705882353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57">
                <text:p>57</text:p>
              </table:table-cell>
              <table:table-cell office:value-type="float" office:value="39.0529411764706">
                <text:p>39.0529411764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">
                <text:p>57</text:p>
              </table:table-cell>
              <table:table-cell office:value-type="float" office:value="39.2647058823529">
                <text:p>39.2647058823529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4.058cm" style:legend-expansion="high" chart:style-name="ch2"/>
        <chart:plot-area chart:style-name="ch3" table:cell-range-address="s28.H2:s28.J7 s28.I1:s28.J1" chart:data-source-has-labels="both" svg:x="0.32cm" svg:y="0.18cm" svg:width="12.72cm" svg:height="8.64cm">
          <chartooo:coordinate-region svg:x="1.035cm" svg:y="0.326cm" svg:width="11.633cm" svg:height="7.953cm"/>
          <chart:axis chart:dimension="x" chart:name="primary-x" chart:style-name="ch4" chartooo:axis-type="auto">
            <chartooo:date-scale/>
            <chart:categories table:cell-range-address="s28.H2:s28.H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28.I2:s28.I7" chart:label-cell-address="s28.I1:s28.I1" chart:class="chart:line">
            <chart:data-point chart:repeated="6"/>
          </chart:series>
          <chart:series chart:style-name="ch8" chart:values-cell-range-address="s28.J2:s28.J7" chart:label-cell-address="s28.J1:s28.J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ódulos</text:p>
                <draw:g>
                  <svg:desc>s28.I1:s28.I1</svg:desc>
                </draw:g>
              </table:table-cell>
              <table:table-cell office:value-type="string">
                <text:p>Linhas</text:p>
                <draw:g>
                  <svg:desc>s28.J1:s28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m data</text:p>
                <draw:g>
                  <svg:desc>s28.H2:s28.H7</svg:desc>
                </draw:g>
              </table:table-cell>
              <table:table-cell office:value-type="float" office:value="49.25">
                <text:p>49.25</text:p>
                <draw:g>
                  <svg:desc>s28.I2:s28.I7</svg:desc>
                </draw:g>
              </table:table-cell>
              <table:table-cell office:value-type="float" office:value="18.5470588235294">
                <text:p>18.5470588235294</text:p>
                <draw:g>
                  <svg:desc>s28.J2:s28.J7</svg:desc>
                </draw:g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4">
                <text:p>54</text:p>
              </table:table-cell>
              <table:table-cell office:value-type="float" office:value="34.6225490196078">
                <text:p>34.622549019607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57.5">
                <text:p>57.5</text:p>
              </table:table-cell>
              <table:table-cell office:value-type="float" office:value="38.1779411764706">
                <text:p>38.177941176470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58">
                <text:p>58</text:p>
              </table:table-cell>
              <table:table-cell office:value-type="float" office:value="39.0764705882353">
                <text:p>39.0764705882353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59">
                <text:p>59</text:p>
              </table:table-cell>
              <table:table-cell office:value-type="float" office:value="39.1313725490196">
                <text:p>39.131372549019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57">
                <text:p>57</text:p>
              </table:table-cell>
              <table:table-cell office:value-type="float" office:value="39.1588235294118">
                <text:p>39.1588235294118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519cm" svg:y="0.185cm" style:legend-expansion="wide" chart:style-name="ch2"/>
        <chart:plot-area chart:style-name="ch3" table:cell-range-address="s51.C2:s51.D18 s51.D1:s51.D1 s51.F1:s51.F18" chart:data-source-has-labels="both" svg:x="0.32cm" svg:y="0.857cm" svg:width="15.36cm" svg:height="7.963cm">
          <chartooo:coordinate-region svg:x="0.691cm" svg:y="0.857cm" svg:width="14.989cm" svg:height="7.422cm"/>
          <chart:axis chart:dimension="x" chart:name="primary-x" chart:style-name="ch4" chartooo:axis-type="auto">
            <chartooo:date-scale/>
            <chart:categories table:cell-range-address="s51.C2:s51.C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51.D2:s51.D18" chart:label-cell-address="s51.D1:s51.D1" chart:class="chart:line">
            <chart:data-point chart:repeated="17"/>
          </chart:series>
          <chart:series chart:style-name="ch8" chart:values-cell-range-address="s51.F2:s51.F18" chart:label-cell-address="s51.F1:s51.F1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</text:p>
                <draw:g>
                  <svg:desc>s51.D1:s51.D1</svg:desc>
                </draw:g>
              </table:table-cell>
              <table:table-cell office:value-type="string">
                <text:p>Número de linhas (eloc)</text:p>
                <draw:g>
                  <svg:desc>s51.F1:s5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2</text:p>
                <draw:g>
                  <svg:desc>s51.C2:s51.C18</svg:desc>
                </draw:g>
              </table:table-cell>
              <table:table-cell office:value-type="float" office:value="84">
                <text:p>84</text:p>
                <draw:g>
                  <svg:desc>s51.D2:s51.D18</svg:desc>
                </draw:g>
              </table:table-cell>
              <table:table-cell office:value-type="float" office:value="82.75">
                <text:p>82.75</text:p>
                <draw:g>
                  <svg:desc>s51.F2:s51.F1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">
                <text:p>98</text:p>
              </table:table-cell>
              <table:table-cell office:value-type="float" office:value="91.5625">
                <text:p>91.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">
                <text:p>98</text:p>
              </table:table-cell>
              <table:table-cell office:value-type="float" office:value="91.59375">
                <text:p>91.59375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14">
                <text:p>114</text:p>
              </table:table-cell>
              <table:table-cell office:value-type="float" office:value="141.25">
                <text:p>14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">
                <text:p>116</text:p>
              </table:table-cell>
              <table:table-cell office:value-type="float" office:value="142.9375">
                <text:p>142.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">
                <text:p>116</text:p>
              </table:table-cell>
              <table:table-cell office:value-type="float" office:value="142.78125">
                <text:p>142.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">
                <text:p>116</text:p>
              </table:table-cell>
              <table:table-cell office:value-type="float" office:value="143.15625">
                <text:p>143.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">
                <text:p>128</text:p>
              </table:table-cell>
              <table:table-cell office:value-type="float" office:value="147.96875">
                <text:p>147.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8">
                <text:p>148</text:p>
              </table:table-cell>
              <table:table-cell office:value-type="float" office:value="191.0625">
                <text:p>191.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">
                <text:p>15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">
                <text:p>169</text:p>
              </table:table-cell>
              <table:table-cell office:value-type="float" office:value="240.1875">
                <text:p>240.1875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78">
                <text:p>178</text:p>
              </table:table-cell>
              <table:table-cell office:value-type="float" office:value="260.03125">
                <text:p>260.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7">
                <text:p>207</text:p>
              </table:table-cell>
              <table:table-cell office:value-type="float" office:value="319.71875">
                <text:p>319.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">
                <text:p>227</text:p>
              </table:table-cell>
              <table:table-cell office:value-type="float" office:value="339.40625">
                <text:p>339.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8">
                <text:p>268</text:p>
              </table:table-cell>
              <table:table-cell office:value-type="float" office:value="423.21875">
                <text:p>423.21875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82">
                <text:p>282</text:p>
              </table:table-cell>
              <table:table-cell office:value-type="float" office:value="437.71875">
                <text:p>437.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8">
                <text:p>268</text:p>
              </table:table-cell>
              <table:table-cell office:value-type="float" office:value="391.34375">
                <text:p>391.34375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4.058cm" style:legend-expansion="high" chart:style-name="ch2"/>
        <chart:plot-area chart:style-name="ch3" table:cell-range-address="s51.H2:s51.J5 s51.I1:s51.J1" chart:data-source-has-labels="both" svg:x="0.32cm" svg:y="0.18cm" svg:width="12.72cm" svg:height="8.64cm">
          <chartooo:coordinate-region svg:x="1.127cm" svg:y="0.326cm" svg:width="11.541cm" svg:height="7.953cm"/>
          <chart:axis chart:dimension="x" chart:name="primary-x" chart:style-name="ch4" chartooo:axis-type="auto">
            <chartooo:date-scale/>
            <chart:categories table:cell-range-address="s51.H2:s51.H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51.I2:s51.I5" chart:label-cell-address="s51.I1:s51.I1" chart:class="chart:line">
            <chart:data-point chart:repeated="4"/>
          </chart:series>
          <chart:series chart:style-name="ch8" chart:values-cell-range-address="s51.J2:s51.J5" chart:label-cell-address="s51.J1:s51.J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ódulos</text:p>
                <draw:g>
                  <svg:desc>s51.I1:s51.I1</svg:desc>
                </draw:g>
              </table:table-cell>
              <table:table-cell office:value-type="string">
                <text:p>Linhas</text:p>
                <draw:g>
                  <svg:desc>s51.J1:s51.J1</svg:desc>
                </draw:g>
              </table:table-cell>
            </table:table-row>
          </table:table-header-rows>
          <table:table-rows>
            <table:table-row>
              <table:table-cell office:value-type="float" office:value="2012">
                <text:p>2012</text:p>
                <draw:g>
                  <svg:desc>s51.H2:s51.H5</svg:desc>
                </draw:g>
              </table:table-cell>
              <table:table-cell office:value-type="float" office:value="93.3333333333333">
                <text:p>93.3333333333333</text:p>
                <draw:g>
                  <svg:desc>s51.I2:s51.I5</svg:desc>
                </draw:g>
              </table:table-cell>
              <table:table-cell office:value-type="float" office:value="88.6354166666667">
                <text:p>88.6354166666667</text:p>
                <draw:g>
                  <svg:desc>s51.J2:s51.J5</svg:desc>
                </draw:g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32.5">
                <text:p>132.5</text:p>
              </table:table-cell>
              <table:table-cell office:value-type="float" office:value="167.79296875">
                <text:p>167.7929687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20">
                <text:p>220</text:p>
              </table:table-cell>
              <table:table-cell office:value-type="float" office:value="335.59375">
                <text:p>335.59375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75">
                <text:p>275</text:p>
              </table:table-cell>
              <table:table-cell office:value-type="float" office:value="414.53125">
                <text:p>414.53125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abel-arrangement="stagger-odd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519cm" svg:y="0.185cm" style:legend-expansion="wide" chart:style-name="ch2"/>
        <chart:plot-area chart:style-name="ch3" table:cell-range-address="s58.C2:s58.D38 s58.D1:s58.D1 s58.F1:s58.F38" chart:data-source-has-labels="both" svg:x="0.32cm" svg:y="0.857cm" svg:width="15.36cm" svg:height="7.963cm">
          <chartooo:coordinate-region svg:x="0.691cm" svg:y="0.857cm" svg:width="14.989cm" svg:height="7.13cm"/>
          <chart:axis chart:dimension="x" chart:name="primary-x" chart:style-name="ch4" chartooo:axis-type="auto">
            <chartooo:date-scale/>
            <chart:categories table:cell-range-address="s58.C2:s58.C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58.D2:s58.D38" chart:label-cell-address="s58.D1:s58.D1" chart:class="chart:line">
            <chart:data-point chart:repeated="37"/>
          </chart:series>
          <chart:series chart:style-name="ch8" chart:values-cell-range-address="s58.F2:s58.F38" chart:label-cell-address="s58.F1:s58.F1" chart:class="chart:line"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</text:p>
                <draw:g>
                  <svg:desc>s58.D1:s58.D1</svg:desc>
                </draw:g>
              </table:table-cell>
              <table:table-cell office:value-type="string">
                <text:p>Número de linhas (eloc)</text:p>
                <draw:g>
                  <svg:desc>s58.F1:s58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6</text:p>
                <draw:g>
                  <svg:desc>s58.C2:s58.C38</svg:desc>
                </draw:g>
              </table:table-cell>
              <table:table-cell office:value-type="float" office:value="1223">
                <text:p>1223</text:p>
                <draw:g>
                  <svg:desc>s58.D2:s58.D38</svg:desc>
                </draw:g>
              </table:table-cell>
              <table:table-cell office:value-type="float" office:value="1223.26347305389">
                <text:p>1223.26347305389</text:p>
                <draw:g>
                  <svg:desc>s58.F2:s58.F38</svg:desc>
                </draw:g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670">
                <text:p>1670</text:p>
              </table:table-cell>
              <table:table-cell office:value-type="float" office:value="1650.95808383234">
                <text:p>1650.95808383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5">
                <text:p>1685</text:p>
              </table:table-cell>
              <table:table-cell office:value-type="float" office:value="1688.96706586826">
                <text:p>1688.967065868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4">
                <text:p>1694</text:p>
              </table:table-cell>
              <table:table-cell office:value-type="float" office:value="1700.52395209581">
                <text:p>1700.523952095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65">
                <text:p>1865</text:p>
              </table:table-cell>
              <table:table-cell office:value-type="float" office:value="1833.60778443114">
                <text:p>1833.60778443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">
                <text:p>70</text:p>
              </table:table-cell>
              <table:table-cell office:value-type="float" office:value="70.9281437125749">
                <text:p>70.9281437125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2">
                <text:p>1872</text:p>
              </table:table-cell>
              <table:table-cell office:value-type="float" office:value="1831.46706586826">
                <text:p>1831.467065868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8">
                <text:p>1738</text:p>
              </table:table-cell>
              <table:table-cell office:value-type="float" office:value="1727.54491017964">
                <text:p>1727.54491017964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720">
                <text:p>1720</text:p>
              </table:table-cell>
              <table:table-cell office:value-type="float" office:value="1726.78143712575">
                <text:p>1726.78143712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4">
                <text:p>1714</text:p>
              </table:table-cell>
              <table:table-cell office:value-type="float" office:value="1707.94910179641">
                <text:p>1707.94910179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4">
                <text:p>1734</text:p>
              </table:table-cell>
              <table:table-cell office:value-type="float" office:value="1729.02694610778">
                <text:p>1729.026946107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1">
                <text:p>561</text:p>
              </table:table-cell>
              <table:table-cell office:value-type="float" office:value="245.943113772455">
                <text:p>245.943113772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2">
                <text:p>1742</text:p>
              </table:table-cell>
              <table:table-cell office:value-type="float" office:value="1742.3502994012">
                <text:p>1742.3502994012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901">
                <text:p>1901</text:p>
              </table:table-cell>
              <table:table-cell office:value-type="float" office:value="1834.44610778443">
                <text:p>1834.446107784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4">
                <text:p>1734</text:p>
              </table:table-cell>
              <table:table-cell office:value-type="float" office:value="1729.07185628743">
                <text:p>1729.071856287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97">
                <text:p>1897</text:p>
              </table:table-cell>
              <table:table-cell office:value-type="float" office:value="1823.99700598802">
                <text:p>1823.99700598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99">
                <text:p>1899</text:p>
              </table:table-cell>
              <table:table-cell office:value-type="float" office:value="1841.25748502994">
                <text:p>1841.25748502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5">
                <text:p>1945</text:p>
              </table:table-cell>
              <table:table-cell office:value-type="float" office:value="1871.52694610778">
                <text:p>1871.52694610778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903">
                <text:p>1903</text:p>
              </table:table-cell>
              <table:table-cell office:value-type="float" office:value="1851.31736526946">
                <text:p>1851.317365269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2">
                <text:p>1952</text:p>
              </table:table-cell>
              <table:table-cell office:value-type="float" office:value="1882.41017964072">
                <text:p>1882.41017964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2">
                <text:p>1952</text:p>
              </table:table-cell>
              <table:table-cell office:value-type="float" office:value="1882.33532934132">
                <text:p>1882.33532934132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331">
                <text:p>1331</text:p>
              </table:table-cell>
              <table:table-cell office:value-type="float" office:value="1435.68862275449">
                <text:p>1435.688622754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5">
                <text:p>2005</text:p>
              </table:table-cell>
              <table:table-cell office:value-type="float" office:value="1927.7245508982">
                <text:p>1927.72455089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31">
                <text:p>1331</text:p>
              </table:table-cell>
              <table:table-cell office:value-type="float" office:value="1435.68862275449">
                <text:p>1435.68862275449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092">
                <text:p>2092</text:p>
              </table:table-cell>
              <table:table-cell office:value-type="float" office:value="2024.82035928144">
                <text:p>2024.82035928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33">
                <text:p>2133</text:p>
              </table:table-cell>
              <table:table-cell office:value-type="float" office:value="2063.7125748503">
                <text:p>2063.7125748503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092">
                <text:p>2092</text:p>
              </table:table-cell>
              <table:table-cell office:value-type="float" office:value="2024.82035928144">
                <text:p>2024.82035928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33">
                <text:p>2133</text:p>
              </table:table-cell>
              <table:table-cell office:value-type="float" office:value="2063.7125748503">
                <text:p>2063.7125748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43">
                <text:p>2143</text:p>
              </table:table-cell>
              <table:table-cell office:value-type="float" office:value="2126.99101796407">
                <text:p>2126.991017964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54">
                <text:p>2154</text:p>
              </table:table-cell>
              <table:table-cell office:value-type="float" office:value="2138.9371257485">
                <text:p>2138.9371257485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611">
                <text:p>2611</text:p>
              </table:table-cell>
              <table:table-cell office:value-type="float" office:value="2687.5">
                <text:p>2687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26">
                <text:p>2626</text:p>
              </table:table-cell>
              <table:table-cell office:value-type="float" office:value="2702.03592814371">
                <text:p>2702.03592814371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636">
                <text:p>2636</text:p>
              </table:table-cell>
              <table:table-cell office:value-type="float" office:value="2709.44610778443">
                <text:p>2709.44610778443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761">
                <text:p>2761</text:p>
              </table:table-cell>
              <table:table-cell office:value-type="float" office:value="2787.67964071856">
                <text:p>2787.67964071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0">
                <text:p>2760</text:p>
              </table:table-cell>
              <table:table-cell office:value-type="float" office:value="2786.16766467066">
                <text:p>2786.167664670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1">
                <text:p>2761</text:p>
              </table:table-cell>
              <table:table-cell office:value-type="float" office:value="2786.10778443114">
                <text:p>2786.10778443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9">
                <text:p>2769</text:p>
              </table:table-cell>
              <table:table-cell office:value-type="float" office:value="2790.49401197605">
                <text:p>2790.49401197605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4.058cm" style:legend-expansion="high" chart:style-name="ch2"/>
        <chart:plot-area chart:style-name="ch3" table:cell-range-address="s58.H2:s58.J12 s58.I1:s58.J1" chart:data-source-has-labels="both" svg:x="0.32cm" svg:y="0.18cm" svg:width="12.72cm" svg:height="8.64cm">
          <chartooo:coordinate-region svg:x="1.312cm" svg:y="0.326cm" svg:width="11.356cm" svg:height="7.953cm"/>
          <chart:axis chart:dimension="x" chart:name="primary-x" chart:style-name="ch4" chartooo:axis-type="auto">
            <chartooo:date-scale/>
            <chart:categories table:cell-range-address="s58.H2:s58.H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58.I2:s58.I12" chart:label-cell-address="s58.I1:s58.I1" chart:class="chart:line">
            <chart:data-point chart:repeated="11"/>
          </chart:series>
          <chart:series chart:style-name="ch8" chart:values-cell-range-address="s58.J2:s58.J12" chart:label-cell-address="s58.J1:s58.J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ódulos</text:p>
                <draw:g>
                  <svg:desc>s58.I1:s58.I1</svg:desc>
                </draw:g>
              </table:table-cell>
              <table:table-cell office:value-type="string">
                <text:p>Linhas</text:p>
                <draw:g>
                  <svg:desc>s58.J1:s58.J1</svg:desc>
                </draw:g>
              </table:table-cell>
            </table:table-row>
          </table:table-header-rows>
          <table:table-rows>
            <table:table-row>
              <table:table-cell office:value-type="float" office:value="2006">
                <text:p>2006</text:p>
                <draw:g>
                  <svg:desc>s58.H2:s58.H12</svg:desc>
                </draw:g>
              </table:table-cell>
              <table:table-cell office:value-type="float" office:value="1223">
                <text:p>1223</text:p>
                <draw:g>
                  <svg:desc>s58.I2:s58.I12</svg:desc>
                </draw:g>
              </table:table-cell>
              <table:table-cell office:value-type="float" office:value="1223.26347305389">
                <text:p>1223.26347305389</text:p>
                <draw:g>
                  <svg:desc>s58.J2:s58.J12</svg:desc>
                </draw:g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513.42857142857">
                <text:p>1513.42857142857</text:p>
              </table:table-cell>
              <table:table-cell office:value-type="float" office:value="1500.57100085543">
                <text:p>1500.5710008554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494.2">
                <text:p>1494.2</text:p>
              </table:table-cell>
              <table:table-cell office:value-type="float" office:value="1430.41017964072">
                <text:p>1430.4101796407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875.2">
                <text:p>1875.2</text:p>
              </table:table-cell>
              <table:table-cell office:value-type="float" office:value="1820.05988023952">
                <text:p>1820.0598802395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935.66666666667">
                <text:p>1935.66666666667</text:p>
              </table:table-cell>
              <table:table-cell office:value-type="float" office:value="1872.02095808383">
                <text:p>1872.0209580838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555.66666666667">
                <text:p>1555.66666666667</text:p>
              </table:table-cell>
              <table:table-cell office:value-type="float" office:value="1599.7005988024">
                <text:p>1599.700598802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112.5">
                <text:p>2112.5</text:p>
              </table:table-cell>
              <table:table-cell office:value-type="float" office:value="2044.26646706587">
                <text:p>2044.26646706587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130.5">
                <text:p>2130.5</text:p>
              </table:table-cell>
              <table:table-cell office:value-type="float" office:value="2088.61526946108">
                <text:p>2088.61526946108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618.5">
                <text:p>2618.5</text:p>
              </table:table-cell>
              <table:table-cell office:value-type="float" office:value="2694.76796407186">
                <text:p>2694.7679640718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636">
                <text:p>2636</text:p>
              </table:table-cell>
              <table:table-cell office:value-type="float" office:value="2709.44610778443">
                <text:p>2709.44610778443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762.75">
                <text:p>2762.75</text:p>
              </table:table-cell>
              <table:table-cell office:value-type="float" office:value="2787.6122754491">
                <text:p>2787.6122754491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951cm" svg:height="7.492cm" xlink:href=".." xlink:type="simple" chart:class="chart:line" chart:style-name="ch1">
        <chart:title svg:x="2.518cm" svg:y="0.285cm" chart:style-name="ch2">
          <text:p>Número médio de módulos ao ano</text:p>
        </chart:title>
        <chart:legend chart:legend-position="top" svg:x="0.998cm" svg:y="1.143cm" style:legend-expansion="wide" chart:style-name="ch3"/>
        <chart:plot-area chart:style-name="ch4" table:cell-range-address="summary_2.C2:summary_2.I13 summary_2.D1:summary_2.I1" chart:data-source-has-labels="both" svg:x="0.239cm" svg:y="1.784cm" svg:width="11.473cm" svg:height="5.559cm">
          <chartooo:coordinate-region svg:x="1.231cm" svg:y="1.93cm" svg:width="10.109cm" svg:height="4.872cm"/>
          <chart:axis chart:dimension="x" chart:name="primary-x" chart:style-name="ch5" chartooo:axis-type="auto">
            <chartooo:date-scale/>
            <chart:categories table:cell-range-address="summary_2.C2:summary_2.C13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ummary_2.D2:summary_2.D13" chart:label-cell-address="summary_2.D1:summary_2.D1" chart:class="chart:line">
            <chart:data-point chart:repeated="12"/>
          </chart:series>
          <chart:series chart:style-name="ch9" chart:values-cell-range-address="summary_2.E2:summary_2.E13" chart:label-cell-address="summary_2.E1:summary_2.E1" chart:class="chart:line">
            <chart:data-point chart:repeated="12"/>
          </chart:series>
          <chart:series chart:style-name="ch10" chart:values-cell-range-address="summary_2.F2:summary_2.F13" chart:label-cell-address="summary_2.F1:summary_2.F1" chart:class="chart:line">
            <chart:data-point chart:repeated="12"/>
          </chart:series>
          <chart:series chart:style-name="ch11" chart:values-cell-range-address="summary_2.G2:summary_2.G13" chart:label-cell-address="summary_2.G1:summary_2.G1" chart:class="chart:line">
            <chart:data-point chart:repeated="12"/>
          </chart:series>
          <chart:series chart:style-name="ch12" chart:values-cell-range-address="summary_2.H2:summary_2.H13" chart:label-cell-address="summary_2.H1:summary_2.H1" chart:class="chart:line">
            <chart:data-point chart:repeated="12"/>
          </chart:series>
          <chart:series chart:style-name="ch13" chart:values-cell-range-address="summary_2.I2:summary_2.I13" chart:label-cell-address="summary_2.I1:summary_2.I1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6</text:p>
                <draw:g>
                  <svg:desc>summary_2.D1:summary_2.D1</svg:desc>
                </draw:g>
              </table:table-cell>
              <table:table-cell office:value-type="string">
                <text:p>s18</text:p>
                <draw:g>
                  <svg:desc>summary_2.E1:summary_2.E1</svg:desc>
                </draw:g>
              </table:table-cell>
              <table:table-cell office:value-type="string">
                <text:p>s26</text:p>
                <draw:g>
                  <svg:desc>summary_2.F1:summary_2.F1</svg:desc>
                </draw:g>
              </table:table-cell>
              <table:table-cell office:value-type="string">
                <text:p>s28</text:p>
                <draw:g>
                  <svg:desc>summary_2.G1:summary_2.G1</svg:desc>
                </draw:g>
              </table:table-cell>
              <table:table-cell office:value-type="string">
                <text:p>s51</text:p>
                <draw:g>
                  <svg:desc>summary_2.H1:summary_2.H1</svg:desc>
                </draw:g>
              </table:table-cell>
              <table:table-cell office:value-type="string">
                <text:p>s58</text:p>
                <draw:g>
                  <svg:desc>summary_2.I1:summary_2.I1</svg:desc>
                </draw:g>
              </table:table-cell>
            </table:table-row>
          </table:table-header-rows>
          <table:table-rows>
            <table:table-row>
              <table:table-cell office:value-type="float" office:value="2006">
                <text:p>2006</text:p>
                <draw:g>
                  <svg:desc>summary_2.C2:summary_2.C13</svg:desc>
                </draw:g>
              </table:table-cell>
              <table:table-cell office:value-type="float" office:value="NaN">
                <text:p>NaN</text:p>
                <draw:g>
                  <svg:desc>summary_2.D2:summary_2.D13</svg:desc>
                </draw:g>
              </table:table-cell>
              <table:table-cell office:value-type="float" office:value="NaN">
                <text:p>NaN</text:p>
                <draw:g>
                  <svg:desc>summary_2.E2:summary_2.E13</svg:desc>
                </draw:g>
              </table:table-cell>
              <table:table-cell office:value-type="float" office:value="NaN">
                <text:p>NaN</text:p>
                <draw:g>
                  <svg:desc>summary_2.F2:summary_2.F13</svg:desc>
                </draw:g>
              </table:table-cell>
              <table:table-cell office:value-type="float" office:value="NaN">
                <text:p>NaN</text:p>
                <draw:g>
                  <svg:desc>summary_2.G2:summary_2.G13</svg:desc>
                </draw:g>
              </table:table-cell>
              <table:table-cell office:value-type="float" office:value="NaN">
                <text:p>NaN</text:p>
                <draw:g>
                  <svg:desc>summary_2.H2:summary_2.H13</svg:desc>
                </draw:g>
              </table:table-cell>
              <table:table-cell office:value-type="float" office:value="1223">
                <text:p>1223</text:p>
                <draw:g>
                  <svg:desc>summary_2.I2:summary_2.I13</svg:desc>
                </draw:g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3.42857142857">
                <text:p>1513.42857142857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4.2">
                <text:p>1494.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5.2">
                <text:p>1875.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5.66666666667">
                <text:p>1935.66666666667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5.66666666667">
                <text:p>1555.66666666667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2112.5">
                <text:p>2112.5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1924.33333333333">
                <text:p>1924.33333333333</text:p>
              </table:table-cell>
              <table:table-cell office:value-type="float" office:value="54">
                <text:p>54</text:p>
              </table:table-cell>
              <table:table-cell office:value-type="float" office:value="132.5">
                <text:p>132.5</text:p>
              </table:table-cell>
              <table:table-cell office:value-type="float" office:value="2130.5">
                <text:p>2130.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57.083333333333">
                <text:p>357.083333333333</text:p>
              </table:table-cell>
              <table:table-cell office:value-type="float" office:value="NaN">
                <text:p>NaN</text:p>
              </table:table-cell>
              <table:table-cell office:value-type="float" office:value="2100.28571428571">
                <text:p>2100.28571428571</text:p>
              </table:table-cell>
              <table:table-cell office:value-type="float" office:value="57.5">
                <text:p>57.5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890.125">
                <text:p>890.125</text:p>
              </table:table-cell>
              <table:table-cell office:value-type="float" office:value="1297.375">
                <text:p>1297.375</text:p>
              </table:table-cell>
              <table:table-cell office:value-type="float" office:value="1914.4">
                <text:p>1914.4</text:p>
              </table:table-cell>
              <table:table-cell office:value-type="float" office:value="58">
                <text:p>58</text:p>
              </table:table-cell>
              <table:table-cell office:value-type="float" office:value="275">
                <text:p>275</text:p>
              </table:table-cell>
              <table:table-cell office:value-type="float" office:value="2618.5">
                <text:p>2618.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537">
                <text:p>1537</text:p>
              </table:table-cell>
              <table:table-cell office:value-type="float" office:value="1828.125">
                <text:p>1828.125</text:p>
              </table:table-cell>
              <table:table-cell office:value-type="float" office:value="1604.66666666667">
                <text:p>1604.66666666667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999.66666666667">
                <text:p>1999.66666666667</text:p>
              </table:table-cell>
              <table:table-cell office:value-type="float" office:value="2274.33333333333">
                <text:p>2274.33333333333</text:p>
              </table:table-cell>
              <table:table-cell office:value-type="float" office:value="1590.25">
                <text:p>1590.25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2762.75">
                <text:p>2762.75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pt" number:country="BR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10010">
      <style:chart-properties loext:label-stroke-color="#3465a4" chart:link-data-style-to-source="true" chart:data-label-number="percentage" chart:data-label-text="false" chart:data-label-symbol="false" chart:label-position="center">
        <chart:label-separator>
          <text:p><text:line-break/></text:p>
        </chart:label-separator>
      </style:chart-properties>
      <style:graphic-properties draw:stroke="none" draw:fill-color="#004586" dr3d:edge-rounding="5%"/>
      <style:text-properties fo:font-size="12pt" fo:font-weight="bold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legend chart:legend-position="end" svg:x="11.461cm" svg:y="3.274cm" style:legend-expansion="high" chart:style-name="ch2"/>
        <chart:plot-area chart:style-name="ch3" table:cell-range-address="'life-cycle'.A1:'life-cycle'.B7" chart:data-source-has-labels="both" svg:x="0.32cm" svg:y="0.18cm" svg:width="11.721cm" svg:height="8.64cm">
          <chartooo:coordinate-region svg:x="1.861cm" svg:y="0.181cm" svg:width="8.639cm" svg:height="8.639cm"/>
          <chart:axis chart:dimension="x" chart:name="primary-x" chart:style-name="ch4" chartooo:axis-type="auto">
            <chartooo:date-scale/>
            <chart:categories table:cell-range-address="'life-cycle'.A2:'life-cycle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ife-cycle'.B2:'life-cycle'.B7" chart:label-cell-address="'life-cycle'.B1:'life-cycle'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life-cycle'.B1:'life-cycle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 development</text:p>
                <draw:g>
                  <svg:desc>'life-cycle'.A2:'life-cycle'.A7</svg:desc>
                </draw:g>
              </table:table-cell>
              <table:table-cell office:value-type="float" office:value="20">
                <text:p>20</text:p>
                <draw:g>
                  <svg:desc>'life-cycle'.B2:'life-cycle'.B7</svg:desc>
                </draw:g>
              </table:table-cell>
            </table:table-row>
            <table:table-row>
              <table:table-cell office:value-type="string">
                <text:p>Evolutio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ervicing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haseout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losedow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Desconhecido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4cm" svg:height="9.005cm" xlink:href=".." xlink:type="simple" chart:class="chart:circle" chart:style-name="ch1">
        <chart:title svg:x="5.078cm" svg:y="0.323cm" chart:style-name="ch2">
          <text:p>Initial development</text:p>
        </chart:title>
        <chart:legend chart:legend-position="end" svg:x="11.71cm" svg:y="3.864cm" style:legend-expansion="high" chart:style-name="ch3"/>
        <chart:plot-area chart:style-name="ch4" table:cell-range-address="summary.A4:summary.B6" chart:data-source-has-labels="column" svg:x="0.32cm" svg:y="1.169cm" svg:width="12.502cm" svg:height="7.656cm">
          <chartooo:coordinate-region svg:x="2.743cm" svg:y="1.17cm" svg:width="7.655cm" svg:height="7.655cm"/>
          <chart:axis chart:dimension="x" chart:name="primary-x" chart:style-name="ch5" chartooo:axis-type="auto">
            <chartooo:date-scale/>
            <chart:categories table:cell-range-address="summary.A4:summary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ummary.B4:summary.B6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Menções Cita</text:p>
                <draw:g>
                  <svg:desc>summary.A4:summary.A6</svg:desc>
                </draw:g>
              </table:table-cell>
              <table:table-cell office:value-type="float" office:value="4">
                <text:p>4</text:p>
                <draw:g>
                  <svg:desc>summary.B4:summary.B6</svg:desc>
                </draw:g>
              </table:table-cell>
            </table:table-row>
            <table:table-row>
              <table:table-cell office:value-type="string">
                <text:p>Usa</text:p>
              </table:table-cell>
              <table:table-cell office:value-type="float" office:value="4.88888888888889">
                <text:p>4.88888888888889</text:p>
              </table:table-cell>
            </table:table-row>
            <table:table-row>
              <table:table-cell office:value-type="string">
                <text:p>Contribui</text:p>
              </table:table-cell>
              <table:table-cell office:value-type="float" office:value="1.55">
                <text:p>1.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circle" chart:style-name="ch1">
        <chart:title svg:x="4.806cm" svg:y="0.319cm" chart:style-name="ch2">
          <text:p>Evolution + Servicing</text:p>
        </chart:title>
        <chart:legend chart:legend-position="end" svg:x="11.582cm" svg:y="3.865cm" style:legend-expansion="high" chart:style-name="ch3"/>
        <chart:plot-area chart:style-name="ch4" table:cell-range-address="summary.A4:summary.A6 summary.C4:summary.C6" chart:data-source-has-labels="column" svg:x="0.319cm" svg:y="1.169cm" svg:width="12.477cm" svg:height="7.657cm">
          <chartooo:coordinate-region svg:x="2.73cm" svg:y="1.171cm" svg:width="7.655cm" svg:height="7.655cm"/>
          <chart:axis chart:dimension="x" chart:name="primary-x" chart:style-name="ch5" chartooo:axis-type="auto">
            <chartooo:date-scale/>
            <chart:categories table:cell-range-address="summary.A4:summary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ummary.C4:summary.C6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Menções Cita</text:p>
                <draw:g>
                  <svg:desc>summary.A4:summary.A6</svg:desc>
                </draw:g>
              </table:table-cell>
              <table:table-cell office:value-type="float" office:value="7">
                <text:p>7</text:p>
                <draw:g>
                  <svg:desc>summary.C4:summary.C6</svg:desc>
                </draw:g>
              </table:table-cell>
            </table:table-row>
            <table:table-row>
              <table:table-cell office:value-type="string">
                <text:p>Usa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Contribui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circle" chart:style-name="ch1">
        <chart:title svg:x="5.832cm" svg:y="0.319cm" chart:style-name="ch2">
          <text:p>Closedown</text:p>
        </chart:title>
        <chart:legend chart:legend-position="end" svg:x="11.682cm" svg:y="3.865cm" style:legend-expansion="high" chart:style-name="ch3"/>
        <chart:plot-area chart:style-name="ch4" table:cell-range-address="summary.A4:summary.A6 summary.D4:summary.D6" chart:data-source-has-labels="column" svg:x="0.319cm" svg:y="1.169cm" svg:width="12.477cm" svg:height="7.657cm">
          <chartooo:coordinate-region svg:x="2.73cm" svg:y="1.171cm" svg:width="7.655cm" svg:height="7.655cm"/>
          <chart:axis chart:dimension="x" chart:name="primary-x" chart:style-name="ch5" chartooo:axis-type="auto">
            <chartooo:date-scale/>
            <chart:categories table:cell-range-address="summary.A4:summary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ummary.D4:summary.D6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Menções Cita</text:p>
                <draw:g>
                  <svg:desc>summary.A4:summary.A6</svg:desc>
                </draw:g>
              </table:table-cell>
              <table:table-cell office:value-type="float" office:value="4.21052631578947">
                <text:p>4.21052631578947</text:p>
                <draw:g>
                  <svg:desc>summary.D4:summary.D6</svg:desc>
                </draw:g>
              </table:table-cell>
            </table:table-row>
            <table:table-row>
              <table:table-cell office:value-type="string">
                <text:p>Usa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Contribui</text:p>
              </table:table-cell>
              <table:table-cell office:value-type="float" office:value="1.75">
                <text:p>1.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722cm" svg:height="9cm" xlink:href=".." xlink:type="simple" chart:class="chart:bar" chart:style-name="ch1">
        <chart:title svg:x="3.513cm" svg:y="0.316cm" chart:style-name="ch2">
          <text:p>    </text:p>
        </chart:title>
        <chart:subtitle svg:x="1.965cm" svg:y="1.169cm" chart:style-name="ch3">
          <text:p>Evolution + Servicing</text:p>
        </chart:subtitle>
        <chart:legend svg:x="1.154cm" svg:y="1.731cm" style:legend-expansion="custom" chartooo:width="5.661cm" chartooo:height="0.884cm" style:legend-expansion-aspect-ratio="6.40384615384615" chart:style-name="ch4"/>
        <chart:plot-area chart:style-name="ch5" table:cell-range-address="evolution.A2:evolution.A9 evolution.E1:evolution.E9 evolution.L1:evolution.L9 evolution.S1:evolution.S9" chart:data-source-has-labels="both" svg:x="-0.057cm" svg:y="2.606cm" svg:width="7.617cm" svg:height="6.204cm">
          <chartooo:coordinate-region svg:x="0.564cm" svg:y="2.752cm" svg:width="6.996cm" svg:height="5.517cm"/>
          <chart:axis chart:dimension="x" chart:name="primary-x" chart:style-name="ch6" chartooo:axis-type="auto">
            <chartooo:date-scale/>
            <chart:categories table:cell-range-address="evolution.A2:evolution.A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evolution.E2:evolution.E9" chart:label-cell-address="evolution.E1:evolution.E1" chart:class="chart:bar">
            <chart:data-point chart:repeated="8"/>
          </chart:series>
          <chart:series chart:style-name="ch10" chart:values-cell-range-address="evolution.L2:evolution.L9" chart:label-cell-address="evolution.L1:evolution.L1" chart:class="chart:bar">
            <chart:data-point chart:repeated="8"/>
          </chart:series>
          <chart:series chart:style-name="ch11" chart:values-cell-range-address="evolution.S2:evolution.S9" chart:label-cell-address="evolution.S1:evolution.S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</text:p>
                <draw:g>
                  <svg:desc>evolution.E1:evolution.E1</svg:desc>
                </draw:g>
              </table:table-cell>
              <table:table-cell office:value-type="string">
                <text:p>Lançamentos</text:p>
                <draw:g>
                  <svg:desc>evolution.L1:evolution.L1</svg:desc>
                </draw:g>
              </table:table-cell>
              <table:table-cell office:value-type="string">
                <text:p>Idade</text:p>
                <draw:g>
                  <svg:desc>evolution.S1:evolution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1</text:p>
                <draw:g>
                  <svg:desc>evolution.A2:evolution.A9</svg:desc>
                </draw:g>
              </table:table-cell>
              <table:table-cell office:value-type="float" office:value="1">
                <text:p>1</text:p>
                <draw:g>
                  <svg:desc>evolution.E2:evolution.E9</svg:desc>
                </draw:g>
              </table:table-cell>
              <table:table-cell office:value-type="float" office:value="7">
                <text:p>7</text:p>
                <draw:g>
                  <svg:desc>evolution.L2:evolution.L9</svg:desc>
                </draw:g>
              </table:table-cell>
              <table:table-cell office:value-type="float" office:value="2">
                <text:p>2</text:p>
                <draw:g>
                  <svg:desc>evolution.S2:evolution.S9</svg:desc>
                </draw:g>
              </table:table-cell>
            </table:table-row>
            <table:table-row>
              <table:table-cell office:value-type="string">
                <text:p>s6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18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26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28</text:p>
              </table:table-cell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5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51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58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495cm" svg:height="9cm" xlink:href=".." xlink:type="simple" chart:class="chart:bar" chart:style-name="ch1">
        <chart:title svg:x="6.264cm" svg:y="0.225cm" chart:style-name="ch2">
          <text:p>Número de menções, lançamentos e idade por projeto</text:p>
        </chart:title>
        <chart:subtitle svg:x="7.089cm" svg:y="1.169cm" chart:style-name="ch3">
          <text:p>Initial development</text:p>
        </chart:subtitle>
        <chart:legend chart:legend-position="top" svg:x="5.773cm" svg:y="1.931cm" style:legend-expansion="wide" chart:style-name="ch4"/>
        <chart:plot-area chart:style-name="ch5" table:cell-range-address="initial.A2:initial.A21 initial.E1:initial.E21 initial.L1:initial.L21 initial.S1:initial.S21" chart:data-source-has-labels="both" svg:x="0.349cm" svg:y="2.603cm" svg:width="16.797cm" svg:height="6.217cm">
          <chartooo:coordinate-region svg:x="0.97cm" svg:y="2.749cm" svg:width="16.176cm" svg:height="5.53cm"/>
          <chart:axis chart:dimension="x" chart:name="primary-x" chart:style-name="ch6" chartooo:axis-type="auto">
            <chartooo:date-scale/>
            <chart:categories table:cell-range-address="initial.A2:initial.A21"/>
          </chart:axis>
          <chart:axis chart:dimension="x" chart:name="secondary-x" chart:style-name="ch7"/>
          <chart:axis chart:dimension="y" chart:name="primary-y" chart:style-name="ch8">
            <chart:grid chart:style-name="ch9" chart:class="major"/>
          </chart:axis>
          <chart:series chart:style-name="ch10" chart:values-cell-range-address="initial.E2:initial.E21" chart:label-cell-address="initial.E1:initial.E1" chart:class="chart:bar">
            <chart:data-point chart:repeated="20"/>
          </chart:series>
          <chart:series chart:style-name="ch11" chart:values-cell-range-address="initial.L2:initial.L21" chart:label-cell-address="initial.L1:initial.L1" chart:class="chart:bar">
            <chart:data-point chart:repeated="20"/>
          </chart:series>
          <chart:series chart:style-name="ch12" chart:values-cell-range-address="initial.S2:initial.S21" chart:label-cell-address="initial.S1:initial.S1" chart:class="chart:ba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</text:p>
                <draw:g>
                  <svg:desc>initial.E1:initial.E1</svg:desc>
                </draw:g>
              </table:table-cell>
              <table:table-cell office:value-type="string">
                <text:p>Lançamentos</text:p>
                <draw:g>
                  <svg:desc>initial.L1:initial.L1</svg:desc>
                </draw:g>
              </table:table-cell>
              <table:table-cell office:value-type="string">
                <text:p>Idade</text:p>
                <draw:g>
                  <svg:desc>initial.S1:initial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2</text:p>
                <draw:g>
                  <svg:desc>initial.A2:initial.A21</svg:desc>
                </draw:g>
              </table:table-cell>
              <table:table-cell office:value-type="float" office:value="2">
                <text:p>2</text:p>
                <draw:g>
                  <svg:desc>initial.E2:initial.E21</svg:desc>
                </draw:g>
              </table:table-cell>
              <table:table-cell office:value-type="float" office:value="4">
                <text:p>4</text:p>
                <draw:g>
                  <svg:desc>initial.L2:initial.L21</svg:desc>
                </draw:g>
              </table:table-cell>
              <table:table-cell office:value-type="float" office:value="7">
                <text:p>7</text:p>
                <draw:g>
                  <svg:desc>initial.S2:initial.S21</svg:desc>
                </draw:g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1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1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2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2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2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2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3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3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4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46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52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t" number:country="BR">
      <number:number number:min-integer-digits="1"/>
    </number:number-style>
    <number:number-style style:name="N10001" number:language="pt" number:country="BR">
      <number:number number:decimal-places="0" loext:min-decimal-places="0"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1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0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803cm" svg:height="9.005cm" xlink:href=".." xlink:type="simple" chart:class="chart:bar" chart:style-name="ch1">
        <chart:legend chart:legend-position="end" svg:x="11.931cm" svg:y="3.864cm" style:legend-expansion="high" chart:style-name="ch2"/>
        <chart:plot-area chart:style-name="ch3" table:cell-range-address="summary.F1:summary.I4" chart:data-source-has-labels="both" svg:x="0.296cm" svg:y="0.18cm" svg:width="11.339cm" svg:height="8.645cm">
          <chartooo:coordinate-region svg:x="1.896cm" svg:y="0.326cm" svg:width="9.739cm" svg:height="7.958cm"/>
          <chart:axis chart:dimension="x" chart:name="primary-x" chart:style-name="ch4" chartooo:axis-type="auto">
            <chartooo:date-scale/>
            <chart:categories table:cell-range-address="summary.F2:summary.F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ummary.G2:summary.G4" chart:label-cell-address="summary.G1:summary.G1" chart:class="chart:bar">
            <chart:data-point chart:repeated="3"/>
          </chart:series>
          <chart:series chart:style-name="ch8" chart:values-cell-range-address="summary.H2:summary.H4" chart:label-cell-address="summary.H1:summary.H1" chart:class="chart:bar">
            <chart:data-point chart:repeated="3"/>
          </chart:series>
          <chart:series chart:style-name="ch9" chart:values-cell-range-address="summary.I2:summary.I4" chart:label-cell-address="summary.I1:summary.I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 Cita</text:p>
                <draw:g>
                  <svg:desc>summary.G1:summary.G1</svg:desc>
                </draw:g>
              </table:table-cell>
              <table:table-cell office:value-type="string">
                <text:p>Usa</text:p>
                <draw:g>
                  <svg:desc>summary.H1:summary.H1</svg:desc>
                </draw:g>
              </table:table-cell>
              <table:table-cell office:value-type="string">
                <text:p>Contribui</text:p>
                <draw:g>
                  <svg:desc>summary.I1:summary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 developm.</text:p>
                <draw:g>
                  <svg:desc>summary.F2:summary.F4</svg:desc>
                </draw:g>
              </table:table-cell>
              <table:table-cell office:value-type="float" office:value="4">
                <text:p>4</text:p>
                <draw:g>
                  <svg:desc>summary.G2:summary.G4</svg:desc>
                </draw:g>
              </table:table-cell>
              <table:table-cell office:value-type="float" office:value="4.88888888888889">
                <text:p>4.88888888888889</text:p>
                <draw:g>
                  <svg:desc>summary.H2:summary.H4</svg:desc>
                </draw:g>
              </table:table-cell>
              <table:table-cell office:value-type="float" office:value="1.55">
                <text:p>1.55</text:p>
                <draw:g>
                  <svg:desc>summary.I2:summary.I4</svg:desc>
                </draw:g>
              </table:table-cell>
            </table:table-row>
            <table:table-row>
              <table:table-cell office:value-type="string">
                <text:p>Evolution + Servicing</text:p>
              </table:table-cell>
              <table:table-cell office:value-type="float" office:value="7">
                <text:p>7</text:p>
              </table:table-cell>
              <table:table-cell office:value-type="float" office:value="4.8">
                <text:p>4.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Closedown</text:p>
              </table:table-cell>
              <table:table-cell office:value-type="float" office:value="4.21052631578947">
                <text:p>4.21052631578947</text:p>
              </table:table-cell>
              <table:table-cell office:value-type="float" office:value="4.75">
                <text:p>4.75</text:p>
              </table:table-cell>
              <table:table-cell office:value-type="float" office:value="1.75">
                <text:p>1.7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